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automatic-styles>
    <style:style style:name="co1" style:family="table-column">
      <style:table-column-properties fo:break-before="auto" style:column-width="31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7.22mm"/>
    </style:style>
    <style:style style:name="co4" style:family="table-column">
      <style:table-column-properties fo:break-before="auto" style:column-width="51.75mm"/>
    </style:style>
    <style:style style:name="co5" style:family="table-column">
      <style:table-column-properties fo:break-before="auto" style:column-width="26.44mm"/>
    </style:style>
    <style:style style:name="co6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40.52mm"/>
    </style:style>
    <style:style style:name="co8" style:family="table-column">
      <style:table-column-properties fo:break-before="auto" style:column-width="19.4mm"/>
    </style:style>
    <style:style style:name="co9" style:family="table-column">
      <style:table-column-properties fo:break-before="auto" style:column-width="17.36mm"/>
    </style:style>
    <style:style style:name="co10" style:family="table-column">
      <style:table-column-properties fo:break-before="auto" style:column-width="21.1mm"/>
    </style:style>
    <style:style style:name="co11" style:family="table-column">
      <style:table-column-properties fo:break-before="auto" style:column-width="5.43mm"/>
    </style:style>
    <style:style style:name="co12" style:family="table-column">
      <style:table-column-properties fo:break-before="auto" style:column-width="30.64mm"/>
    </style:style>
    <style:style style:name="co13" style:family="table-column">
      <style:table-column-properties fo:break-before="auto" style:column-width="28.93mm"/>
    </style:style>
    <style:style style:name="co14" style:family="table-column">
      <style:table-column-properties fo:break-before="auto" style:column-width="32mm"/>
    </style:style>
    <style:style style:name="co15" style:family="table-column">
      <style:table-column-properties fo:break-before="auto" style:column-width="30.13mm"/>
    </style:style>
    <style:style style:name="co16" style:family="table-column">
      <style:table-column-properties fo:break-before="auto" style:column-width="23.14mm"/>
    </style:style>
    <style:style style:name="co17" style:family="table-column">
      <style:table-column-properties fo:break-before="auto" style:column-width="26.21mm"/>
    </style:style>
    <style:style style:name="co18" style:family="table-column">
      <style:table-column-properties fo:break-before="auto" style:column-width="8.01mm"/>
    </style:style>
    <style:style style:name="co19" style:family="table-column">
      <style:table-column-properties fo:break-before="auto" style:column-width="38.58mm"/>
    </style:style>
    <style:style style:name="co20" style:family="table-column">
      <style:table-column-properties fo:break-before="auto" style:column-width="22.45mm"/>
    </style:style>
    <style:style style:name="co21" style:family="table-column">
      <style:table-column-properties fo:break-before="auto" style:column-width="19.97mm"/>
    </style:style>
    <style:style style:name="co22" style:family="table-column">
      <style:table-column-properties fo:break-before="auto" style:column-width="23.95mm"/>
    </style:style>
    <style:style style:name="co23" style:family="table-column">
      <style:table-column-properties fo:break-before="auto" style:column-width="11.57mm"/>
    </style:style>
    <style:style style:name="co24" style:family="table-column">
      <style:table-column-properties fo:break-before="auto" style:column-width="16.56mm"/>
    </style:style>
    <style:style style:name="co25" style:family="table-column">
      <style:table-column-properties fo:break-before="auto" style:column-width="15.43mm"/>
    </style:style>
    <style:style style:name="co26" style:family="table-column">
      <style:table-column-properties fo:break-before="auto" style:column-width="11.8mm"/>
    </style:style>
    <style:style style:name="co27" style:family="table-column">
      <style:table-column-properties fo:break-before="auto" style:column-width="15.2mm"/>
    </style:style>
    <style:style style:name="co28" style:family="table-column">
      <style:table-column-properties fo:break-before="auto" style:column-width="12.03mm"/>
    </style:style>
    <style:style style:name="co29" style:family="table-column">
      <style:table-column-properties fo:break-before="auto" style:column-width="14.98mm"/>
    </style:style>
    <style:style style:name="co30" style:family="table-column">
      <style:table-column-properties fo:break-before="auto" style:column-width="13.62mm"/>
    </style:style>
    <style:style style:name="co31" style:family="table-column">
      <style:table-column-properties fo:break-before="auto" style:column-width="16.55mm"/>
    </style:style>
    <style:style style:name="co32" style:family="table-column">
      <style:table-column-properties fo:break-before="auto" style:column-width="14.46mm"/>
    </style:style>
    <style:style style:name="co33" style:family="table-column">
      <style:table-column-properties fo:break-before="auto" style:column-width="15.49mm"/>
    </style:style>
    <style:style style:name="co34" style:family="table-column">
      <style:table-column-properties fo:break-before="auto" style:column-width="31.08mm"/>
    </style:style>
    <style:style style:name="co35" style:family="table-column">
      <style:table-column-properties fo:break-before="auto" style:column-width="25.01mm"/>
    </style:style>
    <style:style style:name="co36" style:family="table-column">
      <style:table-column-properties fo:break-before="auto" style:column-width="18.84mm"/>
    </style:style>
    <style:style style:name="co37" style:family="table-column">
      <style:table-column-properties fo:break-before="auto" style:column-width="32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8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10.74mm" fo:break-before="auto" style:use-optimal-row-height="false"/>
    </style:style>
    <style:style style:name="ro5" style:family="table-row">
      <style:table-row-properties style:row-height="4.37mm" fo:break-before="auto" style:use-optimal-row-height="false"/>
    </style:style>
    <style:style style:name="ro6" style:family="table-row">
      <style:table-row-properties style:row-height="5.04mm" fo:break-before="auto" style:use-optimal-row-height="false"/>
    </style:style>
    <style:style style:name="ro7" style:family="table-row">
      <style:table-row-properties style:row-height="5.59mm" fo:break-before="auto" style:use-optimal-row-height="false"/>
    </style:style>
    <style:style style:name="ro8" style:family="table-row">
      <style:table-row-properties style:row-height="2.4mm" fo:break-before="auto" style:use-optimal-row-height="false"/>
    </style:style>
    <style:style style:name="ro9" style:family="table-row">
      <style:table-row-properties style:row-height="6.79mm" fo:break-before="auto" style:use-optimal-row-height="false"/>
    </style:style>
    <style:style style:name="ro10" style:family="table-row">
      <style:table-row-properties style:row-height="8.33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91mm" fo:break-before="auto" style:use-optimal-row-height="false"/>
    </style:style>
    <style:style style:name="ro13" style:family="table-row">
      <style:table-row-properties style:row-height="8.87mm" fo:break-before="auto" style:use-optimal-row-height="false"/>
    </style:style>
    <style:style style:name="ro14" style:family="table-row">
      <style:table-row-properties style:row-height="5.26mm" fo:break-before="auto" style:use-optimal-row-height="false"/>
    </style:style>
    <style:style style:name="ro15" style:family="table-row">
      <style:table-row-properties style:row-height="9.21mm" fo:break-before="auto" style:use-optimal-row-height="false"/>
    </style:style>
    <style:style style:name="ro16" style:family="table-row">
      <style:table-row-properties style:row-height="5.57mm" fo:break-before="auto" style:use-optimal-row-height="false"/>
    </style:style>
    <style:style style:name="ro17" style:family="table-row">
      <style:table-row-properties style:row-height="5.26mm" fo:break-before="auto" style:use-optimal-row-height="true"/>
    </style:style>
    <style:style style:name="ro18" style:family="table-row">
      <style:table-row-properties style:row-height="4.11mm" fo:break-before="auto" style:use-optimal-row-height="false"/>
    </style:style>
    <style:style style:name="ro19" style:family="table-row">
      <style:table-row-properties style:row-height="7.67mm" fo:break-before="auto" style:use-optimal-row-height="true"/>
    </style:style>
    <style:style style:name="ro20" style:family="table-row">
      <style:table-row-properties style:row-height="3.51mm" fo:break-before="auto" style:use-optimal-row-height="false"/>
    </style:style>
    <style:style style:name="ro21" style:family="table-row">
      <style:table-row-properties style:row-height="6.14mm" fo:break-before="auto" style:use-optimal-row-height="false"/>
    </style:style>
    <style:style style:name="ro22" style:family="table-row">
      <style:table-row-properties style:row-height="5.7mm" fo:break-before="auto" style:use-optimal-row-height="false"/>
    </style:style>
    <style:style style:name="ro23" style:family="table-row">
      <style:table-row-properties style:row-height="4.82mm" fo:break-before="auto" style:use-optimal-row-height="false"/>
    </style:style>
    <style:style style:name="ro24" style:family="table-row">
      <style:table-row-properties style:row-height="15.35mm" fo:break-before="auto" style:use-optimal-row-height="false"/>
    </style:style>
    <style:style style:name="ro25" style:family="table-row">
      <style:table-row-properties style:row-height="6.47mm" fo:break-before="auto" style:use-optimal-row-height="true"/>
    </style:style>
    <style:style style:name="ro26" style:family="table-row">
      <style:table-row-properties style:row-height="9.47mm" fo:break-before="auto" style:use-optimal-row-height="true"/>
    </style:style>
    <style:style style:name="ro27" style:family="table-row">
      <style:table-row-properties style:row-height="4.6mm" fo:break-before="auto" style:use-optimal-row-height="false"/>
    </style:style>
    <style:style style:name="ro28" style:family="table-row">
      <style:table-row-properties style:row-height="12.36mm" fo:break-before="auto" style:use-optimal-row-height="true"/>
    </style:style>
    <style:style style:name="ro29" style:family="table-row">
      <style:table-row-properties style:row-height="16.32mm" fo:break-before="auto" style:use-optimal-row-height="true"/>
    </style:style>
    <style:style style:name="ro30" style:family="table-row">
      <style:table-row-properties style:row-height="8.41mm" fo:break-before="auto" style:use-optimal-row-height="true"/>
    </style:style>
    <style:style style:name="ro31" style:family="table-row">
      <style:table-row-properties style:row-height="12.52mm" fo:break-before="auto" style:use-optimal-row-height="true"/>
    </style:style>
    <style:style style:name="ro32" style:family="table-row">
      <style:table-row-properties style:row-height="16.42mm" fo:break-before="auto" style:use-optimal-row-height="true"/>
    </style:style>
    <style:style style:name="ro33" style:family="table-row">
      <style:table-row-properties style:row-height="8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solid" style:text-underline-width="bold" style:text-underline-color="font-color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text-underline-style="solid" style:text-underline-width="bold" style:text-underline-color="font-color" fo:font-weight="normal" style:font-weight-asian="normal" style:font-weight-complex="normal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1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bold" style:text-underline-color="font-color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ext-properties fo:font-size="7pt" style:font-size-asian="7pt" style:font-size-complex="7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5" style:family="table-cell" style:parent-style-name="Default">
      <style:text-properties fo:font-size="8pt" style:font-size-asian="8pt" style:font-size-complex="8pt"/>
    </style:style>
    <style:style style:name="ce26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ext-properties fo:font-size="8pt" style:text-underline-style="solid" style:text-underline-width="bold" style:text-underline-color="font-color" style:font-size-asian="8pt" style:font-size-complex="8pt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name-complex="Noto Sans Devanagari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4" style:family="table-cell" style:parent-style-name="Default">
      <style:text-properties style:use-window-font-color="true" style:text-outline="false" style:text-line-through-style="none" style:text-line-through-type="none" fo:font-size="6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Noto Sans Devanagari1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style:use-window-font-color="true" style:text-outline="false" style:text-line-through-style="none" style:text-line-through-type="none" fo:font-size="6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style:use-window-font-color="true" style:text-outline="false" style:text-line-through-style="none" style:text-line-through-type="none" style:font-name="Liberation Serif1" fo:font-size="6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erif1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ext-properties style:use-window-font-color="true" style:text-outline="false" style:text-line-through-style="none" style:text-line-through-type="none" style:font-name="Liberation Serif1" fo:font-size="6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ext-properties fo:font-size="9pt" style:font-size-asian="9pt" style:font-size-complex="9pt"/>
    </style:style>
    <style:style style:name="ce8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9" style:family="table-cell" style:parent-style-name="Default">
      <style:text-properties fo:font-size="9pt" style:text-underline-style="solid" style:text-underline-width="bold" style:text-underline-color="font-color" style:font-size-asian="9pt" style:font-size-complex="9pt"/>
    </style:style>
    <style:style style:name="ce78" style:family="table-cell" style:parent-style-name="Default"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fo:wrap-option="wrap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92" style:family="table-cell" style:parent-style-name="Default">
      <style:text-properties fo:font-size="9pt" style:text-underline-style="solid" style:text-underline-width="bold" style:text-underline-color="font-color" fo:font-weight="normal" style:font-size-asian="9pt" style:font-weight-asian="normal" style:font-size-complex="9pt" style:font-weight-complex="normal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text-underline-style="solid" style:text-underline-width="auto" style:text-underline-color="font-color" style:font-size-asian="9pt" style:font-size-complex="9pt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95" style:family="table-cell" style:parent-style-name="Defaul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ce96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ce11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ize="8pt" style:font-size-asian="8pt" style:font-size-complex="8pt"/>
    </style:style>
    <style:style style:name="ce21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18" style:family="table-cell" style:parent-style-name="Default">
      <style:table-cell-properties fo:wrap-option="wrap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fo:font-size="6pt" style:font-size-asian="6pt" style:font-size-complex="6pt"/>
    </style:style>
    <style:style style:name="ce4" style:family="table-cell" style:parent-style-name="Default" style:data-style-name="N2">
      <style:table-cell-properties fo:wrap-option="wrap"/>
      <style:text-properties fo:font-size="6pt" style:font-size-asian="6pt" style:font-size-complex="6pt"/>
    </style:style>
    <style:style style:name="ce121" style:family="table-cell" style:parent-style-name="Default" style:data-style-name="N2">
      <style:table-cell-properties fo:wrap-option="wrap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6pt" style:font-size-asian="6pt" style:font-size-complex="6pt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6pt" style:font-size-asian="6pt" style:font-size-complex="6pt"/>
    </style:style>
    <style:style style:name="ce1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pt" style:language-asian="zh" style:country-asian="CN" style:font-style-asian="normal" style:font-weight-asian="normal" style:font-name-complex="Noto Sans Arabic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wrap-option="wrap"/>
      <style:text-properties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ce128" style:family="table-cell" style:parent-style-name="Default">
      <style:text-properties fo:font-size="6pt" style:font-size-asian="6pt" style:font-size-complex="6pt"/>
    </style:style>
    <style:style style:name="ce129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49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mm"/>
      <style:text-properties fo:font-size="6pt" style:font-size-asian="6pt" style:font-size-complex="6pt"/>
    </style:style>
    <style:style style:name="ce132" style:family="table-cell" style:parent-style-name="Default">
      <style:table-cell-properties fo:background-color="#ffd546" style:text-align-source="fix" style:repeat-content="false" fo:wrap-option="wrap">
        <loext:background-complex-color loext:theme-type="accent5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mm"/>
      <style:text-properties fo:font-size="6pt" style:font-size-asian="6pt" style:font-size-complex="6pt"/>
    </style:style>
    <style:style style:name="ce133" style:family="table-cell" style:parent-style-name="Default" style:data-style-name="N2">
      <style:table-cell-properties fo:background-color="#ffd546" style:text-align-source="fix" style:repeat-content="false" fo:wrap-option="wrap">
        <loext:background-complex-color loext:theme-type="accent5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mm"/>
      <style:text-properties fo:font-size="6pt" style:font-size-asian="6pt" style:font-size-complex="6pt"/>
    </style:style>
    <style:style style:name="ce1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Mono" fo:font-size="6pt" fo:font-weight="normal" style:font-size-asian="6pt" style:font-weight-asian="normal" style:font-size-complex="6pt" style:font-weight-complex="normal"/>
    </style:style>
    <style:style style:name="ce13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Mono" fo:font-size="6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pt" style:language-asian="zh" style:country-asian="CN" style:font-style-asian="normal" style:font-weight-asian="normal" style:font-name-complex="Noto Sans Arabic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2">
      <style:table-cell-properties style:text-align-source="fix" style:repeat-content="false" fo:background-color="transparent" fo:wrap-option="wrap"/>
      <style:paragraph-properties fo:text-align="center" fo:margin-left="0mm"/>
      <style:text-properties fo:font-size="6pt" style:font-size-asian="6pt" style:font-size-complex="6pt"/>
    </style:style>
    <style:style style:name="ce137" style:family="table-cell" style:parent-style-name="Default">
      <style:text-properties fo:color="#000000" fo:font-size="6pt" style:font-size-asian="6pt" style:font-size-complex="6pt">
        <loext:char-complex-color loext:theme-type="dark1" loext:color-type="theme">
          <loext:transformation loext:type="lumoff" loext:value="0"/>
        </loext:char-complex-color>
      </style:text-properties>
    </style:style>
    <style:style style:name="ce138" style:family="table-cell" style:parent-style-name="Default">
      <style:table-cell-properties fo:wrap-option="wrap"/>
      <style:text-properties fo:color="#000000" fo:font-size="6pt" style:font-size-asian="6pt" style:font-size-complex="6pt">
        <loext:char-complex-color loext:theme-type="dark1" loext:color-type="theme">
          <loext:transformation loext:type="lumoff" loext:value="0"/>
        </loext:char-complex-color>
      </style:text-properties>
    </style:style>
    <style:style style:name="ce139" style:family="table-cell" style:parent-style-name="Default">
      <style:table-cell-properties fo:wrap-option="wrap"/>
      <style:text-properties style:font-name="Liberation Mono" fo:font-size="6pt" fo:font-weight="normal" style:font-size-asian="6pt" style:font-weight-asian="normal" style:font-size-complex="6pt" style:font-weight-complex="normal"/>
    </style:style>
    <style:style style:name="ce52" style:family="table-cell" style:parent-style-name="Default" style:data-style-name="N119">
      <style:table-cell-properties style:text-align-source="fix" style:repeat-content="false" fo:wrap-option="wrap"/>
      <style:paragraph-properties fo:text-align="center" fo:margin-left="0mm"/>
      <style:text-properties fo:font-size="6pt" style:font-size-asian="6pt" style:font-size-complex="6pt"/>
    </style:style>
    <style:style style:name="ce53" style:family="table-cell" style:parent-style-name="Default" style:data-style-name="N119">
      <style:table-cell-properties fo:wrap-option="wrap"/>
      <style:text-properties fo:font-size="6pt" style:font-size-asian="6pt" style:font-size-complex="6pt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54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55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mm"/>
      <style:text-properties fo:font-size="6pt" style:font-size-asian="6pt" style:font-size-complex="6pt"/>
    </style:style>
    <style:style style:name="ce145" style:family="table-cell" style:parent-style-name="Default">
      <style:table-cell-properties fo:wrap-option="wrap"/>
      <style:text-properties fo:color="#808080" fo:font-size="6pt" style:font-size-asian="6pt" style:font-size-complex="6pt"/>
    </style:style>
    <style:style style:name="ce146" style:family="table-cell" style:parent-style-name="Default" style:data-style-name="N2">
      <style:text-properties style:font-name="Liberation Mono" fo:font-size="6pt" fo:font-weight="normal" style:font-size-asian="6pt" style:font-weight-asian="normal" style:font-size-complex="6pt" style:font-weight-complex="normal"/>
    </style:style>
    <style:style style:name="ce147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Mono" fo:font-size="6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pt" style:language-asian="zh" style:country-asian="CN" style:font-style-asian="normal" style:font-weight-asian="normal" style:font-name-complex="Noto Sans Arabic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2">
      <style:table-cell-properties fo:wrap-option="wrap"/>
      <style:text-properties style:font-name="Liberation Mono" fo:font-size="6pt" fo:font-weight="normal" style:font-size-asian="6pt" style:font-weight-asian="normal" style:font-size-complex="6pt" style:font-weight-complex="normal"/>
    </style:style>
    <style:style style:name="ce149" style:family="table-cell" style:parent-style-name="Default" style:data-style-name="N1">
      <style:table-cell-properties style:text-align-source="fix" style:repeat-content="false" fo:background-color="transparent" fo:wrap-option="wrap"/>
      <style:paragraph-properties fo:text-align="center" fo:margin-left="0mm"/>
      <style:text-properties fo:font-size="6pt" style:font-size-asian="6pt" style:font-size-complex="6pt"/>
    </style:style>
    <style:style style:name="ce150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151" style:family="table-cell" style:parent-style-name="Default" style:data-style-name="N1"/>
    <style:style style:name="ce57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fo:font-size="6pt" style:font-size-asian="6pt" style:font-size-complex="6pt"/>
    </style:style>
    <style:style style:name="ce153" style:family="table-cell" style:parent-style-name="Default">
      <style:table-cell-properties fo:wrap-option="wrap"/>
      <style:text-properties fo:font-size="6pt" fo:font-weight="bold" style:font-size-asian="6pt" style:font-weight-asian="bold" style:font-size-complex="6pt" style:font-weight-complex="bold"/>
    </style:style>
    <style:style style:name="ce154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58" style:family="table-cell" style:parent-style-name="Default">
      <style:table-cell-properties fo:wrap-option="wrap"/>
      <style:text-properties fo:color="#c9211e" fo:font-size="6pt" style:font-size-asian="6pt" style:font-size-complex="6pt"/>
    </style:style>
    <style:style style:name="ce5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9211e" fo:font-size="6pt" style:font-size-asian="6pt" style:font-size-complex="6pt"/>
    </style:style>
    <style:style style:name="ce60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mm"/>
      <style:text-properties fo:color="#c9211e" fo:font-size="6pt" style:font-size-asian="6pt" style:font-size-complex="6pt"/>
    </style:style>
    <style:style style:name="ce1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 style:data-style-name="N120">
      <style:table-cell-properties fo:background-color="#ffd546" style:text-align-source="fix" style:repeat-content="false" fo:wrap-option="wrap">
        <loext:background-complex-color loext:theme-type="accent5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mm"/>
      <style:text-properties fo:font-size="6pt" style:font-size-asian="6pt" style:font-size-complex="6pt"/>
    </style:style>
    <style:style style:name="ce62" style:family="table-cell" style:parent-style-name="Default" style:data-style-name="N1">
      <style:table-cell-properties fo:wrap-option="wrap"/>
      <style:text-properties fo:font-size="6pt" style:font-size-asian="6pt" style:font-size-complex="6pt"/>
    </style:style>
    <style:style style:name="ce161" style:family="table-cell" style:parent-style-name="Default">
      <style:text-properties fo:color="#808080" fo:font-size="6pt" style:font-size-asian="6pt" style:font-size-complex="6pt">
        <loext:char-complex-color loext:theme-type="light1" loext:color-type="theme">
          <loext:transformation loext:type="lummod" loext:value="5000"/>
          <loext:transformation loext:type="lumoff" loext:value="0"/>
        </loext:char-complex-color>
      </style:text-properties>
    </style:style>
    <style:style style:name="ce162" style:family="table-cell" style:parent-style-name="Default" style:data-style-name="N1">
      <style:table-cell-properties style:text-align-source="fix" style:repeat-content="false" fo:wrap-option="wrap"/>
      <style:paragraph-properties fo:text-align="start" fo:margin-left="0mm"/>
      <style:text-properties fo:font-size="6pt" style:font-size-asian="6pt" style:font-size-complex="6pt"/>
    </style:style>
    <style:style style:name="ce16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6pt" style:font-size-asian="6pt" style:font-size-complex="6pt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 style:data-style-name="N2">
      <style:table-cell-properties style:text-align-source="fix" style:repeat-content="false" fo:wrap-option="wrap"/>
      <style:paragraph-properties fo:text-align="start" fo:margin-left="0mm"/>
      <style:text-properties fo:font-size="6pt" style:font-size-asian="6pt" style:font-size-complex="6pt"/>
    </style:style>
    <style:style style:name="ce10" style:family="table-cell" style:parent-style-name="Default" style:data-style-name="N1">
      <style:table-cell-properties fo:wrap-option="wrap"/>
      <style:text-properties fo:color="#c9211e" fo:font-size="6pt" style:font-size-asian="6pt" style:font-size-complex="6pt"/>
    </style:style>
    <style:style style:name="ce168" style:family="table-cell" style:parent-style-name="Default">
      <style:table-cell-properties fo:wrap-option="wrap"/>
    </style:style>
    <style:style style:name="ce35" style:family="table-cell" style:parent-style-name="Default">
      <style:table-cell-properties fo:wrap-option="wrap"/>
      <style:text-properties fo:font-size="6pt" style:text-underline-style="solid" style:text-underline-width="bold" style:text-underline-color="font-color" fo:font-weight="bold" style:font-size-asian="6pt" style:font-weight-asian="bold" style:font-size-complex="6pt" style:font-weight-complex="bold"/>
    </style:style>
    <style:style style:name="ce36" style:family="table-cell" style:parent-style-name="Default" style:data-style-name="N2">
      <style:table-cell-properties fo:wrap-option="wrap"/>
      <style:text-properties fo:font-size="6pt" style:text-underline-style="solid" style:text-underline-width="bold" style:text-underline-color="font-color" fo:font-weight="bold" style:font-size-asian="6pt" style:font-weight-asian="bold" style:font-size-complex="6pt" style:font-weight-complex="bold"/>
    </style:style>
    <style:style style:name="ce37" style:family="table-cell" style:parent-style-name="Default">
      <style:text-properties style:text-underline-style="solid" style:text-underline-width="bold" style:text-underline-color="font-color" fo:font-weight="bold" style:font-weight-asian="bold" style:font-weight-complex="bold"/>
    </style:style>
    <style:style style:name="ce32" style:family="table-cell" style:parent-style-name="Default" style:data-style-name="N120">
      <style:table-cell-properties fo:background-color="#78ccfd" fo:wrap-option="wrap"/>
      <style:text-properties fo:font-size="6pt" style:font-size-asian="6pt" style:font-size-complex="6pt"/>
    </style:style>
    <style:style style:name="ce6" style:family="table-cell" style:parent-style-name="Default">
      <style:table-cell-properties fo:background-color="#78ccfd" fo:wrap-option="wrap">
        <loext:background-complex-color loext:theme-type="accent2" loext:color-type="theme">
          <loext:transformation loext:type="lummod" loext:value="4000"/>
          <loext:transformation loext:type="lumoff" loext:value="6000"/>
        </loext:background-complex-color>
      </style:table-cell-properties>
      <style:text-properties fo:font-size="6pt" style:font-size-asian="6pt" style:font-size-complex="6pt"/>
    </style:style>
    <style:style style:name="ce56" style:family="table-cell" style:parent-style-name="Default" style:data-style-name="N11">
      <style:table-cell-properties fo:background-color="#78ccfd" fo:wrap-option="wrap">
        <loext:background-complex-color loext:theme-type="accent2" loext:color-type="theme">
          <loext:transformation loext:type="lummod" loext:value="4000"/>
          <loext:transformation loext:type="lumoff" loext:value="6000"/>
        </loext:background-complex-color>
      </style:table-cell-properties>
      <style:text-properties fo:font-size="6pt" style:font-size-asian="6pt" style:font-size-complex="6pt"/>
    </style:style>
    <style:style style:name="ce8" style:family="table-cell" style:parent-style-name="Default" style:data-style-name="N0">
      <style:table-cell-properties fo:wrap-option="wrap"/>
      <style:text-properties fo:font-size="6pt" style:font-size-asian="6pt" style:font-size-complex="6pt"/>
    </style:style>
    <style:style style:name="ce39" style:family="table-cell" style:parent-style-name="Default">
      <style:table-cell-properties fo:wrap-option="wrap"/>
      <style:text-properties fo:color="#c9211e" fo:font-size="6pt" style:text-underline-style="solid" style:text-underline-width="bold" style:text-underline-color="font-color" fo:font-weight="bold" style:font-size-asian="6pt" style:font-weight-asian="bold" style:font-size-complex="6pt" style:font-weight-complex="bold"/>
    </style:style>
    <style:style style:name="ce33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7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7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 fo:padding="1.36mm"/>
      <style:paragraph-properties fo:text-align="center" fo:margin-left="0mm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18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0pt" style:font-size-asian="10pt" style:font-size-complex="10pt"/>
    </style:style>
    <style:style style:name="ce82" style:family="table-cell" style:parent-style-name="Default" style:data-style-name="N104">
      <style:table-cell-properties style:text-align-source="fix" style:repeat-content="false" fo:padding="1.36mm"/>
      <style:paragraph-properties fo:text-align="center" fo:margin-left="0mm"/>
    </style:style>
    <style:style style:name="ce18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91" style:family="table-cell" style:parent-style-name="Default" style:data-style-name="N104">
      <style:table-cell-properties style:text-align-source="fix" style:repeat-content="false" fo:padding="1.36mm"/>
      <style:paragraph-properties fo:text-align="center" fo:margin-left="0mm"/>
      <style:text-properties fo:font-size="10pt" style:font-size-asian="10pt" style:font-size-complex="10pt"/>
    </style:style>
    <style:style style:name="ce192" style:family="table-cell" style:parent-style-name="Default">
      <style:table-cell-properties style:text-align-source="fix" style:repeat-content="false" fo:padding="1.36mm"/>
      <style:paragraph-properties fo:text-align="center" fo:margin-left="0mm"/>
      <style:text-properties fo:font-size="10pt" style:font-size-asian="10pt" style:font-size-complex="10pt"/>
    </style:style>
    <style:style style:name="ce193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94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text-align-source="fix" style:repeat-content="false" fo:padding="1.36mm"/>
      <style:paragraph-properties fo:text-align="center" fo:margin-left="0mm"/>
      <style:text-properties style:text-underline-style="solid" style:text-underline-width="auto" style:text-underline-color="font-color"/>
    </style:style>
    <style:style style:name="ce19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ce17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hell</text:p>
          </table:table-cell>
          <table:covered-table-cell table:number-columns-repeated="2" table:style-name="ce7"/>
          <table:table-cell table:number-columns-repeated="5"/>
        </table:table-row>
        <table:table-row table:style-name="ro1">
          <table:table-cell table:style-name="ce2" office:value-type="string" calcext:value-type="string">
            <text:p>Design-</text:p>
          </table:table-cell>
          <table:table-cell table:style-name="ce2" office:value-type="string" calcext:value-type="string">
            <text:p>DDL-S01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DDL-S02</text:p>
          </table:table-cell>
          <table:table-cell table:style-name="ce2" office:value-type="string" calcext:value-type="string">
            <text:p>Fitout-DDL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-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oof Type</text:p>
          </table:table-cell>
          <table:table-cell table:style-name="ce16" office:value-type="float" office:value="1.01" calcext:value-type="float">
            <text:p>1.01</text:p>
          </table:table-cell>
          <table:table-cell office:value-type="string" calcext:value-type="string">
            <text:p>Y/N</text:p>
          </table:table-cell>
          <table:table-cell/>
        </table:table-row>
        <table:table-row table:style-name="ro1">
          <table:table-cell office:value-type="string" calcext:value-type="string">
            <text:p>Design-2 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xterior Cladding</text:p>
          </table:table-cell>
          <table:table-cell table:style-name="ce16" office:value-type="float" office:value="1.02" calcext:value-type="float">
            <text:p>1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-3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Exterior Decking</text:p>
          </table:table-cell>
          <table:table-cell table:style-name="ce16" office:value-type="float" office:value="1.03" calcext:value-type="float">
            <text:p>1.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tra Larg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Door/Glazing</text:p>
          </table:table-cell>
          <table:table-cell table:style-name="ce16" office:value-type="float" office:value="1.04" calcext:value-type="float">
            <text:p>1.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espok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helving Units</text:p>
          </table:table-cell>
          <table:table-cell table:style-name="ce16"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looring</text:p>
          </table:table-cell>
          <table:table-cell table:style-name="ce16" office:value-type="float" office:value="1.06" calcext:value-type="float">
            <text:p>1.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dditional Insulation</text:p>
          </table:table-cell>
          <table:table-cell table:style-name="ce16" office:value-type="float" office:value="1.07" calcext:value-type="float">
            <text:p>1.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lectrical</text:p>
          </table:table-cell>
          <table:table-cell table:style-name="ce16"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indow Treatment</text:p>
          </table:table-cell>
          <table:table-cell table:style-name="ce16" office:value-type="float" office:value="1.09" calcext:value-type="float">
            <text:p>1.09</text:p>
          </table:table-cell>
          <table:table-cell table:number-columns-repeated="2"/>
        </table:table-row>
        <table:table-row-group>
          <table:table-row table:style-name="ro1">
            <table:table-cell table:number-columns-repeated="4"/>
            <table:table-cell office:value-type="string" calcext:value-type="string">
              <text:p>Finish</text:p>
            </table:table-cell>
            <table:table-cell table:style-name="ce16" office:value-type="float" office:value="1.1" calcext:value-type="float">
              <text:p>1.10</text:p>
            </table:table-cell>
            <table:table-cell table:number-columns-repeated="2"/>
          </table:table-row>
        </table:table-row-group>
        <table:table-row table:style-name="ro1">
          <table:table-cell table:number-columns-repeated="4"/>
          <table:table-cell office:value-type="string" calcext:value-type="string">
            <text:p>Guttering</text:p>
          </table:table-cell>
          <table:table-cell table:style-name="ce16" office:value-type="float" office:value="1.11" calcext:value-type="float">
            <text:p>1.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tility-Water</text:p>
          </table:table-cell>
          <table:table-cell table:style-name="ce16" office:value-type="float" office:value="1.12" calcext:value-type="float">
            <text:p>1.12</text:p>
          </table:table-cell>
          <table:table-cell office:value-type="string" calcext:value-type="string">
            <text:p>Survey require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tility-Electric</text:p>
          </table:table-cell>
          <table:table-cell table:style-name="ce16" office:value-type="float" office:value="1.13" calcext:value-type="float">
            <text:p>1.13</text:p>
          </table:table-cell>
          <table:table-cell office:value-type="string" calcext:value-type="string">
            <text:p>Survey required</text:p>
          </table:table-cell>
          <table:table-cell/>
        </table:table-row>
        <table:table-row table:style-name="ro1">
          <table:table-cell table:number-columns-repeated="5"/>
          <table:table-cell table:style-name="ce17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Roof Type</text:p>
          </table:table-cell>
          <table:table-cell table:style-name="ce2" office:value-type="string" calcext:value-type="string">
            <text:p>DDL-1.01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ubber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sin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lanted</text:p>
          </table:table-cell>
          <table:table-cell table:style-name="ce17"/>
          <table:table-cell table:style-name="Default"/>
          <table:table-cell/>
        </table:table-row>
        <table:table-row table:style-name="ro1" table:number-rows-repeated="3">
          <table:table-cell table:number-columns-repeated="5"/>
          <table:table-cell table:style-name="ce17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Exterior Cladding</text:p>
          </table:table-cell>
          <table:table-cell table:style-name="ce2" office:value-type="string" calcext:value-type="string">
            <text:p>DDL-1.02</text:p>
          </table:table-cell>
          <table:table-cell table:style-name="ce17"/>
          <table:table-cell table:style-name="Default"/>
          <table:table-cell/>
        </table:table-row>
        <table:table-row table:style-name="ro1">
          <table:table-cell table:number-columns-repeated="4"/>
          <table:table-cell office:value-type="string" calcext:value-type="string">
            <text:p>Feather Edge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hiplap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ney edge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cycled clad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l</text:p>
          </table:table-cell>
          <table:table-cell table:style-name="ce17"/>
          <table:table-cell table:style-name="Default"/>
          <table:table-cell/>
        </table:table-row>
        <table:table-row table:style-name="ro1">
          <table:table-cell table:number-columns-repeated="5"/>
          <table:table-cell table:style-name="ce17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rior Decking</text:p>
          </table:table-cell>
          <table:table-cell office:value-type="string" calcext:value-type="string">
            <text:p>DDL-1.03</text:p>
          </table:table-cell>
          <table:table-cell table:style-name="ce17"/>
          <table:table-cell table:style-name="Default"/>
          <table:table-cell/>
        </table:table-row>
        <table:table-row table:style-name="ro1">
          <table:table-cell table:number-columns-repeated="4"/>
          <table:table-cell office:value-type="string" calcext:value-type="string">
            <text:p>decking board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00mm plank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225mm board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cycled plastic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ne</text:p>
          </table:table-cell>
          <table:table-cell table:style-name="ce17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Door/Glazing</text:p>
          </table:table-cell>
          <table:table-cell office:value-type="string" calcext:value-type="string">
            <text:p>DDL-1.04</text:p>
          </table:table-cell>
          <table:table-cell table:style-name="ce17"/>
          <table:table-cell table:style-name="Default"/>
          <table:table-cell/>
        </table:table-row>
        <table:table-row table:style-name="ro1">
          <table:table-cell table:number-columns-repeated="4"/>
          <table:table-cell office:value-type="string" calcext:value-type="string">
            <text:p>lhs flank orientation</text:p>
          </table:table-cell>
          <table:table-cell table:style-name="ce17"/>
          <table:table-cell table:style-name="Default"/>
          <table:table-cell/>
        </table:table-row>
        <table:table-row table:style-name="ro1">
          <table:table-cell table:number-columns-repeated="4"/>
          <table:table-cell office:value-type="string" calcext:value-type="string">
            <text:p>rhs flank orientation</text:p>
          </table:table-cell>
          <table:table-cell table:style-name="ce17"/>
          <table:table-cell table:style-name="Default"/>
          <table:table-cell/>
        </table:table-row>
        <table:table-row table:style-name="ro1">
          <table:table-cell table:number-columns-repeated="4"/>
          <table:table-cell office:value-type="string" calcext:value-type="string">
            <text:p>Glazing Colour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17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Fitted Units</text:p>
          </table:table-cell>
          <table:table-cell table:style-name="ce2" office:value-type="string" calcext:value-type="string">
            <text:p>DDL-1.05</text:p>
          </table:table-cell>
          <table:table-cell table:style-name="ce17"/>
          <table:table-cell table:style-name="Default"/>
          <table:table-cell/>
        </table:table-row>
        <table:table-row table:style-name="ro1">
          <table:table-cell table:number-columns-repeated="4"/>
          <table:table-cell office:value-type="string" calcext:value-type="string">
            <text:p>Shelved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imple desk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iving unit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l</text:p>
          </table:table-cell>
          <table:table-cell table:style-name="ce17"/>
          <table:table-cell table:style-name="Default"/>
          <table:table-cell/>
        </table:table-row>
        <table:table-row table:style-name="ro1">
          <table:table-cell table:number-columns-repeated="5"/>
          <table:table-cell table:style-name="ce17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Floor covering</text:p>
          </table:table-cell>
          <table:table-cell table:style-name="ce2" office:value-type="string" calcext:value-type="string">
            <text:p>DDL-1.06</text:p>
          </table:table-cell>
          <table:table-cell table:style-name="ce17"/>
          <table:table-cell table:style-name="Default"/>
          <table:table-cell/>
        </table:table-row>
        <table:table-row table:style-name="ro1">
          <table:table-cell table:number-columns-repeated="4"/>
          <table:table-cell office:value-type="string" calcext:value-type="string">
            <text:p>Resin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iled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arpet Tiles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inyl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aminate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ne</text:p>
          </table:table-cell>
          <table:table-cell table:style-name="ce17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Additional Insulation</text:p>
          </table:table-cell>
          <table:table-cell table:style-name="ce2" office:value-type="string" calcext:value-type="string">
            <text:p>DDL-1.07</text:p>
          </table:table-cell>
          <table:table-cell table:style-name="ce17"/>
          <table:table-cell table:style-name="Default"/>
          <table:table-cell/>
        </table:table-row>
        <table:table-row table:style-name="ro1">
          <table:table-cell table:number-columns-repeated="4"/>
          <table:table-cell office:value-type="string" calcext:value-type="string">
            <text:p>Boarded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arded + insulation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arded <text:s/>+ <text:s/>min BR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arded <text:s/>+ <text:s/>max <text:s/>BR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l</text:p>
          </table:table-cell>
          <table:table-cell table:style-name="ce17"/>
          <table:table-cell table:style-name="Default"/>
          <table:table-cell/>
        </table:table-row>
        <table:table-row table:style-name="ro1">
          <table:table-cell table:number-columns-repeated="5"/>
          <table:table-cell table:style-name="ce17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DDL-1.08</text:p>
          </table:table-cell>
          <table:table-cell table:style-name="ce17"/>
          <table:table-cell table:style-name="Default"/>
          <table:table-cell/>
        </table:table-row>
        <table:table-row table:style-name="ro1">
          <table:table-cell table:number-columns-repeated="4"/>
          <table:table-cell office:value-type="string" calcext:value-type="string">
            <text:p>Basic kit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tended kit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F htg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lectric blinds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17"/>
          <table:table-cell table:style-name="Default"/>
          <table:table-cell/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Utility-Water</text:p>
          </table:table-cell>
          <table:table-cell/>
          <table:table-cell table:style-name="ce2" office:value-type="string" calcext:value-type="string">
            <text:p>Window Treatment</text:p>
          </table:table-cell>
          <table:table-cell table:style-name="ce2" office:value-type="string" calcext:value-type="string">
            <text:p>DDL-1.09</text:p>
          </table:table-cell>
          <table:table-cell table:style-name="ce17"/>
          <table:table-cell table:style-name="Default"/>
          <table:table-cell/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Utility-Electric</text:p>
          </table:table-cell>
          <table:table-cell table:number-columns-repeated="2"/>
          <table:table-cell office:value-type="string" calcext:value-type="string">
            <text:p>Horz blinds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ert blinds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oller Blinds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17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Paint Finish</text:p>
          </table:table-cell>
          <table:table-cell table:style-name="ce2" office:value-type="string" calcext:value-type="string">
            <text:p>DDL-1.10</text:p>
          </table:table-cell>
          <table:table-cell table:style-name="ce17"/>
          <table:table-cell table:style-name="Default"/>
          <table:table-cell/>
        </table:table-row>
        <table:table-row table:style-name="ro1">
          <table:table-cell table:number-columns-repeated="4"/>
          <table:table-cell office:value-type="string" calcext:value-type="string">
            <text:p>walls</text:p>
          </table:table-cell>
          <table:table-cell table:style-name="ce17"/>
          <table:table-cell table:style-name="Default"/>
          <table:table-cell/>
        </table:table-row>
        <table:table-row table:style-name="ro1">
          <table:table-cell table:number-columns-repeated="4"/>
          <table:table-cell office:value-type="string" calcext:value-type="string">
            <text:p>woodwork</text:p>
          </table:table-cell>
          <table:table-cell table:style-name="ce17"/>
          <table:table-cell table:style-name="Default"/>
          <table:table-cell/>
        </table:table-row>
        <table:table-row table:style-name="ro1">
          <table:table-cell table:number-columns-repeated="4"/>
          <table:table-cell office:value-type="string" calcext:value-type="string">
            <text:p>ceiling</text:p>
          </table:table-cell>
          <table:table-cell table:style-name="ce17"/>
          <table:table-cell table:style-name="Default"/>
          <table:table-cell/>
        </table:table-row>
        <table:table-row table:style-name="ro1">
          <table:table-cell table:number-columns-repeated="4"/>
          <table:table-cell office:value-type="string" calcext:value-type="string">
            <text:p>nil</text:p>
          </table:table-cell>
          <table:table-cell table:style-name="ce17"/>
          <table:table-cell table:style-name="Default"/>
          <table:table-cell/>
        </table:table-row>
        <table:table-row table:style-name="ro1">
          <table:table-cell table:number-columns-repeated="5"/>
          <table:table-cell table:style-name="ce17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Guttering</text:p>
          </table:table-cell>
          <table:table-cell table:style-name="ce2" office:value-type="string" calcext:value-type="string">
            <text:p>DDL-1.11</text:p>
          </table:table-cell>
          <table:table-cell table:style-name="ce17"/>
          <table:table-cell table:style-name="Default"/>
          <table:table-cell/>
        </table:table-row>
        <table:table-row table:style-name="ro1">
          <table:table-cell table:number-columns-repeated="4"/>
          <table:table-cell office:value-type="string" calcext:value-type="string">
            <text:p>round</text:p>
          </table:table-cell>
          <table:table-cell table:style-name="ce17"/>
          <table:table-cell table:style-name="Default"/>
          <table:table-cell/>
        </table:table-row>
        <table:table-row table:style-name="ro1">
          <table:table-cell table:number-columns-repeated="4"/>
          <table:table-cell office:value-type="string" calcext:value-type="string">
            <text:p>square</text:p>
          </table:table-cell>
          <table:table-cell table:style-name="ce17"/>
          <table:table-cell table:style-name="Default"/>
          <table:table-cell/>
        </table:table-row>
        <table:table-row table:style-name="ro1">
          <table:table-cell table:number-columns-repeated="4"/>
          <table:table-cell office:value-type="string" calcext:value-type="string">
            <text:p>oveloname</text:p>
          </table:table-cell>
          <table:table-cell table:style-name="ce17"/>
          <table:table-cell table:style-name="Default"/>
          <table:table-cell/>
        </table:table-row>
        <table:table-row table:style-name="ro1" table:number-rows-repeated="2">
          <table:table-cell table:number-columns-repeated="5"/>
          <table:table-cell table:style-name="ce17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Planted roof</text:p>
          </table:table-cell>
          <table:table-cell table:style-name="ce13" office:value-type="string" calcext:value-type="string">
            <text:p>DDL-1.01.03</text:p>
          </table:table-cell>
          <table:table-cell table:style-name="ce17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wild flower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spring copse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meadow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table:style-name="ce13"/>
          <table:table-cell table:style-name="ce17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Fitted shelves</text:p>
          </table:table-cell>
          <table:table-cell table:style-name="ce14" office:value-type="string" calcext:value-type="string">
            <text:p>DDL-1.05.01</text:p>
          </table:table-cell>
          <table:table-cell table:style-name="ce17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1 x long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2 x 50% of long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3 x 33% of long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table:style-name="ce13"/>
          <table:table-cell table:style-name="ce17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Simple desk</text:p>
          </table:table-cell>
          <table:table-cell table:style-name="ce14" office:value-type="string" calcext:value-type="string">
            <text:p>DDL-1.05.02</text:p>
          </table:table-cell>
          <table:table-cell table:style-name="ce17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ply 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faced ply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MDF </text:p>
          </table:table-cell>
          <table:table-cell table:style-name="ce17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ce13"/>
          <table:table-cell table:style-name="ce17"/>
          <table:table-cell table:style-name="Default"/>
          <table:table-cell/>
        </table:table-row>
        <table:table-row table:style-name="ro1">
          <table:table-cell table:number-columns-repeated="5"/>
          <table:table-cell table:style-name="ce17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aint finish <text:s/>DDL(2)</text:p>
          </table:table-cell>
          <table:table-cell office:value-type="string" calcext:value-type="string">
            <text:p>walls</text:p>
          </table:table-cell>
          <table:table-cell table:style-name="ce17" office:value-type="string" calcext:value-type="string">
            <text:p>Johnsons</text:p>
          </table:table-cell>
          <table:table-cell office:value-type="string" calcext:value-type="string">
            <text:p>swatch</text:p>
          </table:table-cell>
          <table:table-cell table:formula="of:=COM.MICROSOFT.CONCAT([.E102];&quot; &quot; ;[.F102])" office:value-type="string" office:string-value="walls Johnsons" calcext:value-type="string">
            <text:p>walls Johnsons</text:p>
          </table:table-cell>
        </table:table-row>
        <table:table-row table:style-name="ro1">
          <table:table-cell/>
          <table:table-cell office:value-type="string" calcext:value-type="string">
            <text:p>wall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ls</text:p>
          </table:table-cell>
          <table:table-cell table:style-name="ce17" office:value-type="string" calcext:value-type="string">
            <text:p>Dulux</text:p>
          </table:table-cell>
          <table:table-cell office:value-type="string" calcext:value-type="string">
            <text:p>swatch</text:p>
          </table:table-cell>
          <table:table-cell table:formula="of:=COM.MICROSOFT.CONCAT([.E103];&quot; &quot; ;[.F103])" office:value-type="string" office:string-value="walls Dulux" calcext:value-type="string">
            <text:p>walls Dulux</text:p>
          </table:table-cell>
        </table:table-row>
        <table:table-row table:style-name="ro1">
          <table:table-cell/>
          <table:table-cell office:value-type="string" calcext:value-type="string">
            <text:p>woodwo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ls</text:p>
          </table:table-cell>
          <table:table-cell table:style-name="ce17" office:value-type="string" calcext:value-type="string">
            <text:p>Clay</text:p>
          </table:table-cell>
          <table:table-cell office:value-type="string" calcext:value-type="string">
            <text:p>swatch</text:p>
          </table:table-cell>
          <table:table-cell table:formula="of:=COM.MICROSOFT.CONCAT([.E104];&quot; &quot; ;[.F104])" office:value-type="string" office:string-value="walls Clay" calcext:value-type="string">
            <text:p>walls Clay</text:p>
          </table:table-cell>
        </table:table-row>
        <table:table-row table:style-name="ro1">
          <table:table-cell/>
          <table:table-cell office:value-type="string" calcext:value-type="string">
            <text:p>ceiling</text:p>
          </table:table-cell>
          <table:table-cell table:number-columns-repeated="2"/>
          <table:table-cell office:value-type="string" calcext:value-type="string">
            <text:p>woodwork</text:p>
          </table:table-cell>
          <table:table-cell table:style-name="ce17" office:value-type="string" calcext:value-type="string">
            <text:p>Johnsons</text:p>
          </table:table-cell>
          <table:table-cell office:value-type="string" calcext:value-type="string">
            <text:p>swatch</text:p>
          </table:table-cell>
          <table:table-cell table:formula="of:=COM.MICROSOFT.CONCAT([.E105];&quot; &quot; ;[.F105])" office:value-type="string" office:string-value="woodwork Johnsons" calcext:value-type="string">
            <text:p>woodwork Johnson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oodwork</text:p>
          </table:table-cell>
          <table:table-cell table:style-name="ce17" office:value-type="string" calcext:value-type="string">
            <text:p>Dulux</text:p>
          </table:table-cell>
          <table:table-cell office:value-type="string" calcext:value-type="string">
            <text:p>swatch</text:p>
          </table:table-cell>
          <table:table-cell table:formula="of:=COM.MICROSOFT.CONCAT([.E106];&quot; &quot; ;[.F106])" office:value-type="string" office:string-value="woodwork Dulux" calcext:value-type="string">
            <text:p>woodwork Dulux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oodwork</text:p>
          </table:table-cell>
          <table:table-cell table:style-name="ce17" office:value-type="string" calcext:value-type="string">
            <text:p>Clay</text:p>
          </table:table-cell>
          <table:table-cell office:value-type="string" calcext:value-type="string">
            <text:p>swatch</text:p>
          </table:table-cell>
          <table:table-cell table:formula="of:=COM.MICROSOFT.CONCAT([.E107];&quot; &quot; ;[.F107])" office:value-type="string" office:string-value="woodwork Clay" calcext:value-type="string">
            <text:p>woodwork Cla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eiling</text:p>
          </table:table-cell>
          <table:table-cell table:style-name="ce17" office:value-type="string" calcext:value-type="string">
            <text:p>Johnsons</text:p>
          </table:table-cell>
          <table:table-cell office:value-type="string" calcext:value-type="string">
            <text:p>swatch</text:p>
          </table:table-cell>
          <table:table-cell table:formula="of:=COM.MICROSOFT.CONCAT([.E108];&quot; &quot; ;[.F108])" office:value-type="string" office:string-value="ceiling Johnsons" calcext:value-type="string">
            <text:p>ceiling Johnson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eiling</text:p>
          </table:table-cell>
          <table:table-cell table:style-name="ce17" office:value-type="string" calcext:value-type="string">
            <text:p>Dulux</text:p>
          </table:table-cell>
          <table:table-cell office:value-type="string" calcext:value-type="string">
            <text:p>swatch</text:p>
          </table:table-cell>
          <table:table-cell table:formula="of:=COM.MICROSOFT.CONCAT([.E109];&quot; &quot; ;[.F109])" office:value-type="string" office:string-value="ceiling Dulux" calcext:value-type="string">
            <text:p>ceiling Dulux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eiling</text:p>
          </table:table-cell>
          <table:table-cell table:style-name="ce17" office:value-type="string" calcext:value-type="string">
            <text:p>Clay</text:p>
          </table:table-cell>
          <table:table-cell office:value-type="string" calcext:value-type="string">
            <text:p>swatch</text:p>
          </table:table-cell>
          <table:table-cell table:formula="of:=COM.MICROSOFT.CONCAT([.E110];&quot; &quot; ;[.F110])" office:value-type="string" office:string-value="ceiling Clay" calcext:value-type="string">
            <text:p>ceiling Clay</text:p>
          </table:table-cell>
        </table:table-row>
        <table:table-row table:style-name="ro1">
          <table:table-cell table:number-columns-repeated="5"/>
          <table:table-cell table:style-name="ce17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uttering DDL(03)</text:p>
          </table:table-cell>
          <table:table-cell office:value-type="string" calcext:value-type="string">
            <text:p>Round Guttering</text:p>
          </table:table-cell>
          <table:table-cell table:style-name="ce17" office:value-type="string" calcext:value-type="string">
            <text:p>1.11.01.01</text:p>
          </table:table-cell>
          <table:table-cell office:value-type="string" calcext:value-type="string">
            <text:p>Black</text:p>
          </table:table-cell>
          <table:table-cell table:formula="of:=COM.MICROSOFT.CONCAT([.E112];&quot; &quot; ;[.G112])" office:value-type="string" office:string-value="Round Guttering Black" calcext:value-type="string">
            <text:p>Round Guttering Black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nd Guttering</text:p>
          </table:table-cell>
          <table:table-cell table:style-name="ce17" office:value-type="string" calcext:value-type="string">
            <text:p>1.11.01.02</text:p>
          </table:table-cell>
          <table:table-cell office:value-type="string" calcext:value-type="string">
            <text:p>White</text:p>
          </table:table-cell>
          <table:table-cell table:formula="of:=COM.MICROSOFT.CONCAT([.E113];&quot; &quot; ;[.G113])" office:value-type="string" office:string-value="Round Guttering White" calcext:value-type="string">
            <text:p>Round Guttering Whi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nd Guttering</text:p>
          </table:table-cell>
          <table:table-cell table:style-name="ce17" office:value-type="string" calcext:value-type="string">
            <text:p>1.11.01.03</text:p>
          </table:table-cell>
          <table:table-cell office:value-type="string" calcext:value-type="string">
            <text:p>Grey</text:p>
          </table:table-cell>
          <table:table-cell table:formula="of:=COM.MICROSOFT.CONCAT([.E114];&quot; &quot; ;[.G114])" office:value-type="string" office:string-value="Round Guttering Grey" calcext:value-type="string">
            <text:p>Round Guttering Gre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und Guttering</text:p>
          </table:table-cell>
          <table:table-cell table:style-name="ce17" office:value-type="string" calcext:value-type="string">
            <text:p>1.11.01.04</text:p>
          </table:table-cell>
          <table:table-cell office:value-type="string" calcext:value-type="string">
            <text:p>Colour</text:p>
          </table:table-cell>
          <table:table-cell table:formula="of:=COM.MICROSOFT.CONCAT([.E115];&quot; &quot; ;[.G115])" office:value-type="string" office:string-value="Round Guttering Colour" calcext:value-type="string">
            <text:p>Round Guttering Colou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quare Guttering</text:p>
          </table:table-cell>
          <table:table-cell table:style-name="ce17" office:value-type="string" calcext:value-type="string">
            <text:p>1.11.02.01</text:p>
          </table:table-cell>
          <table:table-cell office:value-type="string" calcext:value-type="string">
            <text:p>Black</text:p>
          </table:table-cell>
          <table:table-cell table:formula="of:=COM.MICROSOFT.CONCAT([.E116];&quot; &quot; ;[.G116])" office:value-type="string" office:string-value="Square Guttering Black" calcext:value-type="string">
            <text:p>Square Guttering Black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quare Guttering</text:p>
          </table:table-cell>
          <table:table-cell table:style-name="ce17" office:value-type="string" calcext:value-type="string">
            <text:p>1.11.02.02</text:p>
          </table:table-cell>
          <table:table-cell office:value-type="string" calcext:value-type="string">
            <text:p>White</text:p>
          </table:table-cell>
          <table:table-cell table:formula="of:=COM.MICROSOFT.CONCAT([.E117];&quot; &quot; ;[.G117])" office:value-type="string" office:string-value="Square Guttering White" calcext:value-type="string">
            <text:p>Square Guttering Whi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quare Guttering</text:p>
          </table:table-cell>
          <table:table-cell table:style-name="ce17" office:value-type="string" calcext:value-type="string">
            <text:p>1.11.02.03</text:p>
          </table:table-cell>
          <table:table-cell office:value-type="string" calcext:value-type="string">
            <text:p>Grey</text:p>
          </table:table-cell>
          <table:table-cell table:formula="of:=COM.MICROSOFT.CONCAT([.E118];&quot; &quot; ;[.G118])" office:value-type="string" office:string-value="Square Guttering Grey" calcext:value-type="string">
            <text:p>Square Guttering Gre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quare Guttering</text:p>
          </table:table-cell>
          <table:table-cell table:style-name="ce17" office:value-type="string" calcext:value-type="string">
            <text:p>1.11.02.04</text:p>
          </table:table-cell>
          <table:table-cell office:value-type="string" calcext:value-type="string">
            <text:p>Colour</text:p>
          </table:table-cell>
          <table:table-cell table:formula="of:=COM.MICROSOFT.CONCAT([.E119];&quot; &quot; ;[.G119])" office:value-type="string" office:string-value="Square Guttering Colour" calcext:value-type="string">
            <text:p>Square Guttering Colou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gee Guttering</text:p>
          </table:table-cell>
          <table:table-cell table:style-name="ce17" office:value-type="string" calcext:value-type="string">
            <text:p>1.11.03.01</text:p>
          </table:table-cell>
          <table:table-cell office:value-type="string" calcext:value-type="string">
            <text:p>Black</text:p>
          </table:table-cell>
          <table:table-cell table:formula="of:=COM.MICROSOFT.CONCAT([.E120];&quot; &quot; ;[.G120])" office:value-type="string" office:string-value="Ogee Guttering Black" calcext:value-type="string">
            <text:p>Ogee Guttering Black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gee Guttering</text:p>
          </table:table-cell>
          <table:table-cell table:style-name="ce17" office:value-type="string" calcext:value-type="string">
            <text:p>1.11.03.02</text:p>
          </table:table-cell>
          <table:table-cell office:value-type="string" calcext:value-type="string">
            <text:p>White</text:p>
          </table:table-cell>
          <table:table-cell table:formula="of:=COM.MICROSOFT.CONCAT([.E121];&quot; &quot; ;[.G121])" office:value-type="string" office:string-value="Ogee Guttering White" calcext:value-type="string">
            <text:p>Ogee Guttering Whi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gee Guttering</text:p>
          </table:table-cell>
          <table:table-cell table:style-name="ce17" office:value-type="string" calcext:value-type="string">
            <text:p>1.11.03.03</text:p>
          </table:table-cell>
          <table:table-cell office:value-type="string" calcext:value-type="string">
            <text:p>Grey</text:p>
          </table:table-cell>
          <table:table-cell table:formula="of:=COM.MICROSOFT.CONCAT([.E122];&quot; &quot; ;[.G122])" office:value-type="string" office:string-value="Ogee Guttering Grey" calcext:value-type="string">
            <text:p>Ogee Guttering Gre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gee Guttering</text:p>
          </table:table-cell>
          <table:table-cell table:style-name="ce17" office:value-type="string" calcext:value-type="string">
            <text:p>1.11.03.04</text:p>
          </table:table-cell>
          <table:table-cell office:value-type="string" calcext:value-type="string">
            <text:p>Colour</text:p>
          </table:table-cell>
          <table:table-cell table:formula="of:=COM.MICROSOFT.CONCAT([.E123];&quot; &quot; ;[.G123])" office:value-type="string" office:string-value="Ogee Guttering Colour" calcext:value-type="string">
            <text:p>Ogee Guttering Colour</text:p>
          </table:table-cell>
        </table:table-row>
        <table:table-row table:style-name="ro1" table:number-rows-repeated="13">
          <table:table-cell table:number-columns-repeated="5"/>
          <table:table-cell table:style-name="ce17"/>
          <table:table-cell table:number-columns-repeated="2"/>
        </table:table-row>
        <table:table-row table:style-name="ro1" table:number-rows-repeated="10484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1_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7"/>
        <table:table-column table:style-name="co13" table:default-cell-style-name="ce17"/>
        <table:table-column table:style-name="co14" table:default-cell-style-name="Default"/>
        <table:table-column table:style-name="co15" table:default-cell-style-name="Default"/>
        <table:table-column table:style-name="co16" table:default-cell-style-name="ce17"/>
        <table:table-column table:style-name="co17" table:default-cell-style-name="ce25"/>
        <table:table-column table:style-name="co2" table:number-columns-repeated="8" table:default-cell-style-name="Default"/>
        <table:table-row table:style-name="ro2">
          <table:table-cell table:style-name="ce29" office:value-type="string" calcext:value-type="string" table:number-columns-spanned="3" table:number-rows-spanned="1">
            <text:p>shell</text:p>
          </table:table-cell>
          <table:covered-table-cell table:number-columns-repeated="2"/>
          <table:table-cell/>
          <table:table-cell table:style-name="Default"/>
          <table:table-cell office:value-type="string" calcext:value-type="string">
            <text:p>fit out type code</text:p>
          </table:table-cell>
          <table:table-cell office:value-type="string" calcext:value-type="string">
            <text:p>Fit out Product</text:p>
          </table:table-cell>
          <table:table-cell table:style-name="ce45" office:value-type="string" calcext:value-type="string">
            <text:p>Fit Out <text:s/>Sub Product Code</text:p>
          </table:table-cell>
          <table:table-cell/>
          <table:table-cell office:value-type="string" calcext:value-type="string">
            <text:p>Crib Code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Design-</text:p>
          </table:table-cell>
          <table:table-cell table:style-name="ce2" office:value-type="string" calcext:value-type="string">
            <text:p>Design</text:p>
          </table:table-cell>
          <table:table-cell table:style-name="ce2" office:value-type="string" calcext:value-type="string">
            <text:p>Size</text:p>
          </table:table-cell>
          <table:table-cell table:style-name="ce2"/>
          <table:table-cell office:value-type="string" calcext:value-type="string">
            <text:p>Fit Out Ty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sign-1</text:p>
          </table:table-cell>
          <table:table-cell table:style-name="ce2" office:value-type="string" calcext:value-type="string">
            <text:p>DDL-S01</text:p>
          </table:table-cell>
          <table:table-cell table:style-name="ce2" office:value-type="string" calcext:value-type="string">
            <text:p>Size</text:p>
          </table:table-cell>
          <table:table-cell table:style-name="ce2"/>
          <table:table-cell table:style-name="ce2" office:value-type="string" calcext:value-type="string">
            <text:p>Roof Type</text:p>
          </table:table-cell>
          <table:table-cell table:style-name="ce38" office:value-type="string" calcext:value-type="string">
            <text:p>DDL-1.01</text:p>
          </table:table-cell>
          <table:table-cell table:style-name="ce20" office:value-type="string" calcext:value-type="string">
            <text:p>Rubber</text:p>
          </table:table-cell>
          <table:table-cell table:style-name="ce17" office:value-type="string" calcext:value-type="string">
            <text:p>DDL-1.01.01</text:p>
          </table:table-cell>
          <table:table-cell table:style-name="Default"/>
          <table:table-cell table:style-name="ce24"/>
          <table:table-cell table:number-columns-repeated="8"/>
        </table:table-row>
        <table:table-row table:style-name="ro1">
          <table:table-cell office:value-type="string" calcext:value-type="string">
            <text:p>Design-2 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mall</text:p>
          </table:table-cell>
          <table:table-cell/>
          <table:table-cell table:style-name="Default" table:number-columns-repeated="2"/>
          <table:table-cell/>
          <table:table-cell table:style-name="ce17" office:value-type="string" calcext:value-type="string">
            <text:p>(Colour swatch)</text:p>
          </table:table-cell>
          <table:table-cell table:style-name="Default" table:formula="of:=COM.MICROSOFT.CONCAT([.I$1];&quot; &quot;;[.L4])" office:value-type="string" office:string-value=" 1" calcext:value-type="string">
            <text:p><text:s/>1</text:p>
          </table:table-cell>
          <table:table-cell table:style-name="ce24" table:formula="of:=COM.MICROSOFT.CONCAT([.H$3];&quot;.&quot;;[.L4])" office:value-type="string" office:string-value="DDL-1.01.01.1" calcext:value-type="string">
            <text:p>DDL-1.01.01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ign-3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Medium</text:p>
          </table:table-cell>
          <table:table-cell/>
          <table:table-cell table:style-name="Default"/>
          <table:table-cell table:number-columns-repeated="2"/>
          <table:table-cell table:style-name="ce22"/>
          <table:table-cell table:style-name="Default" table:formula="of:=COM.MICROSOFT.CONCAT([.I$1];&quot; &quot;;[.L5])" office:value-type="string" office:string-value=" 2" calcext:value-type="string">
            <text:p><text:s/>2</text:p>
          </table:table-cell>
          <table:table-cell table:style-name="ce24" table:formula="of:=COM.MICROSOFT.CONCAT([.H$3];&quot;.&quot;;[.L5])" office:value-type="string" office:string-value="DDL-1.01.01.2" calcext:value-type="string">
            <text:p>DDL-1.01.01.2</text:p>
          </table:table-cell>
          <table:table-cell/>
          <table:table-cell table:formula="of:=[.L4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arlie</text:p>
          </table:table-cell>
          <table:table-cell office:value-type="string" calcext:value-type="string">
            <text:p>Large</text:p>
          </table:table-cell>
          <table:table-cell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6])" office:value-type="string" office:string-value=" 3" calcext:value-type="string">
            <text:p><text:s/>3</text:p>
          </table:table-cell>
          <table:table-cell table:style-name="ce24" table:formula="of:=COM.MICROSOFT.CONCAT([.H$3];&quot;.&quot;;[.L6])" office:value-type="string" office:string-value="DDL-1.01.01.3" calcext:value-type="string">
            <text:p>DDL-1.01.01.3</text:p>
          </table:table-cell>
          <table:table-cell/>
          <table:table-cell table:formula="of:=[.L5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tra Large</text:p>
          </table:table-cell>
          <table:table-cell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7])" office:value-type="string" office:string-value=" 4" calcext:value-type="string">
            <text:p><text:s/>4</text:p>
          </table:table-cell>
          <table:table-cell table:style-name="ce24" table:formula="of:=COM.MICROSOFT.CONCAT([.H$3];&quot;.&quot;;[.L7])" office:value-type="string" office:string-value="DDL-1.01.01.4" calcext:value-type="string">
            <text:p>DDL-1.01.01.4</text:p>
          </table:table-cell>
          <table:table-cell/>
          <table:table-cell table:formula="of:=[.L6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espoke</text:p>
          </table:table-cell>
          <table:table-cell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8])" office:value-type="string" office:string-value=" 5" calcext:value-type="string">
            <text:p><text:s/>5</text:p>
          </table:table-cell>
          <table:table-cell table:style-name="ce24" table:formula="of:=COM.MICROSOFT.CONCAT([.H$3];&quot;.&quot;;[.L8])" office:value-type="string" office:string-value="DDL-1.01.01.5" calcext:value-type="string">
            <text:p>DDL-1.01.01.5</text:p>
          </table:table-cell>
          <table:table-cell/>
          <table:table-cell table:formula="of:=[.L7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9])" office:value-type="string" office:string-value=" 6" calcext:value-type="string">
            <text:p><text:s/>6</text:p>
          </table:table-cell>
          <table:table-cell table:style-name="ce24" table:formula="of:=COM.MICROSOFT.CONCAT([.H$3];&quot;.&quot;;[.L9])" office:value-type="string" office:string-value="DDL-1.01.01.6" calcext:value-type="string">
            <text:p>DDL-1.01.01.6</text:p>
          </table:table-cell>
          <table:table-cell/>
          <table:table-cell table:formula="of:=[.L8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0])" office:value-type="string" office:string-value=" 7" calcext:value-type="string">
            <text:p><text:s/>7</text:p>
          </table:table-cell>
          <table:table-cell table:style-name="ce24" table:formula="of:=COM.MICROSOFT.CONCAT([.H$3];&quot;.&quot;;[.L10])" office:value-type="string" office:string-value="DDL-1.01.01.7" calcext:value-type="string">
            <text:p>DDL-1.01.01.7</text:p>
          </table:table-cell>
          <table:table-cell/>
          <table:table-cell table:formula="of:=[.L9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1])" office:value-type="string" office:string-value=" 8" calcext:value-type="string">
            <text:p><text:s/>8</text:p>
          </table:table-cell>
          <table:table-cell table:style-name="ce24" table:formula="of:=COM.MICROSOFT.CONCAT([.H$3];&quot;.&quot;;[.L11])" office:value-type="string" office:string-value="DDL-1.01.01.8" calcext:value-type="string">
            <text:p>DDL-1.01.01.8</text:p>
          </table:table-cell>
          <table:table-cell/>
          <table:table-cell table:formula="of:=[.L10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2])" office:value-type="string" office:string-value=" 9" calcext:value-type="string">
            <text:p><text:s/>9</text:p>
          </table:table-cell>
          <table:table-cell table:style-name="ce24" table:formula="of:=COM.MICROSOFT.CONCAT([.H$3];&quot;.&quot;;[.L12])" office:value-type="string" office:string-value="DDL-1.01.01.9" calcext:value-type="string">
            <text:p>DDL-1.01.01.9</text:p>
          </table:table-cell>
          <table:table-cell/>
          <table:table-cell table:formula="of:=[.L11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3])" office:value-type="string" office:string-value=" 10" calcext:value-type="string">
            <text:p><text:s/>10</text:p>
          </table:table-cell>
          <table:table-cell table:style-name="ce24" table:formula="of:=COM.MICROSOFT.CONCAT([.H$3];&quot;.&quot;;[.L13])" office:value-type="string" office:string-value="DDL-1.01.01.10" calcext:value-type="string">
            <text:p>DDL-1.01.01.10</text:p>
          </table:table-cell>
          <table:table-cell/>
          <table:table-cell table:formula="of:=[.L12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4])" office:value-type="string" office:string-value=" 11" calcext:value-type="string">
            <text:p><text:s/>11</text:p>
          </table:table-cell>
          <table:table-cell table:style-name="ce24" table:formula="of:=COM.MICROSOFT.CONCAT([.H$3];&quot;.&quot;;[.L14])" office:value-type="string" office:string-value="DDL-1.01.01.11" calcext:value-type="string">
            <text:p>DDL-1.01.01.11</text:p>
          </table:table-cell>
          <table:table-cell/>
          <table:table-cell table:formula="of:=[.L13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5])" office:value-type="string" office:string-value=" 12" calcext:value-type="string">
            <text:p><text:s/>12</text:p>
          </table:table-cell>
          <table:table-cell table:style-name="ce24" table:formula="of:=COM.MICROSOFT.CONCAT([.H$3];&quot;.&quot;;[.L15])" office:value-type="string" office:string-value="DDL-1.01.01.12" calcext:value-type="string">
            <text:p>DDL-1.01.01.12</text:p>
          </table:table-cell>
          <table:table-cell/>
          <table:table-cell table:formula="of:=[.L14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table:style-name="ce31"/>
          <table:table-cell table:number-columns-repeated="2"/>
          <table:table-cell table:style-name="Default"/>
          <table:table-cell/>
          <table:table-cell table:style-name="ce20" office:value-type="string" calcext:value-type="string">
            <text:p>Resin</text:p>
          </table:table-cell>
          <table:table-cell table:style-name="ce17" office:value-type="string" calcext:value-type="string">
            <text:p>DDL-1.01.02</text:p>
          </table:table-cell>
          <table:table-cell table:style-name="Default"/>
          <table:table-cell table:style-name="ce24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 office:value-type="string" calcext:value-type="string">
            <text:p>(Colour swatch)</text:p>
          </table:table-cell>
          <table:table-cell table:style-name="Default" table:formula="of:=COM.MICROSOFT.CONCAT([.I$1];&quot; &quot;;[.L17])" office:value-type="string" office:string-value=" 1" calcext:value-type="string">
            <text:p><text:s/>1</text:p>
          </table:table-cell>
          <table:table-cell table:style-name="ce24" table:formula="of:=COM.MICROSOFT.CONCAT([.H$16];&quot;.&quot;;[.L17])" office:value-type="string" office:string-value="DDL-1.01.02.1" calcext:value-type="string">
            <text:p>DDL-1.01.02.1</text:p>
          </table:table-cell>
          <table:table-cell/>
          <table:table-cell table:formula="of:=[.L16]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8])" office:value-type="string" office:string-value=" 2" calcext:value-type="string">
            <text:p><text:s/>2</text:p>
          </table:table-cell>
          <table:table-cell table:style-name="ce24" table:formula="of:=COM.MICROSOFT.CONCAT([.H$16];&quot;.&quot;;[.L18])" office:value-type="string" office:string-value="DDL-1.01.02.2" calcext:value-type="string">
            <text:p>DDL-1.01.02.2</text:p>
          </table:table-cell>
          <table:table-cell/>
          <table:table-cell table:formula="of:=[.L17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9])" office:value-type="string" office:string-value=" 3" calcext:value-type="string">
            <text:p><text:s/>3</text:p>
          </table:table-cell>
          <table:table-cell table:style-name="ce24" table:formula="of:=COM.MICROSOFT.CONCAT([.H$16];&quot;.&quot;;[.L19])" office:value-type="string" office:string-value="DDL-1.01.02.3" calcext:value-type="string">
            <text:p>DDL-1.01.02.3</text:p>
          </table:table-cell>
          <table:table-cell/>
          <table:table-cell table:formula="of:=[.L18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20])" office:value-type="string" office:string-value=" 4" calcext:value-type="string">
            <text:p><text:s/>4</text:p>
          </table:table-cell>
          <table:table-cell table:style-name="ce24" table:formula="of:=COM.MICROSOFT.CONCAT([.H$16];&quot;.&quot;;[.L20])" office:value-type="string" office:string-value="DDL-1.01.02.4" calcext:value-type="string">
            <text:p>DDL-1.01.02.4</text:p>
          </table:table-cell>
          <table:table-cell/>
          <table:table-cell table:formula="of:=[.L19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21])" office:value-type="string" office:string-value=" 5" calcext:value-type="string">
            <text:p><text:s/>5</text:p>
          </table:table-cell>
          <table:table-cell table:style-name="ce24" table:formula="of:=COM.MICROSOFT.CONCAT([.H$16];&quot;.&quot;;[.L21])" office:value-type="string" office:string-value="DDL-1.01.02.5" calcext:value-type="string">
            <text:p>DDL-1.01.02.5</text:p>
          </table:table-cell>
          <table:table-cell/>
          <table:table-cell table:formula="of:=[.L20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22])" office:value-type="string" office:string-value=" 6" calcext:value-type="string">
            <text:p><text:s/>6</text:p>
          </table:table-cell>
          <table:table-cell table:style-name="ce24" table:formula="of:=COM.MICROSOFT.CONCAT([.H$16];&quot;.&quot;;[.L22])" office:value-type="string" office:string-value="DDL-1.01.02.6" calcext:value-type="string">
            <text:p>DDL-1.01.02.6</text:p>
          </table:table-cell>
          <table:table-cell/>
          <table:table-cell table:formula="of:=[.L21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23])" office:value-type="string" office:string-value=" 7" calcext:value-type="string">
            <text:p><text:s/>7</text:p>
          </table:table-cell>
          <table:table-cell table:style-name="ce24" table:formula="of:=COM.MICROSOFT.CONCAT([.H$16];&quot;.&quot;;[.L23])" office:value-type="string" office:string-value="DDL-1.01.02.7" calcext:value-type="string">
            <text:p>DDL-1.01.02.7</text:p>
          </table:table-cell>
          <table:table-cell/>
          <table:table-cell table:formula="of:=[.L22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24])" office:value-type="string" office:string-value=" 8" calcext:value-type="string">
            <text:p><text:s/>8</text:p>
          </table:table-cell>
          <table:table-cell table:style-name="ce24" table:formula="of:=COM.MICROSOFT.CONCAT([.H$16];&quot;.&quot;;[.L24])" office:value-type="string" office:string-value="DDL-1.01.02.8" calcext:value-type="string">
            <text:p>DDL-1.01.02.8</text:p>
          </table:table-cell>
          <table:table-cell/>
          <table:table-cell table:formula="of:=[.L23]+1" office:value-type="float" office:value="8" calcext:value-type="float">
            <text:p>8</text:p>
          </table:table-cell>
          <table:table-cell table:number-columns-repeated="6"/>
        </table:table-row>
        <table:table-row-group>
          <table:table-row table:style-name="ro1">
            <table:table-cell table:number-columns-repeated="4"/>
            <table:table-cell table:style-name="Default"/>
            <table:table-cell table:number-columns-repeated="2"/>
            <table:table-cell table:style-name="ce17"/>
            <table:table-cell table:style-name="Default" table:formula="of:=COM.MICROSOFT.CONCAT([.I$1];&quot; &quot;;[.L25])" office:value-type="string" office:string-value=" 9" calcext:value-type="string">
              <text:p><text:s/>9</text:p>
            </table:table-cell>
            <table:table-cell table:style-name="ce24" table:formula="of:=COM.MICROSOFT.CONCAT([.H$16];&quot;.&quot;;[.L25])" office:value-type="string" office:string-value="DDL-1.01.02.9" calcext:value-type="string">
              <text:p>DDL-1.01.02.9</text:p>
            </table:table-cell>
            <table:table-cell/>
            <table:table-cell table:formula="of:=[.L24]+1" office:value-type="float" office:value="9" calcext:value-type="float">
              <text:p>9</text:p>
            </table:table-cell>
            <table:table-cell table:number-columns-repeated="6"/>
          </table:table-row>
        </table:table-row-group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26])" office:value-type="string" office:string-value=" 10" calcext:value-type="string">
            <text:p><text:s/>10</text:p>
          </table:table-cell>
          <table:table-cell table:style-name="ce24" table:formula="of:=COM.MICROSOFT.CONCAT([.H$16];&quot;.&quot;;[.L26])" office:value-type="string" office:string-value="DDL-1.01.02.10" calcext:value-type="string">
            <text:p>DDL-1.01.02.10</text:p>
          </table:table-cell>
          <table:table-cell/>
          <table:table-cell table:formula="of:=[.L25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27])" office:value-type="string" office:string-value=" 11" calcext:value-type="string">
            <text:p><text:s/>11</text:p>
          </table:table-cell>
          <table:table-cell table:style-name="ce24" table:formula="of:=COM.MICROSOFT.CONCAT([.H$16];&quot;.&quot;;[.L27])" office:value-type="string" office:string-value="DDL-1.01.02.11" calcext:value-type="string">
            <text:p>DDL-1.01.02.11</text:p>
          </table:table-cell>
          <table:table-cell/>
          <table:table-cell table:formula="of:=[.L26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7"/>
          <table:table-cell table:style-name="Default" table:formula="of:=COM.MICROSOFT.CONCAT([.I$1];&quot; &quot;;[.L28])" office:value-type="string" office:string-value=" 12" calcext:value-type="string">
            <text:p><text:s/>12</text:p>
          </table:table-cell>
          <table:table-cell table:style-name="ce24" table:formula="of:=COM.MICROSOFT.CONCAT([.H$16];&quot;.&quot;;[.L28])" office:value-type="string" office:string-value="DDL-1.01.02.12" calcext:value-type="string">
            <text:p>DDL-1.01.02.12</text:p>
          </table:table-cell>
          <table:table-cell/>
          <table:table-cell table:formula="of:=[.L27]+1" office:value-type="float" office:value="12" calcext:value-type="float">
            <text:p>12</text:p>
          </table:table-cell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/>
          <table:table-cell table:style-name="ce24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Planted</text:p>
          </table:table-cell>
          <table:table-cell table:style-name="ce17" office:value-type="string" calcext:value-type="string">
            <text:p>DDL-1.01.03</text:p>
          </table:table-cell>
          <table:table-cell table:style-name="Default"/>
          <table:table-cell table:style-name="ce26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style-name="ce18"/>
          <table:table-cell/>
          <table:table-cell table:style-name="ce17" office:value-type="string" calcext:value-type="string">
            <text:p>(types)</text:p>
          </table:table-cell>
          <table:table-cell table:style-name="ce13" office:value-type="string" calcext:value-type="string">
            <text:p>wild flower</text:p>
          </table:table-cell>
          <table:table-cell table:style-name="ce24" table:formula="of:=COM.MICROSOFT.CONCAT([.H$31];&quot;.&quot;;[.L32])" office:value-type="string" office:string-value="DDL-1.01.03.1" calcext:value-type="string">
            <text:p>DDL-1.01.03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ce13" office:value-type="string" calcext:value-type="string">
            <text:p>spring copse</text:p>
          </table:table-cell>
          <table:table-cell table:style-name="ce24" table:formula="of:=COM.MICROSOFT.CONCAT([.H$31];&quot;.&quot;;[.L33])" office:value-type="string" office:string-value="DDL-1.01.03.2" calcext:value-type="string">
            <text:p>DDL-1.01.03.2</text:p>
          </table:table-cell>
          <table:table-cell/>
          <table:table-cell table:formula="of:=[.L32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ce13" office:value-type="string" calcext:value-type="string">
            <text:p>meadow</text:p>
          </table:table-cell>
          <table:table-cell table:style-name="ce24" table:formula="of:=COM.MICROSOFT.CONCAT([.H$31];&quot;.&quot;;[.L34])" office:value-type="string" office:string-value="DDL-1.01.03.3" calcext:value-type="string">
            <text:p>DDL-1.01.03.3</text:p>
          </table:table-cell>
          <table:table-cell/>
          <table:table-cell table:formula="of:=[.L33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/>
          <table:table-cell table:style-name="ce24"/>
          <table:table-cell/>
          <table:table-cell table:formula="of:=[.L34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Exterior Cladding</text:p>
          </table:table-cell>
          <table:table-cell table:style-name="ce2" office:value-type="string" calcext:value-type="string">
            <text:p>DDL-1.02</text:p>
          </table:table-cell>
          <table:table-cell table:style-name="ce20" office:value-type="string" calcext:value-type="string">
            <text:p>Feather Edge</text:p>
          </table:table-cell>
          <table:table-cell table:style-name="ce2" office:value-type="string" calcext:value-type="string">
            <text:p>DDL-1.02.01</text:p>
          </table:table-cell>
          <table:table-cell/>
          <table:table-cell table:style-name="ce27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 office:value-type="string" calcext:value-type="string">
            <text:p>(Colour swatch)</text:p>
          </table:table-cell>
          <table:table-cell table:style-name="Default" table:formula="of:=COM.MICROSOFT.CONCAT([.I$1];&quot; &quot;;[.L37])" office:value-type="string" office:string-value=" 1" calcext:value-type="string">
            <text:p><text:s/>1</text:p>
          </table:table-cell>
          <table:table-cell table:style-name="ce24" table:formula="of:=COM.MICROSOFT.CONCAT([.H$36];&quot;.&quot;;[.L37])" office:value-type="string" office:string-value="DDL-1.02.01.1" calcext:value-type="string">
            <text:p>DDL-1.02.01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38])" office:value-type="string" office:string-value=" 2" calcext:value-type="string">
            <text:p><text:s/>2</text:p>
          </table:table-cell>
          <table:table-cell table:style-name="ce24" table:formula="of:=COM.MICROSOFT.CONCAT([.H$36];&quot;.&quot;;[.L38])" office:value-type="string" office:string-value="DDL-1.02.01.2" calcext:value-type="string">
            <text:p>DDL-1.02.01.2</text:p>
          </table:table-cell>
          <table:table-cell/>
          <table:table-cell table:formula="of:=[.L37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39])" office:value-type="string" office:string-value=" 3" calcext:value-type="string">
            <text:p><text:s/>3</text:p>
          </table:table-cell>
          <table:table-cell table:style-name="ce24" table:formula="of:=COM.MICROSOFT.CONCAT([.H$36];&quot;.&quot;;[.L39])" office:value-type="string" office:string-value="DDL-1.02.01.3" calcext:value-type="string">
            <text:p>DDL-1.02.01.3</text:p>
          </table:table-cell>
          <table:table-cell/>
          <table:table-cell table:formula="of:=[.L38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40])" office:value-type="string" office:string-value=" 4" calcext:value-type="string">
            <text:p><text:s/>4</text:p>
          </table:table-cell>
          <table:table-cell table:style-name="ce24" table:formula="of:=COM.MICROSOFT.CONCAT([.H$36];&quot;.&quot;;[.L40])" office:value-type="string" office:string-value="DDL-1.02.01.4" calcext:value-type="string">
            <text:p>DDL-1.02.01.4</text:p>
          </table:table-cell>
          <table:table-cell/>
          <table:table-cell table:formula="of:=[.L39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41])" office:value-type="string" office:string-value=" 5" calcext:value-type="string">
            <text:p><text:s/>5</text:p>
          </table:table-cell>
          <table:table-cell table:style-name="ce24" table:formula="of:=COM.MICROSOFT.CONCAT([.H$36];&quot;.&quot;;[.L41])" office:value-type="string" office:string-value="DDL-1.02.01.5" calcext:value-type="string">
            <text:p>DDL-1.02.01.5</text:p>
          </table:table-cell>
          <table:table-cell/>
          <table:table-cell table:formula="of:=[.L40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42])" office:value-type="string" office:string-value=" 6" calcext:value-type="string">
            <text:p><text:s/>6</text:p>
          </table:table-cell>
          <table:table-cell table:style-name="ce24" table:formula="of:=COM.MICROSOFT.CONCAT([.H$36];&quot;.&quot;;[.L42])" office:value-type="string" office:string-value="DDL-1.02.01.6" calcext:value-type="string">
            <text:p>DDL-1.02.01.6</text:p>
          </table:table-cell>
          <table:table-cell/>
          <table:table-cell table:formula="of:=[.L41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43])" office:value-type="string" office:string-value=" 7" calcext:value-type="string">
            <text:p><text:s/>7</text:p>
          </table:table-cell>
          <table:table-cell table:style-name="ce24" table:formula="of:=COM.MICROSOFT.CONCAT([.H$36];&quot;.&quot;;[.L43])" office:value-type="string" office:string-value="DDL-1.02.01.7" calcext:value-type="string">
            <text:p>DDL-1.02.01.7</text:p>
          </table:table-cell>
          <table:table-cell/>
          <table:table-cell table:formula="of:=[.L42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44])" office:value-type="string" office:string-value=" 8" calcext:value-type="string">
            <text:p><text:s/>8</text:p>
          </table:table-cell>
          <table:table-cell table:style-name="ce24" table:formula="of:=COM.MICROSOFT.CONCAT([.H$36];&quot;.&quot;;[.L44])" office:value-type="string" office:string-value="DDL-1.02.01.8" calcext:value-type="string">
            <text:p>DDL-1.02.01.8</text:p>
          </table:table-cell>
          <table:table-cell/>
          <table:table-cell table:formula="of:=[.L43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45])" office:value-type="string" office:string-value=" 9" calcext:value-type="string">
            <text:p><text:s/>9</text:p>
          </table:table-cell>
          <table:table-cell table:style-name="ce24" table:formula="of:=COM.MICROSOFT.CONCAT([.H$36];&quot;.&quot;;[.L45])" office:value-type="string" office:string-value="DDL-1.02.01.9" calcext:value-type="string">
            <text:p>DDL-1.02.01.9</text:p>
          </table:table-cell>
          <table:table-cell/>
          <table:table-cell table:formula="of:=[.L44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46])" office:value-type="string" office:string-value=" 10" calcext:value-type="string">
            <text:p><text:s/>10</text:p>
          </table:table-cell>
          <table:table-cell table:style-name="ce24" table:formula="of:=COM.MICROSOFT.CONCAT([.H$36];&quot;.&quot;;[.L46])" office:value-type="string" office:string-value="DDL-1.02.01.10" calcext:value-type="string">
            <text:p>DDL-1.02.01.10</text:p>
          </table:table-cell>
          <table:table-cell/>
          <table:table-cell table:formula="of:=[.L45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47])" office:value-type="string" office:string-value=" 11" calcext:value-type="string">
            <text:p><text:s/>11</text:p>
          </table:table-cell>
          <table:table-cell table:style-name="ce24" table:formula="of:=COM.MICROSOFT.CONCAT([.H$36];&quot;.&quot;;[.L47])" office:value-type="string" office:string-value="DDL-1.02.01.11" calcext:value-type="string">
            <text:p>DDL-1.02.01.11</text:p>
          </table:table-cell>
          <table:table-cell/>
          <table:table-cell table:formula="of:=[.L46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48])" office:value-type="string" office:string-value=" 12" calcext:value-type="string">
            <text:p><text:s/>12</text:p>
          </table:table-cell>
          <table:table-cell table:style-name="ce24" table:formula="of:=COM.MICROSOFT.CONCAT([.H$36];&quot;.&quot;;[.L48])" office:value-type="string" office:string-value="DDL-1.02.01.12" calcext:value-type="string">
            <text:p>DDL-1.02.01.12</text:p>
          </table:table-cell>
          <table:table-cell/>
          <table:table-cell table:formula="of:=[.L47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/>
          <table:table-cell table:style-name="Default"/>
          <table:table-cell table:style-name="ce20" office:value-type="string" calcext:value-type="string">
            <text:p>Shiplap</text:p>
          </table:table-cell>
          <table:table-cell table:style-name="ce2" office:value-type="string" calcext:value-type="string">
            <text:p>DDL-1.02.02</text:p>
          </table:table-cell>
          <table:table-cell/>
          <table:table-cell table:style-name="ce27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 office:value-type="string" calcext:value-type="string">
            <text:p>(Colour swatch)</text:p>
          </table:table-cell>
          <table:table-cell table:style-name="Default" table:formula="of:=COM.MICROSOFT.CONCAT([.I$1];&quot; &quot;;[.L50])" office:value-type="string" office:string-value=" 1" calcext:value-type="string">
            <text:p><text:s/>1</text:p>
          </table:table-cell>
          <table:table-cell table:style-name="ce24" table:formula="of:=COM.MICROSOFT.CONCAT([.H$49];&quot;.&quot;;[.L50])" office:value-type="string" office:string-value="DDL-1.02.02.1" calcext:value-type="string">
            <text:p>DDL-1.02.02.1</text:p>
          </table:table-cell>
          <table:table-cell/>
          <table:table-cell table:formula="of:=[.L49]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51])" office:value-type="string" office:string-value=" 2" calcext:value-type="string">
            <text:p><text:s/>2</text:p>
          </table:table-cell>
          <table:table-cell table:style-name="ce24" table:formula="of:=COM.MICROSOFT.CONCAT([.H$49];&quot;.&quot;;[.L51])" office:value-type="string" office:string-value="DDL-1.02.02.2" calcext:value-type="string">
            <text:p>DDL-1.02.02.2</text:p>
          </table:table-cell>
          <table:table-cell/>
          <table:table-cell table:formula="of:=[.L50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52])" office:value-type="string" office:string-value=" 3" calcext:value-type="string">
            <text:p><text:s/>3</text:p>
          </table:table-cell>
          <table:table-cell table:style-name="ce24" table:formula="of:=COM.MICROSOFT.CONCAT([.H$49];&quot;.&quot;;[.L52])" office:value-type="string" office:string-value="DDL-1.02.02.3" calcext:value-type="string">
            <text:p>DDL-1.02.02.3</text:p>
          </table:table-cell>
          <table:table-cell/>
          <table:table-cell table:formula="of:=[.L51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53])" office:value-type="string" office:string-value=" 4" calcext:value-type="string">
            <text:p><text:s/>4</text:p>
          </table:table-cell>
          <table:table-cell table:style-name="ce24" table:formula="of:=COM.MICROSOFT.CONCAT([.H$49];&quot;.&quot;;[.L53])" office:value-type="string" office:string-value="DDL-1.02.02.4" calcext:value-type="string">
            <text:p>DDL-1.02.02.4</text:p>
          </table:table-cell>
          <table:table-cell/>
          <table:table-cell table:formula="of:=[.L52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54])" office:value-type="string" office:string-value=" 5" calcext:value-type="string">
            <text:p><text:s/>5</text:p>
          </table:table-cell>
          <table:table-cell table:style-name="ce24" table:formula="of:=COM.MICROSOFT.CONCAT([.H$49];&quot;.&quot;;[.L54])" office:value-type="string" office:string-value="DDL-1.02.02.5" calcext:value-type="string">
            <text:p>DDL-1.02.02.5</text:p>
          </table:table-cell>
          <table:table-cell table:style-name="ce17"/>
          <table:table-cell table:formula="of:=[.L53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55])" office:value-type="string" office:string-value=" 6" calcext:value-type="string">
            <text:p><text:s/>6</text:p>
          </table:table-cell>
          <table:table-cell table:style-name="ce24" table:formula="of:=COM.MICROSOFT.CONCAT([.H$49];&quot;.&quot;;[.L55])" office:value-type="string" office:string-value="DDL-1.02.02.6" calcext:value-type="string">
            <text:p>DDL-1.02.02.6</text:p>
          </table:table-cell>
          <table:table-cell table:style-name="ce17"/>
          <table:table-cell table:formula="of:=[.L54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56])" office:value-type="string" office:string-value=" 7" calcext:value-type="string">
            <text:p><text:s/>7</text:p>
          </table:table-cell>
          <table:table-cell table:style-name="ce24" table:formula="of:=COM.MICROSOFT.CONCAT([.H$49];&quot;.&quot;;[.L56])" office:value-type="string" office:string-value="DDL-1.02.02.7" calcext:value-type="string">
            <text:p>DDL-1.02.02.7</text:p>
          </table:table-cell>
          <table:table-cell table:style-name="ce17"/>
          <table:table-cell table:formula="of:=[.L55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57])" office:value-type="string" office:string-value=" 8" calcext:value-type="string">
            <text:p><text:s/>8</text:p>
          </table:table-cell>
          <table:table-cell table:style-name="ce24" table:formula="of:=COM.MICROSOFT.CONCAT([.H$49];&quot;.&quot;;[.L57])" office:value-type="string" office:string-value="DDL-1.02.02.8" calcext:value-type="string">
            <text:p>DDL-1.02.02.8</text:p>
          </table:table-cell>
          <table:table-cell table:style-name="ce17"/>
          <table:table-cell table:formula="of:=[.L56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58])" office:value-type="string" office:string-value=" 9" calcext:value-type="string">
            <text:p><text:s/>9</text:p>
          </table:table-cell>
          <table:table-cell table:style-name="ce24" table:formula="of:=COM.MICROSOFT.CONCAT([.H$49];&quot;.&quot;;[.L58])" office:value-type="string" office:string-value="DDL-1.02.02.9" calcext:value-type="string">
            <text:p>DDL-1.02.02.9</text:p>
          </table:table-cell>
          <table:table-cell table:style-name="ce17"/>
          <table:table-cell table:formula="of:=[.L57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59])" office:value-type="string" office:string-value=" 10" calcext:value-type="string">
            <text:p><text:s/>10</text:p>
          </table:table-cell>
          <table:table-cell table:style-name="ce24" table:formula="of:=COM.MICROSOFT.CONCAT([.H$49];&quot;.&quot;;[.L59])" office:value-type="string" office:string-value="DDL-1.02.02.10" calcext:value-type="string">
            <text:p>DDL-1.02.02.10</text:p>
          </table:table-cell>
          <table:table-cell table:style-name="ce17"/>
          <table:table-cell table:formula="of:=[.L58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60])" office:value-type="string" office:string-value=" 11" calcext:value-type="string">
            <text:p><text:s/>11</text:p>
          </table:table-cell>
          <table:table-cell table:style-name="ce24" table:formula="of:=COM.MICROSOFT.CONCAT([.H$49];&quot;.&quot;;[.L60])" office:value-type="string" office:string-value="DDL-1.02.02.11" calcext:value-type="string">
            <text:p>DDL-1.02.02.11</text:p>
          </table:table-cell>
          <table:table-cell table:style-name="ce17"/>
          <table:table-cell table:formula="of:=[.L59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61])" office:value-type="string" office:string-value=" 12" calcext:value-type="string">
            <text:p><text:s/>12</text:p>
          </table:table-cell>
          <table:table-cell table:style-name="ce24" table:formula="of:=COM.MICROSOFT.CONCAT([.H$49];&quot;.&quot;;[.L61])" office:value-type="string" office:string-value="DDL-1.02.02.12" calcext:value-type="string">
            <text:p>DDL-1.02.02.12</text:p>
          </table:table-cell>
          <table:table-cell table:style-name="ce17"/>
          <table:table-cell table:formula="of:=[.L60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 table:style-name="ce20" office:value-type="string" calcext:value-type="string">
            <text:p>Waney edge</text:p>
          </table:table-cell>
          <table:table-cell table:style-name="ce2" office:value-type="string" calcext:value-type="string">
            <text:p>DDL-1.02.03</text:p>
          </table:table-cell>
          <table:table-cell table:style-name="Default"/>
          <table:table-cell table:style-name="ce27"/>
          <table:table-cell table:style-name="ce17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 office:value-type="string" calcext:value-type="string">
            <text:p>(Colour swatch)</text:p>
          </table:table-cell>
          <table:table-cell table:style-name="Default" table:formula="of:=COM.MICROSOFT.CONCAT([.I$1];&quot; &quot;;[.L63])" office:value-type="string" office:string-value=" 1" calcext:value-type="string">
            <text:p><text:s/>1</text:p>
          </table:table-cell>
          <table:table-cell table:style-name="ce24" table:formula="of:=COM.MICROSOFT.CONCAT([.H$62];&quot;.&quot;;[.L63])" office:value-type="string" office:string-value="DDL-1.02.03.1" calcext:value-type="string">
            <text:p>DDL-1.02.03.1</text:p>
          </table:table-cell>
          <table:table-cell table:style-name="ce17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64])" office:value-type="string" office:string-value=" 2" calcext:value-type="string">
            <text:p><text:s/>2</text:p>
          </table:table-cell>
          <table:table-cell table:style-name="ce24" table:formula="of:=COM.MICROSOFT.CONCAT([.H$62];&quot;.&quot;;[.L64])" office:value-type="string" office:string-value="DDL-1.02.03.2" calcext:value-type="string">
            <text:p>DDL-1.02.03.2</text:p>
          </table:table-cell>
          <table:table-cell table:style-name="ce17"/>
          <table:table-cell table:formula="of:=[.L63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65])" office:value-type="string" office:string-value=" 3" calcext:value-type="string">
            <text:p><text:s/>3</text:p>
          </table:table-cell>
          <table:table-cell table:style-name="ce24" table:formula="of:=COM.MICROSOFT.CONCAT([.H$62];&quot;.&quot;;[.L65])" office:value-type="string" office:string-value="DDL-1.02.03.3" calcext:value-type="string">
            <text:p>DDL-1.02.03.3</text:p>
          </table:table-cell>
          <table:table-cell table:style-name="ce17"/>
          <table:table-cell table:formula="of:=[.L64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66])" office:value-type="string" office:string-value=" 4" calcext:value-type="string">
            <text:p><text:s/>4</text:p>
          </table:table-cell>
          <table:table-cell table:style-name="ce24" table:formula="of:=COM.MICROSOFT.CONCAT([.H$62];&quot;.&quot;;[.L66])" office:value-type="string" office:string-value="DDL-1.02.03.4" calcext:value-type="string">
            <text:p>DDL-1.02.03.4</text:p>
          </table:table-cell>
          <table:table-cell table:style-name="ce17"/>
          <table:table-cell table:formula="of:=[.L65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67])" office:value-type="string" office:string-value=" 5" calcext:value-type="string">
            <text:p><text:s/>5</text:p>
          </table:table-cell>
          <table:table-cell table:style-name="ce24" table:formula="of:=COM.MICROSOFT.CONCAT([.H$62];&quot;.&quot;;[.L67])" office:value-type="string" office:string-value="DDL-1.02.03.5" calcext:value-type="string">
            <text:p>DDL-1.02.03.5</text:p>
          </table:table-cell>
          <table:table-cell table:style-name="ce17"/>
          <table:table-cell table:formula="of:=[.L66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68])" office:value-type="string" office:string-value=" 6" calcext:value-type="string">
            <text:p><text:s/>6</text:p>
          </table:table-cell>
          <table:table-cell table:style-name="ce24" table:formula="of:=COM.MICROSOFT.CONCAT([.H$62];&quot;.&quot;;[.L68])" office:value-type="string" office:string-value="DDL-1.02.03.6" calcext:value-type="string">
            <text:p>DDL-1.02.03.6</text:p>
          </table:table-cell>
          <table:table-cell table:style-name="ce17"/>
          <table:table-cell table:formula="of:=[.L67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69])" office:value-type="string" office:string-value=" 7" calcext:value-type="string">
            <text:p><text:s/>7</text:p>
          </table:table-cell>
          <table:table-cell table:style-name="ce24" table:formula="of:=COM.MICROSOFT.CONCAT([.H$62];&quot;.&quot;;[.L69])" office:value-type="string" office:string-value="DDL-1.02.03.7" calcext:value-type="string">
            <text:p>DDL-1.02.03.7</text:p>
          </table:table-cell>
          <table:table-cell table:style-name="ce17"/>
          <table:table-cell table:formula="of:=[.L68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70])" office:value-type="string" office:string-value=" 8" calcext:value-type="string">
            <text:p><text:s/>8</text:p>
          </table:table-cell>
          <table:table-cell table:style-name="ce24" table:formula="of:=COM.MICROSOFT.CONCAT([.H$62];&quot;.&quot;;[.L70])" office:value-type="string" office:string-value="DDL-1.02.03.8" calcext:value-type="string">
            <text:p>DDL-1.02.03.8</text:p>
          </table:table-cell>
          <table:table-cell table:style-name="ce17"/>
          <table:table-cell table:formula="of:=[.L69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71])" office:value-type="string" office:string-value=" 9" calcext:value-type="string">
            <text:p><text:s/>9</text:p>
          </table:table-cell>
          <table:table-cell table:style-name="ce24" table:formula="of:=COM.MICROSOFT.CONCAT([.H$62];&quot;.&quot;;[.L71])" office:value-type="string" office:string-value="DDL-1.02.03.9" calcext:value-type="string">
            <text:p>DDL-1.02.03.9</text:p>
          </table:table-cell>
          <table:table-cell table:style-name="ce17"/>
          <table:table-cell table:formula="of:=[.L70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72])" office:value-type="string" office:string-value=" 10" calcext:value-type="string">
            <text:p><text:s/>10</text:p>
          </table:table-cell>
          <table:table-cell table:style-name="ce24" table:formula="of:=COM.MICROSOFT.CONCAT([.H$62];&quot;.&quot;;[.L72])" office:value-type="string" office:string-value="DDL-1.02.03.10" calcext:value-type="string">
            <text:p>DDL-1.02.03.10</text:p>
          </table:table-cell>
          <table:table-cell table:style-name="ce17"/>
          <table:table-cell table:formula="of:=[.L71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73])" office:value-type="string" office:string-value=" 11" calcext:value-type="string">
            <text:p><text:s/>11</text:p>
          </table:table-cell>
          <table:table-cell table:style-name="ce24" table:formula="of:=COM.MICROSOFT.CONCAT([.H$62];&quot;.&quot;;[.L73])" office:value-type="string" office:string-value="DDL-1.02.03.11" calcext:value-type="string">
            <text:p>DDL-1.02.03.11</text:p>
          </table:table-cell>
          <table:table-cell table:style-name="ce17"/>
          <table:table-cell table:formula="of:=[.L72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74])" office:value-type="string" office:string-value=" 12" calcext:value-type="string">
            <text:p><text:s/>12</text:p>
          </table:table-cell>
          <table:table-cell table:style-name="ce24" table:formula="of:=COM.MICROSOFT.CONCAT([.H$62];&quot;.&quot;;[.L74])" office:value-type="string" office:string-value="DDL-1.02.03.12" calcext:value-type="string">
            <text:p>DDL-1.02.03.12</text:p>
          </table:table-cell>
          <table:table-cell table:style-name="ce17"/>
          <table:table-cell table:formula="of:=[.L73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0" office:value-type="string" calcext:value-type="string">
            <text:p>Recycled clad</text:p>
          </table:table-cell>
          <table:table-cell table:style-name="ce2" office:value-type="string" calcext:value-type="string">
            <text:p>DDL-1.02.04</text:p>
          </table:table-cell>
          <table:table-cell table:style-name="Default"/>
          <table:table-cell table:style-name="ce27"/>
          <table:table-cell table:style-name="ce17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 office:value-type="string" calcext:value-type="string">
            <text:p>(Colour swatch)</text:p>
          </table:table-cell>
          <table:table-cell table:style-name="Default" table:formula="of:=COM.MICROSOFT.CONCAT([.I$1];&quot; &quot;;[.L76])" office:value-type="string" office:string-value=" 1" calcext:value-type="string">
            <text:p><text:s/>1</text:p>
          </table:table-cell>
          <table:table-cell table:style-name="ce24" table:formula="of:=COM.MICROSOFT.CONCAT([.H$75];&quot;.&quot;;[.L76])" office:value-type="string" office:string-value="DDL-1.02.04.1" calcext:value-type="string">
            <text:p>DDL-1.02.04.1</text:p>
          </table:table-cell>
          <table:table-cell table:style-name="ce17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77])" office:value-type="string" office:string-value=" 2" calcext:value-type="string">
            <text:p><text:s/>2</text:p>
          </table:table-cell>
          <table:table-cell table:style-name="ce24" table:formula="of:=COM.MICROSOFT.CONCAT([.H$75];&quot;.&quot;;[.L77])" office:value-type="string" office:string-value="DDL-1.02.04.2" calcext:value-type="string">
            <text:p>DDL-1.02.04.2</text:p>
          </table:table-cell>
          <table:table-cell table:style-name="ce17"/>
          <table:table-cell table:formula="of:=[.L76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78])" office:value-type="string" office:string-value=" 3" calcext:value-type="string">
            <text:p><text:s/>3</text:p>
          </table:table-cell>
          <table:table-cell table:style-name="ce24" table:formula="of:=COM.MICROSOFT.CONCAT([.H$75];&quot;.&quot;;[.L78])" office:value-type="string" office:string-value="DDL-1.02.04.3" calcext:value-type="string">
            <text:p>DDL-1.02.04.3</text:p>
          </table:table-cell>
          <table:table-cell table:style-name="ce17"/>
          <table:table-cell table:formula="of:=[.L77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79])" office:value-type="string" office:string-value=" 4" calcext:value-type="string">
            <text:p><text:s/>4</text:p>
          </table:table-cell>
          <table:table-cell table:style-name="ce24" table:formula="of:=COM.MICROSOFT.CONCAT([.H$75];&quot;.&quot;;[.L79])" office:value-type="string" office:string-value="DDL-1.02.04.4" calcext:value-type="string">
            <text:p>DDL-1.02.04.4</text:p>
          </table:table-cell>
          <table:table-cell table:style-name="ce17"/>
          <table:table-cell table:formula="of:=[.L78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80])" office:value-type="string" office:string-value=" 5" calcext:value-type="string">
            <text:p><text:s/>5</text:p>
          </table:table-cell>
          <table:table-cell table:style-name="ce24" table:formula="of:=COM.MICROSOFT.CONCAT([.H$75];&quot;.&quot;;[.L80])" office:value-type="string" office:string-value="DDL-1.02.04.5" calcext:value-type="string">
            <text:p>DDL-1.02.04.5</text:p>
          </table:table-cell>
          <table:table-cell table:style-name="ce17"/>
          <table:table-cell table:formula="of:=[.L79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81])" office:value-type="string" office:string-value=" 6" calcext:value-type="string">
            <text:p><text:s/>6</text:p>
          </table:table-cell>
          <table:table-cell table:style-name="ce24" table:formula="of:=COM.MICROSOFT.CONCAT([.H$75];&quot;.&quot;;[.L81])" office:value-type="string" office:string-value="DDL-1.02.04.6" calcext:value-type="string">
            <text:p>DDL-1.02.04.6</text:p>
          </table:table-cell>
          <table:table-cell table:style-name="ce17"/>
          <table:table-cell table:formula="of:=[.L80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82])" office:value-type="string" office:string-value=" 7" calcext:value-type="string">
            <text:p><text:s/>7</text:p>
          </table:table-cell>
          <table:table-cell table:style-name="ce24" table:formula="of:=COM.MICROSOFT.CONCAT([.H$75];&quot;.&quot;;[.L82])" office:value-type="string" office:string-value="DDL-1.02.04.7" calcext:value-type="string">
            <text:p>DDL-1.02.04.7</text:p>
          </table:table-cell>
          <table:table-cell table:style-name="ce17"/>
          <table:table-cell table:formula="of:=[.L81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83])" office:value-type="string" office:string-value=" 8" calcext:value-type="string">
            <text:p><text:s/>8</text:p>
          </table:table-cell>
          <table:table-cell table:style-name="ce24" table:formula="of:=COM.MICROSOFT.CONCAT([.H$75];&quot;.&quot;;[.L83])" office:value-type="string" office:string-value="DDL-1.02.04.8" calcext:value-type="string">
            <text:p>DDL-1.02.04.8</text:p>
          </table:table-cell>
          <table:table-cell table:style-name="ce17"/>
          <table:table-cell table:formula="of:=[.L82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84])" office:value-type="string" office:string-value=" 9" calcext:value-type="string">
            <text:p><text:s/>9</text:p>
          </table:table-cell>
          <table:table-cell table:style-name="ce24" table:formula="of:=COM.MICROSOFT.CONCAT([.H$75];&quot;.&quot;;[.L84])" office:value-type="string" office:string-value="DDL-1.02.04.9" calcext:value-type="string">
            <text:p>DDL-1.02.04.9</text:p>
          </table:table-cell>
          <table:table-cell table:style-name="ce17"/>
          <table:table-cell table:formula="of:=[.L83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85])" office:value-type="string" office:string-value=" 10" calcext:value-type="string">
            <text:p><text:s/>10</text:p>
          </table:table-cell>
          <table:table-cell table:style-name="ce24" table:formula="of:=COM.MICROSOFT.CONCAT([.H$75];&quot;.&quot;;[.L85])" office:value-type="string" office:string-value="DDL-1.02.04.10" calcext:value-type="string">
            <text:p>DDL-1.02.04.10</text:p>
          </table:table-cell>
          <table:table-cell table:style-name="ce17"/>
          <table:table-cell table:formula="of:=[.L84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86])" office:value-type="string" office:string-value=" 11" calcext:value-type="string">
            <text:p><text:s/>11</text:p>
          </table:table-cell>
          <table:table-cell table:style-name="ce24" table:formula="of:=COM.MICROSOFT.CONCAT([.H$75];&quot;.&quot;;[.L86])" office:value-type="string" office:string-value="DDL-1.02.04.11" calcext:value-type="string">
            <text:p>DDL-1.02.04.11</text:p>
          </table:table-cell>
          <table:table-cell table:style-name="ce17"/>
          <table:table-cell table:formula="of:=[.L85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87])" office:value-type="string" office:string-value=" 12" calcext:value-type="string">
            <text:p><text:s/>12</text:p>
          </table:table-cell>
          <table:table-cell table:style-name="ce24" table:formula="of:=COM.MICROSOFT.CONCAT([.H$75];&quot;.&quot;;[.L87])" office:value-type="string" office:string-value="DDL-1.02.04.12" calcext:value-type="string">
            <text:p>DDL-1.02.04.12</text:p>
          </table:table-cell>
          <table:table-cell table:style-name="ce17"/>
          <table:table-cell table:formula="of:=[.L86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0" office:value-type="string" calcext:value-type="string">
            <text:p>Nil</text:p>
          </table:table-cell>
          <table:table-cell/>
          <table:table-cell table:style-name="Default"/>
          <table:table-cell table:style-name="ce2" office:value-type="string" calcext:value-type="string">
            <text:p>DDL-1.02.05</text:p>
          </table:table-cell>
          <table:table-cell table:style-name="ce17"/>
          <table:table-cell table:formula="of:=[.L87]+1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ce17"/>
          <table:table-cell table:formula="of:=[.L88]+1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office:value-type="string" calcext:value-type="string">
            <text:p>Exterior Decking</text:p>
          </table:table-cell>
          <table:table-cell table:style-name="ce2" office:value-type="string" calcext:value-type="string">
            <text:p>DDL-1.03</text:p>
          </table:table-cell>
          <table:table-cell office:value-type="string" calcext:value-type="string">
            <text:p>125mm plank</text:p>
          </table:table-cell>
          <table:table-cell table:style-name="ce2" office:value-type="string" calcext:value-type="string">
            <text:p>DDL-1.03.01</text:p>
          </table:table-cell>
          <table:table-cell/>
          <table:table-cell table:style-name="ce27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 office:value-type="string" calcext:value-type="string">
            <text:p>(Colour swatch)</text:p>
          </table:table-cell>
          <table:table-cell table:style-name="Default" table:formula="of:=COM.MICROSOFT.CONCAT([.I$1];&quot; &quot;;[.L91])" office:value-type="string" office:string-value=" 1" calcext:value-type="string">
            <text:p><text:s/>1</text:p>
          </table:table-cell>
          <table:table-cell table:style-name="ce24" table:formula="of:=COM.MICROSOFT.CONCAT([.H$90];&quot;.&quot;;[.L91])" office:value-type="string" office:string-value="DDL-1.03.01.1" calcext:value-type="string">
            <text:p>DDL-1.03.01.1</text:p>
          </table:table-cell>
          <table:table-cell table:style-name="ce17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92])" office:value-type="string" office:string-value=" 2" calcext:value-type="string">
            <text:p><text:s/>2</text:p>
          </table:table-cell>
          <table:table-cell table:style-name="ce24" table:formula="of:=COM.MICROSOFT.CONCAT([.H$90];&quot;.&quot;;[.L92])" office:value-type="string" office:string-value="DDL-1.03.01.2" calcext:value-type="string">
            <text:p>DDL-1.03.01.2</text:p>
          </table:table-cell>
          <table:table-cell table:style-name="ce17"/>
          <table:table-cell table:formula="of:=[.L91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93])" office:value-type="string" office:string-value=" 3" calcext:value-type="string">
            <text:p><text:s/>3</text:p>
          </table:table-cell>
          <table:table-cell table:style-name="ce24" table:formula="of:=COM.MICROSOFT.CONCAT([.H$90];&quot;.&quot;;[.L93])" office:value-type="string" office:string-value="DDL-1.03.01.3" calcext:value-type="string">
            <text:p>DDL-1.03.01.3</text:p>
          </table:table-cell>
          <table:table-cell table:style-name="ce17"/>
          <table:table-cell table:formula="of:=[.L92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94])" office:value-type="string" office:string-value=" 4" calcext:value-type="string">
            <text:p><text:s/>4</text:p>
          </table:table-cell>
          <table:table-cell table:style-name="ce24" table:formula="of:=COM.MICROSOFT.CONCAT([.H$90];&quot;.&quot;;[.L94])" office:value-type="string" office:string-value="DDL-1.03.01.4" calcext:value-type="string">
            <text:p>DDL-1.03.01.4</text:p>
          </table:table-cell>
          <table:table-cell table:style-name="ce17"/>
          <table:table-cell table:formula="of:=[.L93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95])" office:value-type="string" office:string-value=" 5" calcext:value-type="string">
            <text:p><text:s/>5</text:p>
          </table:table-cell>
          <table:table-cell table:style-name="ce24" table:formula="of:=COM.MICROSOFT.CONCAT([.H$90];&quot;.&quot;;[.L95])" office:value-type="string" office:string-value="DDL-1.03.01.5" calcext:value-type="string">
            <text:p>DDL-1.03.01.5</text:p>
          </table:table-cell>
          <table:table-cell table:style-name="ce17"/>
          <table:table-cell table:formula="of:=[.L94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96])" office:value-type="string" office:string-value=" 6" calcext:value-type="string">
            <text:p><text:s/>6</text:p>
          </table:table-cell>
          <table:table-cell table:style-name="ce24" table:formula="of:=COM.MICROSOFT.CONCAT([.H$90];&quot;.&quot;;[.L96])" office:value-type="string" office:string-value="DDL-1.03.01.6" calcext:value-type="string">
            <text:p>DDL-1.03.01.6</text:p>
          </table:table-cell>
          <table:table-cell table:style-name="ce17"/>
          <table:table-cell table:formula="of:=[.L95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97])" office:value-type="string" office:string-value=" 7" calcext:value-type="string">
            <text:p><text:s/>7</text:p>
          </table:table-cell>
          <table:table-cell table:style-name="ce24" table:formula="of:=COM.MICROSOFT.CONCAT([.H$90];&quot;.&quot;;[.L97])" office:value-type="string" office:string-value="DDL-1.03.01.7" calcext:value-type="string">
            <text:p>DDL-1.03.01.7</text:p>
          </table:table-cell>
          <table:table-cell table:style-name="ce17"/>
          <table:table-cell table:formula="of:=[.L96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98])" office:value-type="string" office:string-value=" 8" calcext:value-type="string">
            <text:p><text:s/>8</text:p>
          </table:table-cell>
          <table:table-cell table:style-name="ce24" table:formula="of:=COM.MICROSOFT.CONCAT([.H$90];&quot;.&quot;;[.L98])" office:value-type="string" office:string-value="DDL-1.03.01.8" calcext:value-type="string">
            <text:p>DDL-1.03.01.8</text:p>
          </table:table-cell>
          <table:table-cell table:style-name="ce17"/>
          <table:table-cell table:formula="of:=[.L97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99])" office:value-type="string" office:string-value=" 9" calcext:value-type="string">
            <text:p><text:s/>9</text:p>
          </table:table-cell>
          <table:table-cell table:style-name="ce24" table:formula="of:=COM.MICROSOFT.CONCAT([.H$90];&quot;.&quot;;[.L99])" office:value-type="string" office:string-value="DDL-1.03.01.9" calcext:value-type="string">
            <text:p>DDL-1.03.01.9</text:p>
          </table:table-cell>
          <table:table-cell table:style-name="ce17"/>
          <table:table-cell table:formula="of:=[.L98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00])" office:value-type="string" office:string-value=" 10" calcext:value-type="string">
            <text:p><text:s/>10</text:p>
          </table:table-cell>
          <table:table-cell table:style-name="ce24" table:formula="of:=COM.MICROSOFT.CONCAT([.H$90];&quot;.&quot;;[.L100])" office:value-type="string" office:string-value="DDL-1.03.01.10" calcext:value-type="string">
            <text:p>DDL-1.03.01.10</text:p>
          </table:table-cell>
          <table:table-cell table:style-name="ce17"/>
          <table:table-cell table:formula="of:=[.L99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01])" office:value-type="string" office:string-value=" 11" calcext:value-type="string">
            <text:p><text:s/>11</text:p>
          </table:table-cell>
          <table:table-cell table:style-name="ce24" table:formula="of:=COM.MICROSOFT.CONCAT([.H$90];&quot;.&quot;;[.L101])" office:value-type="string" office:string-value="DDL-1.03.01.11" calcext:value-type="string">
            <text:p>DDL-1.03.01.11</text:p>
          </table:table-cell>
          <table:table-cell table:style-name="ce17"/>
          <table:table-cell table:formula="of:=[.L100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02])" office:value-type="string" office:string-value=" 12" calcext:value-type="string">
            <text:p><text:s/>12</text:p>
          </table:table-cell>
          <table:table-cell table:style-name="ce24" table:formula="of:=COM.MICROSOFT.CONCAT([.H$90];&quot;.&quot;;[.L102])" office:value-type="string" office:string-value="DDL-1.03.01.12" calcext:value-type="string">
            <text:p>DDL-1.03.01.12</text:p>
          </table:table-cell>
          <table:table-cell table:style-name="ce17"/>
          <table:table-cell table:formula="of:=[.L101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135mm board</text:p>
          </table:table-cell>
          <table:table-cell table:style-name="ce2" office:value-type="string" calcext:value-type="string">
            <text:p>DDL-1.03.02</text:p>
          </table:table-cell>
          <table:table-cell table:style-name="Default"/>
          <table:table-cell table:style-name="ce27"/>
          <table:table-cell table:style-name="ce17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 office:value-type="string" calcext:value-type="string">
            <text:p>(Colour swatch)</text:p>
          </table:table-cell>
          <table:table-cell table:style-name="Default" table:formula="of:=COM.MICROSOFT.CONCAT([.I$1];&quot; &quot;;[.L104])" office:value-type="string" office:string-value=" 1" calcext:value-type="string">
            <text:p><text:s/>1</text:p>
          </table:table-cell>
          <table:table-cell table:style-name="ce24" table:formula="of:=COM.MICROSOFT.CONCAT([.H$103];&quot;.&quot;;[.L104])" office:value-type="string" office:string-value="DDL-1.03.02.1" calcext:value-type="string">
            <text:p>DDL-1.03.02.1</text:p>
          </table:table-cell>
          <table:table-cell table:style-name="ce17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05])" office:value-type="string" office:string-value=" 2" calcext:value-type="string">
            <text:p><text:s/>2</text:p>
          </table:table-cell>
          <table:table-cell table:style-name="ce24" table:formula="of:=COM.MICROSOFT.CONCAT([.H$103];&quot;.&quot;;[.L105])" office:value-type="string" office:string-value="DDL-1.03.02.2" calcext:value-type="string">
            <text:p>DDL-1.03.02.2</text:p>
          </table:table-cell>
          <table:table-cell table:style-name="ce17"/>
          <table:table-cell table:formula="of:=[.L104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06])" office:value-type="string" office:string-value=" 3" calcext:value-type="string">
            <text:p><text:s/>3</text:p>
          </table:table-cell>
          <table:table-cell table:style-name="ce24" table:formula="of:=COM.MICROSOFT.CONCAT([.H$103];&quot;.&quot;;[.L106])" office:value-type="string" office:string-value="DDL-1.03.02.3" calcext:value-type="string">
            <text:p>DDL-1.03.02.3</text:p>
          </table:table-cell>
          <table:table-cell table:style-name="ce17"/>
          <table:table-cell table:formula="of:=[.L105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07])" office:value-type="string" office:string-value=" 4" calcext:value-type="string">
            <text:p><text:s/>4</text:p>
          </table:table-cell>
          <table:table-cell table:style-name="ce24" table:formula="of:=COM.MICROSOFT.CONCAT([.H$103];&quot;.&quot;;[.L107])" office:value-type="string" office:string-value="DDL-1.03.02.4" calcext:value-type="string">
            <text:p>DDL-1.03.02.4</text:p>
          </table:table-cell>
          <table:table-cell table:style-name="ce17"/>
          <table:table-cell table:formula="of:=[.L106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08])" office:value-type="string" office:string-value=" 5" calcext:value-type="string">
            <text:p><text:s/>5</text:p>
          </table:table-cell>
          <table:table-cell table:style-name="ce24" table:formula="of:=COM.MICROSOFT.CONCAT([.H$103];&quot;.&quot;;[.L108])" office:value-type="string" office:string-value="DDL-1.03.02.5" calcext:value-type="string">
            <text:p>DDL-1.03.02.5</text:p>
          </table:table-cell>
          <table:table-cell table:style-name="ce17"/>
          <table:table-cell table:formula="of:=[.L107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09])" office:value-type="string" office:string-value=" 6" calcext:value-type="string">
            <text:p><text:s/>6</text:p>
          </table:table-cell>
          <table:table-cell table:style-name="ce24" table:formula="of:=COM.MICROSOFT.CONCAT([.H$103];&quot;.&quot;;[.L109])" office:value-type="string" office:string-value="DDL-1.03.02.6" calcext:value-type="string">
            <text:p>DDL-1.03.02.6</text:p>
          </table:table-cell>
          <table:table-cell table:style-name="ce17"/>
          <table:table-cell table:formula="of:=[.L108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10])" office:value-type="string" office:string-value=" 7" calcext:value-type="string">
            <text:p><text:s/>7</text:p>
          </table:table-cell>
          <table:table-cell table:style-name="ce24" table:formula="of:=COM.MICROSOFT.CONCAT([.H$103];&quot;.&quot;;[.L110])" office:value-type="string" office:string-value="DDL-1.03.02.7" calcext:value-type="string">
            <text:p>DDL-1.03.02.7</text:p>
          </table:table-cell>
          <table:table-cell table:style-name="ce17"/>
          <table:table-cell table:formula="of:=[.L109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11])" office:value-type="string" office:string-value=" 8" calcext:value-type="string">
            <text:p><text:s/>8</text:p>
          </table:table-cell>
          <table:table-cell table:style-name="ce24" table:formula="of:=COM.MICROSOFT.CONCAT([.H$103];&quot;.&quot;;[.L111])" office:value-type="string" office:string-value="DDL-1.03.02.8" calcext:value-type="string">
            <text:p>DDL-1.03.02.8</text:p>
          </table:table-cell>
          <table:table-cell table:style-name="ce17"/>
          <table:table-cell table:formula="of:=[.L110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12])" office:value-type="string" office:string-value=" 9" calcext:value-type="string">
            <text:p><text:s/>9</text:p>
          </table:table-cell>
          <table:table-cell table:style-name="ce24" table:formula="of:=COM.MICROSOFT.CONCAT([.H$103];&quot;.&quot;;[.L112])" office:value-type="string" office:string-value="DDL-1.03.02.9" calcext:value-type="string">
            <text:p>DDL-1.03.02.9</text:p>
          </table:table-cell>
          <table:table-cell table:style-name="ce17"/>
          <table:table-cell table:formula="of:=[.L111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13])" office:value-type="string" office:string-value=" 10" calcext:value-type="string">
            <text:p><text:s/>10</text:p>
          </table:table-cell>
          <table:table-cell table:style-name="ce24" table:formula="of:=COM.MICROSOFT.CONCAT([.H$103];&quot;.&quot;;[.L113])" office:value-type="string" office:string-value="DDL-1.03.02.10" calcext:value-type="string">
            <text:p>DDL-1.03.02.10</text:p>
          </table:table-cell>
          <table:table-cell table:style-name="ce17"/>
          <table:table-cell table:formula="of:=[.L112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14])" office:value-type="string" office:string-value=" 11" calcext:value-type="string">
            <text:p><text:s/>11</text:p>
          </table:table-cell>
          <table:table-cell table:style-name="ce24" table:formula="of:=COM.MICROSOFT.CONCAT([.H$103];&quot;.&quot;;[.L114])" office:value-type="string" office:string-value="DDL-1.03.02.11" calcext:value-type="string">
            <text:p>DDL-1.03.02.11</text:p>
          </table:table-cell>
          <table:table-cell table:style-name="ce17"/>
          <table:table-cell table:formula="of:=[.L113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15])" office:value-type="string" office:string-value=" 12" calcext:value-type="string">
            <text:p><text:s/>12</text:p>
          </table:table-cell>
          <table:table-cell table:style-name="ce24" table:formula="of:=COM.MICROSOFT.CONCAT([.H$103];&quot;.&quot;;[.L115])" office:value-type="string" office:string-value="DDL-1.03.02.12" calcext:value-type="string">
            <text:p>DDL-1.03.02.12</text:p>
          </table:table-cell>
          <table:table-cell table:style-name="ce17"/>
          <table:table-cell table:formula="of:=[.L114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recycled plastic</text:p>
          </table:table-cell>
          <table:table-cell table:style-name="ce2" office:value-type="string" calcext:value-type="string">
            <text:p>DDL-1.03.03</text:p>
          </table:table-cell>
          <table:table-cell table:style-name="Default"/>
          <table:table-cell table:style-name="ce24"/>
          <table:table-cell table:style-name="ce17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 office:value-type="string" calcext:value-type="string">
            <text:p>(Colour swatch)</text:p>
          </table:table-cell>
          <table:table-cell table:style-name="Default" table:formula="of:=COM.MICROSOFT.CONCAT([.I$1];&quot; &quot;;[.L117])" office:value-type="string" office:string-value=" 1" calcext:value-type="string">
            <text:p><text:s/>1</text:p>
          </table:table-cell>
          <table:table-cell table:style-name="ce24" table:formula="of:=COM.MICROSOFT.CONCAT([.H$116];&quot;.&quot;;[.L117])" office:value-type="string" office:string-value="DDL-1.03.03.1" calcext:value-type="string">
            <text:p>DDL-1.03.03.1</text:p>
          </table:table-cell>
          <table:table-cell table:style-name="ce17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18])" office:value-type="string" office:string-value=" 2" calcext:value-type="string">
            <text:p><text:s/>2</text:p>
          </table:table-cell>
          <table:table-cell table:style-name="ce24" table:formula="of:=COM.MICROSOFT.CONCAT([.H$116];&quot;.&quot;;[.L118])" office:value-type="string" office:string-value="DDL-1.03.03.2" calcext:value-type="string">
            <text:p>DDL-1.03.03.2</text:p>
          </table:table-cell>
          <table:table-cell table:style-name="ce17"/>
          <table:table-cell table:formula="of:=[.L117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19])" office:value-type="string" office:string-value=" 3" calcext:value-type="string">
            <text:p><text:s/>3</text:p>
          </table:table-cell>
          <table:table-cell table:style-name="ce24" table:formula="of:=COM.MICROSOFT.CONCAT([.H$116];&quot;.&quot;;[.L119])" office:value-type="string" office:string-value="DDL-1.03.03.3" calcext:value-type="string">
            <text:p>DDL-1.03.03.3</text:p>
          </table:table-cell>
          <table:table-cell table:style-name="ce17"/>
          <table:table-cell table:formula="of:=[.L118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20])" office:value-type="string" office:string-value=" 4" calcext:value-type="string">
            <text:p><text:s/>4</text:p>
          </table:table-cell>
          <table:table-cell table:style-name="ce24" table:formula="of:=COM.MICROSOFT.CONCAT([.H$116];&quot;.&quot;;[.L120])" office:value-type="string" office:string-value="DDL-1.03.03.4" calcext:value-type="string">
            <text:p>DDL-1.03.03.4</text:p>
          </table:table-cell>
          <table:table-cell table:style-name="ce17"/>
          <table:table-cell table:formula="of:=[.L119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21])" office:value-type="string" office:string-value=" 5" calcext:value-type="string">
            <text:p><text:s/>5</text:p>
          </table:table-cell>
          <table:table-cell table:style-name="ce24" table:formula="of:=COM.MICROSOFT.CONCAT([.H$116];&quot;.&quot;;[.L121])" office:value-type="string" office:string-value="DDL-1.03.03.5" calcext:value-type="string">
            <text:p>DDL-1.03.03.5</text:p>
          </table:table-cell>
          <table:table-cell table:style-name="ce17"/>
          <table:table-cell table:formula="of:=[.L120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22])" office:value-type="string" office:string-value=" 6" calcext:value-type="string">
            <text:p><text:s/>6</text:p>
          </table:table-cell>
          <table:table-cell table:style-name="ce24" table:formula="of:=COM.MICROSOFT.CONCAT([.H$116];&quot;.&quot;;[.L122])" office:value-type="string" office:string-value="DDL-1.03.03.6" calcext:value-type="string">
            <text:p>DDL-1.03.03.6</text:p>
          </table:table-cell>
          <table:table-cell table:style-name="ce17"/>
          <table:table-cell table:formula="of:=[.L121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23])" office:value-type="string" office:string-value=" 7" calcext:value-type="string">
            <text:p><text:s/>7</text:p>
          </table:table-cell>
          <table:table-cell table:style-name="ce24" table:formula="of:=COM.MICROSOFT.CONCAT([.H$116];&quot;.&quot;;[.L123])" office:value-type="string" office:string-value="DDL-1.03.03.7" calcext:value-type="string">
            <text:p>DDL-1.03.03.7</text:p>
          </table:table-cell>
          <table:table-cell table:style-name="ce17"/>
          <table:table-cell table:formula="of:=[.L122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24])" office:value-type="string" office:string-value=" 8" calcext:value-type="string">
            <text:p><text:s/>8</text:p>
          </table:table-cell>
          <table:table-cell table:style-name="ce24" table:formula="of:=COM.MICROSOFT.CONCAT([.H$116];&quot;.&quot;;[.L124])" office:value-type="string" office:string-value="DDL-1.03.03.8" calcext:value-type="string">
            <text:p>DDL-1.03.03.8</text:p>
          </table:table-cell>
          <table:table-cell table:style-name="ce17"/>
          <table:table-cell table:formula="of:=[.L123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25])" office:value-type="string" office:string-value=" 9" calcext:value-type="string">
            <text:p><text:s/>9</text:p>
          </table:table-cell>
          <table:table-cell table:style-name="ce24" table:formula="of:=COM.MICROSOFT.CONCAT([.H$116];&quot;.&quot;;[.L125])" office:value-type="string" office:string-value="DDL-1.03.03.9" calcext:value-type="string">
            <text:p>DDL-1.03.03.9</text:p>
          </table:table-cell>
          <table:table-cell table:style-name="ce17"/>
          <table:table-cell table:formula="of:=[.L124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26])" office:value-type="string" office:string-value=" 10" calcext:value-type="string">
            <text:p><text:s/>10</text:p>
          </table:table-cell>
          <table:table-cell table:style-name="ce24" table:formula="of:=COM.MICROSOFT.CONCAT([.H$116];&quot;.&quot;;[.L126])" office:value-type="string" office:string-value="DDL-1.03.03.10" calcext:value-type="string">
            <text:p>DDL-1.03.03.10</text:p>
          </table:table-cell>
          <table:table-cell table:style-name="ce17"/>
          <table:table-cell table:formula="of:=[.L125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27])" office:value-type="string" office:string-value=" 11" calcext:value-type="string">
            <text:p><text:s/>11</text:p>
          </table:table-cell>
          <table:table-cell table:style-name="ce24" table:formula="of:=COM.MICROSOFT.CONCAT([.H$116];&quot;.&quot;;[.L127])" office:value-type="string" office:string-value="DDL-1.03.03.11" calcext:value-type="string">
            <text:p>DDL-1.03.03.11</text:p>
          </table:table-cell>
          <table:table-cell table:style-name="ce17"/>
          <table:table-cell table:formula="of:=[.L126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28])" office:value-type="string" office:string-value=" 12" calcext:value-type="string">
            <text:p><text:s/>12</text:p>
          </table:table-cell>
          <table:table-cell table:style-name="ce24" table:formula="of:=COM.MICROSOFT.CONCAT([.H$116];&quot;.&quot;;[.L128])" office:value-type="string" office:string-value="DDL-1.03.03.12" calcext:value-type="string">
            <text:p>DDL-1.03.03.12</text:p>
          </table:table-cell>
          <table:table-cell table:style-name="ce17"/>
          <table:table-cell table:formula="of:=[.L127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225mm plank</text:p>
          </table:table-cell>
          <table:table-cell table:style-name="ce2" office:value-type="string" calcext:value-type="string">
            <text:p>DDL-1.03.04</text:p>
          </table:table-cell>
          <table:table-cell table:style-name="Default"/>
          <table:table-cell table:style-name="ce24"/>
          <table:table-cell table:style-name="ce17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 office:value-type="string" calcext:value-type="string">
            <text:p>(Colour swatch)</text:p>
          </table:table-cell>
          <table:table-cell table:style-name="Default" table:formula="of:=COM.MICROSOFT.CONCAT([.I$1];&quot; &quot;;[.L130])" office:value-type="string" office:string-value=" 1" calcext:value-type="string">
            <text:p><text:s/>1</text:p>
          </table:table-cell>
          <table:table-cell table:style-name="ce24" table:formula="of:=COM.MICROSOFT.CONCAT([.H$129];&quot;.&quot;;[.L130])" office:value-type="string" office:string-value="DDL-1.03.04.1" calcext:value-type="string">
            <text:p>DDL-1.03.04.1</text:p>
          </table:table-cell>
          <table:table-cell table:style-name="ce17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31])" office:value-type="string" office:string-value=" 2" calcext:value-type="string">
            <text:p><text:s/>2</text:p>
          </table:table-cell>
          <table:table-cell table:style-name="ce24" table:formula="of:=COM.MICROSOFT.CONCAT([.H$129];&quot;.&quot;;[.L131])" office:value-type="string" office:string-value="DDL-1.03.04.2" calcext:value-type="string">
            <text:p>DDL-1.03.04.2</text:p>
          </table:table-cell>
          <table:table-cell table:style-name="ce17"/>
          <table:table-cell table:formula="of:=[.L130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32])" office:value-type="string" office:string-value=" 3" calcext:value-type="string">
            <text:p><text:s/>3</text:p>
          </table:table-cell>
          <table:table-cell table:style-name="ce24" table:formula="of:=COM.MICROSOFT.CONCAT([.H$129];&quot;.&quot;;[.L132])" office:value-type="string" office:string-value="DDL-1.03.04.3" calcext:value-type="string">
            <text:p>DDL-1.03.04.3</text:p>
          </table:table-cell>
          <table:table-cell table:style-name="ce17"/>
          <table:table-cell table:formula="of:=[.L131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33])" office:value-type="string" office:string-value=" 4" calcext:value-type="string">
            <text:p><text:s/>4</text:p>
          </table:table-cell>
          <table:table-cell table:style-name="ce24" table:formula="of:=COM.MICROSOFT.CONCAT([.H$129];&quot;.&quot;;[.L133])" office:value-type="string" office:string-value="DDL-1.03.04.4" calcext:value-type="string">
            <text:p>DDL-1.03.04.4</text:p>
          </table:table-cell>
          <table:table-cell table:style-name="ce17"/>
          <table:table-cell table:formula="of:=[.L132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34])" office:value-type="string" office:string-value=" 5" calcext:value-type="string">
            <text:p><text:s/>5</text:p>
          </table:table-cell>
          <table:table-cell table:style-name="ce24" table:formula="of:=COM.MICROSOFT.CONCAT([.H$129];&quot;.&quot;;[.L134])" office:value-type="string" office:string-value="DDL-1.03.04.5" calcext:value-type="string">
            <text:p>DDL-1.03.04.5</text:p>
          </table:table-cell>
          <table:table-cell table:style-name="ce17"/>
          <table:table-cell table:formula="of:=[.L133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35])" office:value-type="string" office:string-value=" 6" calcext:value-type="string">
            <text:p><text:s/>6</text:p>
          </table:table-cell>
          <table:table-cell table:style-name="ce24" table:formula="of:=COM.MICROSOFT.CONCAT([.H$129];&quot;.&quot;;[.L135])" office:value-type="string" office:string-value="DDL-1.03.04.6" calcext:value-type="string">
            <text:p>DDL-1.03.04.6</text:p>
          </table:table-cell>
          <table:table-cell table:style-name="ce17"/>
          <table:table-cell table:formula="of:=[.L134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36])" office:value-type="string" office:string-value=" 7" calcext:value-type="string">
            <text:p><text:s/>7</text:p>
          </table:table-cell>
          <table:table-cell table:style-name="ce24" table:formula="of:=COM.MICROSOFT.CONCAT([.H$144];&quot;.&quot;;[.L136])" office:value-type="string" office:string-value="DDL-1.04.01.7" calcext:value-type="string">
            <text:p>DDL-1.04.01.7</text:p>
          </table:table-cell>
          <table:table-cell table:style-name="ce17"/>
          <table:table-cell table:formula="of:=[.L135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37])" office:value-type="string" office:string-value=" 8" calcext:value-type="string">
            <text:p><text:s/>8</text:p>
          </table:table-cell>
          <table:table-cell table:style-name="ce24" table:formula="of:=COM.MICROSOFT.CONCAT([.H$129];&quot;.&quot;;[.L137])" office:value-type="string" office:string-value="DDL-1.03.04.8" calcext:value-type="string">
            <text:p>DDL-1.03.04.8</text:p>
          </table:table-cell>
          <table:table-cell table:style-name="ce17"/>
          <table:table-cell table:formula="of:=[.L136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38])" office:value-type="string" office:string-value=" 9" calcext:value-type="string">
            <text:p><text:s/>9</text:p>
          </table:table-cell>
          <table:table-cell table:style-name="ce24" table:formula="of:=COM.MICROSOFT.CONCAT([.H$129];&quot;.&quot;;[.L138])" office:value-type="string" office:string-value="DDL-1.03.04.9" calcext:value-type="string">
            <text:p>DDL-1.03.04.9</text:p>
          </table:table-cell>
          <table:table-cell table:style-name="ce17"/>
          <table:table-cell table:formula="of:=[.L137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139])" office:value-type="string" office:string-value=" 10" calcext:value-type="string">
            <text:p><text:s/>10</text:p>
          </table:table-cell>
          <table:table-cell table:style-name="ce24" table:formula="of:=COM.MICROSOFT.CONCAT([.H$129];&quot;.&quot;;[.L139])" office:value-type="string" office:string-value="DDL-1.03.04.10" calcext:value-type="string">
            <text:p>DDL-1.03.04.10</text:p>
          </table:table-cell>
          <table:table-cell table:style-name="ce17"/>
          <table:table-cell table:formula="of:=[.L138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 table:formula="of:=COM.MICROSOFT.CONCAT([.I$1];&quot; &quot;;[.L140])" office:value-type="string" office:string-value=" 11" calcext:value-type="string">
            <text:p><text:s/>11</text:p>
          </table:table-cell>
          <table:table-cell table:style-name="ce24" table:formula="of:=COM.MICROSOFT.CONCAT([.H$129];&quot;.&quot;;[.L140])" office:value-type="string" office:string-value="DDL-1.03.04.11" calcext:value-type="string">
            <text:p>DDL-1.03.04.11</text:p>
          </table:table-cell>
          <table:table-cell table:style-name="ce17"/>
          <table:table-cell table:formula="of:=[.L139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 table:formula="of:=COM.MICROSOFT.CONCAT([.I$1];&quot; &quot;;[.L141])" office:value-type="string" office:string-value=" 12" calcext:value-type="string">
            <text:p><text:s/>12</text:p>
          </table:table-cell>
          <table:table-cell table:style-name="ce24" table:formula="of:=COM.MICROSOFT.CONCAT([.H$129];&quot;.&quot;;[.L141])" office:value-type="string" office:string-value="DDL-1.03.04.12" calcext:value-type="string">
            <text:p>DDL-1.03.04.12</text:p>
          </table:table-cell>
          <table:table-cell table:style-name="ce17"/>
          <table:table-cell table:formula="of:=[.L140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none</text:p>
          </table:table-cell>
          <table:table-cell table:style-name="ce17"/>
          <table:table-cell table:style-name="Default"/>
          <table:table-cell table:style-name="ce17" table:formula="of:=COM.MICROSOFT.CONCAT([.H$129];&quot;.&quot;;[.L145])" office:value-type="string" office:string-value="DDL-1.03.04.1" calcext:value-type="string">
            <text:p>DDL-1.03.04.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" table:number-columns-repeated="2"/>
          <table:table-cell/>
          <table:table-cell table:style-name="ce24"/>
          <table:table-cell table:number-columns-repeated="8"/>
        </table:table-row>
        <table:table-row table:style-name="ro1">
          <table:table-cell table:number-columns-repeated="4"/>
          <table:table-cell table:style-name="Default" office:value-type="string" calcext:value-type="string">
            <text:p>Glazing &amp; Door Bars</text:p>
          </table:table-cell>
          <table:table-cell table:style-name="ce2" office:value-type="string" calcext:value-type="string">
            <text:p>DDL-1.04</text:p>
          </table:table-cell>
          <table:table-cell office:value-type="string" calcext:value-type="string">
            <text:p>Glazi Bars Colour</text:p>
          </table:table-cell>
          <table:table-cell table:style-name="ce2" office:value-type="string" calcext:value-type="string">
            <text:p>DDL-1.04.01</text:p>
          </table:table-cell>
          <table:table-cell table:style-name="Default" table:number-columns-repeated="2"/>
          <table:table-cell table:style-name="ce24"/>
          <table:table-cell table:style-name="ce17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/>
          <table:table-cell table:style-name="ce17" office:value-type="string" calcext:value-type="string">
            <text:p>(Colour swatch)</text:p>
          </table:table-cell>
          <table:table-cell table:style-name="Default" table:formula="of:=COM.MICROSOFT.CONCAT([.I$1];&quot; &quot;;[.L145])" office:value-type="string" office:string-value=" 1" calcext:value-type="string">
            <text:p><text:s/>1</text:p>
          </table:table-cell>
          <table:table-cell table:style-name="ce24" table:formula="of:=COM.MICROSOFT.CONCAT([.H$144];&quot;.&quot;;[.L145])" office:value-type="string" office:string-value="DDL-1.04.01.1" calcext:value-type="string">
            <text:p>DDL-1.04.01.1</text:p>
          </table:table-cell>
          <table:table-cell table:style-name="ce17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/>
          <table:table-cell table:style-name="ce17"/>
          <table:table-cell table:style-name="Default" table:formula="of:=COM.MICROSOFT.CONCAT([.I$1];&quot; &quot;;[.L146])" office:value-type="string" office:string-value=" 2" calcext:value-type="string">
            <text:p><text:s/>2</text:p>
          </table:table-cell>
          <table:table-cell table:style-name="ce24" table:formula="of:=COM.MICROSOFT.CONCAT([.H$144];&quot;.&quot;;[.L146])" office:value-type="string" office:string-value="DDL-1.04.01.2" calcext:value-type="string">
            <text:p>DDL-1.04.01.2</text:p>
          </table:table-cell>
          <table:table-cell table:style-name="ce17"/>
          <table:table-cell table:formula="of:=[.L145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/>
          <table:table-cell table:style-name="ce17"/>
          <table:table-cell table:style-name="Default" table:formula="of:=COM.MICROSOFT.CONCAT([.I$1];&quot; &quot;;[.L147])" office:value-type="string" office:string-value=" 3" calcext:value-type="string">
            <text:p><text:s/>3</text:p>
          </table:table-cell>
          <table:table-cell table:style-name="ce24" table:formula="of:=COM.MICROSOFT.CONCAT([.H$144];&quot;.&quot;;[.L147])" office:value-type="string" office:string-value="DDL-1.04.01.3" calcext:value-type="string">
            <text:p>DDL-1.04.01.3</text:p>
          </table:table-cell>
          <table:table-cell table:style-name="ce17"/>
          <table:table-cell table:formula="of:=[.L146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/>
          <table:table-cell table:style-name="ce17"/>
          <table:table-cell table:style-name="Default" table:formula="of:=COM.MICROSOFT.CONCAT([.I$1];&quot; &quot;;[.L148])" office:value-type="string" office:string-value=" 4" calcext:value-type="string">
            <text:p><text:s/>4</text:p>
          </table:table-cell>
          <table:table-cell table:style-name="ce24" table:formula="of:=COM.MICROSOFT.CONCAT([.H$144];&quot;.&quot;;[.L148])" office:value-type="string" office:string-value="DDL-1.04.01.4" calcext:value-type="string">
            <text:p>DDL-1.04.01.4</text:p>
          </table:table-cell>
          <table:table-cell table:style-name="ce17"/>
          <table:table-cell table:formula="of:=[.L147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/>
          <table:table-cell table:style-name="ce17"/>
          <table:table-cell table:style-name="Default" table:formula="of:=COM.MICROSOFT.CONCAT([.I$1];&quot; &quot;;[.L149])" office:value-type="string" office:string-value=" 5" calcext:value-type="string">
            <text:p><text:s/>5</text:p>
          </table:table-cell>
          <table:table-cell table:style-name="ce24" table:formula="of:=COM.MICROSOFT.CONCAT([.H$144];&quot;.&quot;;[.L149])" office:value-type="string" office:string-value="DDL-1.04.01.5" calcext:value-type="string">
            <text:p>DDL-1.04.01.5</text:p>
          </table:table-cell>
          <table:table-cell table:style-name="ce17"/>
          <table:table-cell table:formula="of:=[.L148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/>
          <table:table-cell table:style-name="ce17"/>
          <table:table-cell table:style-name="Default" table:formula="of:=COM.MICROSOFT.CONCAT([.I$1];&quot; &quot;;[.L150])" office:value-type="string" office:string-value=" 6" calcext:value-type="string">
            <text:p><text:s/>6</text:p>
          </table:table-cell>
          <table:table-cell table:style-name="ce24" table:formula="of:=COM.MICROSOFT.CONCAT([.H$144];&quot;.&quot;;[.L150])" office:value-type="string" office:string-value="DDL-1.04.01.6" calcext:value-type="string">
            <text:p>DDL-1.04.01.6</text:p>
          </table:table-cell>
          <table:table-cell table:style-name="ce17"/>
          <table:table-cell table:formula="of:=[.L149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/>
          <table:table-cell table:style-name="ce17"/>
          <table:table-cell table:style-name="Default" table:formula="of:=COM.MICROSOFT.CONCAT([.I$1];&quot; &quot;;[.L151])" office:value-type="string" office:string-value=" 7" calcext:value-type="string">
            <text:p><text:s/>7</text:p>
          </table:table-cell>
          <table:table-cell table:style-name="ce24" table:formula="of:=COM.MICROSOFT.CONCAT([.H$144];&quot;.&quot;;[.L151])" office:value-type="string" office:string-value="DDL-1.04.01.7" calcext:value-type="string">
            <text:p>DDL-1.04.01.7</text:p>
          </table:table-cell>
          <table:table-cell table:style-name="ce17"/>
          <table:table-cell table:formula="of:=[.L150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/>
          <table:table-cell table:style-name="ce17"/>
          <table:table-cell table:style-name="Default" table:formula="of:=COM.MICROSOFT.CONCAT([.I$1];&quot; &quot;;[.L152])" office:value-type="string" office:string-value=" 8" calcext:value-type="string">
            <text:p><text:s/>8</text:p>
          </table:table-cell>
          <table:table-cell table:style-name="ce24" table:formula="of:=COM.MICROSOFT.CONCAT([.H$144];&quot;.&quot;;[.L152])" office:value-type="string" office:string-value="DDL-1.04.01.8" calcext:value-type="string">
            <text:p>DDL-1.04.01.8</text:p>
          </table:table-cell>
          <table:table-cell table:style-name="ce17"/>
          <table:table-cell table:formula="of:=[.L151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/>
          <table:table-cell table:style-name="ce17"/>
          <table:table-cell table:style-name="Default" table:formula="of:=COM.MICROSOFT.CONCAT([.I$1];&quot; &quot;;[.L153])" office:value-type="string" office:string-value=" 9" calcext:value-type="string">
            <text:p><text:s/>9</text:p>
          </table:table-cell>
          <table:table-cell table:style-name="ce24" table:formula="of:=COM.MICROSOFT.CONCAT([.H$144];&quot;.&quot;;[.L153])" office:value-type="string" office:string-value="DDL-1.04.01.9" calcext:value-type="string">
            <text:p>DDL-1.04.01.9</text:p>
          </table:table-cell>
          <table:table-cell table:style-name="ce17"/>
          <table:table-cell table:formula="of:=[.L152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/>
          <table:table-cell table:style-name="ce17"/>
          <table:table-cell table:style-name="Default" table:formula="of:=COM.MICROSOFT.CONCAT([.I$1];&quot; &quot;;[.L154])" office:value-type="string" office:string-value=" 10" calcext:value-type="string">
            <text:p><text:s/>10</text:p>
          </table:table-cell>
          <table:table-cell table:style-name="ce24" table:formula="of:=COM.MICROSOFT.CONCAT([.H$144];&quot;.&quot;;[.L154])" office:value-type="string" office:string-value="DDL-1.04.01.10" calcext:value-type="string">
            <text:p>DDL-1.04.01.10</text:p>
          </table:table-cell>
          <table:table-cell table:style-name="ce17"/>
          <table:table-cell table:formula="of:=[.L153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/>
          <table:table-cell table:style-name="ce17"/>
          <table:table-cell table:style-name="Default" table:formula="of:=COM.MICROSOFT.CONCAT([.I$1];&quot; &quot;;[.L155])" office:value-type="string" office:string-value=" 11" calcext:value-type="string">
            <text:p><text:s/>11</text:p>
          </table:table-cell>
          <table:table-cell table:style-name="ce24" table:formula="of:=COM.MICROSOFT.CONCAT([.H$144];&quot;.&quot;;[.L155])" office:value-type="string" office:string-value="DDL-1.04.01.11" calcext:value-type="string">
            <text:p>DDL-1.04.01.11</text:p>
          </table:table-cell>
          <table:table-cell table:style-name="ce17"/>
          <table:table-cell table:formula="of:=[.L154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/>
          <table:table-cell table:style-name="ce17"/>
          <table:table-cell table:style-name="Default" table:formula="of:=COM.MICROSOFT.CONCAT([.I$1];&quot; &quot;;[.L156])" office:value-type="string" office:string-value=" 12" calcext:value-type="string">
            <text:p><text:s/>12</text:p>
          </table:table-cell>
          <table:table-cell table:style-name="ce24" table:formula="of:=COM.MICROSOFT.CONCAT([.H$144];&quot;.&quot;;[.L156])" office:value-type="string" office:string-value="DDL-1.04.01.12" calcext:value-type="string">
            <text:p>DDL-1.04.01.12</text:p>
          </table:table-cell>
          <table:table-cell table:style-name="ce17"/>
          <table:table-cell table:formula="of:=[.L155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LHS orientation</text:p>
          </table:table-cell>
          <table:table-cell table:style-name="ce2" office:value-type="string" calcext:value-type="string">
            <text:p>DDL-1.04.02</text:p>
          </table:table-cell>
          <table:table-cell table:style-name="ce24" table:formula="of:=COM.MICROSOFT.CONCAT([.J$129];&quot;.&quot;;[.M157])" office:value-type="string" office:string-value="." calcext:value-type="string">
            <text:p>.</text:p>
          </table:table-cell>
          <table:table-cell table:style-name="ce24"/>
          <table:table-cell/>
          <table:table-cell table:formula="of:=[.L156]+1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office:value-type="string" calcext:value-type="string">
            <text:p>Horizontal</text:p>
          </table:table-cell>
          <table:table-cell table:style-name="ce24" table:formula="of:=COM.MICROSOFT.CONCAT([.H$157];&quot;.&quot;;[.L158])" office:value-type="string" office:string-value="DDL-1.04.02.1" calcext:value-type="string">
            <text:p>DDL-1.04.02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RHS orientation</text:p>
          </table:table-cell>
          <table:table-cell table:style-name="ce2" office:value-type="string" calcext:value-type="string">
            <text:p>DDL-1.04.03</text:p>
          </table:table-cell>
          <table:table-cell office:value-type="string" calcext:value-type="string">
            <text:p>Vertical</text:p>
          </table:table-cell>
          <table:table-cell table:style-name="ce24" table:formula="of:=COM.MICROSOFT.CONCAT([.H$157];&quot;.&quot;;[.L159])" office:value-type="string" office:string-value="DDL-1.04.02.2" calcext:value-type="string">
            <text:p>DDL-1.04.02.2</text:p>
          </table:table-cell>
          <table:table-cell/>
          <table:table-cell table:formula="of:=[.L158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office:value-type="string" calcext:value-type="string">
            <text:p>Horizontal</text:p>
          </table:table-cell>
          <table:table-cell table:style-name="ce24" table:formula="of:=COM.MICROSOFT.CONCAT([.H$159];&quot;.&quot;;[.L160])" office:value-type="string" office:string-value="DDL-1.04.03.1" calcext:value-type="string">
            <text:p>DDL-1.04.03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office:value-type="string" calcext:value-type="string">
            <text:p>Vertical</text:p>
          </table:table-cell>
          <table:table-cell table:style-name="ce24" table:formula="of:=COM.MICROSOFT.CONCAT([.H$159];&quot;.&quot;;[.L161])" office:value-type="string" office:string-value="DDL-1.04.03.2" calcext:value-type="string">
            <text:p>DDL-1.04.03.2</text:p>
          </table:table-cell>
          <table:table-cell/>
          <table:table-cell table:formula="of:=[.L160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/>
          <table:table-cell table:style-name="ce24"/>
          <table:table-cell table:number-columns-repeated="8"/>
        </table:table-row>
        <table:table-row table:style-name="ro1">
          <table:table-cell table:number-columns-repeated="4"/>
          <table:table-cell table:style-name="ce2" office:value-type="string" calcext:value-type="string">
            <text:p>Fitted Units</text:p>
          </table:table-cell>
          <table:table-cell table:style-name="ce2" office:value-type="string" calcext:value-type="string">
            <text:p>DDL-1.05</text:p>
          </table:table-cell>
          <table:table-cell office:value-type="string" calcext:value-type="string">
            <text:p>Shelved</text:p>
          </table:table-cell>
          <table:table-cell table:style-name="ce14" office:value-type="string" calcext:value-type="string">
            <text:p>DDL-1.05.01</text:p>
          </table:table-cell>
          <table:table-cell table:style-name="Default"/>
          <table:table-cell table:style-name="ce24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ce13" office:value-type="string" calcext:value-type="string">
            <text:p>1 x long</text:p>
          </table:table-cell>
          <table:table-cell table:style-name="ce24" table:formula="of:=COM.MICROSOFT.CONCAT([.H$163];&quot;.&quot;;[.L164])" office:value-type="string" office:string-value="DDL-1.05.01.1" calcext:value-type="string">
            <text:p>DDL-1.05.01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ce13" office:value-type="string" calcext:value-type="string">
            <text:p>2 x 50% of long</text:p>
          </table:table-cell>
          <table:table-cell table:style-name="ce24" table:formula="of:=COM.MICROSOFT.CONCAT([.H$163];&quot;.&quot;;[.L165])" office:value-type="string" office:string-value="DDL-1.05.01.2" calcext:value-type="string">
            <text:p>DDL-1.05.01.2</text:p>
          </table:table-cell>
          <table:table-cell/>
          <table:table-cell table:formula="of:=[.L164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ce13" office:value-type="string" calcext:value-type="string">
            <text:p>3 x 33% of long</text:p>
          </table:table-cell>
          <table:table-cell table:style-name="ce24" table:formula="of:=COM.MICROSOFT.CONCAT([.H$163];&quot;.&quot;;[.L166])" office:value-type="string" office:string-value="DDL-1.05.01.3" calcext:value-type="string">
            <text:p>DDL-1.05.01.3</text:p>
          </table:table-cell>
          <table:table-cell/>
          <table:table-cell table:formula="of:=[.L165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Simple desk</text:p>
          </table:table-cell>
          <table:table-cell table:style-name="ce14" office:value-type="string" calcext:value-type="string">
            <text:p>DDL-1.05.02</text:p>
          </table:table-cell>
          <table:table-cell table:style-name="Default"/>
          <table:table-cell table:style-name="ce24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nil</text:p>
          </table:table-cell>
          <table:table-cell/>
          <table:table-cell table:style-name="ce13" office:value-type="string" calcext:value-type="string">
            <text:p>1 x long</text:p>
          </table:table-cell>
          <table:table-cell table:style-name="ce24" table:formula="of:=COM.MICROSOFT.CONCAT([.H$167];&quot;.&quot;;[.L168])" office:value-type="string" office:string-value="DDL-1.05.02.1" calcext:value-type="string">
            <text:p>DDL-1.05.02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77"/>
          <table:table-cell table:number-columns-repeated="2"/>
          <table:table-cell table:style-name="ce13" office:value-type="string" calcext:value-type="string">
            <text:p>2 x 50% of long</text:p>
          </table:table-cell>
          <table:table-cell table:style-name="ce24" table:formula="of:=COM.MICROSOFT.CONCAT([.H$167];&quot;.&quot;;[.L169])" office:value-type="string" office:string-value="DDL-1.05.02.2" calcext:value-type="string">
            <text:p>DDL-1.05.02.2</text:p>
          </table:table-cell>
          <table:table-cell/>
          <table:table-cell table:formula="of:=[.L168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77"/>
          <table:table-cell table:number-columns-repeated="2"/>
          <table:table-cell table:style-name="ce13" office:value-type="string" calcext:value-type="string">
            <text:p>3 x 33% of long</text:p>
          </table:table-cell>
          <table:table-cell table:style-name="ce24" table:formula="of:=COM.MICROSOFT.CONCAT([.H$167];&quot;.&quot;;[.L170])" office:value-type="string" office:string-value="DDL-1.05.02.3" calcext:value-type="string">
            <text:p>DDL-1.05.02.3</text:p>
          </table:table-cell>
          <table:table-cell/>
          <table:table-cell table:formula="of:=[.L169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77"/>
          <table:table-cell office:value-type="string" calcext:value-type="string">
            <text:p>nil</text:p>
          </table:table-cell>
          <table:table-cell table:style-name="ce14" office:value-type="string" calcext:value-type="string">
            <text:p>DDL-1.05.03</text:p>
          </table:table-cell>
          <table:table-cell table:style-name="ce13"/>
          <table:table-cell table:style-name="ce14" office:value-type="string" calcext:value-type="string">
            <text:p>DDL-1.05.03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2" office:value-type="string" calcext:value-type="string">
            <text:p>Floor covering</text:p>
          </table:table-cell>
          <table:table-cell table:style-name="ce2" office:value-type="string" calcext:value-type="string">
            <text:p>DDL-1.06</text:p>
          </table:table-cell>
          <table:table-cell office:value-type="string" calcext:value-type="string">
            <text:p>Vinyl</text:p>
          </table:table-cell>
          <table:table-cell table:style-name="ce2" office:value-type="string" calcext:value-type="string">
            <text:p>DDL-1.06-01</text:p>
          </table:table-cell>
          <table:table-cell/>
          <table:table-cell table:style-name="ce24"/>
          <table:table-cell table:number-columns-repeated="8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 office:value-type="string" calcext:value-type="string">
            <text:p>(Colour swatch)</text:p>
          </table:table-cell>
          <table:table-cell table:style-name="Default" table:formula="of:=COM.MICROSOFT.CONCAT([.I$1];&quot; &quot;;[.L173])" office:value-type="string" office:string-value=" 1" calcext:value-type="string">
            <text:p><text:s/>1</text:p>
          </table:table-cell>
          <table:table-cell table:style-name="ce24" table:formula="of:=COM.MICROSOFT.CONCAT([.H$172];&quot;.&quot;;[.L173])" office:value-type="string" office:string-value="DDL-1.06-01.1" calcext:value-type="string">
            <text:p>DDL-1.06-01.1</text:p>
          </table:table-cell>
          <table:table-cell table:style-name="ce17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174])" office:value-type="string" office:string-value=" 2" calcext:value-type="string">
            <text:p><text:s/>2</text:p>
          </table:table-cell>
          <table:table-cell table:style-name="ce24" table:formula="of:=COM.MICROSOFT.CONCAT([.H$172];&quot;.&quot;;[.L174])" office:value-type="string" office:string-value="DDL-1.06-01.2" calcext:value-type="string">
            <text:p>DDL-1.06-01.2</text:p>
          </table:table-cell>
          <table:table-cell table:style-name="ce17"/>
          <table:table-cell table:formula="of:=[.L173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175])" office:value-type="string" office:string-value=" 3" calcext:value-type="string">
            <text:p><text:s/>3</text:p>
          </table:table-cell>
          <table:table-cell table:style-name="ce24" table:formula="of:=COM.MICROSOFT.CONCAT([.H$172];&quot;.&quot;;[.L175])" office:value-type="string" office:string-value="DDL-1.06-01.3" calcext:value-type="string">
            <text:p>DDL-1.06-01.3</text:p>
          </table:table-cell>
          <table:table-cell table:style-name="ce17"/>
          <table:table-cell table:formula="of:=[.L174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176])" office:value-type="string" office:string-value=" 4" calcext:value-type="string">
            <text:p><text:s/>4</text:p>
          </table:table-cell>
          <table:table-cell table:style-name="ce24" table:formula="of:=COM.MICROSOFT.CONCAT([.H$172];&quot;.&quot;;[.L176])" office:value-type="string" office:string-value="DDL-1.06-01.4" calcext:value-type="string">
            <text:p>DDL-1.06-01.4</text:p>
          </table:table-cell>
          <table:table-cell table:style-name="ce17"/>
          <table:table-cell table:formula="of:=[.L175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177])" office:value-type="string" office:string-value=" 5" calcext:value-type="string">
            <text:p><text:s/>5</text:p>
          </table:table-cell>
          <table:table-cell table:style-name="ce24" table:formula="of:=COM.MICROSOFT.CONCAT([.H$172];&quot;.&quot;;[.L177])" office:value-type="string" office:string-value="DDL-1.06-01.5" calcext:value-type="string">
            <text:p>DDL-1.06-01.5</text:p>
          </table:table-cell>
          <table:table-cell table:style-name="ce17"/>
          <table:table-cell table:formula="of:=[.L176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178])" office:value-type="string" office:string-value=" 6" calcext:value-type="string">
            <text:p><text:s/>6</text:p>
          </table:table-cell>
          <table:table-cell table:style-name="ce24" table:formula="of:=COM.MICROSOFT.CONCAT([.H$172];&quot;.&quot;;[.L178])" office:value-type="string" office:string-value="DDL-1.06-01.6" calcext:value-type="string">
            <text:p>DDL-1.06-01.6</text:p>
          </table:table-cell>
          <table:table-cell table:style-name="ce17"/>
          <table:table-cell table:formula="of:=[.L177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179])" office:value-type="string" office:string-value=" 7" calcext:value-type="string">
            <text:p><text:s/>7</text:p>
          </table:table-cell>
          <table:table-cell table:style-name="ce24" table:formula="of:=COM.MICROSOFT.CONCAT([.H$172];&quot;.&quot;;[.L179])" office:value-type="string" office:string-value="DDL-1.06-01.7" calcext:value-type="string">
            <text:p>DDL-1.06-01.7</text:p>
          </table:table-cell>
          <table:table-cell table:style-name="ce17"/>
          <table:table-cell table:formula="of:=[.L178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180])" office:value-type="string" office:string-value=" 8" calcext:value-type="string">
            <text:p><text:s/>8</text:p>
          </table:table-cell>
          <table:table-cell table:style-name="ce24" table:formula="of:=COM.MICROSOFT.CONCAT([.H$172];&quot;.&quot;;[.L180])" office:value-type="string" office:string-value="DDL-1.06-01.8" calcext:value-type="string">
            <text:p>DDL-1.06-01.8</text:p>
          </table:table-cell>
          <table:table-cell table:style-name="ce17"/>
          <table:table-cell table:formula="of:=[.L179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181])" office:value-type="string" office:string-value=" 9" calcext:value-type="string">
            <text:p><text:s/>9</text:p>
          </table:table-cell>
          <table:table-cell table:style-name="ce24" table:formula="of:=COM.MICROSOFT.CONCAT([.H$172];&quot;.&quot;;[.L181])" office:value-type="string" office:string-value="DDL-1.06-01.9" calcext:value-type="string">
            <text:p>DDL-1.06-01.9</text:p>
          </table:table-cell>
          <table:table-cell table:style-name="ce17"/>
          <table:table-cell table:formula="of:=[.L180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182])" office:value-type="string" office:string-value=" 10" calcext:value-type="string">
            <text:p><text:s/>10</text:p>
          </table:table-cell>
          <table:table-cell table:style-name="ce24" table:formula="of:=COM.MICROSOFT.CONCAT([.H$172];&quot;.&quot;;[.L182])" office:value-type="string" office:string-value="DDL-1.06-01.10" calcext:value-type="string">
            <text:p>DDL-1.06-01.10</text:p>
          </table:table-cell>
          <table:table-cell table:style-name="ce17"/>
          <table:table-cell table:formula="of:=[.L181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 office:value-type="string" calcext:value-type="string">
            <text:p>Carpet Tiles</text:p>
          </table:table-cell>
          <table:table-cell table:style-name="ce2" office:value-type="string" calcext:value-type="string">
            <text:p>DDL-1.07-02</text:p>
          </table:table-cell>
          <table:table-cell/>
          <table:table-cell table:style-name="ce24"/>
          <table:table-cell table:number-columns-repeated="8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 office:value-type="string" calcext:value-type="string">
            <text:p>(Colour swatch)</text:p>
          </table:table-cell>
          <table:table-cell table:style-name="Default" table:formula="of:=COM.MICROSOFT.CONCAT([.I$1];&quot; &quot;;[.L184])" office:value-type="string" office:string-value=" 1" calcext:value-type="string">
            <text:p><text:s/>1</text:p>
          </table:table-cell>
          <table:table-cell table:style-name="ce24" table:formula="of:=COM.MICROSOFT.CONCAT([.H$183];&quot;.&quot;;[.L184])" office:value-type="string" office:string-value="DDL-1.07-02.1" calcext:value-type="string">
            <text:p>DDL-1.07-02.1</text:p>
          </table:table-cell>
          <table:table-cell table:style-name="ce17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185])" office:value-type="string" office:string-value=" 2" calcext:value-type="string">
            <text:p><text:s/>2</text:p>
          </table:table-cell>
          <table:table-cell table:style-name="ce24" table:formula="of:=COM.MICROSOFT.CONCAT([.H$183];&quot;.&quot;;[.L185])" office:value-type="string" office:string-value="DDL-1.07-02.2" calcext:value-type="string">
            <text:p>DDL-1.07-02.2</text:p>
          </table:table-cell>
          <table:table-cell table:style-name="ce17"/>
          <table:table-cell table:formula="of:=[.L184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186])" office:value-type="string" office:string-value=" 3" calcext:value-type="string">
            <text:p><text:s/>3</text:p>
          </table:table-cell>
          <table:table-cell table:style-name="ce24" table:formula="of:=COM.MICROSOFT.CONCAT([.H$183];&quot;.&quot;;[.L186])" office:value-type="string" office:string-value="DDL-1.07-02.3" calcext:value-type="string">
            <text:p>DDL-1.07-02.3</text:p>
          </table:table-cell>
          <table:table-cell table:style-name="ce17"/>
          <table:table-cell table:formula="of:=[.L185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187])" office:value-type="string" office:string-value=" 4" calcext:value-type="string">
            <text:p><text:s/>4</text:p>
          </table:table-cell>
          <table:table-cell table:style-name="ce24" table:formula="of:=COM.MICROSOFT.CONCAT([.H$183];&quot;.&quot;;[.L187])" office:value-type="string" office:string-value="DDL-1.07-02.4" calcext:value-type="string">
            <text:p>DDL-1.07-02.4</text:p>
          </table:table-cell>
          <table:table-cell table:style-name="ce17"/>
          <table:table-cell table:formula="of:=[.L186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188])" office:value-type="string" office:string-value=" 5" calcext:value-type="string">
            <text:p><text:s/>5</text:p>
          </table:table-cell>
          <table:table-cell table:style-name="ce24" table:formula="of:=COM.MICROSOFT.CONCAT([.H$183];&quot;.&quot;;[.L188])" office:value-type="string" office:string-value="DDL-1.07-02.5" calcext:value-type="string">
            <text:p>DDL-1.07-02.5</text:p>
          </table:table-cell>
          <table:table-cell table:style-name="ce17"/>
          <table:table-cell table:formula="of:=[.L187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189])" office:value-type="string" office:string-value=" 6" calcext:value-type="string">
            <text:p><text:s/>6</text:p>
          </table:table-cell>
          <table:table-cell table:style-name="ce24" table:formula="of:=COM.MICROSOFT.CONCAT([.H$183];&quot;.&quot;;[.L189])" office:value-type="string" office:string-value="DDL-1.07-02.6" calcext:value-type="string">
            <text:p>DDL-1.07-02.6</text:p>
          </table:table-cell>
          <table:table-cell table:style-name="ce17"/>
          <table:table-cell table:formula="of:=[.L188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190])" office:value-type="string" office:string-value=" 7" calcext:value-type="string">
            <text:p><text:s/>7</text:p>
          </table:table-cell>
          <table:table-cell table:style-name="ce24" table:formula="of:=COM.MICROSOFT.CONCAT([.H$183];&quot;.&quot;;[.L190])" office:value-type="string" office:string-value="DDL-1.07-02.7" calcext:value-type="string">
            <text:p>DDL-1.07-02.7</text:p>
          </table:table-cell>
          <table:table-cell table:style-name="ce17"/>
          <table:table-cell table:formula="of:=[.L189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191])" office:value-type="string" office:string-value=" 8" calcext:value-type="string">
            <text:p><text:s/>8</text:p>
          </table:table-cell>
          <table:table-cell table:style-name="ce24" table:formula="of:=COM.MICROSOFT.CONCAT([.H$183];&quot;.&quot;;[.L191])" office:value-type="string" office:string-value="DDL-1.07-02.8" calcext:value-type="string">
            <text:p>DDL-1.07-02.8</text:p>
          </table:table-cell>
          <table:table-cell table:style-name="ce17"/>
          <table:table-cell table:formula="of:=[.L190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192])" office:value-type="string" office:string-value=" 9" calcext:value-type="string">
            <text:p><text:s/>9</text:p>
          </table:table-cell>
          <table:table-cell table:style-name="ce24" table:formula="of:=COM.MICROSOFT.CONCAT([.H$183];&quot;.&quot;;[.L192])" office:value-type="string" office:string-value="DDL-1.07-02.9" calcext:value-type="string">
            <text:p>DDL-1.07-02.9</text:p>
          </table:table-cell>
          <table:table-cell table:style-name="ce17"/>
          <table:table-cell table:formula="of:=[.L191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193])" office:value-type="string" office:string-value=" 10" calcext:value-type="string">
            <text:p><text:s/>10</text:p>
          </table:table-cell>
          <table:table-cell table:style-name="ce24" table:formula="of:=COM.MICROSOFT.CONCAT([.H$183];&quot;.&quot;;[.L193])" office:value-type="string" office:string-value="DDL-1.07-02.10" calcext:value-type="string">
            <text:p>DDL-1.07-02.10</text:p>
          </table:table-cell>
          <table:table-cell table:style-name="ce17"/>
          <table:table-cell table:formula="of:=[.L192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 office:value-type="string" calcext:value-type="string">
            <text:p>Laminate</text:p>
          </table:table-cell>
          <table:table-cell table:style-name="ce2" office:value-type="string" calcext:value-type="string">
            <text:p>DDL-1.07-03</text:p>
          </table:table-cell>
          <table:table-cell/>
          <table:table-cell table:style-name="ce24"/>
          <table:table-cell table:number-columns-repeated="8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 office:value-type="string" calcext:value-type="string">
            <text:p>(Colour swatch)</text:p>
          </table:table-cell>
          <table:table-cell table:style-name="Default" table:formula="of:=COM.MICROSOFT.CONCAT([.I$1];&quot; &quot;;[.L195])" office:value-type="string" office:string-value=" 1" calcext:value-type="string">
            <text:p><text:s/>1</text:p>
          </table:table-cell>
          <table:table-cell table:style-name="ce24" table:formula="of:=COM.MICROSOFT.CONCAT([.H$194];&quot;.&quot;;[.L195])" office:value-type="string" office:string-value="DDL-1.07-03.1" calcext:value-type="string">
            <text:p>DDL-1.07-03.1</text:p>
          </table:table-cell>
          <table:table-cell table:style-name="ce17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196])" office:value-type="string" office:string-value=" 2" calcext:value-type="string">
            <text:p><text:s/>2</text:p>
          </table:table-cell>
          <table:table-cell table:style-name="ce24" table:formula="of:=COM.MICROSOFT.CONCAT([.H$194];&quot;.&quot;;[.L196])" office:value-type="string" office:string-value="DDL-1.07-03.2" calcext:value-type="string">
            <text:p>DDL-1.07-03.2</text:p>
          </table:table-cell>
          <table:table-cell table:style-name="ce17"/>
          <table:table-cell table:formula="of:=[.L195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197])" office:value-type="string" office:string-value=" 3" calcext:value-type="string">
            <text:p><text:s/>3</text:p>
          </table:table-cell>
          <table:table-cell table:style-name="ce24" table:formula="of:=COM.MICROSOFT.CONCAT([.H$194];&quot;.&quot;;[.L197])" office:value-type="string" office:string-value="DDL-1.07-03.3" calcext:value-type="string">
            <text:p>DDL-1.07-03.3</text:p>
          </table:table-cell>
          <table:table-cell table:style-name="ce17"/>
          <table:table-cell table:formula="of:=[.L196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198])" office:value-type="string" office:string-value=" 4" calcext:value-type="string">
            <text:p><text:s/>4</text:p>
          </table:table-cell>
          <table:table-cell table:style-name="ce24" table:formula="of:=COM.MICROSOFT.CONCAT([.H$194];&quot;.&quot;;[.L198])" office:value-type="string" office:string-value="DDL-1.07-03.4" calcext:value-type="string">
            <text:p>DDL-1.07-03.4</text:p>
          </table:table-cell>
          <table:table-cell table:style-name="ce17"/>
          <table:table-cell table:formula="of:=[.L197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199])" office:value-type="string" office:string-value=" 5" calcext:value-type="string">
            <text:p><text:s/>5</text:p>
          </table:table-cell>
          <table:table-cell table:style-name="ce24" table:formula="of:=COM.MICROSOFT.CONCAT([.H$194];&quot;.&quot;;[.L199])" office:value-type="string" office:string-value="DDL-1.07-03.5" calcext:value-type="string">
            <text:p>DDL-1.07-03.5</text:p>
          </table:table-cell>
          <table:table-cell table:style-name="ce17"/>
          <table:table-cell table:formula="of:=[.L198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200])" office:value-type="string" office:string-value=" 6" calcext:value-type="string">
            <text:p><text:s/>6</text:p>
          </table:table-cell>
          <table:table-cell table:style-name="ce24" table:formula="of:=COM.MICROSOFT.CONCAT([.H$194];&quot;.&quot;;[.L200])" office:value-type="string" office:string-value="DDL-1.07-03.6" calcext:value-type="string">
            <text:p>DDL-1.07-03.6</text:p>
          </table:table-cell>
          <table:table-cell table:style-name="ce17"/>
          <table:table-cell table:formula="of:=[.L199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201])" office:value-type="string" office:string-value=" 7" calcext:value-type="string">
            <text:p><text:s/>7</text:p>
          </table:table-cell>
          <table:table-cell table:style-name="ce24" table:formula="of:=COM.MICROSOFT.CONCAT([.H$194];&quot;.&quot;;[.L201])" office:value-type="string" office:string-value="DDL-1.07-03.7" calcext:value-type="string">
            <text:p>DDL-1.07-03.7</text:p>
          </table:table-cell>
          <table:table-cell table:style-name="ce17"/>
          <table:table-cell table:formula="of:=[.L200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202])" office:value-type="string" office:string-value=" 8" calcext:value-type="string">
            <text:p><text:s/>8</text:p>
          </table:table-cell>
          <table:table-cell table:style-name="ce24" table:formula="of:=COM.MICROSOFT.CONCAT([.H$194];&quot;.&quot;;[.L202])" office:value-type="string" office:string-value="DDL-1.07-03.8" calcext:value-type="string">
            <text:p>DDL-1.07-03.8</text:p>
          </table:table-cell>
          <table:table-cell table:style-name="ce17"/>
          <table:table-cell table:formula="of:=[.L201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203])" office:value-type="string" office:string-value=" 9" calcext:value-type="string">
            <text:p><text:s/>9</text:p>
          </table:table-cell>
          <table:table-cell table:style-name="ce24" table:formula="of:=COM.MICROSOFT.CONCAT([.H$194];&quot;.&quot;;[.L203])" office:value-type="string" office:string-value="DDL-1.07-03.9" calcext:value-type="string">
            <text:p>DDL-1.07-03.9</text:p>
          </table:table-cell>
          <table:table-cell table:style-name="ce17"/>
          <table:table-cell table:formula="of:=[.L202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204])" office:value-type="string" office:string-value=" 10" calcext:value-type="string">
            <text:p><text:s/>10</text:p>
          </table:table-cell>
          <table:table-cell table:style-name="ce24" table:formula="of:=COM.MICROSOFT.CONCAT([.H$194];&quot;.&quot;;[.L204])" office:value-type="string" office:string-value="DDL-1.07-03.10" calcext:value-type="string">
            <text:p>DDL-1.07-03.10</text:p>
          </table:table-cell>
          <table:table-cell table:style-name="ce17"/>
          <table:table-cell table:formula="of:=[.L203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205])" office:value-type="string" office:string-value=" 11" calcext:value-type="string">
            <text:p><text:s/>11</text:p>
          </table:table-cell>
          <table:table-cell table:style-name="ce24" table:formula="of:=COM.MICROSOFT.CONCAT([.H$194];&quot;.&quot;;[.L205])" office:value-type="string" office:string-value="DDL-1.07-03.11" calcext:value-type="string">
            <text:p>DDL-1.07-03.11</text:p>
          </table:table-cell>
          <table:table-cell table:style-name="ce17"/>
          <table:table-cell table:formula="of:=[.L182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206])" office:value-type="string" office:string-value=" 12" calcext:value-type="string">
            <text:p><text:s/>12</text:p>
          </table:table-cell>
          <table:table-cell table:style-name="ce24" table:formula="of:=COM.MICROSOFT.CONCAT([.H$194];&quot;.&quot;;[.L206])" office:value-type="string" office:string-value="DDL-1.07-03.12" calcext:value-type="string">
            <text:p>DDL-1.07-03.12</text:p>
          </table:table-cell>
          <table:table-cell table:style-name="ce17"/>
          <table:table-cell table:formula="of:=[.L205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 office:value-type="string" calcext:value-type="string">
            <text:p>Tiling</text:p>
          </table:table-cell>
          <table:table-cell table:style-name="ce2" office:value-type="string" calcext:value-type="string">
            <text:p>DDL-1.07-04</text:p>
          </table:table-cell>
          <table:table-cell/>
          <table:table-cell table:style-name="ce24"/>
          <table:table-cell table:number-columns-repeated="8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 office:value-type="string" calcext:value-type="string">
            <text:p>(Colour swatch)</text:p>
          </table:table-cell>
          <table:table-cell table:style-name="Default" table:formula="of:=COM.MICROSOFT.CONCAT([.I$1];&quot; &quot;;[.L208])" office:value-type="string" office:string-value=" 1" calcext:value-type="string">
            <text:p><text:s/>1</text:p>
          </table:table-cell>
          <table:table-cell table:style-name="ce24" table:formula="of:=COM.MICROSOFT.CONCAT([.H$207];&quot;.&quot;;[.L208])" office:value-type="string" office:string-value="DDL-1.07-04.1" calcext:value-type="string">
            <text:p>DDL-1.07-04.1</text:p>
          </table:table-cell>
          <table:table-cell table:style-name="ce17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209])" office:value-type="string" office:string-value=" 2" calcext:value-type="string">
            <text:p><text:s/>2</text:p>
          </table:table-cell>
          <table:table-cell table:style-name="ce24" table:formula="of:=COM.MICROSOFT.CONCAT([.H$194];&quot;.&quot;;[.L209])" office:value-type="string" office:string-value="DDL-1.07-03.2" calcext:value-type="string">
            <text:p>DDL-1.07-03.2</text:p>
          </table:table-cell>
          <table:table-cell table:style-name="ce17"/>
          <table:table-cell table:formula="of:=[.L208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210])" office:value-type="string" office:string-value=" 3" calcext:value-type="string">
            <text:p><text:s/>3</text:p>
          </table:table-cell>
          <table:table-cell table:style-name="ce24" table:formula="of:=COM.MICROSOFT.CONCAT([.H$194];&quot;.&quot;;[.L210])" office:value-type="string" office:string-value="DDL-1.07-03.3" calcext:value-type="string">
            <text:p>DDL-1.07-03.3</text:p>
          </table:table-cell>
          <table:table-cell table:style-name="ce17"/>
          <table:table-cell table:formula="of:=[.L209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211])" office:value-type="string" office:string-value=" 4" calcext:value-type="string">
            <text:p><text:s/>4</text:p>
          </table:table-cell>
          <table:table-cell table:style-name="ce24" table:formula="of:=COM.MICROSOFT.CONCAT([.H$194];&quot;.&quot;;[.L211])" office:value-type="string" office:string-value="DDL-1.07-03.4" calcext:value-type="string">
            <text:p>DDL-1.07-03.4</text:p>
          </table:table-cell>
          <table:table-cell table:style-name="ce17"/>
          <table:table-cell table:formula="of:=[.L210]+1" office:value-type="float" office:value="4" calcext:value-type="float">
            <text:p>4</text:p>
          </table:table-cell>
          <table:table-cell/>
          <table:table-cell table:style-name="ce2"/>
          <table:table-cell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212])" office:value-type="string" office:string-value=" 5" calcext:value-type="string">
            <text:p><text:s/>5</text:p>
          </table:table-cell>
          <table:table-cell table:style-name="ce24" table:formula="of:=COM.MICROSOFT.CONCAT([.H$194];&quot;.&quot;;[.L212])" office:value-type="string" office:string-value="DDL-1.07-03.5" calcext:value-type="string">
            <text:p>DDL-1.07-03.5</text:p>
          </table:table-cell>
          <table:table-cell table:style-name="ce17"/>
          <table:table-cell table:formula="of:=[.L211]+1" office:value-type="float" office:value="5" calcext:value-type="float">
            <text:p>5</text:p>
          </table:table-cell>
          <table:table-cell/>
          <table:table-cell table:style-name="ce2"/>
          <table:table-cell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213])" office:value-type="string" office:string-value=" 6" calcext:value-type="string">
            <text:p><text:s/>6</text:p>
          </table:table-cell>
          <table:table-cell table:style-name="ce24" table:formula="of:=COM.MICROSOFT.CONCAT([.H$194];&quot;.&quot;;[.L213])" office:value-type="string" office:string-value="DDL-1.07-03.6" calcext:value-type="string">
            <text:p>DDL-1.07-03.6</text:p>
          </table:table-cell>
          <table:table-cell table:style-name="ce17"/>
          <table:table-cell table:formula="of:=[.L212]+1" office:value-type="float" office:value="6" calcext:value-type="float">
            <text:p>6</text:p>
          </table:table-cell>
          <table:table-cell/>
          <table:table-cell table:style-name="ce2"/>
          <table:table-cell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214])" office:value-type="string" office:string-value=" 7" calcext:value-type="string">
            <text:p><text:s/>7</text:p>
          </table:table-cell>
          <table:table-cell table:style-name="ce24" table:formula="of:=COM.MICROSOFT.CONCAT([.H$194];&quot;.&quot;;[.L214])" office:value-type="string" office:string-value="DDL-1.07-03.7" calcext:value-type="string">
            <text:p>DDL-1.07-03.7</text:p>
          </table:table-cell>
          <table:table-cell table:style-name="ce17"/>
          <table:table-cell table:formula="of:=[.L213]+1" office:value-type="float" office:value="7" calcext:value-type="float">
            <text:p>7</text:p>
          </table:table-cell>
          <table:table-cell/>
          <table:table-cell table:style-name="ce2"/>
          <table:table-cell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215])" office:value-type="string" office:string-value=" 8" calcext:value-type="string">
            <text:p><text:s/>8</text:p>
          </table:table-cell>
          <table:table-cell table:style-name="ce24" table:formula="of:=COM.MICROSOFT.CONCAT([.H$194];&quot;.&quot;;[.L215])" office:value-type="string" office:string-value="DDL-1.07-03.8" calcext:value-type="string">
            <text:p>DDL-1.07-03.8</text:p>
          </table:table-cell>
          <table:table-cell table:style-name="ce17"/>
          <table:table-cell table:formula="of:=[.L214]+1" office:value-type="float" office:value="8" calcext:value-type="float">
            <text:p>8</text:p>
          </table:table-cell>
          <table:table-cell/>
          <table:table-cell table:style-name="ce2"/>
          <table:table-cell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216])" office:value-type="string" office:string-value=" 9" calcext:value-type="string">
            <text:p><text:s/>9</text:p>
          </table:table-cell>
          <table:table-cell table:style-name="ce24" table:formula="of:=COM.MICROSOFT.CONCAT([.H$194];&quot;.&quot;;[.L216])" office:value-type="string" office:string-value="DDL-1.07-03.9" calcext:value-type="string">
            <text:p>DDL-1.07-03.9</text:p>
          </table:table-cell>
          <table:table-cell table:style-name="ce17"/>
          <table:table-cell table:formula="of:=[.L215]+1" office:value-type="float" office:value="9" calcext:value-type="float">
            <text:p>9</text:p>
          </table:table-cell>
          <table:table-cell/>
          <table:table-cell table:style-name="ce2"/>
          <table:table-cell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217])" office:value-type="string" office:string-value=" 10" calcext:value-type="string">
            <text:p><text:s/>10</text:p>
          </table:table-cell>
          <table:table-cell table:style-name="ce24" table:formula="of:=COM.MICROSOFT.CONCAT([.H$194];&quot;.&quot;;[.L217])" office:value-type="string" office:string-value="DDL-1.07-03.10" calcext:value-type="string">
            <text:p>DDL-1.07-03.10</text:p>
          </table:table-cell>
          <table:table-cell table:style-name="ce17"/>
          <table:table-cell table:formula="of:=[.L216]+1" office:value-type="float" office:value="10" calcext:value-type="float">
            <text:p>10</text:p>
          </table:table-cell>
          <table:table-cell/>
          <table:table-cell table:style-name="ce2"/>
          <table:table-cell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218])" office:value-type="string" office:string-value=" 11" calcext:value-type="string">
            <text:p><text:s/>11</text:p>
          </table:table-cell>
          <table:table-cell table:style-name="ce24" table:formula="of:=COM.MICROSOFT.CONCAT([.H$194];&quot;.&quot;;[.L218])" office:value-type="string" office:string-value="DDL-1.07-03.11" calcext:value-type="string">
            <text:p>DDL-1.07-03.11</text:p>
          </table:table-cell>
          <table:table-cell table:style-name="ce17"/>
          <table:table-cell table:formula="of:=[.L217]+1" office:value-type="float" office:value="11" calcext:value-type="float">
            <text:p>11</text:p>
          </table:table-cell>
          <table:table-cell/>
          <table:table-cell table:style-name="ce2"/>
          <table:table-cell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7"/>
          <table:table-cell table:style-name="Default" table:formula="of:=COM.MICROSOFT.CONCAT([.I$1];&quot; &quot;;[.L219])" office:value-type="string" office:string-value=" 12" calcext:value-type="string">
            <text:p><text:s/>12</text:p>
          </table:table-cell>
          <table:table-cell table:style-name="ce24" table:formula="of:=COM.MICROSOFT.CONCAT([.H$194];&quot;.&quot;;[.L219])" office:value-type="string" office:string-value="DDL-1.07-03.12" calcext:value-type="string">
            <text:p>DDL-1.07-03.12</text:p>
          </table:table-cell>
          <table:table-cell table:style-name="ce17"/>
          <table:table-cell table:formula="of:=[.L218]+1" office:value-type="float" office:value="12" calcext:value-type="float">
            <text:p>12</text:p>
          </table:table-cell>
          <table:table-cell/>
          <table:table-cell table:style-name="ce2"/>
          <table:table-cell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ce2" table:number-columns-repeated="2"/>
          <table:table-cell office:value-type="string" calcext:value-type="string">
            <text:p>None</text:p>
          </table:table-cell>
          <table:table-cell table:style-name="ce2"/>
          <table:table-cell table:style-name="Default"/>
          <table:table-cell table:style-name="ce2" office:value-type="string" calcext:value-type="string">
            <text:p>DDL-1.07-04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ce2" office:value-type="string" calcext:value-type="string">
            <text:p>Additional Insulation</text:p>
          </table:table-cell>
          <table:table-cell table:style-name="ce2" office:value-type="string" calcext:value-type="string">
            <text:p>DDL-1.07</text:p>
          </table:table-cell>
          <table:table-cell office:value-type="string" calcext:value-type="string">
            <text:p>Board</text:p>
          </table:table-cell>
          <table:table-cell table:style-name="ce24" table:formula="of:=COM.MICROSOFT.CONCAT([.F$194];&quot;.&quot;;[.J221])" office:value-type="string" office:string-value=".DDL-1.07.1" calcext:value-type="string">
            <text:p>.DDL-1.07.1</text:p>
          </table:table-cell>
          <table:table-cell table:style-name="Default"/>
          <table:table-cell table:style-name="ce24" table:formula="of:=COM.MICROSOFT.CONCAT([.F$221];&quot;.&quot;;[.L221])" office:value-type="string" office:string-value="DDL-1.07.1" calcext:value-type="string">
            <text:p>DDL-1.07.1</text:p>
          </table:table-cell>
          <table:table-cell/>
          <table:table-cell table:formula="of:=[.L220]+1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Default"/>
          <table:table-cell table:style-name="ce77"/>
          <table:table-cell office:value-type="string" calcext:value-type="string">
            <text:p>Board+ insulation</text:p>
          </table:table-cell>
          <table:table-cell table:style-name="ce17"/>
          <table:table-cell table:style-name="Default"/>
          <table:table-cell table:style-name="ce24" table:formula="of:=COM.MICROSOFT.CONCAT([.F$221];&quot;.&quot;;[.L222])" office:value-type="string" office:string-value="DDL-1.07.2" calcext:value-type="string">
            <text:p>DDL-1.07.2</text:p>
          </table:table-cell>
          <table:table-cell/>
          <table:table-cell table:formula="of:=[.L221]+1" office:value-type="float" office:value="2" calcext:value-type="float">
            <text:p>2</text:p>
          </table:table-cell>
          <table:table-cell table:style-name="ce2" table:number-columns-repeated="2"/>
          <table:table-cell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Board <text:s/>+ <text:s/>min BR</text:p>
          </table:table-cell>
          <table:table-cell table:style-name="ce17"/>
          <table:table-cell table:style-name="Default"/>
          <table:table-cell table:style-name="ce24" table:formula="of:=COM.MICROSOFT.CONCAT([.F$221];&quot;.&quot;;[.L223])" office:value-type="string" office:string-value="DDL-1.07.3" calcext:value-type="string">
            <text:p>DDL-1.07.3</text:p>
          </table:table-cell>
          <table:table-cell/>
          <table:table-cell table:formula="of:=[.L222]+1" office:value-type="float" office:value="3" calcext:value-type="float">
            <text:p>3</text:p>
          </table:table-cell>
          <table:table-cell table:style-name="ce2" table:number-columns-repeated="2"/>
          <table:table-cell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Board <text:s/>+ <text:s/>max <text:s/>BR</text:p>
          </table:table-cell>
          <table:table-cell table:style-name="ce17"/>
          <table:table-cell table:style-name="Default"/>
          <table:table-cell table:style-name="ce24" table:formula="of:=COM.MICROSOFT.CONCAT([.F$221];&quot;.&quot;;[.L224])" office:value-type="string" office:string-value="DDL-1.07.4" calcext:value-type="string">
            <text:p>DDL-1.07.4</text:p>
          </table:table-cell>
          <table:table-cell/>
          <table:table-cell table:formula="of:=[.L223]+1" office:value-type="float" office:value="4" calcext:value-type="float">
            <text:p>4</text:p>
          </table:table-cell>
          <table:table-cell table:style-name="ce2" table:number-columns-repeated="2"/>
          <table:table-cell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nil</text:p>
          </table:table-cell>
          <table:table-cell table:style-name="ce17"/>
          <table:table-cell table:style-name="Default"/>
          <table:table-cell table:style-name="ce24" table:formula="of:=COM.MICROSOFT.CONCAT([.F$221];&quot;.&quot;;[.L225])" office:value-type="string" office:string-value="DDL-1.07." calcext:value-type="string">
            <text:p>DDL-1.07.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DDL-1.08</text:p>
          </table:table-cell>
          <table:table-cell office:value-type="string" calcext:value-type="string">
            <text:p>Basic kit</text:p>
          </table:table-cell>
          <table:table-cell table:style-name="ce2" office:value-type="string" calcext:value-type="string">
            <text:p>DDL-1.08.1</text:p>
          </table:table-cell>
          <table:table-cell/>
          <table:table-cell table:style-name="ce24" table:formula="of:=COM.MICROSOFT.CONCAT([.F$226];&quot;.&quot;;[.L226])" office:value-type="string" office:string-value="DDL-1.08.1" calcext:value-type="string">
            <text:p>DDL-1.08.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"/>
          <table:table-cell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Default"/>
          <table:table-cell table:style-name="ce77"/>
          <table:table-cell office:value-type="string" calcext:value-type="string">
            <text:p>Extended kit</text:p>
          </table:table-cell>
          <table:table-cell table:style-name="ce2" office:value-type="string" calcext:value-type="string">
            <text:p>DDL-1.08.2</text:p>
          </table:table-cell>
          <table:table-cell/>
          <table:table-cell table:style-name="ce24" table:formula="of:=COM.MICROSOFT.CONCAT([.F$226];&quot;.&quot;;[.L227])" office:value-type="string" office:string-value="DDL-1.08.2" calcext:value-type="string">
            <text:p>DDL-1.08.2</text:p>
          </table:table-cell>
          <table:table-cell/>
          <table:table-cell table:formula="of:=[.L226]+1" office:value-type="float" office:value="2" calcext:value-type="float">
            <text:p>2</text:p>
          </table:table-cell>
          <table:table-cell/>
          <table:table-cell table:style-name="ce2"/>
          <table:table-cell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UF htg</text:p>
          </table:table-cell>
          <table:table-cell table:style-name="ce2" office:value-type="string" calcext:value-type="string">
            <text:p>DDL-1.08.3</text:p>
          </table:table-cell>
          <table:table-cell/>
          <table:table-cell table:style-name="ce24" table:formula="of:=COM.MICROSOFT.CONCAT([.F$226];&quot;.&quot;;[.L228])" office:value-type="string" office:string-value="DDL-1.08.3" calcext:value-type="string">
            <text:p>DDL-1.08.3</text:p>
          </table:table-cell>
          <table:table-cell/>
          <table:table-cell table:formula="of:=[.L227]+1" office:value-type="float" office:value="3" calcext:value-type="float">
            <text:p>3</text:p>
          </table:table-cell>
          <table:table-cell/>
          <table:table-cell table:style-name="ce2"/>
          <table:table-cell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Electric blinds</text:p>
          </table:table-cell>
          <table:table-cell table:style-name="ce2" office:value-type="string" calcext:value-type="string">
            <text:p>DDL-1.08.4</text:p>
          </table:table-cell>
          <table:table-cell/>
          <table:table-cell table:style-name="ce24" table:formula="of:=COM.MICROSOFT.CONCAT([.F$226];&quot;.&quot;;[.L229])" office:value-type="string" office:string-value="DDL-1.08.4" calcext:value-type="string">
            <text:p>DDL-1.08.4</text:p>
          </table:table-cell>
          <table:table-cell/>
          <table:table-cell table:formula="of:=[.L228]+1" office:value-type="float" office:value="4" calcext:value-type="float">
            <text:p>4</text:p>
          </table:table-cell>
          <table:table-cell/>
          <table:table-cell table:style-name="ce2"/>
          <table:table-cell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ce2" office:value-type="string" calcext:value-type="string">
            <text:p>Window Treatment</text:p>
          </table:table-cell>
          <table:table-cell table:style-name="ce2" office:value-type="string" calcext:value-type="string">
            <text:p>DDL-1.09</text:p>
          </table:table-cell>
          <table:table-cell office:value-type="string" calcext:value-type="string">
            <text:p>Horzontal blinds</text:p>
          </table:table-cell>
          <table:table-cell table:style-name="ce2" office:value-type="string" calcext:value-type="string">
            <text:p>DDL-1.09-01</text:p>
          </table:table-cell>
          <table:table-cell/>
          <table:table-cell table:style-name="ce24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style-name="ce77"/>
          <table:table-cell/>
          <table:table-cell table:style-name="ce17" office:value-type="string" calcext:value-type="string">
            <text:p>(Colour swatch)</text:p>
          </table:table-cell>
          <table:table-cell table:style-name="Default" table:formula="of:=COM.MICROSOFT.CONCAT([.I$1];&quot; &quot;;[.L231])" office:value-type="string" office:string-value=" 1" calcext:value-type="string">
            <text:p><text:s/>1</text:p>
          </table:table-cell>
          <table:table-cell table:style-name="ce24" table:formula="of:=COM.MICROSOFT.CONCAT([.H$230];&quot;.&quot;;[.L231])" office:value-type="string" office:string-value="DDL-1.09-01.1" calcext:value-type="string">
            <text:p>DDL-1.09-01.1</text:p>
          </table:table-cell>
          <table:table-cell/>
          <table:table-cell table:formula="of:=[.L230]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232])" office:value-type="string" office:string-value=" 2" calcext:value-type="string">
            <text:p><text:s/>2</text:p>
          </table:table-cell>
          <table:table-cell table:style-name="ce24" table:formula="of:=COM.MICROSOFT.CONCAT([.H$230];&quot;.&quot;;[.L232])" office:value-type="string" office:string-value="DDL-1.09-01.2" calcext:value-type="string">
            <text:p>DDL-1.09-01.2</text:p>
          </table:table-cell>
          <table:table-cell/>
          <table:table-cell table:formula="of:=[.L231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233])" office:value-type="string" office:string-value=" 3" calcext:value-type="string">
            <text:p><text:s/>3</text:p>
          </table:table-cell>
          <table:table-cell table:style-name="ce24" table:formula="of:=COM.MICROSOFT.CONCAT([.H$230];&quot;.&quot;;[.L233])" office:value-type="string" office:string-value="DDL-1.09-01.3" calcext:value-type="string">
            <text:p>DDL-1.09-01.3</text:p>
          </table:table-cell>
          <table:table-cell/>
          <table:table-cell table:formula="of:=[.L232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234])" office:value-type="string" office:string-value=" 4" calcext:value-type="string">
            <text:p><text:s/>4</text:p>
          </table:table-cell>
          <table:table-cell table:style-name="ce24" table:formula="of:=COM.MICROSOFT.CONCAT([.H$230];&quot;.&quot;;[.L234])" office:value-type="string" office:string-value="DDL-1.09-01.4" calcext:value-type="string">
            <text:p>DDL-1.09-01.4</text:p>
          </table:table-cell>
          <table:table-cell/>
          <table:table-cell table:formula="of:=[.L233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style-name="Default" table:formula="of:=COM.MICROSOFT.CONCAT([.I$1];&quot; &quot;;[.L235])" office:value-type="string" office:string-value=" 5" calcext:value-type="string">
            <text:p><text:s/>5</text:p>
          </table:table-cell>
          <table:table-cell table:style-name="ce24" table:formula="of:=COM.MICROSOFT.CONCAT([.H$230];&quot;.&quot;;[.L235])" office:value-type="string" office:string-value="DDL-1.09-01.5" calcext:value-type="string">
            <text:p>DDL-1.09-01.5</text:p>
          </table:table-cell>
          <table:table-cell/>
          <table:table-cell table:formula="of:=[.L234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 table:formula="of:=COM.MICROSOFT.CONCAT([.I$1];&quot; &quot;;[.L236])" office:value-type="string" office:string-value=" 6" calcext:value-type="string">
            <text:p><text:s/>6</text:p>
          </table:table-cell>
          <table:table-cell table:style-name="ce24" table:formula="of:=COM.MICROSOFT.CONCAT([.H$230];&quot;.&quot;;[.L236])" office:value-type="string" office:string-value="DDL-1.09-01.6" calcext:value-type="string">
            <text:p>DDL-1.09-01.6</text:p>
          </table:table-cell>
          <table:table-cell/>
          <table:table-cell table:formula="of:=[.L235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 table:formula="of:=COM.MICROSOFT.CONCAT([.I$1];&quot; &quot;;[.L237])" office:value-type="string" office:string-value=" 7" calcext:value-type="string">
            <text:p><text:s/>7</text:p>
          </table:table-cell>
          <table:table-cell table:style-name="ce24" table:formula="of:=COM.MICROSOFT.CONCAT([.H$230];&quot;.&quot;;[.L237])" office:value-type="string" office:string-value="DDL-1.09-01.7" calcext:value-type="string">
            <text:p>DDL-1.09-01.7</text:p>
          </table:table-cell>
          <table:table-cell/>
          <table:table-cell table:formula="of:=[.L236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 table:formula="of:=COM.MICROSOFT.CONCAT([.I$1];&quot; &quot;;[.L238])" office:value-type="string" office:string-value=" 8" calcext:value-type="string">
            <text:p><text:s/>8</text:p>
          </table:table-cell>
          <table:table-cell table:style-name="ce24" table:formula="of:=COM.MICROSOFT.CONCAT([.H$230];&quot;.&quot;;[.L238])" office:value-type="string" office:string-value="DDL-1.09-01.8" calcext:value-type="string">
            <text:p>DDL-1.09-01.8</text:p>
          </table:table-cell>
          <table:table-cell/>
          <table:table-cell table:formula="of:=[.L237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 table:formula="of:=COM.MICROSOFT.CONCAT([.I$1];&quot; &quot;;[.L239])" office:value-type="string" office:string-value=" 9" calcext:value-type="string">
            <text:p><text:s/>9</text:p>
          </table:table-cell>
          <table:table-cell table:style-name="ce24" table:formula="of:=COM.MICROSOFT.CONCAT([.H$230];&quot;.&quot;;[.L239])" office:value-type="string" office:string-value="DDL-1.09-01.9" calcext:value-type="string">
            <text:p>DDL-1.09-01.9</text:p>
          </table:table-cell>
          <table:table-cell/>
          <table:table-cell table:formula="of:=[.L238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 table:formula="of:=COM.MICROSOFT.CONCAT([.I$1];&quot; &quot;;[.L240])" office:value-type="string" office:string-value=" 10" calcext:value-type="string">
            <text:p><text:s/>10</text:p>
          </table:table-cell>
          <table:table-cell table:style-name="ce24" table:formula="of:=COM.MICROSOFT.CONCAT([.H$230];&quot;.&quot;;[.L240])" office:value-type="string" office:string-value="DDL-1.09-01.10" calcext:value-type="string">
            <text:p>DDL-1.09-01.10</text:p>
          </table:table-cell>
          <table:table-cell/>
          <table:table-cell table:formula="of:=[.L239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 table:formula="of:=COM.MICROSOFT.CONCAT([.I$1];&quot; &quot;;[.L241])" office:value-type="string" office:string-value=" 11" calcext:value-type="string">
            <text:p><text:s/>11</text:p>
          </table:table-cell>
          <table:table-cell table:style-name="ce24" table:formula="of:=COM.MICROSOFT.CONCAT([.H$230];&quot;.&quot;;[.L241])" office:value-type="string" office:string-value="DDL-1.09-01.11" calcext:value-type="string">
            <text:p>DDL-1.09-01.11</text:p>
          </table:table-cell>
          <table:table-cell/>
          <table:table-cell table:formula="of:=[.L240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 table:formula="of:=COM.MICROSOFT.CONCAT([.I$1];&quot; &quot;;[.L242])" office:value-type="string" office:string-value=" 12" calcext:value-type="string">
            <text:p><text:s/>12</text:p>
          </table:table-cell>
          <table:table-cell table:style-name="ce24" table:formula="of:=COM.MICROSOFT.CONCAT([.H$230];&quot;.&quot;;[.L242])" office:value-type="string" office:string-value="DDL-1.09-01.12" calcext:value-type="string">
            <text:p>DDL-1.09-01.12</text:p>
          </table:table-cell>
          <table:table-cell/>
          <table:table-cell table:formula="of:=[.L241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ertical blinds</text:p>
          </table:table-cell>
          <table:table-cell table:style-name="ce2" office:value-type="string" calcext:value-type="string">
            <text:p>DDL-1.09-02</text:p>
          </table:table-cell>
          <table:table-cell/>
          <table:table-cell table:style-name="ce24"/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 office:value-type="string" calcext:value-type="string">
            <text:p>(Colour swatch)</text:p>
          </table:table-cell>
          <table:table-cell table:style-name="Default" table:formula="of:=COM.MICROSOFT.CONCAT([.I$1];&quot; &quot;;[.L244])" office:value-type="string" office:string-value=" 1" calcext:value-type="string">
            <text:p><text:s/>1</text:p>
          </table:table-cell>
          <table:table-cell table:style-name="ce24" table:formula="of:=COM.MICROSOFT.CONCAT([.H$243];&quot;.&quot;;[.L244])" office:value-type="string" office:string-value="DDL-1.09-02.1" calcext:value-type="string">
            <text:p>DDL-1.09-02.1</text:p>
          </table:table-cell>
          <table:table-cell/>
          <table:table-cell table:formula="of:=[.L243]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 table:formula="of:=COM.MICROSOFT.CONCAT([.I$1];&quot; &quot;;[.L245])" office:value-type="string" office:string-value=" 2" calcext:value-type="string">
            <text:p><text:s/>2</text:p>
          </table:table-cell>
          <table:table-cell table:style-name="ce24" table:formula="of:=COM.MICROSOFT.CONCAT([.H$243];&quot;.&quot;;[.L245])" office:value-type="string" office:string-value="DDL-1.09-02.2" calcext:value-type="string">
            <text:p>DDL-1.09-02.2</text:p>
          </table:table-cell>
          <table:table-cell/>
          <table:table-cell table:formula="of:=[.L244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 table:formula="of:=COM.MICROSOFT.CONCAT([.I$1];&quot; &quot;;[.L246])" office:value-type="string" office:string-value=" 3" calcext:value-type="string">
            <text:p><text:s/>3</text:p>
          </table:table-cell>
          <table:table-cell table:style-name="ce24" table:formula="of:=COM.MICROSOFT.CONCAT([.H$243];&quot;.&quot;;[.L246])" office:value-type="string" office:string-value="DDL-1.09-02.3" calcext:value-type="string">
            <text:p>DDL-1.09-02.3</text:p>
          </table:table-cell>
          <table:table-cell/>
          <table:table-cell table:formula="of:=[.L245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 table:formula="of:=COM.MICROSOFT.CONCAT([.I$1];&quot; &quot;;[.L247])" office:value-type="string" office:string-value=" 4" calcext:value-type="string">
            <text:p><text:s/>4</text:p>
          </table:table-cell>
          <table:table-cell table:style-name="ce24" table:formula="of:=COM.MICROSOFT.CONCAT([.H$243];&quot;.&quot;;[.L247])" office:value-type="string" office:string-value="DDL-1.09-02.4" calcext:value-type="string">
            <text:p>DDL-1.09-02.4</text:p>
          </table:table-cell>
          <table:table-cell/>
          <table:table-cell table:formula="of:=[.L246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 table:formula="of:=COM.MICROSOFT.CONCAT([.I$1];&quot; &quot;;[.L248])" office:value-type="string" office:string-value=" 5" calcext:value-type="string">
            <text:p><text:s/>5</text:p>
          </table:table-cell>
          <table:table-cell table:style-name="ce24" table:formula="of:=COM.MICROSOFT.CONCAT([.H$243];&quot;.&quot;;[.L248])" office:value-type="string" office:string-value="DDL-1.09-02.5" calcext:value-type="string">
            <text:p>DDL-1.09-02.5</text:p>
          </table:table-cell>
          <table:table-cell/>
          <table:table-cell table:formula="of:=[.L247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 table:formula="of:=COM.MICROSOFT.CONCAT([.I$1];&quot; &quot;;[.L249])" office:value-type="string" office:string-value=" 6" calcext:value-type="string">
            <text:p><text:s/>6</text:p>
          </table:table-cell>
          <table:table-cell table:style-name="ce24" table:formula="of:=COM.MICROSOFT.CONCAT([.H$243];&quot;.&quot;;[.L249])" office:value-type="string" office:string-value="DDL-1.09-02.6" calcext:value-type="string">
            <text:p>DDL-1.09-02.6</text:p>
          </table:table-cell>
          <table:table-cell/>
          <table:table-cell table:formula="of:=[.L248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 table:formula="of:=COM.MICROSOFT.CONCAT([.I$1];&quot; &quot;;[.L250])" office:value-type="string" office:string-value=" 7" calcext:value-type="string">
            <text:p><text:s/>7</text:p>
          </table:table-cell>
          <table:table-cell table:style-name="ce24" table:formula="of:=COM.MICROSOFT.CONCAT([.H$243];&quot;.&quot;;[.L250])" office:value-type="string" office:string-value="DDL-1.09-02.7" calcext:value-type="string">
            <text:p>DDL-1.09-02.7</text:p>
          </table:table-cell>
          <table:table-cell/>
          <table:table-cell table:formula="of:=[.L249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 table:formula="of:=COM.MICROSOFT.CONCAT([.I$1];&quot; &quot;;[.L251])" office:value-type="string" office:string-value=" 8" calcext:value-type="string">
            <text:p><text:s/>8</text:p>
          </table:table-cell>
          <table:table-cell table:style-name="ce24" table:formula="of:=COM.MICROSOFT.CONCAT([.H$243];&quot;.&quot;;[.L251])" office:value-type="string" office:string-value="DDL-1.09-02.8" calcext:value-type="string">
            <text:p>DDL-1.09-02.8</text:p>
          </table:table-cell>
          <table:table-cell/>
          <table:table-cell table:formula="of:=[.L250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 table:formula="of:=COM.MICROSOFT.CONCAT([.I$1];&quot; &quot;;[.L252])" office:value-type="string" office:string-value=" 9" calcext:value-type="string">
            <text:p><text:s/>9</text:p>
          </table:table-cell>
          <table:table-cell table:style-name="ce24" table:formula="of:=COM.MICROSOFT.CONCAT([.H$243];&quot;.&quot;;[.L252])" office:value-type="string" office:string-value="DDL-1.09-02.9" calcext:value-type="string">
            <text:p>DDL-1.09-02.9</text:p>
          </table:table-cell>
          <table:table-cell/>
          <table:table-cell table:formula="of:=[.L251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 table:formula="of:=COM.MICROSOFT.CONCAT([.I$1];&quot; &quot;;[.L253])" office:value-type="string" office:string-value=" 10" calcext:value-type="string">
            <text:p><text:s/>10</text:p>
          </table:table-cell>
          <table:table-cell table:style-name="ce24" table:formula="of:=COM.MICROSOFT.CONCAT([.H$243];&quot;.&quot;;[.L253])" office:value-type="string" office:string-value="DDL-1.09-02.10" calcext:value-type="string">
            <text:p>DDL-1.09-02.10</text:p>
          </table:table-cell>
          <table:table-cell/>
          <table:table-cell table:formula="of:=[.L252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 table:formula="of:=COM.MICROSOFT.CONCAT([.I$1];&quot; &quot;;[.L254])" office:value-type="string" office:string-value=" 11" calcext:value-type="string">
            <text:p><text:s/>11</text:p>
          </table:table-cell>
          <table:table-cell table:style-name="ce24" table:formula="of:=COM.MICROSOFT.CONCAT([.H$243];&quot;.&quot;;[.L254])" office:value-type="string" office:string-value="DDL-1.09-02.11" calcext:value-type="string">
            <text:p>DDL-1.09-02.11</text:p>
          </table:table-cell>
          <table:table-cell/>
          <table:table-cell table:formula="of:=[.L253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 table:formula="of:=COM.MICROSOFT.CONCAT([.I$1];&quot; &quot;;[.L255])" office:value-type="string" office:string-value=" 12" calcext:value-type="string">
            <text:p><text:s/>12</text:p>
          </table:table-cell>
          <table:table-cell table:style-name="ce24" table:formula="of:=COM.MICROSOFT.CONCAT([.H$243];&quot;.&quot;;[.L255])" office:value-type="string" office:string-value="DDL-1.09-02.12" calcext:value-type="string">
            <text:p>DDL-1.09-02.12</text:p>
          </table:table-cell>
          <table:table-cell/>
          <table:table-cell table:formula="of:=[.L254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oller Blinds</text:p>
          </table:table-cell>
          <table:table-cell table:style-name="ce2" office:value-type="string" calcext:value-type="string">
            <text:p>DDL-1.09-03</text:p>
          </table:table-cell>
          <table:table-cell/>
          <table:table-cell table:style-name="ce24"/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 office:value-type="string" calcext:value-type="string">
            <text:p>(Colour swatch)</text:p>
          </table:table-cell>
          <table:table-cell table:style-name="Default" table:formula="of:=COM.MICROSOFT.CONCAT([.I$1];&quot; &quot;;[.L257])" office:value-type="string" office:string-value=" 1" calcext:value-type="string">
            <text:p><text:s/>1</text:p>
          </table:table-cell>
          <table:table-cell table:style-name="ce24" table:formula="of:=COM.MICROSOFT.CONCAT([.H$256];&quot;.&quot;;[.L257])" office:value-type="string" office:string-value="DDL-1.09-03.1" calcext:value-type="string">
            <text:p>DDL-1.09-03.1</text:p>
          </table:table-cell>
          <table:table-cell/>
          <table:table-cell table:formula="of:=[.L256]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 table:formula="of:=COM.MICROSOFT.CONCAT([.I$1];&quot; &quot;;[.L258])" office:value-type="string" office:string-value=" 2" calcext:value-type="string">
            <text:p><text:s/>2</text:p>
          </table:table-cell>
          <table:table-cell table:style-name="ce24" table:formula="of:=COM.MICROSOFT.CONCAT([.H$256];&quot;.&quot;;[.L258])" office:value-type="string" office:string-value="DDL-1.09-03.2" calcext:value-type="string">
            <text:p>DDL-1.09-03.2</text:p>
          </table:table-cell>
          <table:table-cell/>
          <table:table-cell table:formula="of:=[.L257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 table:formula="of:=COM.MICROSOFT.CONCAT([.I$1];&quot; &quot;;[.L259])" office:value-type="string" office:string-value=" 3" calcext:value-type="string">
            <text:p><text:s/>3</text:p>
          </table:table-cell>
          <table:table-cell table:style-name="ce24" table:formula="of:=COM.MICROSOFT.CONCAT([.H$256];&quot;.&quot;;[.L259])" office:value-type="string" office:string-value="DDL-1.09-03.3" calcext:value-type="string">
            <text:p>DDL-1.09-03.3</text:p>
          </table:table-cell>
          <table:table-cell/>
          <table:table-cell table:formula="of:=[.L258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 table:formula="of:=COM.MICROSOFT.CONCAT([.I$1];&quot; &quot;;[.L260])" office:value-type="string" office:string-value=" 4" calcext:value-type="string">
            <text:p><text:s/>4</text:p>
          </table:table-cell>
          <table:table-cell table:style-name="ce24" table:formula="of:=COM.MICROSOFT.CONCAT([.H$256];&quot;.&quot;;[.L260])" office:value-type="string" office:string-value="DDL-1.09-03.4" calcext:value-type="string">
            <text:p>DDL-1.09-03.4</text:p>
          </table:table-cell>
          <table:table-cell/>
          <table:table-cell table:formula="of:=[.L259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 table:formula="of:=COM.MICROSOFT.CONCAT([.I$1];&quot; &quot;;[.L261])" office:value-type="string" office:string-value=" 5" calcext:value-type="string">
            <text:p><text:s/>5</text:p>
          </table:table-cell>
          <table:table-cell table:style-name="ce24" table:formula="of:=COM.MICROSOFT.CONCAT([.H$256];&quot;.&quot;;[.L261])" office:value-type="string" office:string-value="DDL-1.09-03.5" calcext:value-type="string">
            <text:p>DDL-1.09-03.5</text:p>
          </table:table-cell>
          <table:table-cell/>
          <table:table-cell table:formula="of:=[.L260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 table:formula="of:=COM.MICROSOFT.CONCAT([.I$1];&quot; &quot;;[.L282])" office:value-type="string" office:string-value=" 1" calcext:value-type="string">
            <text:p><text:s/>1</text:p>
          </table:table-cell>
          <table:table-cell table:style-name="ce24" table:formula="of:=COM.MICROSOFT.CONCAT([.H$256];&quot;.&quot;;[.L282])" office:value-type="string" office:string-value="DDL-1.09-03.1" calcext:value-type="string">
            <text:p>DDL-1.09-03.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 table:formula="of:=COM.MICROSOFT.CONCAT([.I$1];&quot; &quot;;[.L283])" office:value-type="string" office:string-value=" 2" calcext:value-type="string">
            <text:p><text:s/>2</text:p>
          </table:table-cell>
          <table:table-cell table:style-name="ce24" table:formula="of:=COM.MICROSOFT.CONCAT([.H$256];&quot;.&quot;;[.L283])" office:value-type="string" office:string-value="DDL-1.09-03.2" calcext:value-type="string">
            <text:p>DDL-1.09-03.2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 table:formula="of:=COM.MICROSOFT.CONCAT([.I$1];&quot; &quot;;[.L284])" office:value-type="string" office:string-value=" 3" calcext:value-type="string">
            <text:p><text:s/>3</text:p>
          </table:table-cell>
          <table:table-cell table:style-name="ce24" table:formula="of:=COM.MICROSOFT.CONCAT([.H$256];&quot;.&quot;;[.L284])" office:value-type="string" office:string-value="DDL-1.09-03.3" calcext:value-type="string">
            <text:p>DDL-1.09-03.3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 table:formula="of:=COM.MICROSOFT.CONCAT([.I$1];&quot; &quot;;[.L285])" office:value-type="string" office:string-value=" 4" calcext:value-type="string">
            <text:p><text:s/>4</text:p>
          </table:table-cell>
          <table:table-cell table:style-name="ce24" table:formula="of:=COM.MICROSOFT.CONCAT([.H$256];&quot;.&quot;;[.L285])" office:value-type="string" office:string-value="DDL-1.09-03.4" calcext:value-type="string">
            <text:p>DDL-1.09-03.4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 table:formula="of:=COM.MICROSOFT.CONCAT([.I$1];&quot; &quot;;[.L286])" office:value-type="string" office:string-value=" 5" calcext:value-type="string">
            <text:p><text:s/>5</text:p>
          </table:table-cell>
          <table:table-cell table:style-name="ce24" table:formula="of:=COM.MICROSOFT.CONCAT([.H$256];&quot;.&quot;;[.L286])" office:value-type="string" office:string-value="DDL-1.09-03.5" calcext:value-type="string">
            <text:p>DDL-1.09-03.5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 table:formula="of:=COM.MICROSOFT.CONCAT([.I$1];&quot; &quot;;[.L287])" office:value-type="string" office:string-value=" 1" calcext:value-type="string">
            <text:p><text:s/>1</text:p>
          </table:table-cell>
          <table:table-cell table:style-name="ce24" table:formula="of:=COM.MICROSOFT.CONCAT([.H$256];&quot;.&quot;;[.L287])" office:value-type="string" office:string-value="DDL-1.09-03.1" calcext:value-type="string">
            <text:p>DDL-1.09-03.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 table:formula="of:=COM.MICROSOFT.CONCAT([.I$1];&quot; &quot;;[.L288])" office:value-type="string" office:string-value=" 2" calcext:value-type="string">
            <text:p><text:s/>2</text:p>
          </table:table-cell>
          <table:table-cell table:style-name="ce24" table:formula="of:=COM.MICROSOFT.CONCAT([.H$256];&quot;.&quot;;[.L288])" office:value-type="string" office:string-value="DDL-1.09-03.2" calcext:value-type="string">
            <text:p>DDL-1.09-03.2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/>
          <table:table-cell table:style-name="ce24"/>
          <table:table-cell table:number-columns-repeated="8"/>
        </table:table-row>
        <table:table-row table:style-name="ro1">
          <table:table-cell table:number-columns-repeated="4"/>
          <table:table-cell table:style-name="ce2" office:value-type="string" calcext:value-type="string">
            <text:p>Paint Finish</text:p>
          </table:table-cell>
          <table:table-cell table:style-name="ce2" office:value-type="string" calcext:value-type="string">
            <text:p>DDL-1.10</text:p>
          </table:table-cell>
          <table:table-cell office:value-type="string" calcext:value-type="string">
            <text:p>walls</text:p>
          </table:table-cell>
          <table:table-cell table:style-name="ce2" office:value-type="string" calcext:value-type="string">
            <text:p>DDL-1.10,01</text:p>
          </table:table-cell>
          <table:table-cell table:style-name="Default" office:value-type="string" calcext:value-type="string">
            <text:p>Johnsons</text:p>
          </table:table-cell>
          <table:table-cell table:style-name="ce24" table:formula="of:=COM.MICROSOFT.CONCAT([.H$270];&quot;.&quot;;[.L270])" office:value-type="string" office:string-value="DDL-1.10,01.1" calcext:value-type="string">
            <text:p>DDL-1.10,01.1</text:p>
          </table:table-cell>
          <table:table-cell office:value-type="string" calcext:value-type="string">
            <text:p>3500 items?</text:p>
          </table:table-cell>
          <table:table-cell table:formula="of:=[.L269]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office:value-type="string" calcext:value-type="string">
            <text:p>Dulux</text:p>
          </table:table-cell>
          <table:table-cell table:style-name="ce24" table:formula="of:=COM.MICROSOFT.CONCAT([.H$270];&quot;.&quot;;[.L271])" office:value-type="string" office:string-value="DDL-1.10,01.2" calcext:value-type="string">
            <text:p>DDL-1.10,01.2</text:p>
          </table:table-cell>
          <table:table-cell office:value-type="string" calcext:value-type="string">
            <text:p>3500 items?</text:p>
          </table:table-cell>
          <table:table-cell table:formula="of:=[.L270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office:value-type="string" calcext:value-type="string">
            <text:p>Clay</text:p>
          </table:table-cell>
          <table:table-cell table:style-name="ce24" table:formula="of:=COM.MICROSOFT.CONCAT([.H$270];&quot;.&quot;;[.L272])" office:value-type="string" office:string-value="DDL-1.10,01.3" calcext:value-type="string">
            <text:p>DDL-1.10,01.3</text:p>
          </table:table-cell>
          <table:table-cell office:value-type="string" calcext:value-type="string">
            <text:p>45 Items</text:p>
          </table:table-cell>
          <table:table-cell table:formula="of:=[.L271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office:value-type="string" calcext:value-type="string">
            <text:p>None</text:p>
          </table:table-cell>
          <table:table-cell table:style-name="ce24" table:formula="of:=COM.MICROSOFT.CONCAT([.H$270];&quot;.&quot;;[.L273])" office:value-type="string" office:string-value="DDL-1.10,01.4" calcext:value-type="string">
            <text:p>DDL-1.10,01.4</text:p>
          </table:table-cell>
          <table:table-cell office:value-type="string" calcext:value-type="string">
            <text:p>zero</text:p>
          </table:table-cell>
          <table:table-cell table:formula="of:=[.L272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woodwork</text:p>
          </table:table-cell>
          <table:table-cell table:style-name="ce2" office:value-type="string" calcext:value-type="string">
            <text:p>DDL-1.10,02</text:p>
          </table:table-cell>
          <table:table-cell table:style-name="Default" office:value-type="string" calcext:value-type="string">
            <text:p>Johnsons</text:p>
          </table:table-cell>
          <table:table-cell table:style-name="ce24" table:formula="of:=COM.MICROSOFT.CONCAT([.H$274];&quot;.&quot;;[.L274])" office:value-type="string" office:string-value="DDL-1.10,02.1" calcext:value-type="string">
            <text:p>DDL-1.10,02.1</text:p>
          </table:table-cell>
          <table:table-cell office:value-type="string" calcext:value-type="string">
            <text:p>3500 items?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office:value-type="string" calcext:value-type="string">
            <text:p>Dulux</text:p>
          </table:table-cell>
          <table:table-cell table:style-name="ce24" table:formula="of:=COM.MICROSOFT.CONCAT([.H$270];&quot;.&quot;;[.L275])" office:value-type="string" office:string-value="DDL-1.10,01.2" calcext:value-type="string">
            <text:p>DDL-1.10,01.2</text:p>
          </table:table-cell>
          <table:table-cell office:value-type="string" calcext:value-type="string">
            <text:p>3500 items?</text:p>
          </table:table-cell>
          <table:table-cell table:formula="of:=[.L274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office:value-type="string" calcext:value-type="string">
            <text:p>Clay</text:p>
          </table:table-cell>
          <table:table-cell table:style-name="ce24" table:formula="of:=COM.MICROSOFT.CONCAT([.H$274];&quot;.&quot;;[.L276])" office:value-type="string" office:string-value="DDL-1.10,02.3" calcext:value-type="string">
            <text:p>DDL-1.10,02.3</text:p>
          </table:table-cell>
          <table:table-cell office:value-type="string" calcext:value-type="string">
            <text:p>45 Items</text:p>
          </table:table-cell>
          <table:table-cell table:formula="of:=[.L275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office:value-type="string" calcext:value-type="string">
            <text:p>None</text:p>
          </table:table-cell>
          <table:table-cell table:style-name="ce24" table:formula="of:=COM.MICROSOFT.CONCAT([.H$274];&quot;.&quot;;[.L277])" office:value-type="string" office:string-value="DDL-1.10,02.4" calcext:value-type="string">
            <text:p>DDL-1.10,02.4</text:p>
          </table:table-cell>
          <table:table-cell office:value-type="string" calcext:value-type="string">
            <text:p>zero</text:p>
          </table:table-cell>
          <table:table-cell table:formula="of:=[.L276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ceiling</text:p>
          </table:table-cell>
          <table:table-cell table:style-name="ce2" office:value-type="string" calcext:value-type="string">
            <text:p>DDL-1.10,03</text:p>
          </table:table-cell>
          <table:table-cell table:style-name="Default" office:value-type="string" calcext:value-type="string">
            <text:p>Johnsons</text:p>
          </table:table-cell>
          <table:table-cell table:style-name="ce24" table:formula="of:=COM.MICROSOFT.CONCAT([.H$278];&quot;.&quot;;[.L278])" office:value-type="string" office:string-value="DDL-1.10,03.1" calcext:value-type="string">
            <text:p>DDL-1.10,03.1</text:p>
          </table:table-cell>
          <table:table-cell office:value-type="string" calcext:value-type="string">
            <text:p>3500 items?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office:value-type="string" calcext:value-type="string">
            <text:p>Dulux</text:p>
          </table:table-cell>
          <table:table-cell table:style-name="ce24" table:formula="of:=COM.MICROSOFT.CONCAT([.H$278];&quot;.&quot;;[.L279])" office:value-type="string" office:string-value="DDL-1.10,03.2" calcext:value-type="string">
            <text:p>DDL-1.10,03.2</text:p>
          </table:table-cell>
          <table:table-cell office:value-type="string" calcext:value-type="string">
            <text:p>3500 items?</text:p>
          </table:table-cell>
          <table:table-cell table:formula="of:=[.L278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office:value-type="string" calcext:value-type="string">
            <text:p>Clay</text:p>
          </table:table-cell>
          <table:table-cell table:style-name="ce24" table:formula="of:=COM.MICROSOFT.CONCAT([.H$278];&quot;.&quot;;[.L280])" office:value-type="string" office:string-value="DDL-1.10,03.3" calcext:value-type="string">
            <text:p>DDL-1.10,03.3</text:p>
          </table:table-cell>
          <table:table-cell office:value-type="string" calcext:value-type="string">
            <text:p>45 Items</text:p>
          </table:table-cell>
          <table:table-cell table:formula="of:=[.L279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office:value-type="string" calcext:value-type="string">
            <text:p>None</text:p>
          </table:table-cell>
          <table:table-cell table:style-name="ce24" table:formula="of:=COM.MICROSOFT.CONCAT([.H$278];&quot;.&quot;;[.L281])" office:value-type="string" office:string-value="DDL-1.10,03.4" calcext:value-type="string">
            <text:p>DDL-1.10,03.4</text:p>
          </table:table-cell>
          <table:table-cell office:value-type="string" calcext:value-type="string">
            <text:p>zero</text:p>
          </table:table-cell>
          <table:table-cell table:formula="of:=[.L280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Guttering</text:p>
          </table:table-cell>
          <table:table-cell table:style-name="ce2" office:value-type="string" calcext:value-type="string">
            <text:p>DDL-1.11</text:p>
          </table:table-cell>
          <table:table-cell office:value-type="string" calcext:value-type="string">
            <text:p>round</text:p>
          </table:table-cell>
          <table:table-cell table:style-name="ce2" office:value-type="string" calcext:value-type="string">
            <text:p>DDL-1.11.01</text:p>
          </table:table-cell>
          <table:table-cell office:value-type="string" calcext:value-type="string">
            <text:p>Black</text:p>
          </table:table-cell>
          <table:table-cell table:style-name="ce24" table:formula="of:=COM.MICROSOFT.CONCAT([.H$282];&quot;.&quot;;[.L282])" office:value-type="string" office:string-value="DDL-1.11.01.1" calcext:value-type="string">
            <text:p>DDL-1.11.01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2"/>
          <table:table-cell office:value-type="string" calcext:value-type="string">
            <text:p>white</text:p>
          </table:table-cell>
          <table:table-cell table:style-name="ce24" table:formula="of:=COM.MICROSOFT.CONCAT([.H$282];&quot;.&quot;;[.L283])" office:value-type="string" office:string-value="DDL-1.11.01.2" calcext:value-type="string">
            <text:p>DDL-1.11.01.2</text:p>
          </table:table-cell>
          <table:table-cell/>
          <table:table-cell table:formula="of:=[.L282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2"/>
          <table:table-cell office:value-type="string" calcext:value-type="string">
            <text:p>grey</text:p>
          </table:table-cell>
          <table:table-cell table:style-name="ce24" table:formula="of:=COM.MICROSOFT.CONCAT([.H$282];&quot;.&quot;;[.L284])" office:value-type="string" office:string-value="DDL-1.11.01.3" calcext:value-type="string">
            <text:p>DDL-1.11.01.3</text:p>
          </table:table-cell>
          <table:table-cell/>
          <table:table-cell table:formula="of:=[.L283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2"/>
          <table:table-cell office:value-type="string" calcext:value-type="string">
            <text:p>colour</text:p>
          </table:table-cell>
          <table:table-cell table:style-name="ce24" table:formula="of:=COM.MICROSOFT.CONCAT([.H$282];&quot;.&quot;;[.L285])" office:value-type="string" office:string-value="DDL-1.11.01.4" calcext:value-type="string">
            <text:p>DDL-1.11.01.4</text:p>
          </table:table-cell>
          <table:table-cell/>
          <table:table-cell table:formula="of:=[.L284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2"/>
          <table:table-cell office:value-type="string" calcext:value-type="string">
            <text:p>nil</text:p>
          </table:table-cell>
          <table:table-cell table:style-name="ce24" table:formula="of:=COM.MICROSOFT.CONCAT([.H$282];&quot;.&quot;;[.L286])" office:value-type="string" office:string-value="DDL-1.11.01.5" calcext:value-type="string">
            <text:p>DDL-1.11.01.5</text:p>
          </table:table-cell>
          <table:table-cell/>
          <table:table-cell table:formula="of:=[.L285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square</text:p>
          </table:table-cell>
          <table:table-cell table:style-name="ce2" office:value-type="string" calcext:value-type="string">
            <text:p>DDL-1.11.02</text:p>
          </table:table-cell>
          <table:table-cell office:value-type="string" calcext:value-type="string">
            <text:p>Black</text:p>
          </table:table-cell>
          <table:table-cell table:style-name="ce24" table:formula="of:=COM.MICROSOFT.CONCAT([.H$287];&quot;.&quot;;[.L287])" office:value-type="string" office:string-value="DDL-1.11.02.1" calcext:value-type="string">
            <text:p>DDL-1.11.02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2"/>
          <table:table-cell office:value-type="string" calcext:value-type="string">
            <text:p>white</text:p>
          </table:table-cell>
          <table:table-cell table:style-name="ce24" table:formula="of:=COM.MICROSOFT.CONCAT([.H$287];&quot;.&quot;;[.L288])" office:value-type="string" office:string-value="DDL-1.11.02.2" calcext:value-type="string">
            <text:p>DDL-1.11.02.2</text:p>
          </table:table-cell>
          <table:table-cell/>
          <table:table-cell table:formula="of:=[.L287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2"/>
          <table:table-cell office:value-type="string" calcext:value-type="string">
            <text:p>grey</text:p>
          </table:table-cell>
          <table:table-cell table:style-name="ce24" table:formula="of:=COM.MICROSOFT.CONCAT([.H$287];&quot;.&quot;;[.L289])" office:value-type="string" office:string-value="DDL-1.11.02.3" calcext:value-type="string">
            <text:p>DDL-1.11.02.3</text:p>
          </table:table-cell>
          <table:table-cell/>
          <table:table-cell table:formula="of:=[.L288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2"/>
          <table:table-cell office:value-type="string" calcext:value-type="string">
            <text:p>colour</text:p>
          </table:table-cell>
          <table:table-cell table:style-name="ce24" table:formula="of:=COM.MICROSOFT.CONCAT([.H$287];&quot;.&quot;;[.L290])" office:value-type="string" office:string-value="DDL-1.11.02.4" calcext:value-type="string">
            <text:p>DDL-1.11.02.4</text:p>
          </table:table-cell>
          <table:table-cell/>
          <table:table-cell table:formula="of:=[.L289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2"/>
          <table:table-cell office:value-type="string" calcext:value-type="string">
            <text:p>nil</text:p>
          </table:table-cell>
          <table:table-cell table:style-name="ce24" table:formula="of:=COM.MICROSOFT.CONCAT([.H$287];&quot;.&quot;;[.L291])" office:value-type="string" office:string-value="DDL-1.11.02.5" calcext:value-type="string">
            <text:p>DDL-1.11.02.5</text:p>
          </table:table-cell>
          <table:table-cell/>
          <table:table-cell table:formula="of:=[.L290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77"/>
          <table:table-cell office:value-type="string" calcext:value-type="string">
            <text:p>oveloname</text:p>
          </table:table-cell>
          <table:table-cell table:style-name="ce2" office:value-type="string" calcext:value-type="string">
            <text:p>DDL-1.11.03</text:p>
          </table:table-cell>
          <table:table-cell office:value-type="string" calcext:value-type="string">
            <text:p>Black</text:p>
          </table:table-cell>
          <table:table-cell table:style-name="ce24" table:formula="of:=COM.MICROSOFT.CONCAT([.H$292];&quot;.&quot;;[.L292])" office:value-type="string" office:string-value="DDL-1.11.03.1" calcext:value-type="string">
            <text:p>DDL-1.11.03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77"/>
          <table:table-cell/>
          <table:table-cell table:style-name="ce2"/>
          <table:table-cell office:value-type="string" calcext:value-type="string">
            <text:p>white</text:p>
          </table:table-cell>
          <table:table-cell table:style-name="ce24" table:formula="of:=COM.MICROSOFT.CONCAT([.H$292];&quot;.&quot;;[.L293])" office:value-type="string" office:string-value="DDL-1.11.03.2" calcext:value-type="string">
            <text:p>DDL-1.11.03.2</text:p>
          </table:table-cell>
          <table:table-cell/>
          <table:table-cell table:formula="of:=[.L292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2"/>
          <table:table-cell office:value-type="string" calcext:value-type="string">
            <text:p>grey</text:p>
          </table:table-cell>
          <table:table-cell table:style-name="ce24" table:formula="of:=COM.MICROSOFT.CONCAT([.H$292];&quot;.&quot;;[.L294])" office:value-type="string" office:string-value="DDL-1.11.03.3" calcext:value-type="string">
            <text:p>DDL-1.11.03.3</text:p>
          </table:table-cell>
          <table:table-cell/>
          <table:table-cell table:formula="of:=[.L293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2"/>
          <table:table-cell office:value-type="string" calcext:value-type="string">
            <text:p>colour</text:p>
          </table:table-cell>
          <table:table-cell table:style-name="ce24" table:formula="of:=COM.MICROSOFT.CONCAT([.H$292];&quot;.&quot;;[.L295])" office:value-type="string" office:string-value="DDL-1.11.03.4" calcext:value-type="string">
            <text:p>DDL-1.11.03.4</text:p>
          </table:table-cell>
          <table:table-cell/>
          <table:table-cell table:formula="of:=[.L294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2"/>
          <table:table-cell office:value-type="string" calcext:value-type="string">
            <text:p>nil</text:p>
          </table:table-cell>
          <table:table-cell table:style-name="ce24" table:formula="of:=COM.MICROSOFT.CONCAT([.H$292];&quot;.&quot;;[.L296])" office:value-type="string" office:string-value="DDL-1.11.03.5" calcext:value-type="string">
            <text:p>DDL-1.11.03.5</text:p>
          </table:table-cell>
          <table:table-cell/>
          <table:table-cell table:formula="of:=[.L295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/>
          <table:table-cell table:style-name="ce24"/>
          <table:table-cell table:number-columns-repeated="8"/>
        </table:table-row>
        <table:table-row table:style-name="ro1">
          <table:table-cell table:number-columns-repeated="4"/>
          <table:table-cell table:style-name="Default" office:value-type="string" calcext:value-type="string">
            <text:p>Utility-Water</text:p>
          </table:table-cell>
          <table:table-cell table:style-name="ce2" office:value-type="string" calcext:value-type="string">
            <text:p>DDL-1.13</text:p>
          </table:table-cell>
          <table:table-cell/>
          <table:table-cell table:style-name="ce17"/>
          <table:table-cell/>
          <table:table-cell table:style-name="ce24"/>
          <table:table-cell table:number-columns-repeated="8"/>
        </table:table-row>
        <table:table-row table:style-name="ro1">
          <table:table-cell table:number-columns-repeated="4"/>
          <table:table-cell table:style-name="Default" office:value-type="string" calcext:value-type="string">
            <text:p>Utility-Electric</text:p>
          </table:table-cell>
          <table:table-cell table:style-name="ce2" office:value-type="string" calcext:value-type="string">
            <text:p>DDL-1.13</text:p>
          </table:table-cell>
          <table:table-cell/>
          <table:table-cell table:style-name="ce17"/>
          <table:table-cell/>
          <table:table-cell table:style-name="ce24"/>
          <table:table-cell table:number-columns-repeated="8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2"/>
          <table:table-cell table:style-name="ce17"/>
          <table:table-cell/>
          <table:table-cell table:style-name="ce24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table:style-name="ce13"/>
          <table:table-cell table:style-name="ce17"/>
          <table:table-cell/>
          <table:table-cell table:style-name="ce24"/>
          <table:table-cell table:number-columns-repeated="8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2"/>
          <table:table-cell table:style-name="ce17"/>
          <table:table-cell/>
          <table:table-cell table:style-name="ce24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table:style-name="ce13"/>
          <table:table-cell table:style-name="ce17"/>
          <table:table-cell/>
          <table:table-cell table:style-name="ce24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table:style-name="ce14"/>
          <table:table-cell table:style-name="ce17"/>
          <table:table-cell/>
          <table:table-cell table:style-name="ce24"/>
          <table:table-cell table:number-columns-repeated="8"/>
        </table:table-row>
        <table:table-row table:style-name="ro1" table:number-rows-repeated="5">
          <table:table-cell table:number-columns-repeated="4"/>
          <table:table-cell table:style-name="Default"/>
          <table:table-cell/>
          <table:table-cell table:style-name="ce13"/>
          <table:table-cell table:style-name="ce17"/>
          <table:table-cell/>
          <table:table-cell table:style-name="ce24"/>
          <table:table-cell table:number-columns-repeated="8"/>
        </table:table-row>
        <table:table-row table:style-name="ro1" table:number-rows-repeated="17">
          <table:table-cell table:number-columns-repeated="4"/>
          <table:table-cell table:style-name="Default"/>
          <table:table-cell table:number-columns-repeated="2"/>
          <table:table-cell table:style-name="ce17"/>
          <table:table-cell/>
          <table:table-cell table:style-name="ce24"/>
          <table:table-cell table:number-columns-repeated="8"/>
        </table:table-row>
        <table:table-row table:style-name="ro1" table:number-rows-repeated="25">
          <table:table-cell table:number-columns-repeated="4"/>
          <table:table-cell table:style-name="Default"/>
          <table:table-cell table:number-columns-repeated="13"/>
        </table:table-row>
        <table:table-row table:style-name="ro1" table:number-rows-repeated="104821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1_2_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ce17"/>
        <table:table-column table:style-name="co13" table:default-cell-style-name="ce17"/>
        <table:table-column table:style-name="co14" table:default-cell-style-name="Default"/>
        <table:table-column table:style-name="co20" table:default-cell-style-name="Default"/>
        <table:table-column table:style-name="co21" table:default-cell-style-name="ce17"/>
        <table:table-column table:style-name="co17" table:default-cell-style-name="ce25"/>
        <table:table-column table:style-name="co2" table:number-columns-repeated="8" table:default-cell-style-name="Default"/>
        <table:table-row table:style-name="ro3">
          <table:table-cell table:style-name="ce70" office:value-type="string" calcext:value-type="string" table:number-columns-spanned="8" table:number-rows-spanned="1">
            <text:p>First the Shell and footprint is chosen. This is the design and the size. Bespoke options are also available.</text:p>
          </table:table-cell>
          <table:covered-table-cell table:number-columns-repeated="4" table:style-name="ce101"/>
          <table:covered-table-cell table:style-name="ce104"/>
          <table:covered-table-cell table:number-columns-repeated="2" table:style-name="ce101"/>
          <table:table-cell/>
          <table:table-cell table:style-name="ce95"/>
          <table:table-cell table:number-columns-repeated="8"/>
        </table:table-row>
        <table:table-row table:style-name="ro3">
          <table:table-cell table:style-name="ce70" office:value-type="string" calcext:value-type="string" table:number-columns-spanned="8" table:number-rows-spanned="1">
            <text:p>Secondly, fit-out options are chosen to complete the design along with the associated colours.</text:p>
          </table:table-cell>
          <table:covered-table-cell table:number-columns-repeated="4" table:style-name="ce101"/>
          <table:covered-table-cell table:style-name="ce104"/>
          <table:covered-table-cell table:number-columns-repeated="2" table:style-name="ce101"/>
          <table:table-cell/>
          <table:table-cell table:style-name="ce95"/>
          <table:table-cell table:number-columns-repeated="8"/>
        </table:table-row>
        <table:table-row table:style-name="ro3">
          <table:table-cell table:style-name="ce70" office:value-type="string" calcext:value-type="string" table:number-columns-spanned="8" table:number-rows-spanned="1">
            <text:p>The fit out options are divided up into 4 sections for simplicity.</text:p>
          </table:table-cell>
          <table:covered-table-cell table:number-columns-repeated="4" table:style-name="ce101"/>
          <table:covered-table-cell table:style-name="ce104"/>
          <table:covered-table-cell table:number-columns-repeated="2" table:style-name="ce101"/>
          <table:table-cell/>
          <table:table-cell table:style-name="ce95"/>
          <table:table-cell table:number-columns-repeated="8"/>
        </table:table-row>
        <table:table-row table:style-name="ro3">
          <table:table-cell table:style-name="ce70" office:value-type="string" calcext:value-type="string" table:number-columns-spanned="8" table:number-rows-spanned="1">
            <text:p>1 Exterior(E):- Roof Type, Exterior Cladding, Exterior Decking and Glazing Configuration.</text:p>
          </table:table-cell>
          <table:covered-table-cell table:number-columns-repeated="4" table:style-name="ce101"/>
          <table:covered-table-cell table:style-name="ce104"/>
          <table:covered-table-cell table:number-columns-repeated="2" table:style-name="ce101"/>
          <table:table-cell/>
          <table:table-cell table:style-name="ce95"/>
          <table:table-cell table:number-columns-repeated="8"/>
        </table:table-row>
        <table:table-row table:style-name="ro3">
          <table:table-cell table:style-name="ce70" office:value-type="string" calcext:value-type="string" table:number-columns-spanned="8" table:number-rows-spanned="1">
            <text:p>2 Interior(N) Additional Insulation, Fitted Units and Electrical installation.</text:p>
          </table:table-cell>
          <table:covered-table-cell table:number-columns-repeated="4" table:style-name="ce101"/>
          <table:covered-table-cell table:style-name="ce104"/>
          <table:covered-table-cell table:number-columns-repeated="2" table:style-name="ce101"/>
          <table:table-cell/>
          <table:table-cell table:style-name="ce95"/>
          <table:table-cell table:number-columns-repeated="8"/>
        </table:table-row>
        <table:table-row table:style-name="ro3">
          <table:table-cell table:style-name="ce70" office:value-type="string" calcext:value-type="string" table:number-columns-spanned="8" table:number-rows-spanned="1">
            <text:p>3 Finishes(F): Floor Coverings, Window Treatment and Painting.</text:p>
          </table:table-cell>
          <table:covered-table-cell table:number-columns-repeated="4" table:style-name="ce101"/>
          <table:covered-table-cell table:style-name="ce104"/>
          <table:covered-table-cell table:number-columns-repeated="2" table:style-name="ce101"/>
          <table:table-cell/>
          <table:table-cell table:style-name="ce95"/>
          <table:table-cell table:number-columns-repeated="8"/>
        </table:table-row>
        <table:table-row table:style-name="ro3">
          <table:table-cell table:style-name="ce70" office:value-type="string" calcext:value-type="string" table:number-columns-spanned="8" table:number-rows-spanned="1">
            <text:p>4 Utilities(U): Guttering Water Supply, Electrical Supply, Drainage.</text:p>
          </table:table-cell>
          <table:covered-table-cell table:number-columns-repeated="4" table:style-name="ce101"/>
          <table:covered-table-cell table:style-name="ce104"/>
          <table:covered-table-cell table:number-columns-repeated="2" table:style-name="ce101"/>
          <table:table-cell/>
          <table:table-cell table:style-name="ce95"/>
          <table:table-cell table:number-columns-repeated="8"/>
        </table:table-row>
        <table:table-row table:style-name="ro3">
          <table:table-cell table:style-name="ce72"/>
          <table:table-cell table:number-columns-repeated="3"/>
          <table:table-cell table:style-name="Default"/>
          <table:table-cell table:number-columns-repeated="2"/>
          <table:table-cell table:style-name="ce101"/>
          <table:table-cell/>
          <table:table-cell table:style-name="ce95"/>
          <table:table-cell table:number-columns-repeated="8"/>
        </table:table-row>
        <table:table-row table:style-name="ro3">
          <table:table-cell table:style-name="ce29"/>
          <table:table-cell table:number-columns-repeated="3"/>
          <table:table-cell table:style-name="Default"/>
          <table:table-cell table:number-columns-repeated="2"/>
          <table:table-cell table:style-name="ce101"/>
          <table:table-cell/>
          <table:table-cell table:style-name="ce95"/>
          <table:table-cell table:number-columns-repeated="8"/>
        </table:table-row>
        <table:table-row table:style-name="ro4">
          <table:table-cell table:style-name="ce73" office:value-type="string" calcext:value-type="string" table:number-columns-spanned="3" table:number-rows-spanned="1">
            <text:p>Shell design-</text:p>
          </table:table-cell>
          <table:covered-table-cell table:number-columns-repeated="2" table:style-name="ce85"/>
          <table:table-cell table:style-name="ce69"/>
          <table:table-cell table:style-name="ce69" office:value-type="string" calcext:value-type="string">
            <text:p>Fit-Out design</text:p>
          </table:table-cell>
          <table:table-cell table:style-name="ce88" office:value-type="string" calcext:value-type="string">
            <text:p>fit out type code</text:p>
          </table:table-cell>
          <table:table-cell table:style-name="ce69" office:value-type="string" calcext:value-type="string">
            <text:p>Fit out Product</text:p>
          </table:table-cell>
          <table:table-cell table:style-name="ce91" office:value-type="string" calcext:value-type="string">
            <text:p>Fit Out <text:s/>Sub Product Code</text:p>
          </table:table-cell>
          <table:table-cell table:style-name="ce88"/>
          <table:table-cell table:style-name="ce96" office:value-type="string" calcext:value-type="string">
            <text:p>Crib Code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Design-</text:p>
          </table:table-cell>
          <table:table-cell table:style-name="ce2" office:value-type="string" calcext:value-type="string">
            <text:p>Design</text:p>
          </table:table-cell>
          <table:table-cell table:style-name="ce2" office:value-type="string" calcext:value-type="string">
            <text:p>Size</text:p>
          </table:table-cell>
          <table:table-cell table:style-name="ce2"/>
          <table:table-cell table:number-columns-repeated="3"/>
          <table:table-cell table:style-name="ce101"/>
          <table:table-cell/>
          <table:table-cell table:style-name="ce95"/>
          <table:table-cell table:number-columns-repeated="8"/>
        </table:table-row>
        <table:table-row table:style-name="ro1">
          <table:table-cell office:value-type="string" calcext:value-type="string">
            <text:p>Design-1</text:p>
          </table:table-cell>
          <table:table-cell table:style-name="ce2" office:value-type="string" calcext:value-type="string">
            <text:p>DDL-S01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E01</text:p>
          </table:table-cell>
          <table:table-cell table:style-name="ce2" office:value-type="string" calcext:value-type="string">
            <text:p>Roof Type</text:p>
          </table:table-cell>
          <table:table-cell table:style-name="ce38" office:value-type="string" calcext:value-type="string">
            <text:p>DDL-1.01</text:p>
          </table:table-cell>
          <table:table-cell table:style-name="ce20" office:value-type="string" calcext:value-type="string">
            <text:p>Rubber</text:p>
          </table:table-cell>
          <table:table-cell table:style-name="ce87" office:value-type="string" calcext:value-type="string">
            <text:p>DDL-1.01.01</text:p>
          </table:table-cell>
          <table:table-cell table:style-name="Default"/>
          <table:table-cell table:style-name="ce97"/>
          <table:table-cell table:number-columns-repeated="8"/>
        </table:table-row>
        <table:table-row table:style-name="ro1">
          <table:table-cell office:value-type="string" calcext:value-type="string">
            <text:p>Design-2 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mall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(12 Colour swatch)</text:p>
          </table:table-cell>
          <table:table-cell table:style-name="Default" table:formula="of:=COM.MICROSOFT.CONCAT([.I$10];&quot; &quot;;[.L13])" office:value-type="string" office:string-value=" 1" calcext:value-type="string">
            <text:p><text:s/>1</text:p>
          </table:table-cell>
          <table:table-cell table:style-name="ce97" table:formula="of:=COM.MICROSOFT.CONCAT([.H$12];&quot;.&quot;;[.L13])" office:value-type="string" office:string-value="DDL-1.01.01.1" calcext:value-type="string">
            <text:p>DDL-1.01.01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ign-3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Medium</text:p>
          </table:table-cell>
          <table:table-cell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4])" office:value-type="string" office:string-value=" 2" calcext:value-type="string">
            <text:p><text:s/>2</text:p>
          </table:table-cell>
          <table:table-cell table:style-name="ce97" table:formula="of:=COM.MICROSOFT.CONCAT([.H$12];&quot;.&quot;;[.L14])" office:value-type="string" office:string-value="DDL-1.01.01.2" calcext:value-type="string">
            <text:p>DDL-1.01.01.2</text:p>
          </table:table-cell>
          <table:table-cell/>
          <table:table-cell table:formula="of:=[.L13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arlie</text:p>
          </table:table-cell>
          <table:table-cell office:value-type="string" calcext:value-type="string">
            <text:p>Large</text:p>
          </table:table-cell>
          <table:table-cell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5])" office:value-type="string" office:string-value=" 3" calcext:value-type="string">
            <text:p><text:s/>3</text:p>
          </table:table-cell>
          <table:table-cell table:style-name="ce97" table:formula="of:=COM.MICROSOFT.CONCAT([.H$12];&quot;.&quot;;[.L15])" office:value-type="string" office:string-value="DDL-1.01.01.3" calcext:value-type="string">
            <text:p>DDL-1.01.01.3</text:p>
          </table:table-cell>
          <table:table-cell/>
          <table:table-cell table:formula="of:=[.L14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tra Large</text:p>
          </table:table-cell>
          <table:table-cell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6])" office:value-type="string" office:string-value=" 4" calcext:value-type="string">
            <text:p><text:s/>4</text:p>
          </table:table-cell>
          <table:table-cell table:style-name="ce97" table:formula="of:=COM.MICROSOFT.CONCAT([.H$12];&quot;.&quot;;[.L16])" office:value-type="string" office:string-value="DDL-1.01.01.4" calcext:value-type="string">
            <text:p>DDL-1.01.01.4</text:p>
          </table:table-cell>
          <table:table-cell/>
          <table:table-cell table:formula="of:=[.L15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espoke</text:p>
          </table:table-cell>
          <table:table-cell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7])" office:value-type="string" office:string-value=" 5" calcext:value-type="string">
            <text:p><text:s/>5</text:p>
          </table:table-cell>
          <table:table-cell table:style-name="ce97" table:formula="of:=COM.MICROSOFT.CONCAT([.H$12];&quot;.&quot;;[.L17])" office:value-type="string" office:string-value="DDL-1.01.01.5" calcext:value-type="string">
            <text:p>DDL-1.01.01.5</text:p>
          </table:table-cell>
          <table:table-cell/>
          <table:table-cell table:formula="of:=[.L16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8])" office:value-type="string" office:string-value=" 6" calcext:value-type="string">
            <text:p><text:s/>6</text:p>
          </table:table-cell>
          <table:table-cell table:style-name="ce97" table:formula="of:=COM.MICROSOFT.CONCAT([.H$12];&quot;.&quot;;[.L18])" office:value-type="string" office:string-value="DDL-1.01.01.6" calcext:value-type="string">
            <text:p>DDL-1.01.01.6</text:p>
          </table:table-cell>
          <table:table-cell/>
          <table:table-cell table:formula="of:=[.L17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9])" office:value-type="string" office:string-value=" 7" calcext:value-type="string">
            <text:p><text:s/>7</text:p>
          </table:table-cell>
          <table:table-cell table:style-name="ce97" table:formula="of:=COM.MICROSOFT.CONCAT([.H$12];&quot;.&quot;;[.L19])" office:value-type="string" office:string-value="DDL-1.01.01.7" calcext:value-type="string">
            <text:p>DDL-1.01.01.7</text:p>
          </table:table-cell>
          <table:table-cell/>
          <table:table-cell table:formula="of:=[.L18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20])" office:value-type="string" office:string-value=" 8" calcext:value-type="string">
            <text:p><text:s/>8</text:p>
          </table:table-cell>
          <table:table-cell table:style-name="ce97" table:formula="of:=COM.MICROSOFT.CONCAT([.H$12];&quot;.&quot;;[.L20])" office:value-type="string" office:string-value="DDL-1.01.01.8" calcext:value-type="string">
            <text:p>DDL-1.01.01.8</text:p>
          </table:table-cell>
          <table:table-cell/>
          <table:table-cell table:formula="of:=[.L19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21])" office:value-type="string" office:string-value=" 9" calcext:value-type="string">
            <text:p><text:s/>9</text:p>
          </table:table-cell>
          <table:table-cell table:style-name="ce97" table:formula="of:=COM.MICROSOFT.CONCAT([.H$12];&quot;.&quot;;[.L21])" office:value-type="string" office:string-value="DDL-1.01.01.9" calcext:value-type="string">
            <text:p>DDL-1.01.01.9</text:p>
          </table:table-cell>
          <table:table-cell/>
          <table:table-cell table:formula="of:=[.L20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74"/>
          <table:table-cell table:number-columns-repeated="3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22])" office:value-type="string" office:string-value=" 10" calcext:value-type="string">
            <text:p><text:s/>10</text:p>
          </table:table-cell>
          <table:table-cell table:style-name="ce97" table:formula="of:=COM.MICROSOFT.CONCAT([.H$12];&quot;.&quot;;[.L22])" office:value-type="string" office:string-value="DDL-1.01.01.10" calcext:value-type="string">
            <text:p>DDL-1.01.01.10</text:p>
          </table:table-cell>
          <table:table-cell/>
          <table:table-cell table:formula="of:=[.L21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74"/>
          <table:table-cell table:number-columns-repeated="3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23])" office:value-type="string" office:string-value=" 11" calcext:value-type="string">
            <text:p><text:s/>11</text:p>
          </table:table-cell>
          <table:table-cell table:style-name="ce97" table:formula="of:=COM.MICROSOFT.CONCAT([.H$12];&quot;.&quot;;[.L23])" office:value-type="string" office:string-value="DDL-1.01.01.11" calcext:value-type="string">
            <text:p>DDL-1.01.01.11</text:p>
          </table:table-cell>
          <table:table-cell/>
          <table:table-cell table:formula="of:=[.L22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ce75"/>
          <table:table-cell table:number-columns-repeated="3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24])" office:value-type="string" office:string-value=" 12" calcext:value-type="string">
            <text:p><text:s/>12</text:p>
          </table:table-cell>
          <table:table-cell table:style-name="ce97" table:formula="of:=COM.MICROSOFT.CONCAT([.H$12];&quot;.&quot;;[.L24])" office:value-type="string" office:string-value="DDL-1.01.01.12" calcext:value-type="string">
            <text:p>DDL-1.01.01.12</text:p>
          </table:table-cell>
          <table:table-cell/>
          <table:table-cell table:formula="of:=[.L23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74"/>
          <table:table-cell table:style-name="ce31"/>
          <table:table-cell table:number-columns-repeated="2"/>
          <table:table-cell table:style-name="Default"/>
          <table:table-cell/>
          <table:table-cell table:style-name="ce20" office:value-type="string" calcext:value-type="string">
            <text:p>Resin</text:p>
          </table:table-cell>
          <table:table-cell table:style-name="ce87" office:value-type="string" calcext:value-type="string">
            <text:p>DDL-1.01.02</text:p>
          </table:table-cell>
          <table:table-cell table:style-name="Default"/>
          <table:table-cell table:style-name="ce97"/>
          <table:table-cell table:number-columns-repeated="8"/>
        </table:table-row>
        <table:table-row table:style-name="ro1">
          <table:table-cell table:style-name="ce74"/>
          <table:table-cell table:number-columns-repeated="3"/>
          <table:table-cell table:style-name="Default"/>
          <table:table-cell table:number-columns-repeated="2"/>
          <table:table-cell table:style-name="ce22" office:value-type="string" calcext:value-type="string">
            <text:p>(12 Colour swatch)</text:p>
          </table:table-cell>
          <table:table-cell table:style-name="Default" table:formula="of:=COM.MICROSOFT.CONCAT([.I$10];&quot; &quot;;[.L26])" office:value-type="string" office:string-value=" 1" calcext:value-type="string">
            <text:p><text:s/>1</text:p>
          </table:table-cell>
          <table:table-cell table:style-name="ce97" table:formula="of:=COM.MICROSOFT.CONCAT([.H$25];&quot;.&quot;;[.L26])" office:value-type="string" office:string-value="DDL-1.01.02.1" calcext:value-type="string">
            <text:p>DDL-1.01.02.1</text:p>
          </table:table-cell>
          <table:table-cell/>
          <table:table-cell table:formula="of:=[.L25]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74"/>
          <table:table-cell table:number-columns-repeated="3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27])" office:value-type="string" office:string-value=" 2" calcext:value-type="string">
            <text:p><text:s/>2</text:p>
          </table:table-cell>
          <table:table-cell table:style-name="ce97" table:formula="of:=COM.MICROSOFT.CONCAT([.H$25];&quot;.&quot;;[.L27])" office:value-type="string" office:string-value="DDL-1.01.02.2" calcext:value-type="string">
            <text:p>DDL-1.01.02.2</text:p>
          </table:table-cell>
          <table:table-cell/>
          <table:table-cell table:formula="of:=[.L26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74"/>
          <table:table-cell table:number-columns-repeated="3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28])" office:value-type="string" office:string-value=" 3" calcext:value-type="string">
            <text:p><text:s/>3</text:p>
          </table:table-cell>
          <table:table-cell table:style-name="ce97" table:formula="of:=COM.MICROSOFT.CONCAT([.H$25];&quot;.&quot;;[.L28])" office:value-type="string" office:string-value="DDL-1.01.02.3" calcext:value-type="string">
            <text:p>DDL-1.01.02.3</text:p>
          </table:table-cell>
          <table:table-cell/>
          <table:table-cell table:formula="of:=[.L27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74"/>
          <table:table-cell table:number-columns-repeated="3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29])" office:value-type="string" office:string-value=" 4" calcext:value-type="string">
            <text:p><text:s/>4</text:p>
          </table:table-cell>
          <table:table-cell table:style-name="ce97" table:formula="of:=COM.MICROSOFT.CONCAT([.H$25];&quot;.&quot;;[.L29])" office:value-type="string" office:string-value="DDL-1.01.02.4" calcext:value-type="string">
            <text:p>DDL-1.01.02.4</text:p>
          </table:table-cell>
          <table:table-cell/>
          <table:table-cell table:formula="of:=[.L28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30])" office:value-type="string" office:string-value=" 5" calcext:value-type="string">
            <text:p><text:s/>5</text:p>
          </table:table-cell>
          <table:table-cell table:style-name="ce97" table:formula="of:=COM.MICROSOFT.CONCAT([.H$25];&quot;.&quot;;[.L30])" office:value-type="string" office:string-value="DDL-1.01.02.5" calcext:value-type="string">
            <text:p>DDL-1.01.02.5</text:p>
          </table:table-cell>
          <table:table-cell/>
          <table:table-cell table:formula="of:=[.L29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31])" office:value-type="string" office:string-value=" 6" calcext:value-type="string">
            <text:p><text:s/>6</text:p>
          </table:table-cell>
          <table:table-cell table:style-name="ce97" table:formula="of:=COM.MICROSOFT.CONCAT([.H$25];&quot;.&quot;;[.L31])" office:value-type="string" office:string-value="DDL-1.01.02.6" calcext:value-type="string">
            <text:p>DDL-1.01.02.6</text:p>
          </table:table-cell>
          <table:table-cell/>
          <table:table-cell table:formula="of:=[.L30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32])" office:value-type="string" office:string-value=" 7" calcext:value-type="string">
            <text:p><text:s/>7</text:p>
          </table:table-cell>
          <table:table-cell table:style-name="ce97" table:formula="of:=COM.MICROSOFT.CONCAT([.H$25];&quot;.&quot;;[.L32])" office:value-type="string" office:string-value="DDL-1.01.02.7" calcext:value-type="string">
            <text:p>DDL-1.01.02.7</text:p>
          </table:table-cell>
          <table:table-cell/>
          <table:table-cell table:formula="of:=[.L31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33])" office:value-type="string" office:string-value=" 8" calcext:value-type="string">
            <text:p><text:s/>8</text:p>
          </table:table-cell>
          <table:table-cell table:style-name="ce97" table:formula="of:=COM.MICROSOFT.CONCAT([.H$25];&quot;.&quot;;[.L33])" office:value-type="string" office:string-value="DDL-1.01.02.8" calcext:value-type="string">
            <text:p>DDL-1.01.02.8</text:p>
          </table:table-cell>
          <table:table-cell/>
          <table:table-cell table:formula="of:=[.L32]+1" office:value-type="float" office:value="8" calcext:value-type="float">
            <text:p>8</text:p>
          </table:table-cell>
          <table:table-cell table:number-columns-repeated="6"/>
        </table:table-row>
        <table:table-row-group>
          <table:table-row table:style-name="ro1">
            <table:table-cell table:number-columns-repeated="4"/>
            <table:table-cell table:style-name="Default"/>
            <table:table-cell table:number-columns-repeated="2"/>
            <table:table-cell table:style-name="ce87"/>
            <table:table-cell table:style-name="Default" table:formula="of:=COM.MICROSOFT.CONCAT([.I$10];&quot; &quot;;[.L34])" office:value-type="string" office:string-value=" 9" calcext:value-type="string">
              <text:p><text:s/>9</text:p>
            </table:table-cell>
            <table:table-cell table:style-name="ce97" table:formula="of:=COM.MICROSOFT.CONCAT([.H$25];&quot;.&quot;;[.L34])" office:value-type="string" office:string-value="DDL-1.01.02.9" calcext:value-type="string">
              <text:p>DDL-1.01.02.9</text:p>
            </table:table-cell>
            <table:table-cell/>
            <table:table-cell table:formula="of:=[.L33]+1" office:value-type="float" office:value="9" calcext:value-type="float">
              <text:p>9</text:p>
            </table:table-cell>
            <table:table-cell table:number-columns-repeated="6"/>
          </table:table-row>
        </table:table-row-group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35])" office:value-type="string" office:string-value=" 10" calcext:value-type="string">
            <text:p><text:s/>10</text:p>
          </table:table-cell>
          <table:table-cell table:style-name="ce97" table:formula="of:=COM.MICROSOFT.CONCAT([.H$25];&quot;.&quot;;[.L35])" office:value-type="string" office:string-value="DDL-1.01.02.10" calcext:value-type="string">
            <text:p>DDL-1.01.02.10</text:p>
          </table:table-cell>
          <table:table-cell/>
          <table:table-cell table:formula="of:=[.L34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36])" office:value-type="string" office:string-value=" 11" calcext:value-type="string">
            <text:p><text:s/>11</text:p>
          </table:table-cell>
          <table:table-cell table:style-name="ce97" table:formula="of:=COM.MICROSOFT.CONCAT([.H$25];&quot;.&quot;;[.L36])" office:value-type="string" office:string-value="DDL-1.01.02.11" calcext:value-type="string">
            <text:p>DDL-1.01.02.11</text:p>
          </table:table-cell>
          <table:table-cell/>
          <table:table-cell table:formula="of:=[.L35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87"/>
          <table:table-cell table:style-name="Default" table:formula="of:=COM.MICROSOFT.CONCAT([.I$10];&quot; &quot;;[.L37])" office:value-type="string" office:string-value=" 12" calcext:value-type="string">
            <text:p><text:s/>12</text:p>
          </table:table-cell>
          <table:table-cell table:style-name="ce97" table:formula="of:=COM.MICROSOFT.CONCAT([.H$25];&quot;.&quot;;[.L37])" office:value-type="string" office:string-value="DDL-1.01.02.12" calcext:value-type="string">
            <text:p>DDL-1.01.02.12</text:p>
          </table:table-cell>
          <table:table-cell/>
          <table:table-cell table:formula="of:=[.L36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Planted</text:p>
          </table:table-cell>
          <table:table-cell table:style-name="ce87" office:value-type="string" calcext:value-type="string">
            <text:p>DDL-1.01.03</text:p>
          </table:table-cell>
          <table:table-cell table:style-name="Default"/>
          <table:table-cell table:style-name="ce95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style-name="ce18"/>
          <table:table-cell/>
          <table:table-cell table:style-name="ce87" office:value-type="string" calcext:value-type="string">
            <text:p>(types)</text:p>
          </table:table-cell>
          <table:table-cell table:style-name="ce13" office:value-type="string" calcext:value-type="string">
            <text:p>wild flower</text:p>
          </table:table-cell>
          <table:table-cell table:style-name="ce97" table:formula="of:=COM.MICROSOFT.CONCAT([.H$38];&quot;.&quot;;[.L39])" office:value-type="string" office:string-value="DDL-1.01.03.1" calcext:value-type="string">
            <text:p>DDL-1.01.03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ce13" office:value-type="string" calcext:value-type="string">
            <text:p>spring copse</text:p>
          </table:table-cell>
          <table:table-cell table:style-name="ce97" table:formula="of:=COM.MICROSOFT.CONCAT([.H$38];&quot;.&quot;;[.L40])" office:value-type="string" office:string-value="DDL-1.01.03.2" calcext:value-type="string">
            <text:p>DDL-1.01.03.2</text:p>
          </table:table-cell>
          <table:table-cell/>
          <table:table-cell table:formula="of:=[.L39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ce13" office:value-type="string" calcext:value-type="string">
            <text:p>meadow</text:p>
          </table:table-cell>
          <table:table-cell table:style-name="ce97" table:formula="of:=COM.MICROSOFT.CONCAT([.H$38];&quot;.&quot;;[.L41])" office:value-type="string" office:string-value="DDL-1.01.03.3" calcext:value-type="string">
            <text:p>DDL-1.01.03.3</text:p>
          </table:table-cell>
          <table:table-cell/>
          <table:table-cell table:formula="of:=[.L40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/>
          <table:table-cell table:style-name="ce97"/>
          <table:table-cell/>
          <table:table-cell table:formula="of:=[.L41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 calcext:value-type="string">
            <text:p>E02</text:p>
          </table:table-cell>
          <table:table-cell table:style-name="ce2" office:value-type="string" calcext:value-type="string">
            <text:p>Exterior Cladding</text:p>
          </table:table-cell>
          <table:table-cell table:style-name="ce2" office:value-type="string" calcext:value-type="string">
            <text:p>DDL-1.02</text:p>
          </table:table-cell>
          <table:table-cell table:style-name="ce20" office:value-type="string" calcext:value-type="string">
            <text:p>Feather Edge</text:p>
          </table:table-cell>
          <table:table-cell table:style-name="ce89" office:value-type="string" calcext:value-type="string">
            <text:p>DDL-1.02.01</text:p>
          </table:table-cell>
          <table:table-cell/>
          <table:table-cell table:style-name="ce95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22" office:value-type="string" calcext:value-type="string">
            <text:p>(12 Colour swatch)</text:p>
          </table:table-cell>
          <table:table-cell table:style-name="Default" table:formula="of:=COM.MICROSOFT.CONCAT([.I$10];&quot; &quot;;[.L44])" office:value-type="string" office:string-value=" 1" calcext:value-type="string">
            <text:p><text:s/>1</text:p>
          </table:table-cell>
          <table:table-cell table:style-name="ce97" table:formula="of:=COM.MICROSOFT.CONCAT([.H$43];&quot;.&quot;;[.L44])" office:value-type="string" office:string-value="DDL-1.02.01.1" calcext:value-type="string">
            <text:p>DDL-1.02.01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45])" office:value-type="string" office:string-value=" 2" calcext:value-type="string">
            <text:p><text:s/>2</text:p>
          </table:table-cell>
          <table:table-cell table:style-name="ce97" table:formula="of:=COM.MICROSOFT.CONCAT([.H$43];&quot;.&quot;;[.L45])" office:value-type="string" office:string-value="DDL-1.02.01.2" calcext:value-type="string">
            <text:p>DDL-1.02.01.2</text:p>
          </table:table-cell>
          <table:table-cell/>
          <table:table-cell table:formula="of:=[.L44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46])" office:value-type="string" office:string-value=" 3" calcext:value-type="string">
            <text:p><text:s/>3</text:p>
          </table:table-cell>
          <table:table-cell table:style-name="ce97" table:formula="of:=COM.MICROSOFT.CONCAT([.H$43];&quot;.&quot;;[.L46])" office:value-type="string" office:string-value="DDL-1.02.01.3" calcext:value-type="string">
            <text:p>DDL-1.02.01.3</text:p>
          </table:table-cell>
          <table:table-cell/>
          <table:table-cell table:formula="of:=[.L45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47])" office:value-type="string" office:string-value=" 4" calcext:value-type="string">
            <text:p><text:s/>4</text:p>
          </table:table-cell>
          <table:table-cell table:style-name="ce97" table:formula="of:=COM.MICROSOFT.CONCAT([.H$43];&quot;.&quot;;[.L47])" office:value-type="string" office:string-value="DDL-1.02.01.4" calcext:value-type="string">
            <text:p>DDL-1.02.01.4</text:p>
          </table:table-cell>
          <table:table-cell/>
          <table:table-cell table:formula="of:=[.L46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48])" office:value-type="string" office:string-value=" 5" calcext:value-type="string">
            <text:p><text:s/>5</text:p>
          </table:table-cell>
          <table:table-cell table:style-name="ce97" table:formula="of:=COM.MICROSOFT.CONCAT([.H$43];&quot;.&quot;;[.L48])" office:value-type="string" office:string-value="DDL-1.02.01.5" calcext:value-type="string">
            <text:p>DDL-1.02.01.5</text:p>
          </table:table-cell>
          <table:table-cell/>
          <table:table-cell table:formula="of:=[.L47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49])" office:value-type="string" office:string-value=" 6" calcext:value-type="string">
            <text:p><text:s/>6</text:p>
          </table:table-cell>
          <table:table-cell table:style-name="ce97" table:formula="of:=COM.MICROSOFT.CONCAT([.H$43];&quot;.&quot;;[.L49])" office:value-type="string" office:string-value="DDL-1.02.01.6" calcext:value-type="string">
            <text:p>DDL-1.02.01.6</text:p>
          </table:table-cell>
          <table:table-cell/>
          <table:table-cell table:formula="of:=[.L48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50])" office:value-type="string" office:string-value=" 7" calcext:value-type="string">
            <text:p><text:s/>7</text:p>
          </table:table-cell>
          <table:table-cell table:style-name="ce97" table:formula="of:=COM.MICROSOFT.CONCAT([.H$43];&quot;.&quot;;[.L50])" office:value-type="string" office:string-value="DDL-1.02.01.7" calcext:value-type="string">
            <text:p>DDL-1.02.01.7</text:p>
          </table:table-cell>
          <table:table-cell/>
          <table:table-cell table:formula="of:=[.L49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51])" office:value-type="string" office:string-value=" 8" calcext:value-type="string">
            <text:p><text:s/>8</text:p>
          </table:table-cell>
          <table:table-cell table:style-name="ce97" table:formula="of:=COM.MICROSOFT.CONCAT([.H$43];&quot;.&quot;;[.L51])" office:value-type="string" office:string-value="DDL-1.02.01.8" calcext:value-type="string">
            <text:p>DDL-1.02.01.8</text:p>
          </table:table-cell>
          <table:table-cell/>
          <table:table-cell table:formula="of:=[.L50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52])" office:value-type="string" office:string-value=" 9" calcext:value-type="string">
            <text:p><text:s/>9</text:p>
          </table:table-cell>
          <table:table-cell table:style-name="ce97" table:formula="of:=COM.MICROSOFT.CONCAT([.H$43];&quot;.&quot;;[.L52])" office:value-type="string" office:string-value="DDL-1.02.01.9" calcext:value-type="string">
            <text:p>DDL-1.02.01.9</text:p>
          </table:table-cell>
          <table:table-cell/>
          <table:table-cell table:formula="of:=[.L51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53])" office:value-type="string" office:string-value=" 10" calcext:value-type="string">
            <text:p><text:s/>10</text:p>
          </table:table-cell>
          <table:table-cell table:style-name="ce97" table:formula="of:=COM.MICROSOFT.CONCAT([.H$43];&quot;.&quot;;[.L53])" office:value-type="string" office:string-value="DDL-1.02.01.10" calcext:value-type="string">
            <text:p>DDL-1.02.01.10</text:p>
          </table:table-cell>
          <table:table-cell/>
          <table:table-cell table:formula="of:=[.L52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54])" office:value-type="string" office:string-value=" 11" calcext:value-type="string">
            <text:p><text:s/>11</text:p>
          </table:table-cell>
          <table:table-cell table:style-name="ce97" table:formula="of:=COM.MICROSOFT.CONCAT([.H$43];&quot;.&quot;;[.L54])" office:value-type="string" office:string-value="DDL-1.02.01.11" calcext:value-type="string">
            <text:p>DDL-1.02.01.11</text:p>
          </table:table-cell>
          <table:table-cell/>
          <table:table-cell table:formula="of:=[.L53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55])" office:value-type="string" office:string-value=" 12" calcext:value-type="string">
            <text:p><text:s/>12</text:p>
          </table:table-cell>
          <table:table-cell table:style-name="ce97" table:formula="of:=COM.MICROSOFT.CONCAT([.H$43];&quot;.&quot;;[.L55])" office:value-type="string" office:string-value="DDL-1.02.01.12" calcext:value-type="string">
            <text:p>DDL-1.02.01.12</text:p>
          </table:table-cell>
          <table:table-cell/>
          <table:table-cell table:formula="of:=[.L54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/>
          <table:table-cell table:style-name="Default"/>
          <table:table-cell table:style-name="ce20" office:value-type="string" calcext:value-type="string">
            <text:p>Shiplap</text:p>
          </table:table-cell>
          <table:table-cell table:style-name="ce89" office:value-type="string" calcext:value-type="string">
            <text:p>DDL-1.02.02</text:p>
          </table:table-cell>
          <table:table-cell/>
          <table:table-cell table:style-name="ce95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22" office:value-type="string" calcext:value-type="string">
            <text:p>(12 Colour swatch)</text:p>
          </table:table-cell>
          <table:table-cell table:style-name="Default" table:formula="of:=COM.MICROSOFT.CONCAT([.I$10];&quot; &quot;;[.L57])" office:value-type="string" office:string-value=" 1" calcext:value-type="string">
            <text:p><text:s/>1</text:p>
          </table:table-cell>
          <table:table-cell table:style-name="ce97" table:formula="of:=COM.MICROSOFT.CONCAT([.H$56];&quot;.&quot;;[.L57])" office:value-type="string" office:string-value="DDL-1.02.02.1" calcext:value-type="string">
            <text:p>DDL-1.02.02.1</text:p>
          </table:table-cell>
          <table:table-cell/>
          <table:table-cell table:formula="of:=[.L56]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58])" office:value-type="string" office:string-value=" 2" calcext:value-type="string">
            <text:p><text:s/>2</text:p>
          </table:table-cell>
          <table:table-cell table:style-name="ce97" table:formula="of:=COM.MICROSOFT.CONCAT([.H$56];&quot;.&quot;;[.L58])" office:value-type="string" office:string-value="DDL-1.02.02.2" calcext:value-type="string">
            <text:p>DDL-1.02.02.2</text:p>
          </table:table-cell>
          <table:table-cell/>
          <table:table-cell table:formula="of:=[.L57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59])" office:value-type="string" office:string-value=" 3" calcext:value-type="string">
            <text:p><text:s/>3</text:p>
          </table:table-cell>
          <table:table-cell table:style-name="ce97" table:formula="of:=COM.MICROSOFT.CONCAT([.H$56];&quot;.&quot;;[.L59])" office:value-type="string" office:string-value="DDL-1.02.02.3" calcext:value-type="string">
            <text:p>DDL-1.02.02.3</text:p>
          </table:table-cell>
          <table:table-cell/>
          <table:table-cell table:formula="of:=[.L58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60])" office:value-type="string" office:string-value=" 4" calcext:value-type="string">
            <text:p><text:s/>4</text:p>
          </table:table-cell>
          <table:table-cell table:style-name="ce97" table:formula="of:=COM.MICROSOFT.CONCAT([.H$56];&quot;.&quot;;[.L60])" office:value-type="string" office:string-value="DDL-1.02.02.4" calcext:value-type="string">
            <text:p>DDL-1.02.02.4</text:p>
          </table:table-cell>
          <table:table-cell/>
          <table:table-cell table:formula="of:=[.L59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61])" office:value-type="string" office:string-value=" 5" calcext:value-type="string">
            <text:p><text:s/>5</text:p>
          </table:table-cell>
          <table:table-cell table:style-name="ce97" table:formula="of:=COM.MICROSOFT.CONCAT([.H$56];&quot;.&quot;;[.L61])" office:value-type="string" office:string-value="DDL-1.02.02.5" calcext:value-type="string">
            <text:p>DDL-1.02.02.5</text:p>
          </table:table-cell>
          <table:table-cell table:style-name="ce17"/>
          <table:table-cell table:formula="of:=[.L60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62])" office:value-type="string" office:string-value=" 6" calcext:value-type="string">
            <text:p><text:s/>6</text:p>
          </table:table-cell>
          <table:table-cell table:style-name="ce97" table:formula="of:=COM.MICROSOFT.CONCAT([.H$56];&quot;.&quot;;[.L62])" office:value-type="string" office:string-value="DDL-1.02.02.6" calcext:value-type="string">
            <text:p>DDL-1.02.02.6</text:p>
          </table:table-cell>
          <table:table-cell table:style-name="ce17"/>
          <table:table-cell table:formula="of:=[.L61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63])" office:value-type="string" office:string-value=" 7" calcext:value-type="string">
            <text:p><text:s/>7</text:p>
          </table:table-cell>
          <table:table-cell table:style-name="ce97" table:formula="of:=COM.MICROSOFT.CONCAT([.H$56];&quot;.&quot;;[.L63])" office:value-type="string" office:string-value="DDL-1.02.02.7" calcext:value-type="string">
            <text:p>DDL-1.02.02.7</text:p>
          </table:table-cell>
          <table:table-cell table:style-name="ce17"/>
          <table:table-cell table:formula="of:=[.L62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64])" office:value-type="string" office:string-value=" 8" calcext:value-type="string">
            <text:p><text:s/>8</text:p>
          </table:table-cell>
          <table:table-cell table:style-name="ce97" table:formula="of:=COM.MICROSOFT.CONCAT([.H$56];&quot;.&quot;;[.L64])" office:value-type="string" office:string-value="DDL-1.02.02.8" calcext:value-type="string">
            <text:p>DDL-1.02.02.8</text:p>
          </table:table-cell>
          <table:table-cell table:style-name="ce17"/>
          <table:table-cell table:formula="of:=[.L63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65])" office:value-type="string" office:string-value=" 9" calcext:value-type="string">
            <text:p><text:s/>9</text:p>
          </table:table-cell>
          <table:table-cell table:style-name="ce97" table:formula="of:=COM.MICROSOFT.CONCAT([.H$56];&quot;.&quot;;[.L65])" office:value-type="string" office:string-value="DDL-1.02.02.9" calcext:value-type="string">
            <text:p>DDL-1.02.02.9</text:p>
          </table:table-cell>
          <table:table-cell table:style-name="ce17"/>
          <table:table-cell table:formula="of:=[.L64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66])" office:value-type="string" office:string-value=" 10" calcext:value-type="string">
            <text:p><text:s/>10</text:p>
          </table:table-cell>
          <table:table-cell table:style-name="ce97" table:formula="of:=COM.MICROSOFT.CONCAT([.H$56];&quot;.&quot;;[.L66])" office:value-type="string" office:string-value="DDL-1.02.02.10" calcext:value-type="string">
            <text:p>DDL-1.02.02.10</text:p>
          </table:table-cell>
          <table:table-cell table:style-name="ce17"/>
          <table:table-cell table:formula="of:=[.L65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67])" office:value-type="string" office:string-value=" 11" calcext:value-type="string">
            <text:p><text:s/>11</text:p>
          </table:table-cell>
          <table:table-cell table:style-name="ce97" table:formula="of:=COM.MICROSOFT.CONCAT([.H$56];&quot;.&quot;;[.L67])" office:value-type="string" office:string-value="DDL-1.02.02.11" calcext:value-type="string">
            <text:p>DDL-1.02.02.11</text:p>
          </table:table-cell>
          <table:table-cell table:style-name="ce17"/>
          <table:table-cell table:formula="of:=[.L66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68])" office:value-type="string" office:string-value=" 12" calcext:value-type="string">
            <text:p><text:s/>12</text:p>
          </table:table-cell>
          <table:table-cell table:style-name="ce97" table:formula="of:=COM.MICROSOFT.CONCAT([.H$56];&quot;.&quot;;[.L68])" office:value-type="string" office:string-value="DDL-1.02.02.12" calcext:value-type="string">
            <text:p>DDL-1.02.02.12</text:p>
          </table:table-cell>
          <table:table-cell table:style-name="ce17"/>
          <table:table-cell table:formula="of:=[.L67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 table:style-name="ce20" office:value-type="string" calcext:value-type="string">
            <text:p>Waney edge</text:p>
          </table:table-cell>
          <table:table-cell table:style-name="ce89" office:value-type="string" calcext:value-type="string">
            <text:p>DDL-1.02.03</text:p>
          </table:table-cell>
          <table:table-cell table:style-name="Default"/>
          <table:table-cell table:style-name="ce95"/>
          <table:table-cell table:style-name="ce17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22" office:value-type="string" calcext:value-type="string">
            <text:p>(12 Colour swatch)</text:p>
          </table:table-cell>
          <table:table-cell table:style-name="Default" table:formula="of:=COM.MICROSOFT.CONCAT([.I$10];&quot; &quot;;[.L70])" office:value-type="string" office:string-value=" 1" calcext:value-type="string">
            <text:p><text:s/>1</text:p>
          </table:table-cell>
          <table:table-cell table:style-name="ce97" table:formula="of:=COM.MICROSOFT.CONCAT([.H$69];&quot;.&quot;;[.L70])" office:value-type="string" office:string-value="DDL-1.02.03.1" calcext:value-type="string">
            <text:p>DDL-1.02.03.1</text:p>
          </table:table-cell>
          <table:table-cell table:style-name="ce17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71])" office:value-type="string" office:string-value=" 2" calcext:value-type="string">
            <text:p><text:s/>2</text:p>
          </table:table-cell>
          <table:table-cell table:style-name="ce97" table:formula="of:=COM.MICROSOFT.CONCAT([.H$69];&quot;.&quot;;[.L71])" office:value-type="string" office:string-value="DDL-1.02.03.2" calcext:value-type="string">
            <text:p>DDL-1.02.03.2</text:p>
          </table:table-cell>
          <table:table-cell table:style-name="ce17"/>
          <table:table-cell table:formula="of:=[.L70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72])" office:value-type="string" office:string-value=" 3" calcext:value-type="string">
            <text:p><text:s/>3</text:p>
          </table:table-cell>
          <table:table-cell table:style-name="ce97" table:formula="of:=COM.MICROSOFT.CONCAT([.H$69];&quot;.&quot;;[.L72])" office:value-type="string" office:string-value="DDL-1.02.03.3" calcext:value-type="string">
            <text:p>DDL-1.02.03.3</text:p>
          </table:table-cell>
          <table:table-cell table:style-name="ce17"/>
          <table:table-cell table:formula="of:=[.L71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73])" office:value-type="string" office:string-value=" 4" calcext:value-type="string">
            <text:p><text:s/>4</text:p>
          </table:table-cell>
          <table:table-cell table:style-name="ce97" table:formula="of:=COM.MICROSOFT.CONCAT([.H$69];&quot;.&quot;;[.L73])" office:value-type="string" office:string-value="DDL-1.02.03.4" calcext:value-type="string">
            <text:p>DDL-1.02.03.4</text:p>
          </table:table-cell>
          <table:table-cell table:style-name="ce17"/>
          <table:table-cell table:formula="of:=[.L72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74])" office:value-type="string" office:string-value=" 5" calcext:value-type="string">
            <text:p><text:s/>5</text:p>
          </table:table-cell>
          <table:table-cell table:style-name="ce97" table:formula="of:=COM.MICROSOFT.CONCAT([.H$69];&quot;.&quot;;[.L74])" office:value-type="string" office:string-value="DDL-1.02.03.5" calcext:value-type="string">
            <text:p>DDL-1.02.03.5</text:p>
          </table:table-cell>
          <table:table-cell table:style-name="ce17"/>
          <table:table-cell table:formula="of:=[.L73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75])" office:value-type="string" office:string-value=" 6" calcext:value-type="string">
            <text:p><text:s/>6</text:p>
          </table:table-cell>
          <table:table-cell table:style-name="ce97" table:formula="of:=COM.MICROSOFT.CONCAT([.H$69];&quot;.&quot;;[.L75])" office:value-type="string" office:string-value="DDL-1.02.03.6" calcext:value-type="string">
            <text:p>DDL-1.02.03.6</text:p>
          </table:table-cell>
          <table:table-cell table:style-name="ce17"/>
          <table:table-cell table:formula="of:=[.L74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76])" office:value-type="string" office:string-value=" 7" calcext:value-type="string">
            <text:p><text:s/>7</text:p>
          </table:table-cell>
          <table:table-cell table:style-name="ce97" table:formula="of:=COM.MICROSOFT.CONCAT([.H$69];&quot;.&quot;;[.L76])" office:value-type="string" office:string-value="DDL-1.02.03.7" calcext:value-type="string">
            <text:p>DDL-1.02.03.7</text:p>
          </table:table-cell>
          <table:table-cell table:style-name="ce17"/>
          <table:table-cell table:formula="of:=[.L75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77])" office:value-type="string" office:string-value=" 8" calcext:value-type="string">
            <text:p><text:s/>8</text:p>
          </table:table-cell>
          <table:table-cell table:style-name="ce97" table:formula="of:=COM.MICROSOFT.CONCAT([.H$69];&quot;.&quot;;[.L77])" office:value-type="string" office:string-value="DDL-1.02.03.8" calcext:value-type="string">
            <text:p>DDL-1.02.03.8</text:p>
          </table:table-cell>
          <table:table-cell table:style-name="ce17"/>
          <table:table-cell table:formula="of:=[.L76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78])" office:value-type="string" office:string-value=" 9" calcext:value-type="string">
            <text:p><text:s/>9</text:p>
          </table:table-cell>
          <table:table-cell table:style-name="ce97" table:formula="of:=COM.MICROSOFT.CONCAT([.H$69];&quot;.&quot;;[.L78])" office:value-type="string" office:string-value="DDL-1.02.03.9" calcext:value-type="string">
            <text:p>DDL-1.02.03.9</text:p>
          </table:table-cell>
          <table:table-cell table:style-name="ce17"/>
          <table:table-cell table:formula="of:=[.L77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79])" office:value-type="string" office:string-value=" 10" calcext:value-type="string">
            <text:p><text:s/>10</text:p>
          </table:table-cell>
          <table:table-cell table:style-name="ce97" table:formula="of:=COM.MICROSOFT.CONCAT([.H$69];&quot;.&quot;;[.L79])" office:value-type="string" office:string-value="DDL-1.02.03.10" calcext:value-type="string">
            <text:p>DDL-1.02.03.10</text:p>
          </table:table-cell>
          <table:table-cell table:style-name="ce17"/>
          <table:table-cell table:formula="of:=[.L78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80])" office:value-type="string" office:string-value=" 11" calcext:value-type="string">
            <text:p><text:s/>11</text:p>
          </table:table-cell>
          <table:table-cell table:style-name="ce97" table:formula="of:=COM.MICROSOFT.CONCAT([.H$69];&quot;.&quot;;[.L80])" office:value-type="string" office:string-value="DDL-1.02.03.11" calcext:value-type="string">
            <text:p>DDL-1.02.03.11</text:p>
          </table:table-cell>
          <table:table-cell table:style-name="ce17"/>
          <table:table-cell table:formula="of:=[.L79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81])" office:value-type="string" office:string-value=" 12" calcext:value-type="string">
            <text:p><text:s/>12</text:p>
          </table:table-cell>
          <table:table-cell table:style-name="ce97" table:formula="of:=COM.MICROSOFT.CONCAT([.H$69];&quot;.&quot;;[.L81])" office:value-type="string" office:string-value="DDL-1.02.03.12" calcext:value-type="string">
            <text:p>DDL-1.02.03.12</text:p>
          </table:table-cell>
          <table:table-cell table:style-name="ce17"/>
          <table:table-cell table:formula="of:=[.L80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0" office:value-type="string" calcext:value-type="string">
            <text:p>Recycled clad</text:p>
          </table:table-cell>
          <table:table-cell table:style-name="ce89" office:value-type="string" calcext:value-type="string">
            <text:p>DDL-1.02.04</text:p>
          </table:table-cell>
          <table:table-cell table:style-name="Default"/>
          <table:table-cell table:style-name="ce95"/>
          <table:table-cell table:style-name="ce17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22" office:value-type="string" calcext:value-type="string">
            <text:p>(12 Colour swatch)</text:p>
          </table:table-cell>
          <table:table-cell table:style-name="Default" table:formula="of:=COM.MICROSOFT.CONCAT([.I$10];&quot; &quot;;[.L83])" office:value-type="string" office:string-value=" 1" calcext:value-type="string">
            <text:p><text:s/>1</text:p>
          </table:table-cell>
          <table:table-cell table:style-name="ce97" table:formula="of:=COM.MICROSOFT.CONCAT([.H$82];&quot;.&quot;;[.L83])" office:value-type="string" office:string-value="DDL-1.02.04.1" calcext:value-type="string">
            <text:p>DDL-1.02.04.1</text:p>
          </table:table-cell>
          <table:table-cell table:style-name="ce17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84])" office:value-type="string" office:string-value=" 2" calcext:value-type="string">
            <text:p><text:s/>2</text:p>
          </table:table-cell>
          <table:table-cell table:style-name="ce97" table:formula="of:=COM.MICROSOFT.CONCAT([.H$82];&quot;.&quot;;[.L84])" office:value-type="string" office:string-value="DDL-1.02.04.2" calcext:value-type="string">
            <text:p>DDL-1.02.04.2</text:p>
          </table:table-cell>
          <table:table-cell table:style-name="ce17"/>
          <table:table-cell table:formula="of:=[.L83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85])" office:value-type="string" office:string-value=" 3" calcext:value-type="string">
            <text:p><text:s/>3</text:p>
          </table:table-cell>
          <table:table-cell table:style-name="ce97" table:formula="of:=COM.MICROSOFT.CONCAT([.H$82];&quot;.&quot;;[.L85])" office:value-type="string" office:string-value="DDL-1.02.04.3" calcext:value-type="string">
            <text:p>DDL-1.02.04.3</text:p>
          </table:table-cell>
          <table:table-cell table:style-name="ce17"/>
          <table:table-cell table:formula="of:=[.L84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86])" office:value-type="string" office:string-value=" 4" calcext:value-type="string">
            <text:p><text:s/>4</text:p>
          </table:table-cell>
          <table:table-cell table:style-name="ce97" table:formula="of:=COM.MICROSOFT.CONCAT([.H$82];&quot;.&quot;;[.L86])" office:value-type="string" office:string-value="DDL-1.02.04.4" calcext:value-type="string">
            <text:p>DDL-1.02.04.4</text:p>
          </table:table-cell>
          <table:table-cell table:style-name="ce17"/>
          <table:table-cell table:formula="of:=[.L85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87])" office:value-type="string" office:string-value=" 5" calcext:value-type="string">
            <text:p><text:s/>5</text:p>
          </table:table-cell>
          <table:table-cell table:style-name="ce97" table:formula="of:=COM.MICROSOFT.CONCAT([.H$82];&quot;.&quot;;[.L87])" office:value-type="string" office:string-value="DDL-1.02.04.5" calcext:value-type="string">
            <text:p>DDL-1.02.04.5</text:p>
          </table:table-cell>
          <table:table-cell table:style-name="ce17"/>
          <table:table-cell table:formula="of:=[.L86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88])" office:value-type="string" office:string-value=" 6" calcext:value-type="string">
            <text:p><text:s/>6</text:p>
          </table:table-cell>
          <table:table-cell table:style-name="ce97" table:formula="of:=COM.MICROSOFT.CONCAT([.H$82];&quot;.&quot;;[.L88])" office:value-type="string" office:string-value="DDL-1.02.04.6" calcext:value-type="string">
            <text:p>DDL-1.02.04.6</text:p>
          </table:table-cell>
          <table:table-cell table:style-name="ce17"/>
          <table:table-cell table:formula="of:=[.L87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89])" office:value-type="string" office:string-value=" 7" calcext:value-type="string">
            <text:p><text:s/>7</text:p>
          </table:table-cell>
          <table:table-cell table:style-name="ce97" table:formula="of:=COM.MICROSOFT.CONCAT([.H$82];&quot;.&quot;;[.L89])" office:value-type="string" office:string-value="DDL-1.02.04.7" calcext:value-type="string">
            <text:p>DDL-1.02.04.7</text:p>
          </table:table-cell>
          <table:table-cell table:style-name="ce17"/>
          <table:table-cell table:formula="of:=[.L88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90])" office:value-type="string" office:string-value=" 8" calcext:value-type="string">
            <text:p><text:s/>8</text:p>
          </table:table-cell>
          <table:table-cell table:style-name="ce97" table:formula="of:=COM.MICROSOFT.CONCAT([.H$82];&quot;.&quot;;[.L90])" office:value-type="string" office:string-value="DDL-1.02.04.8" calcext:value-type="string">
            <text:p>DDL-1.02.04.8</text:p>
          </table:table-cell>
          <table:table-cell table:style-name="ce17"/>
          <table:table-cell table:formula="of:=[.L89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91])" office:value-type="string" office:string-value=" 9" calcext:value-type="string">
            <text:p><text:s/>9</text:p>
          </table:table-cell>
          <table:table-cell table:style-name="ce97" table:formula="of:=COM.MICROSOFT.CONCAT([.H$82];&quot;.&quot;;[.L91])" office:value-type="string" office:string-value="DDL-1.02.04.9" calcext:value-type="string">
            <text:p>DDL-1.02.04.9</text:p>
          </table:table-cell>
          <table:table-cell table:style-name="ce17"/>
          <table:table-cell table:formula="of:=[.L90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92])" office:value-type="string" office:string-value=" 10" calcext:value-type="string">
            <text:p><text:s/>10</text:p>
          </table:table-cell>
          <table:table-cell table:style-name="ce97" table:formula="of:=COM.MICROSOFT.CONCAT([.H$82];&quot;.&quot;;[.L92])" office:value-type="string" office:string-value="DDL-1.02.04.10" calcext:value-type="string">
            <text:p>DDL-1.02.04.10</text:p>
          </table:table-cell>
          <table:table-cell table:style-name="ce17"/>
          <table:table-cell table:formula="of:=[.L91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93])" office:value-type="string" office:string-value=" 11" calcext:value-type="string">
            <text:p><text:s/>11</text:p>
          </table:table-cell>
          <table:table-cell table:style-name="ce97" table:formula="of:=COM.MICROSOFT.CONCAT([.H$82];&quot;.&quot;;[.L93])" office:value-type="string" office:string-value="DDL-1.02.04.11" calcext:value-type="string">
            <text:p>DDL-1.02.04.11</text:p>
          </table:table-cell>
          <table:table-cell table:style-name="ce17"/>
          <table:table-cell table:formula="of:=[.L92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/>
          <table:table-cell table:style-name="ce76"/>
          <table:table-cell table:number-columns-repeated="2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94])" office:value-type="string" office:string-value=" 12" calcext:value-type="string">
            <text:p><text:s/>12</text:p>
          </table:table-cell>
          <table:table-cell table:style-name="ce97" table:formula="of:=COM.MICROSOFT.CONCAT([.H$82];&quot;.&quot;;[.L94])" office:value-type="string" office:string-value="DDL-1.02.04.12" calcext:value-type="string">
            <text:p>DDL-1.02.04.12</text:p>
          </table:table-cell>
          <table:table-cell table:style-name="ce17"/>
          <table:table-cell table:formula="of:=[.L93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table:style-name="ce76"/>
          <table:table-cell table:number-columns-repeated="2"/>
          <table:table-cell table:style-name="Default"/>
          <table:table-cell/>
          <table:table-cell table:style-name="ce20" office:value-type="string" calcext:value-type="string">
            <text:p>Nil</text:p>
          </table:table-cell>
          <table:table-cell table:style-name="ce101"/>
          <table:table-cell table:style-name="Default"/>
          <table:table-cell table:style-name="ce95" office:value-type="string" calcext:value-type="string">
            <text:p>DDL-1.02.05</text:p>
          </table:table-cell>
          <table:table-cell table:style-name="ce17"/>
          <table:table-cell table:formula="of:=[.L94]+1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/>
          <table:table-cell table:style-name="ce76"/>
          <table:table-cell/>
          <table:table-cell table:style-name="ce17" office:value-type="string" calcext:value-type="string">
            <text:p>E03</text:p>
          </table:table-cell>
          <table:table-cell table:style-name="Default" office:value-type="string" calcext:value-type="string">
            <text:p>Exterior Decking</text:p>
          </table:table-cell>
          <table:table-cell table:style-name="ce2" office:value-type="string" calcext:value-type="string">
            <text:p>DDL-1.03</text:p>
          </table:table-cell>
          <table:table-cell office:value-type="string" calcext:value-type="string">
            <text:p>125mm plank</text:p>
          </table:table-cell>
          <table:table-cell table:style-name="ce89" office:value-type="string" calcext:value-type="string">
            <text:p>DDL-1.03.01</text:p>
          </table:table-cell>
          <table:table-cell/>
          <table:table-cell table:style-name="ce95"/>
          <table:table-cell table:number-columns-repeated="8"/>
        </table:table-row>
        <table:table-row table:style-name="ro1">
          <table:table-cell/>
          <table:table-cell table:style-name="ce76"/>
          <table:table-cell table:number-columns-repeated="2"/>
          <table:table-cell table:style-name="Default"/>
          <table:table-cell table:number-columns-repeated="2"/>
          <table:table-cell table:style-name="ce22" office:value-type="string" calcext:value-type="string">
            <text:p>(12 Colour swatch)</text:p>
          </table:table-cell>
          <table:table-cell table:style-name="Default" table:formula="of:=COM.MICROSOFT.CONCAT([.I$10];&quot; &quot;;[.L97])" office:value-type="string" office:string-value=" 1" calcext:value-type="string">
            <text:p><text:s/>1</text:p>
          </table:table-cell>
          <table:table-cell table:style-name="ce97" table:formula="of:=COM.MICROSOFT.CONCAT([.H$96];&quot;.&quot;;[.L97])" office:value-type="string" office:string-value="DDL-1.03.01.1" calcext:value-type="string">
            <text:p>DDL-1.03.01.1</text:p>
          </table:table-cell>
          <table:table-cell table:style-name="ce17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76"/>
          <table:table-cell table:number-columns-repeated="2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98])" office:value-type="string" office:string-value=" 2" calcext:value-type="string">
            <text:p><text:s/>2</text:p>
          </table:table-cell>
          <table:table-cell table:style-name="ce97" table:formula="of:=COM.MICROSOFT.CONCAT([.H$96];&quot;.&quot;;[.L98])" office:value-type="string" office:string-value="DDL-1.03.01.2" calcext:value-type="string">
            <text:p>DDL-1.03.01.2</text:p>
          </table:table-cell>
          <table:table-cell table:style-name="ce17"/>
          <table:table-cell table:formula="of:=[.L97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style-name="ce76"/>
          <table:table-cell table:number-columns-repeated="2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99])" office:value-type="string" office:string-value=" 3" calcext:value-type="string">
            <text:p><text:s/>3</text:p>
          </table:table-cell>
          <table:table-cell table:style-name="ce97" table:formula="of:=COM.MICROSOFT.CONCAT([.H$96];&quot;.&quot;;[.L99])" office:value-type="string" office:string-value="DDL-1.03.01.3" calcext:value-type="string">
            <text:p>DDL-1.03.01.3</text:p>
          </table:table-cell>
          <table:table-cell table:style-name="ce17"/>
          <table:table-cell table:formula="of:=[.L98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76"/>
          <table:table-cell table:number-columns-repeated="2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00])" office:value-type="string" office:string-value=" 4" calcext:value-type="string">
            <text:p><text:s/>4</text:p>
          </table:table-cell>
          <table:table-cell table:style-name="ce97" table:formula="of:=COM.MICROSOFT.CONCAT([.H$96];&quot;.&quot;;[.L100])" office:value-type="string" office:string-value="DDL-1.03.01.4" calcext:value-type="string">
            <text:p>DDL-1.03.01.4</text:p>
          </table:table-cell>
          <table:table-cell table:style-name="ce17"/>
          <table:table-cell table:formula="of:=[.L99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01])" office:value-type="string" office:string-value=" 5" calcext:value-type="string">
            <text:p><text:s/>5</text:p>
          </table:table-cell>
          <table:table-cell table:style-name="ce97" table:formula="of:=COM.MICROSOFT.CONCAT([.H$96];&quot;.&quot;;[.L101])" office:value-type="string" office:string-value="DDL-1.03.01.5" calcext:value-type="string">
            <text:p>DDL-1.03.01.5</text:p>
          </table:table-cell>
          <table:table-cell table:style-name="ce17"/>
          <table:table-cell table:formula="of:=[.L100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02])" office:value-type="string" office:string-value=" 6" calcext:value-type="string">
            <text:p><text:s/>6</text:p>
          </table:table-cell>
          <table:table-cell table:style-name="ce97" table:formula="of:=COM.MICROSOFT.CONCAT([.H$96];&quot;.&quot;;[.L102])" office:value-type="string" office:string-value="DDL-1.03.01.6" calcext:value-type="string">
            <text:p>DDL-1.03.01.6</text:p>
          </table:table-cell>
          <table:table-cell table:style-name="ce17"/>
          <table:table-cell table:formula="of:=[.L101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03])" office:value-type="string" office:string-value=" 7" calcext:value-type="string">
            <text:p><text:s/>7</text:p>
          </table:table-cell>
          <table:table-cell table:style-name="ce97" table:formula="of:=COM.MICROSOFT.CONCAT([.H$96];&quot;.&quot;;[.L103])" office:value-type="string" office:string-value="DDL-1.03.01.7" calcext:value-type="string">
            <text:p>DDL-1.03.01.7</text:p>
          </table:table-cell>
          <table:table-cell table:style-name="ce17"/>
          <table:table-cell table:formula="of:=[.L102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04])" office:value-type="string" office:string-value=" 8" calcext:value-type="string">
            <text:p><text:s/>8</text:p>
          </table:table-cell>
          <table:table-cell table:style-name="ce97" table:formula="of:=COM.MICROSOFT.CONCAT([.H$96];&quot;.&quot;;[.L104])" office:value-type="string" office:string-value="DDL-1.03.01.8" calcext:value-type="string">
            <text:p>DDL-1.03.01.8</text:p>
          </table:table-cell>
          <table:table-cell table:style-name="ce17"/>
          <table:table-cell table:formula="of:=[.L103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05])" office:value-type="string" office:string-value=" 9" calcext:value-type="string">
            <text:p><text:s/>9</text:p>
          </table:table-cell>
          <table:table-cell table:style-name="ce97" table:formula="of:=COM.MICROSOFT.CONCAT([.H$96];&quot;.&quot;;[.L105])" office:value-type="string" office:string-value="DDL-1.03.01.9" calcext:value-type="string">
            <text:p>DDL-1.03.01.9</text:p>
          </table:table-cell>
          <table:table-cell table:style-name="ce17"/>
          <table:table-cell table:formula="of:=[.L104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06])" office:value-type="string" office:string-value=" 10" calcext:value-type="string">
            <text:p><text:s/>10</text:p>
          </table:table-cell>
          <table:table-cell table:style-name="ce97" table:formula="of:=COM.MICROSOFT.CONCAT([.H$96];&quot;.&quot;;[.L106])" office:value-type="string" office:string-value="DDL-1.03.01.10" calcext:value-type="string">
            <text:p>DDL-1.03.01.10</text:p>
          </table:table-cell>
          <table:table-cell table:style-name="ce17"/>
          <table:table-cell table:formula="of:=[.L105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07])" office:value-type="string" office:string-value=" 11" calcext:value-type="string">
            <text:p><text:s/>11</text:p>
          </table:table-cell>
          <table:table-cell table:style-name="ce97" table:formula="of:=COM.MICROSOFT.CONCAT([.H$96];&quot;.&quot;;[.L107])" office:value-type="string" office:string-value="DDL-1.03.01.11" calcext:value-type="string">
            <text:p>DDL-1.03.01.11</text:p>
          </table:table-cell>
          <table:table-cell table:style-name="ce17"/>
          <table:table-cell table:formula="of:=[.L106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08])" office:value-type="string" office:string-value=" 12" calcext:value-type="string">
            <text:p><text:s/>12</text:p>
          </table:table-cell>
          <table:table-cell table:style-name="ce97" table:formula="of:=COM.MICROSOFT.CONCAT([.H$96];&quot;.&quot;;[.L108])" office:value-type="string" office:string-value="DDL-1.03.01.12" calcext:value-type="string">
            <text:p>DDL-1.03.01.12</text:p>
          </table:table-cell>
          <table:table-cell table:style-name="ce17"/>
          <table:table-cell table:formula="of:=[.L107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135mm board</text:p>
          </table:table-cell>
          <table:table-cell table:style-name="ce89" office:value-type="string" calcext:value-type="string">
            <text:p>DDL-1.03.02</text:p>
          </table:table-cell>
          <table:table-cell table:style-name="Default"/>
          <table:table-cell table:style-name="ce95"/>
          <table:table-cell table:style-name="ce17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22" office:value-type="string" calcext:value-type="string">
            <text:p>(12 Colour swatch)</text:p>
          </table:table-cell>
          <table:table-cell table:style-name="Default" table:formula="of:=COM.MICROSOFT.CONCAT([.I$10];&quot; &quot;;[.L110])" office:value-type="string" office:string-value=" 1" calcext:value-type="string">
            <text:p><text:s/>1</text:p>
          </table:table-cell>
          <table:table-cell table:style-name="ce97" table:formula="of:=COM.MICROSOFT.CONCAT([.H$109];&quot;.&quot;;[.L110])" office:value-type="string" office:string-value="DDL-1.03.02.1" calcext:value-type="string">
            <text:p>DDL-1.03.02.1</text:p>
          </table:table-cell>
          <table:table-cell table:style-name="ce17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11])" office:value-type="string" office:string-value=" 2" calcext:value-type="string">
            <text:p><text:s/>2</text:p>
          </table:table-cell>
          <table:table-cell table:style-name="ce97" table:formula="of:=COM.MICROSOFT.CONCAT([.H$109];&quot;.&quot;;[.L111])" office:value-type="string" office:string-value="DDL-1.03.02.2" calcext:value-type="string">
            <text:p>DDL-1.03.02.2</text:p>
          </table:table-cell>
          <table:table-cell table:style-name="ce17"/>
          <table:table-cell table:formula="of:=[.L110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12])" office:value-type="string" office:string-value=" 3" calcext:value-type="string">
            <text:p><text:s/>3</text:p>
          </table:table-cell>
          <table:table-cell table:style-name="ce97" table:formula="of:=COM.MICROSOFT.CONCAT([.H$109];&quot;.&quot;;[.L112])" office:value-type="string" office:string-value="DDL-1.03.02.3" calcext:value-type="string">
            <text:p>DDL-1.03.02.3</text:p>
          </table:table-cell>
          <table:table-cell table:style-name="ce17"/>
          <table:table-cell table:formula="of:=[.L111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13])" office:value-type="string" office:string-value=" 4" calcext:value-type="string">
            <text:p><text:s/>4</text:p>
          </table:table-cell>
          <table:table-cell table:style-name="ce97" table:formula="of:=COM.MICROSOFT.CONCAT([.H$109];&quot;.&quot;;[.L113])" office:value-type="string" office:string-value="DDL-1.03.02.4" calcext:value-type="string">
            <text:p>DDL-1.03.02.4</text:p>
          </table:table-cell>
          <table:table-cell table:style-name="ce17"/>
          <table:table-cell table:formula="of:=[.L112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76"/>
          <table:table-cell table:number-columns-repeated="2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14])" office:value-type="string" office:string-value=" 5" calcext:value-type="string">
            <text:p><text:s/>5</text:p>
          </table:table-cell>
          <table:table-cell table:style-name="ce97" table:formula="of:=COM.MICROSOFT.CONCAT([.H$109];&quot;.&quot;;[.L114])" office:value-type="string" office:string-value="DDL-1.03.02.5" calcext:value-type="string">
            <text:p>DDL-1.03.02.5</text:p>
          </table:table-cell>
          <table:table-cell table:style-name="ce17"/>
          <table:table-cell table:formula="of:=[.L113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style-name="ce76"/>
          <table:table-cell table:number-columns-repeated="2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15])" office:value-type="string" office:string-value=" 6" calcext:value-type="string">
            <text:p><text:s/>6</text:p>
          </table:table-cell>
          <table:table-cell table:style-name="ce97" table:formula="of:=COM.MICROSOFT.CONCAT([.H$109];&quot;.&quot;;[.L115])" office:value-type="string" office:string-value="DDL-1.03.02.6" calcext:value-type="string">
            <text:p>DDL-1.03.02.6</text:p>
          </table:table-cell>
          <table:table-cell table:style-name="ce17"/>
          <table:table-cell table:formula="of:=[.L114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table:style-name="ce83"/>
          <table:table-cell table:number-columns-repeated="2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16])" office:value-type="string" office:string-value=" 7" calcext:value-type="string">
            <text:p><text:s/>7</text:p>
          </table:table-cell>
          <table:table-cell table:style-name="ce97" table:formula="of:=COM.MICROSOFT.CONCAT([.H$109];&quot;.&quot;;[.L116])" office:value-type="string" office:string-value="DDL-1.03.02.7" calcext:value-type="string">
            <text:p>DDL-1.03.02.7</text:p>
          </table:table-cell>
          <table:table-cell table:style-name="ce17"/>
          <table:table-cell table:formula="of:=[.L115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table:style-name="ce76"/>
          <table:table-cell table:number-columns-repeated="2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17])" office:value-type="string" office:string-value=" 8" calcext:value-type="string">
            <text:p><text:s/>8</text:p>
          </table:table-cell>
          <table:table-cell table:style-name="ce97" table:formula="of:=COM.MICROSOFT.CONCAT([.H$109];&quot;.&quot;;[.L117])" office:value-type="string" office:string-value="DDL-1.03.02.8" calcext:value-type="string">
            <text:p>DDL-1.03.02.8</text:p>
          </table:table-cell>
          <table:table-cell table:style-name="ce17"/>
          <table:table-cell table:formula="of:=[.L116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table:style-name="ce76"/>
          <table:table-cell table:number-columns-repeated="2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18])" office:value-type="string" office:string-value=" 9" calcext:value-type="string">
            <text:p><text:s/>9</text:p>
          </table:table-cell>
          <table:table-cell table:style-name="ce97" table:formula="of:=COM.MICROSOFT.CONCAT([.H$109];&quot;.&quot;;[.L118])" office:value-type="string" office:string-value="DDL-1.03.02.9" calcext:value-type="string">
            <text:p>DDL-1.03.02.9</text:p>
          </table:table-cell>
          <table:table-cell table:style-name="ce17"/>
          <table:table-cell table:formula="of:=[.L117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table:style-name="ce76"/>
          <table:table-cell table:number-columns-repeated="2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19])" office:value-type="string" office:string-value=" 10" calcext:value-type="string">
            <text:p><text:s/>10</text:p>
          </table:table-cell>
          <table:table-cell table:style-name="ce97" table:formula="of:=COM.MICROSOFT.CONCAT([.H$109];&quot;.&quot;;[.L119])" office:value-type="string" office:string-value="DDL-1.03.02.10" calcext:value-type="string">
            <text:p>DDL-1.03.02.10</text:p>
          </table:table-cell>
          <table:table-cell table:style-name="ce17"/>
          <table:table-cell table:formula="of:=[.L118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table:style-name="ce76"/>
          <table:table-cell table:number-columns-repeated="2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20])" office:value-type="string" office:string-value=" 11" calcext:value-type="string">
            <text:p><text:s/>11</text:p>
          </table:table-cell>
          <table:table-cell table:style-name="ce97" table:formula="of:=COM.MICROSOFT.CONCAT([.H$109];&quot;.&quot;;[.L120])" office:value-type="string" office:string-value="DDL-1.03.02.11" calcext:value-type="string">
            <text:p>DDL-1.03.02.11</text:p>
          </table:table-cell>
          <table:table-cell table:style-name="ce17"/>
          <table:table-cell table:formula="of:=[.L119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/>
          <table:table-cell table:style-name="ce76"/>
          <table:table-cell table:number-columns-repeated="2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21])" office:value-type="string" office:string-value=" 12" calcext:value-type="string">
            <text:p><text:s/>12</text:p>
          </table:table-cell>
          <table:table-cell table:style-name="ce97" table:formula="of:=COM.MICROSOFT.CONCAT([.H$109];&quot;.&quot;;[.L121])" office:value-type="string" office:string-value="DDL-1.03.02.12" calcext:value-type="string">
            <text:p>DDL-1.03.02.12</text:p>
          </table:table-cell>
          <table:table-cell table:style-name="ce17"/>
          <table:table-cell table:formula="of:=[.L120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recycled plastic</text:p>
          </table:table-cell>
          <table:table-cell table:style-name="ce89" office:value-type="string" calcext:value-type="string">
            <text:p>DDL-1.03.03</text:p>
          </table:table-cell>
          <table:table-cell table:style-name="Default"/>
          <table:table-cell table:style-name="ce97"/>
          <table:table-cell table:style-name="ce17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22" office:value-type="string" calcext:value-type="string">
            <text:p>(12 Colour swatch)</text:p>
          </table:table-cell>
          <table:table-cell table:style-name="Default" table:formula="of:=COM.MICROSOFT.CONCAT([.I$10];&quot; &quot;;[.L123])" office:value-type="string" office:string-value=" 1" calcext:value-type="string">
            <text:p><text:s/>1</text:p>
          </table:table-cell>
          <table:table-cell table:style-name="ce97" table:formula="of:=COM.MICROSOFT.CONCAT([.H$122];&quot;.&quot;;[.L123])" office:value-type="string" office:string-value="DDL-1.03.03.1" calcext:value-type="string">
            <text:p>DDL-1.03.03.1</text:p>
          </table:table-cell>
          <table:table-cell table:style-name="ce17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24])" office:value-type="string" office:string-value=" 2" calcext:value-type="string">
            <text:p><text:s/>2</text:p>
          </table:table-cell>
          <table:table-cell table:style-name="ce97" table:formula="of:=COM.MICROSOFT.CONCAT([.H$122];&quot;.&quot;;[.L124])" office:value-type="string" office:string-value="DDL-1.03.03.2" calcext:value-type="string">
            <text:p>DDL-1.03.03.2</text:p>
          </table:table-cell>
          <table:table-cell table:style-name="ce17"/>
          <table:table-cell table:formula="of:=[.L123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25])" office:value-type="string" office:string-value=" 3" calcext:value-type="string">
            <text:p><text:s/>3</text:p>
          </table:table-cell>
          <table:table-cell table:style-name="ce97" table:formula="of:=COM.MICROSOFT.CONCAT([.H$122];&quot;.&quot;;[.L125])" office:value-type="string" office:string-value="DDL-1.03.03.3" calcext:value-type="string">
            <text:p>DDL-1.03.03.3</text:p>
          </table:table-cell>
          <table:table-cell table:style-name="ce17"/>
          <table:table-cell table:formula="of:=[.L124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26])" office:value-type="string" office:string-value=" 4" calcext:value-type="string">
            <text:p><text:s/>4</text:p>
          </table:table-cell>
          <table:table-cell table:style-name="ce97" table:formula="of:=COM.MICROSOFT.CONCAT([.H$122];&quot;.&quot;;[.L126])" office:value-type="string" office:string-value="DDL-1.03.03.4" calcext:value-type="string">
            <text:p>DDL-1.03.03.4</text:p>
          </table:table-cell>
          <table:table-cell table:style-name="ce17"/>
          <table:table-cell table:formula="of:=[.L125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27])" office:value-type="string" office:string-value=" 5" calcext:value-type="string">
            <text:p><text:s/>5</text:p>
          </table:table-cell>
          <table:table-cell table:style-name="ce97" table:formula="of:=COM.MICROSOFT.CONCAT([.H$122];&quot;.&quot;;[.L127])" office:value-type="string" office:string-value="DDL-1.03.03.5" calcext:value-type="string">
            <text:p>DDL-1.03.03.5</text:p>
          </table:table-cell>
          <table:table-cell table:style-name="ce17"/>
          <table:table-cell table:formula="of:=[.L126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28])" office:value-type="string" office:string-value=" 6" calcext:value-type="string">
            <text:p><text:s/>6</text:p>
          </table:table-cell>
          <table:table-cell table:style-name="ce97" table:formula="of:=COM.MICROSOFT.CONCAT([.H$122];&quot;.&quot;;[.L128])" office:value-type="string" office:string-value="DDL-1.03.03.6" calcext:value-type="string">
            <text:p>DDL-1.03.03.6</text:p>
          </table:table-cell>
          <table:table-cell table:style-name="ce17"/>
          <table:table-cell table:formula="of:=[.L127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29])" office:value-type="string" office:string-value=" 7" calcext:value-type="string">
            <text:p><text:s/>7</text:p>
          </table:table-cell>
          <table:table-cell table:style-name="ce97" table:formula="of:=COM.MICROSOFT.CONCAT([.H$122];&quot;.&quot;;[.L129])" office:value-type="string" office:string-value="DDL-1.03.03.7" calcext:value-type="string">
            <text:p>DDL-1.03.03.7</text:p>
          </table:table-cell>
          <table:table-cell table:style-name="ce17"/>
          <table:table-cell table:formula="of:=[.L128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30])" office:value-type="string" office:string-value=" 8" calcext:value-type="string">
            <text:p><text:s/>8</text:p>
          </table:table-cell>
          <table:table-cell table:style-name="ce97" table:formula="of:=COM.MICROSOFT.CONCAT([.H$122];&quot;.&quot;;[.L130])" office:value-type="string" office:string-value="DDL-1.03.03.8" calcext:value-type="string">
            <text:p>DDL-1.03.03.8</text:p>
          </table:table-cell>
          <table:table-cell table:style-name="ce17"/>
          <table:table-cell table:formula="of:=[.L129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31])" office:value-type="string" office:string-value=" 9" calcext:value-type="string">
            <text:p><text:s/>9</text:p>
          </table:table-cell>
          <table:table-cell table:style-name="ce97" table:formula="of:=COM.MICROSOFT.CONCAT([.H$122];&quot;.&quot;;[.L131])" office:value-type="string" office:string-value="DDL-1.03.03.9" calcext:value-type="string">
            <text:p>DDL-1.03.03.9</text:p>
          </table:table-cell>
          <table:table-cell table:style-name="ce17"/>
          <table:table-cell table:formula="of:=[.L130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32])" office:value-type="string" office:string-value=" 10" calcext:value-type="string">
            <text:p><text:s/>10</text:p>
          </table:table-cell>
          <table:table-cell table:style-name="ce97" table:formula="of:=COM.MICROSOFT.CONCAT([.H$122];&quot;.&quot;;[.L132])" office:value-type="string" office:string-value="DDL-1.03.03.10" calcext:value-type="string">
            <text:p>DDL-1.03.03.10</text:p>
          </table:table-cell>
          <table:table-cell table:style-name="ce17"/>
          <table:table-cell table:formula="of:=[.L131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33])" office:value-type="string" office:string-value=" 11" calcext:value-type="string">
            <text:p><text:s/>11</text:p>
          </table:table-cell>
          <table:table-cell table:style-name="ce97" table:formula="of:=COM.MICROSOFT.CONCAT([.H$122];&quot;.&quot;;[.L133])" office:value-type="string" office:string-value="DDL-1.03.03.11" calcext:value-type="string">
            <text:p>DDL-1.03.03.11</text:p>
          </table:table-cell>
          <table:table-cell table:style-name="ce17"/>
          <table:table-cell table:formula="of:=[.L132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34])" office:value-type="string" office:string-value=" 12" calcext:value-type="string">
            <text:p><text:s/>12</text:p>
          </table:table-cell>
          <table:table-cell table:style-name="ce97" table:formula="of:=COM.MICROSOFT.CONCAT([.H$122];&quot;.&quot;;[.L134])" office:value-type="string" office:string-value="DDL-1.03.03.12" calcext:value-type="string">
            <text:p>DDL-1.03.03.12</text:p>
          </table:table-cell>
          <table:table-cell table:style-name="ce17"/>
          <table:table-cell table:formula="of:=[.L133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225mm plank</text:p>
          </table:table-cell>
          <table:table-cell table:style-name="ce89" office:value-type="string" calcext:value-type="string">
            <text:p>DDL-1.03.04</text:p>
          </table:table-cell>
          <table:table-cell table:style-name="Default"/>
          <table:table-cell table:style-name="ce97"/>
          <table:table-cell table:style-name="ce17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22" office:value-type="string" calcext:value-type="string">
            <text:p>(12 Colour swatch)</text:p>
          </table:table-cell>
          <table:table-cell table:style-name="Default" table:formula="of:=COM.MICROSOFT.CONCAT([.I$10];&quot; &quot;;[.L136])" office:value-type="string" office:string-value=" 1" calcext:value-type="string">
            <text:p><text:s/>1</text:p>
          </table:table-cell>
          <table:table-cell table:style-name="ce97" table:formula="of:=COM.MICROSOFT.CONCAT([.H$135];&quot;.&quot;;[.L136])" office:value-type="string" office:string-value="DDL-1.03.04.1" calcext:value-type="string">
            <text:p>DDL-1.03.04.1</text:p>
          </table:table-cell>
          <table:table-cell table:style-name="ce17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37])" office:value-type="string" office:string-value=" 2" calcext:value-type="string">
            <text:p><text:s/>2</text:p>
          </table:table-cell>
          <table:table-cell table:style-name="ce97" table:formula="of:=COM.MICROSOFT.CONCAT([.H$135];&quot;.&quot;;[.L137])" office:value-type="string" office:string-value="DDL-1.03.04.2" calcext:value-type="string">
            <text:p>DDL-1.03.04.2</text:p>
          </table:table-cell>
          <table:table-cell table:style-name="ce17"/>
          <table:table-cell table:formula="of:=[.L136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38])" office:value-type="string" office:string-value=" 3" calcext:value-type="string">
            <text:p><text:s/>3</text:p>
          </table:table-cell>
          <table:table-cell table:style-name="ce97" table:formula="of:=COM.MICROSOFT.CONCAT([.H$135];&quot;.&quot;;[.L138])" office:value-type="string" office:string-value="DDL-1.03.04.3" calcext:value-type="string">
            <text:p>DDL-1.03.04.3</text:p>
          </table:table-cell>
          <table:table-cell table:style-name="ce17"/>
          <table:table-cell table:formula="of:=[.L137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39])" office:value-type="string" office:string-value=" 4" calcext:value-type="string">
            <text:p><text:s/>4</text:p>
          </table:table-cell>
          <table:table-cell table:style-name="ce97" table:formula="of:=COM.MICROSOFT.CONCAT([.H$135];&quot;.&quot;;[.L139])" office:value-type="string" office:string-value="DDL-1.03.04.4" calcext:value-type="string">
            <text:p>DDL-1.03.04.4</text:p>
          </table:table-cell>
          <table:table-cell table:style-name="ce17"/>
          <table:table-cell table:formula="of:=[.L138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40])" office:value-type="string" office:string-value=" 5" calcext:value-type="string">
            <text:p><text:s/>5</text:p>
          </table:table-cell>
          <table:table-cell table:style-name="ce97" table:formula="of:=COM.MICROSOFT.CONCAT([.H$135];&quot;.&quot;;[.L140])" office:value-type="string" office:string-value="DDL-1.03.04.5" calcext:value-type="string">
            <text:p>DDL-1.03.04.5</text:p>
          </table:table-cell>
          <table:table-cell table:style-name="ce17"/>
          <table:table-cell table:formula="of:=[.L139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41])" office:value-type="string" office:string-value=" 6" calcext:value-type="string">
            <text:p><text:s/>6</text:p>
          </table:table-cell>
          <table:table-cell table:style-name="ce97" table:formula="of:=COM.MICROSOFT.CONCAT([.H$135];&quot;.&quot;;[.L141])" office:value-type="string" office:string-value="DDL-1.03.04.6" calcext:value-type="string">
            <text:p>DDL-1.03.04.6</text:p>
          </table:table-cell>
          <table:table-cell table:style-name="ce17"/>
          <table:table-cell table:formula="of:=[.L140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42])" office:value-type="string" office:string-value=" 7" calcext:value-type="string">
            <text:p><text:s/>7</text:p>
          </table:table-cell>
          <table:table-cell table:style-name="ce97" table:formula="of:=COM.MICROSOFT.CONCAT([.H$149];&quot;.&quot;;[.L142])" office:value-type="string" office:string-value="DDL-1.04.01.7" calcext:value-type="string">
            <text:p>DDL-1.04.01.7</text:p>
          </table:table-cell>
          <table:table-cell table:style-name="ce17"/>
          <table:table-cell table:formula="of:=[.L141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43])" office:value-type="string" office:string-value=" 8" calcext:value-type="string">
            <text:p><text:s/>8</text:p>
          </table:table-cell>
          <table:table-cell table:style-name="ce97" table:formula="of:=COM.MICROSOFT.CONCAT([.H$135];&quot;.&quot;;[.L143])" office:value-type="string" office:string-value="DDL-1.03.04.8" calcext:value-type="string">
            <text:p>DDL-1.03.04.8</text:p>
          </table:table-cell>
          <table:table-cell table:style-name="ce17"/>
          <table:table-cell table:formula="of:=[.L142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44])" office:value-type="string" office:string-value=" 9" calcext:value-type="string">
            <text:p><text:s/>9</text:p>
          </table:table-cell>
          <table:table-cell table:style-name="ce97" table:formula="of:=COM.MICROSOFT.CONCAT([.H$135];&quot;.&quot;;[.L144])" office:value-type="string" office:string-value="DDL-1.03.04.9" calcext:value-type="string">
            <text:p>DDL-1.03.04.9</text:p>
          </table:table-cell>
          <table:table-cell table:style-name="ce17"/>
          <table:table-cell table:formula="of:=[.L143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COM.MICROSOFT.CONCAT([.I$10];&quot; &quot;;[.L145])" office:value-type="string" office:string-value=" 10" calcext:value-type="string">
            <text:p><text:s/>10</text:p>
          </table:table-cell>
          <table:table-cell table:style-name="ce97" table:formula="of:=COM.MICROSOFT.CONCAT([.H$135];&quot;.&quot;;[.L145])" office:value-type="string" office:string-value="DDL-1.03.04.10" calcext:value-type="string">
            <text:p>DDL-1.03.04.10</text:p>
          </table:table-cell>
          <table:table-cell table:style-name="ce17"/>
          <table:table-cell table:formula="of:=[.L144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87"/>
          <table:table-cell table:style-name="Default" table:formula="of:=COM.MICROSOFT.CONCAT([.I$10];&quot; &quot;;[.L146])" office:value-type="string" office:string-value=" 11" calcext:value-type="string">
            <text:p><text:s/>11</text:p>
          </table:table-cell>
          <table:table-cell table:style-name="ce97" table:formula="of:=COM.MICROSOFT.CONCAT([.H$135];&quot;.&quot;;[.L146])" office:value-type="string" office:string-value="DDL-1.03.04.11" calcext:value-type="string">
            <text:p>DDL-1.03.04.11</text:p>
          </table:table-cell>
          <table:table-cell table:style-name="ce17"/>
          <table:table-cell table:formula="of:=[.L145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87"/>
          <table:table-cell table:style-name="Default" table:formula="of:=COM.MICROSOFT.CONCAT([.I$10];&quot; &quot;;[.L147])" office:value-type="string" office:string-value=" 12" calcext:value-type="string">
            <text:p><text:s/>12</text:p>
          </table:table-cell>
          <table:table-cell table:style-name="ce97" table:formula="of:=COM.MICROSOFT.CONCAT([.H$135];&quot;.&quot;;[.L147])" office:value-type="string" office:string-value="DDL-1.03.04.12" calcext:value-type="string">
            <text:p>DDL-1.03.04.12</text:p>
          </table:table-cell>
          <table:table-cell table:style-name="ce17"/>
          <table:table-cell table:formula="of:=[.L146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none</text:p>
          </table:table-cell>
          <table:table-cell table:style-name="ce87"/>
          <table:table-cell table:style-name="Default"/>
          <table:table-cell table:style-name="ce97" table:formula="of:=COM.MICROSOFT.CONCAT([.H$135];&quot;.&quot;;[.L150])" office:value-type="string" office:string-value="DDL-1.03.04.1" calcext:value-type="string">
            <text:p>DDL-1.03.04.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04</text:p>
          </table:table-cell>
          <table:table-cell table:style-name="Default" office:value-type="string" calcext:value-type="string">
            <text:p>Glazing &amp; Door Bars</text:p>
          </table:table-cell>
          <table:table-cell table:style-name="ce2" office:value-type="string" calcext:value-type="string">
            <text:p>DDL-1.04</text:p>
          </table:table-cell>
          <table:table-cell office:value-type="string" calcext:value-type="string">
            <text:p>Glazi Bars Colour</text:p>
          </table:table-cell>
          <table:table-cell table:style-name="ce89" office:value-type="string" calcext:value-type="string">
            <text:p>DDL-1.04.01</text:p>
          </table:table-cell>
          <table:table-cell table:style-name="Default"/>
          <table:table-cell table:style-name="ce95"/>
          <table:table-cell table:style-name="ce17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/>
          <table:table-cell table:style-name="ce22" office:value-type="string" calcext:value-type="string">
            <text:p>(12 Colour swatch)</text:p>
          </table:table-cell>
          <table:table-cell table:style-name="Default" table:formula="of:=COM.MICROSOFT.CONCAT([.I$10];&quot; &quot;;[.L150])" office:value-type="string" office:string-value=" 1" calcext:value-type="string">
            <text:p><text:s/>1</text:p>
          </table:table-cell>
          <table:table-cell table:style-name="ce97" table:formula="of:=COM.MICROSOFT.CONCAT([.H$149];&quot;.&quot;;[.L150])" office:value-type="string" office:string-value="DDL-1.04.01.1" calcext:value-type="string">
            <text:p>DDL-1.04.01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/>
          <table:table-cell table:style-name="ce87"/>
          <table:table-cell table:style-name="Default" table:formula="of:=COM.MICROSOFT.CONCAT([.I$10];&quot; &quot;;[.L151])" office:value-type="string" office:string-value=" 2" calcext:value-type="string">
            <text:p><text:s/>2</text:p>
          </table:table-cell>
          <table:table-cell table:style-name="ce97" table:formula="of:=COM.MICROSOFT.CONCAT([.H$149];&quot;.&quot;;[.L151])" office:value-type="string" office:string-value="DDL-1.04.01.2" calcext:value-type="string">
            <text:p>DDL-1.04.01.2</text:p>
          </table:table-cell>
          <table:table-cell/>
          <table:table-cell table:formula="of:=[.L150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/>
          <table:table-cell table:style-name="ce87"/>
          <table:table-cell table:style-name="Default" table:formula="of:=COM.MICROSOFT.CONCAT([.I$10];&quot; &quot;;[.L152])" office:value-type="string" office:string-value=" 3" calcext:value-type="string">
            <text:p><text:s/>3</text:p>
          </table:table-cell>
          <table:table-cell table:style-name="ce97" table:formula="of:=COM.MICROSOFT.CONCAT([.H$149];&quot;.&quot;;[.L152])" office:value-type="string" office:string-value="DDL-1.04.01.3" calcext:value-type="string">
            <text:p>DDL-1.04.01.3</text:p>
          </table:table-cell>
          <table:table-cell/>
          <table:table-cell table:formula="of:=[.L151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/>
          <table:table-cell table:style-name="ce87"/>
          <table:table-cell table:style-name="Default" table:formula="of:=COM.MICROSOFT.CONCAT([.I$10];&quot; &quot;;[.L153])" office:value-type="string" office:string-value=" 4" calcext:value-type="string">
            <text:p><text:s/>4</text:p>
          </table:table-cell>
          <table:table-cell table:style-name="ce97" table:formula="of:=COM.MICROSOFT.CONCAT([.H$149];&quot;.&quot;;[.L153])" office:value-type="string" office:string-value="DDL-1.04.01.4" calcext:value-type="string">
            <text:p>DDL-1.04.01.4</text:p>
          </table:table-cell>
          <table:table-cell/>
          <table:table-cell table:formula="of:=[.L152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/>
          <table:table-cell table:style-name="ce87"/>
          <table:table-cell table:style-name="Default" table:formula="of:=COM.MICROSOFT.CONCAT([.I$10];&quot; &quot;;[.L154])" office:value-type="string" office:string-value=" 5" calcext:value-type="string">
            <text:p><text:s/>5</text:p>
          </table:table-cell>
          <table:table-cell table:style-name="ce97" table:formula="of:=COM.MICROSOFT.CONCAT([.H$149];&quot;.&quot;;[.L154])" office:value-type="string" office:string-value="DDL-1.04.01.5" calcext:value-type="string">
            <text:p>DDL-1.04.01.5</text:p>
          </table:table-cell>
          <table:table-cell/>
          <table:table-cell table:formula="of:=[.L153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/>
          <table:table-cell table:style-name="ce87"/>
          <table:table-cell table:style-name="Default" table:formula="of:=COM.MICROSOFT.CONCAT([.I$10];&quot; &quot;;[.L155])" office:value-type="string" office:string-value=" 6" calcext:value-type="string">
            <text:p><text:s/>6</text:p>
          </table:table-cell>
          <table:table-cell table:style-name="ce97" table:formula="of:=COM.MICROSOFT.CONCAT([.H$149];&quot;.&quot;;[.L155])" office:value-type="string" office:string-value="DDL-1.04.01.6" calcext:value-type="string">
            <text:p>DDL-1.04.01.6</text:p>
          </table:table-cell>
          <table:table-cell/>
          <table:table-cell table:formula="of:=[.L154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/>
          <table:table-cell table:style-name="ce87"/>
          <table:table-cell table:style-name="Default" table:formula="of:=COM.MICROSOFT.CONCAT([.I$10];&quot; &quot;;[.L156])" office:value-type="string" office:string-value=" 7" calcext:value-type="string">
            <text:p><text:s/>7</text:p>
          </table:table-cell>
          <table:table-cell table:style-name="ce97" table:formula="of:=COM.MICROSOFT.CONCAT([.H$149];&quot;.&quot;;[.L156])" office:value-type="string" office:string-value="DDL-1.04.01.7" calcext:value-type="string">
            <text:p>DDL-1.04.01.7</text:p>
          </table:table-cell>
          <table:table-cell/>
          <table:table-cell table:formula="of:=[.L155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/>
          <table:table-cell table:style-name="ce87"/>
          <table:table-cell table:style-name="Default" table:formula="of:=COM.MICROSOFT.CONCAT([.I$10];&quot; &quot;;[.L157])" office:value-type="string" office:string-value=" 8" calcext:value-type="string">
            <text:p><text:s/>8</text:p>
          </table:table-cell>
          <table:table-cell table:style-name="ce97" table:formula="of:=COM.MICROSOFT.CONCAT([.H$149];&quot;.&quot;;[.L157])" office:value-type="string" office:string-value="DDL-1.04.01.8" calcext:value-type="string">
            <text:p>DDL-1.04.01.8</text:p>
          </table:table-cell>
          <table:table-cell/>
          <table:table-cell table:formula="of:=[.L156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/>
          <table:table-cell table:style-name="ce87"/>
          <table:table-cell table:style-name="Default" table:formula="of:=COM.MICROSOFT.CONCAT([.I$10];&quot; &quot;;[.L158])" office:value-type="string" office:string-value=" 9" calcext:value-type="string">
            <text:p><text:s/>9</text:p>
          </table:table-cell>
          <table:table-cell table:style-name="ce97" table:formula="of:=COM.MICROSOFT.CONCAT([.H$149];&quot;.&quot;;[.L158])" office:value-type="string" office:string-value="DDL-1.04.01.9" calcext:value-type="string">
            <text:p>DDL-1.04.01.9</text:p>
          </table:table-cell>
          <table:table-cell/>
          <table:table-cell table:formula="of:=[.L157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/>
          <table:table-cell table:style-name="ce87"/>
          <table:table-cell table:style-name="Default" table:formula="of:=COM.MICROSOFT.CONCAT([.I$10];&quot; &quot;;[.L159])" office:value-type="string" office:string-value=" 10" calcext:value-type="string">
            <text:p><text:s/>10</text:p>
          </table:table-cell>
          <table:table-cell table:style-name="ce97" table:formula="of:=COM.MICROSOFT.CONCAT([.H$149];&quot;.&quot;;[.L159])" office:value-type="string" office:string-value="DDL-1.04.01.10" calcext:value-type="string">
            <text:p>DDL-1.04.01.10</text:p>
          </table:table-cell>
          <table:table-cell/>
          <table:table-cell table:formula="of:=[.L158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/>
          <table:table-cell table:style-name="ce87"/>
          <table:table-cell table:style-name="Default" table:formula="of:=COM.MICROSOFT.CONCAT([.I$10];&quot; &quot;;[.L160])" office:value-type="string" office:string-value=" 11" calcext:value-type="string">
            <text:p><text:s/>11</text:p>
          </table:table-cell>
          <table:table-cell table:style-name="ce97" table:formula="of:=COM.MICROSOFT.CONCAT([.H$149];&quot;.&quot;;[.L160])" office:value-type="string" office:string-value="DDL-1.04.01.11" calcext:value-type="string">
            <text:p>DDL-1.04.01.11</text:p>
          </table:table-cell>
          <table:table-cell/>
          <table:table-cell table:formula="of:=[.L159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ce76"/>
          <table:table-cell table:number-columns-repeated="3"/>
          <table:table-cell table:style-name="Default"/>
          <table:table-cell table:style-name="ce2"/>
          <table:table-cell/>
          <table:table-cell table:style-name="ce87"/>
          <table:table-cell table:style-name="Default" table:formula="of:=COM.MICROSOFT.CONCAT([.I$10];&quot; &quot;;[.L161])" office:value-type="string" office:string-value=" 12" calcext:value-type="string">
            <text:p><text:s/>12</text:p>
          </table:table-cell>
          <table:table-cell table:style-name="ce97" table:formula="of:=COM.MICROSOFT.CONCAT([.H$149];&quot;.&quot;;[.L161])" office:value-type="string" office:string-value="DDL-1.04.01.12" calcext:value-type="string">
            <text:p>DDL-1.04.01.12</text:p>
          </table:table-cell>
          <table:table-cell/>
          <table:table-cell table:formula="of:=[.L160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76"/>
          <table:table-cell table:number-columns-repeated="3"/>
          <table:table-cell table:style-name="Default"/>
          <table:table-cell table:style-name="ce2"/>
          <table:table-cell office:value-type="string" calcext:value-type="string">
            <text:p>Enhanced</text:p>
          </table:table-cell>
          <table:table-cell table:style-name="ce101" office:value-type="string" calcext:value-type="string">
            <text:p>DDL-1.04.02</text:p>
          </table:table-cell>
          <table:table-cell office:value-type="string" calcext:value-type="string">
            <text:p>c</text:p>
          </table:table-cell>
          <table:table-cell table:style-name="ce97" table:formula="of:=COM.MICROSOFT.CONCAT([.H$149];&quot;.&quot;;[.L162])" office:value-type="string" office:string-value="DDL-1.04.01.1" calcext:value-type="string">
            <text:p>DDL-1.04.01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76"/>
          <table:table-cell table:number-columns-repeated="3"/>
          <table:table-cell table:style-name="Default"/>
          <table:table-cell table:style-name="ce2"/>
          <table:table-cell/>
          <table:table-cell table:style-name="ce101"/>
          <table:table-cell office:value-type="string" calcext:value-type="string">
            <text:p>DG02</text:p>
          </table:table-cell>
          <table:table-cell table:style-name="ce97" table:formula="of:=COM.MICROSOFT.CONCAT([.H$149];&quot;.&quot;;[.L163])" office:value-type="string" office:string-value="DDL-1.04.01.2" calcext:value-type="string">
            <text:p>DDL-1.04.01.2</text:p>
          </table:table-cell>
          <table:table-cell/>
          <table:table-cell table:formula="of:=[.L162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76"/>
          <table:table-cell table:number-columns-repeated="3"/>
          <table:table-cell table:style-name="Default"/>
          <table:table-cell table:style-name="ce2"/>
          <table:table-cell/>
          <table:table-cell table:style-name="ce101"/>
          <table:table-cell office:value-type="string" calcext:value-type="string">
            <text:p>DG03</text:p>
          </table:table-cell>
          <table:table-cell table:style-name="ce97" table:formula="of:=COM.MICROSOFT.CONCAT([.H$149];&quot;.&quot;;[.L164])" office:value-type="string" office:string-value="DDL-1.04.01.3" calcext:value-type="string">
            <text:p>DDL-1.04.01.3</text:p>
          </table:table-cell>
          <table:table-cell/>
          <table:table-cell table:formula="of:=[.L163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76"/>
          <table:table-cell table:number-columns-repeated="3"/>
          <table:table-cell table:style-name="Default"/>
          <table:table-cell table:style-name="ce2"/>
          <table:table-cell office:value-type="string" calcext:value-type="string">
            <text:p>no upgrade</text:p>
          </table:table-cell>
          <table:table-cell table:style-name="ce87"/>
          <table:table-cell table:style-name="Default"/>
          <table:table-cell table:style-name="ce97" table:formula="of:=COM.MICROSOFT.CONCAT([.H$149];&quot;.&quot;;[.L165])" office:value-type="string" office:string-value="DDL-1.04.01.4" calcext:value-type="string">
            <text:p>DDL-1.04.01.4</text:p>
          </table:table-cell>
          <table:table-cell/>
          <table:table-cell table:formula="of:=[.L164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76"/>
          <table:table-cell table:number-columns-repeated="3"/>
          <table:table-cell table:style-name="Default"/>
          <table:table-cell/>
          <table:table-cell office:value-type="string" calcext:value-type="string">
            <text:p>LHS orientation</text:p>
          </table:table-cell>
          <table:table-cell table:style-name="ce89" office:value-type="string" calcext:value-type="string">
            <text:p>DDL-1.04.03</text:p>
          </table:table-cell>
          <table:table-cell office:value-type="string" calcext:value-type="string">
            <text:p>Horizontal</text:p>
          </table:table-cell>
          <table:table-cell table:style-name="ce97" table:formula="of:=COM.MICROSOFT.CONCAT([.H$166];&quot;.&quot;;[.L166])" office:value-type="string" office:string-value="DDL-1.04.03.1" calcext:value-type="string">
            <text:p>DDL-1.04.03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83"/>
          <table:table-cell table:number-columns-repeated="3"/>
          <table:table-cell table:style-name="Default"/>
          <table:table-cell table:number-columns-repeated="2"/>
          <table:table-cell table:style-name="ce87"/>
          <table:table-cell office:value-type="string" calcext:value-type="string">
            <text:p>Vertical</text:p>
          </table:table-cell>
          <table:table-cell table:style-name="ce97" table:formula="of:=COM.MICROSOFT.CONCAT([.H$166];&quot;.&quot;;[.L167])" office:value-type="string" office:string-value="DDL-1.04.03.2" calcext:value-type="string">
            <text:p>DDL-1.04.03.2</text:p>
          </table:table-cell>
          <table:table-cell/>
          <table:table-cell table:formula="of:=[.L166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76"/>
          <table:table-cell table:number-columns-repeated="3"/>
          <table:table-cell table:style-name="Default"/>
          <table:table-cell/>
          <table:table-cell office:value-type="string" calcext:value-type="string">
            <text:p>RHS orientation</text:p>
          </table:table-cell>
          <table:table-cell table:style-name="ce89" office:value-type="string" calcext:value-type="string">
            <text:p>DDL-1.04.04</text:p>
          </table:table-cell>
          <table:table-cell office:value-type="string" calcext:value-type="string">
            <text:p>Horizontal</text:p>
          </table:table-cell>
          <table:table-cell table:style-name="ce97" table:formula="of:=COM.MICROSOFT.CONCAT([.H$168];&quot;.&quot;;[.L168])" office:value-type="string" office:string-value="DDL-1.04.04.1" calcext:value-type="string">
            <text:p>DDL-1.04.04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76"/>
          <table:table-cell table:number-columns-repeated="3"/>
          <table:table-cell table:style-name="Default"/>
          <table:table-cell table:number-columns-repeated="2"/>
          <table:table-cell table:style-name="ce87"/>
          <table:table-cell office:value-type="string" calcext:value-type="string">
            <text:p>Vertical</text:p>
          </table:table-cell>
          <table:table-cell table:style-name="ce97" table:formula="of:=COM.MICROSOFT.CONCAT([.H$168];&quot;.&quot;;[.L169])" office:value-type="string" office:string-value="DDL-1.04.04.2" calcext:value-type="string">
            <text:p>DDL-1.04.04.2</text:p>
          </table:table-cell>
          <table:table-cell/>
          <table:table-cell table:formula="of:=[.L168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76"/>
          <table:table-cell table:number-columns-repeated="2"/>
          <table:table-cell office:value-type="string" calcext:value-type="string">
            <text:p>N01</text:p>
          </table:table-cell>
          <table:table-cell table:style-name="ce2" office:value-type="string" calcext:value-type="string">
            <text:p>Additional Insulation</text:p>
          </table:table-cell>
          <table:table-cell table:style-name="ce2" office:value-type="string" calcext:value-type="string">
            <text:p>DDL-1.05</text:p>
          </table:table-cell>
          <table:table-cell office:value-type="string" calcext:value-type="string">
            <text:p>Board</text:p>
          </table:table-cell>
          <table:table-cell table:style-name="ce87" office:value-type="string" calcext:value-type="string">
            <text:p>Spec 1</text:p>
          </table:table-cell>
          <table:table-cell table:style-name="Default"/>
          <table:table-cell table:style-name="ce97" table:formula="of:=COM.MICROSOFT.CONCAT([.F$170];&quot;.&quot;;[.L170])" office:value-type="string" office:string-value="DDL-1.05.1" calcext:value-type="string">
            <text:p>DDL-1.05.1</text:p>
          </table:table-cell>
          <table:table-cell/>
          <table:table-cell table:formula="of:=[.L237]+1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77"/>
          <table:table-cell office:value-type="string" calcext:value-type="string">
            <text:p>Board+ insulation</text:p>
          </table:table-cell>
          <table:table-cell table:style-name="ce87" office:value-type="string" calcext:value-type="string">
            <text:p>Spec 2</text:p>
          </table:table-cell>
          <table:table-cell table:style-name="Default"/>
          <table:table-cell table:style-name="ce97" table:formula="of:=COM.MICROSOFT.CONCAT([.F$170];&quot;.&quot;;[.L171])" office:value-type="string" office:string-value="DDL-1.05.2" calcext:value-type="string">
            <text:p>DDL-1.05.2</text:p>
          </table:table-cell>
          <table:table-cell/>
          <table:table-cell table:formula="of:=[.L170]+1" office:value-type="float" office:value="2" calcext:value-type="float">
            <text:p>2</text:p>
          </table:table-cell>
          <table:table-cell table:style-name="ce2" table:number-columns-repeated="2"/>
          <table:table-cell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Board <text:s/>+ <text:s/>min BR</text:p>
          </table:table-cell>
          <table:table-cell table:style-name="ce87" office:value-type="string" calcext:value-type="string">
            <text:p>Spec 3</text:p>
          </table:table-cell>
          <table:table-cell table:style-name="Default"/>
          <table:table-cell table:style-name="ce97" table:formula="of:=COM.MICROSOFT.CONCAT([.F$170];&quot;.&quot;;[.L172])" office:value-type="string" office:string-value="DDL-1.05.3" calcext:value-type="string">
            <text:p>DDL-1.05.3</text:p>
          </table:table-cell>
          <table:table-cell/>
          <table:table-cell table:formula="of:=[.L171]+1" office:value-type="float" office:value="3" calcext:value-type="float">
            <text:p>3</text:p>
          </table:table-cell>
          <table:table-cell table:style-name="ce2" table:number-columns-repeated="2"/>
          <table:table-cell office:value-type="string" calcext:value-type="string">
            <text:p>DDL-1.05.1</text:p>
          </table:table-cell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Board <text:s/>+ <text:s/>max <text:s/>BR</text:p>
          </table:table-cell>
          <table:table-cell table:style-name="ce87" office:value-type="string" calcext:value-type="string">
            <text:p>Spec 4</text:p>
          </table:table-cell>
          <table:table-cell table:style-name="Default"/>
          <table:table-cell table:style-name="ce97" table:formula="of:=COM.MICROSOFT.CONCAT([.F$170];&quot;.&quot;;[.L173])" office:value-type="string" office:string-value="DDL-1.05.4" calcext:value-type="string">
            <text:p>DDL-1.05.4</text:p>
          </table:table-cell>
          <table:table-cell/>
          <table:table-cell table:formula="of:=[.L172]+1" office:value-type="float" office:value="4" calcext:value-type="float">
            <text:p>4</text:p>
          </table:table-cell>
          <table:table-cell table:style-name="ce2" table:number-columns-repeated="2"/>
          <table:table-cell office:value-type="string" calcext:value-type="string">
            <text:p>DDL-1.05.2</text:p>
          </table:table-cell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nil</text:p>
          </table:table-cell>
          <table:table-cell table:style-name="ce87" office:value-type="float" office:value="0" calcext:value-type="float">
            <text:p>0</text:p>
          </table:table-cell>
          <table:table-cell table:style-name="Default"/>
          <table:table-cell table:style-name="ce97" table:formula="of:=COM.MICROSOFT.CONCAT([.F$170];&quot;.&quot;;[.L174])" office:value-type="string" office:string-value="DDL-1.05." calcext:value-type="string">
            <text:p>DDL-1.05.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DDL-1.05.3</text:p>
          </table:table-cell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3"/>
          <table:table-cell office:value-type="string" calcext:value-type="string">
            <text:p>N02</text:p>
          </table:table-cell>
          <table:table-cell table:style-name="ce2" office:value-type="string" calcext:value-type="string">
            <text:p>Fitted Units</text:p>
          </table:table-cell>
          <table:table-cell table:style-name="ce2" office:value-type="string" calcext:value-type="string">
            <text:p>DDL-1.06</text:p>
          </table:table-cell>
          <table:table-cell office:value-type="string" calcext:value-type="string">
            <text:p>Shelved</text:p>
          </table:table-cell>
          <table:table-cell table:style-name="ce92" office:value-type="string" calcext:value-type="string">
            <text:p>DDL-1.06.01</text:p>
          </table:table-cell>
          <table:table-cell table:style-name="ce13" office:value-type="string" calcext:value-type="string">
            <text:p>1 x long</text:p>
          </table:table-cell>
          <table:table-cell table:style-name="ce97"/>
          <table:table-cell table:number-columns-repeated="4"/>
          <table:table-cell office:value-type="string" calcext:value-type="string">
            <text:p>DDL-1.05.4</text:p>
          </table:table-cell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01"/>
          <table:table-cell table:style-name="ce13" office:value-type="string" calcext:value-type="string">
            <text:p>2 x 50% of long</text:p>
          </table:table-cell>
          <table:table-cell table:style-name="ce97" table:formula="of:=COM.MICROSOFT.CONCAT([.H$175];&quot;.&quot;;[.L176])" office:value-type="string" office:string-value="DDL-1.06.01.1" calcext:value-type="string">
            <text:p>DDL-1.06.01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01"/>
          <table:table-cell table:style-name="ce13" office:value-type="string" calcext:value-type="string">
            <text:p>3 x 33% of long</text:p>
          </table:table-cell>
          <table:table-cell table:style-name="ce97" table:formula="of:=COM.MICROSOFT.CONCAT([.H$175];&quot;.&quot;;[.L177])" office:value-type="string" office:string-value="DDL-1.06.01.2" calcext:value-type="string">
            <text:p>DDL-1.06.01.2</text:p>
          </table:table-cell>
          <table:table-cell/>
          <table:table-cell table:formula="of:=[.L176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01"/>
          <table:table-cell table:style-name="Default"/>
          <table:table-cell table:style-name="ce97" table:formula="of:=COM.MICROSOFT.CONCAT([.H$175];&quot;.&quot;;[.L178])" office:value-type="string" office:string-value="DDL-1.06.01.3" calcext:value-type="string">
            <text:p>DDL-1.06.01.3</text:p>
          </table:table-cell>
          <table:table-cell/>
          <table:table-cell table:formula="of:=[.L177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Simple desk</text:p>
          </table:table-cell>
          <table:table-cell table:style-name="ce92" office:value-type="string" calcext:value-type="string">
            <text:p>DDL-1.06.02</text:p>
          </table:table-cell>
          <table:table-cell table:style-name="ce13" office:value-type="string" calcext:value-type="string">
            <text:p>1 x long</text:p>
          </table:table-cell>
          <table:table-cell table:style-name="ce97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nil</text:p>
          </table:table-cell>
          <table:table-cell table:style-name="ce101"/>
          <table:table-cell table:style-name="ce13" office:value-type="string" calcext:value-type="string">
            <text:p>2 x 50% of long</text:p>
          </table:table-cell>
          <table:table-cell table:style-name="ce97" table:formula="of:=COM.MICROSOFT.CONCAT([.H$179];&quot;.&quot;;[.L180])" office:value-type="string" office:string-value="DDL-1.06.02.1" calcext:value-type="string">
            <text:p>DDL-1.06.02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77"/>
          <table:table-cell/>
          <table:table-cell table:style-name="ce101"/>
          <table:table-cell table:style-name="ce13" office:value-type="string" calcext:value-type="string">
            <text:p>3 x 33% of long</text:p>
          </table:table-cell>
          <table:table-cell table:style-name="ce97" table:formula="of:=COM.MICROSOFT.CONCAT([.H$179];&quot;.&quot;;[.L181])" office:value-type="string" office:string-value="DDL-1.06.02.2" calcext:value-type="string">
            <text:p>DDL-1.06.02.2</text:p>
          </table:table-cell>
          <table:table-cell/>
          <table:table-cell table:formula="of:=[.L180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77"/>
          <table:table-cell/>
          <table:table-cell table:style-name="ce101"/>
          <table:table-cell table:style-name="ce13"/>
          <table:table-cell table:style-name="ce97" table:formula="of:=COM.MICROSOFT.CONCAT([.H$179];&quot;.&quot;;[.L182])" office:value-type="string" office:string-value="DDL-1.06.02.3" calcext:value-type="string">
            <text:p>DDL-1.06.02.3</text:p>
          </table:table-cell>
          <table:table-cell/>
          <table:table-cell table:formula="of:=[.L181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77"/>
          <table:table-cell office:value-type="string" calcext:value-type="string">
            <text:p>nil</text:p>
          </table:table-cell>
          <table:table-cell table:style-name="ce92" office:value-type="string" calcext:value-type="string">
            <text:p>DDL-1.06.03</text:p>
          </table:table-cell>
          <table:table-cell/>
          <table:table-cell table:style-name="ce95" office:value-type="string" calcext:value-type="string">
            <text:p>DDL-1.06.0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03</text:p>
          </table:table-cell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DDL-1.07</text:p>
          </table:table-cell>
          <table:table-cell office:value-type="string" calcext:value-type="string">
            <text:p>Basic kit</text:p>
          </table:table-cell>
          <table:table-cell table:style-name="ce89" office:value-type="string" calcext:value-type="string">
            <text:p>DDL-1.07.1</text:p>
          </table:table-cell>
          <table:table-cell office:value-type="string" calcext:value-type="string">
            <text:p>list</text:p>
          </table:table-cell>
          <table:table-cell table:style-name="ce97" table:formula="of:=COM.MICROSOFT.CONCAT([.F$184];&quot;.&quot;;[.L184])" office:value-type="string" office:string-value="DDL-1.07.1" calcext:value-type="string">
            <text:p>DDL-1.07.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77"/>
          <table:table-cell office:value-type="string" calcext:value-type="string">
            <text:p>Extended kit</text:p>
          </table:table-cell>
          <table:table-cell table:style-name="ce89" office:value-type="string" calcext:value-type="string">
            <text:p>DDL-1.07.2</text:p>
          </table:table-cell>
          <table:table-cell office:value-type="string" calcext:value-type="string">
            <text:p>list</text:p>
          </table:table-cell>
          <table:table-cell table:style-name="ce97" table:formula="of:=COM.MICROSOFT.CONCAT([.F$184];&quot;.&quot;;[.L185])" office:value-type="string" office:string-value="DDL-1.07.2" calcext:value-type="string">
            <text:p>DDL-1.07.2</text:p>
          </table:table-cell>
          <table:table-cell/>
          <table:table-cell table:formula="of:=[.L184]+1" office:value-type="float" office:value="2" calcext:value-type="float">
            <text:p>2</text:p>
          </table:table-cell>
          <table:table-cell/>
          <table:table-cell table:style-name="ce2"/>
          <table:table-cell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UF htg</text:p>
          </table:table-cell>
          <table:table-cell table:style-name="ce89" office:value-type="string" calcext:value-type="string">
            <text:p>DDL-1.07.3</text:p>
          </table:table-cell>
          <table:table-cell office:value-type="string" calcext:value-type="string">
            <text:p>list</text:p>
          </table:table-cell>
          <table:table-cell table:style-name="ce97" table:formula="of:=COM.MICROSOFT.CONCAT([.F$184];&quot;.&quot;;[.L186])" office:value-type="string" office:string-value="DDL-1.07.3" calcext:value-type="string">
            <text:p>DDL-1.07.3</text:p>
          </table:table-cell>
          <table:table-cell/>
          <table:table-cell table:formula="of:=[.L185]+1" office:value-type="float" office:value="3" calcext:value-type="float">
            <text:p>3</text:p>
          </table:table-cell>
          <table:table-cell/>
          <table:table-cell table:style-name="ce2"/>
          <table:table-cell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Electric blinds</text:p>
          </table:table-cell>
          <table:table-cell table:style-name="ce89" office:value-type="string" calcext:value-type="string">
            <text:p>DDL-1.07.4</text:p>
          </table:table-cell>
          <table:table-cell office:value-type="string" calcext:value-type="string">
            <text:p>list</text:p>
          </table:table-cell>
          <table:table-cell table:style-name="ce97" table:formula="of:=COM.MICROSOFT.CONCAT([.F$184];&quot;.&quot;;[.L187])" office:value-type="string" office:string-value="DDL-1.07.4" calcext:value-type="string">
            <text:p>DDL-1.07.4</text:p>
          </table:table-cell>
          <table:table-cell/>
          <table:table-cell table:formula="of:=[.L186]+1" office:value-type="float" office:value="4" calcext:value-type="float">
            <text:p>4</text:p>
          </table:table-cell>
          <table:table-cell table:number-columns-repeated="3"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None</text:p>
          </table:table-cell>
          <table:table-cell table:style-name="ce89"/>
          <table:table-cell/>
          <table:table-cell table:style-name="ce97" office:value-type="string" calcext:value-type="string">
            <text:p>DDL-1.07.05</text:p>
          </table:table-cell>
          <table:table-cell table:number-columns-repeated="5"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3"/>
          <table:table-cell office:value-type="string" calcext:value-type="string">
            <text:p>f01</text:p>
          </table:table-cell>
          <table:table-cell table:style-name="ce2" office:value-type="string" calcext:value-type="string">
            <text:p>Floor covering</text:p>
          </table:table-cell>
          <table:table-cell table:style-name="ce2" office:value-type="string" calcext:value-type="string">
            <text:p>DDL-1.08</text:p>
          </table:table-cell>
          <table:table-cell office:value-type="string" calcext:value-type="string">
            <text:p>Vinyl</text:p>
          </table:table-cell>
          <table:table-cell table:style-name="ce89" office:value-type="string" calcext:value-type="string">
            <text:p>DDL-1.08-01</text:p>
          </table:table-cell>
          <table:table-cell table:style-name="Default" table:formula="of:=COM.MICROSOFT.CONCAT([.I$10];&quot; &quot;;[.L189])" office:value-type="string" office:string-value=" 1" calcext:value-type="string">
            <text:p><text:s/>1</text:p>
          </table:table-cell>
          <table:table-cell table:style-name="ce97" table:formula="of:=COM.MICROSOFT.CONCAT([.H$189];&quot;.&quot;;[.L189])" office:value-type="string" office:string-value="DDL-1.08-01.1" calcext:value-type="string">
            <text:p>DDL-1.08-01.1</text:p>
          </table:table-cell>
          <table:table-cell table:style-name="ce17"/>
          <table:table-cell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22" office:value-type="string" calcext:value-type="string">
            <text:p>(12 Colour swatch)</text:p>
          </table:table-cell>
          <table:table-cell table:style-name="Default" table:formula="of:=COM.MICROSOFT.CONCAT([.I$10];&quot; &quot;;[.L190])" office:value-type="string" office:string-value=" 2" calcext:value-type="string">
            <text:p><text:s/>2</text:p>
          </table:table-cell>
          <table:table-cell table:style-name="ce97" table:formula="of:=COM.MICROSOFT.CONCAT([.H$189];&quot;.&quot;;[.L190])" office:value-type="string" office:string-value="DDL-1.08-01.2" calcext:value-type="string">
            <text:p>DDL-1.08-01.2</text:p>
          </table:table-cell>
          <table:table-cell table:style-name="ce17"/>
          <table:table-cell table:formula="of:=[.L189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191])" office:value-type="string" office:string-value=" 3" calcext:value-type="string">
            <text:p><text:s/>3</text:p>
          </table:table-cell>
          <table:table-cell table:style-name="ce97" table:formula="of:=COM.MICROSOFT.CONCAT([.H$189];&quot;.&quot;;[.L191])" office:value-type="string" office:string-value="DDL-1.08-01.3" calcext:value-type="string">
            <text:p>DDL-1.08-01.3</text:p>
          </table:table-cell>
          <table:table-cell table:style-name="ce17"/>
          <table:table-cell table:formula="of:=[.L190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192])" office:value-type="string" office:string-value=" 4" calcext:value-type="string">
            <text:p><text:s/>4</text:p>
          </table:table-cell>
          <table:table-cell table:style-name="ce97" table:formula="of:=COM.MICROSOFT.CONCAT([.H$189];&quot;.&quot;;[.L192])" office:value-type="string" office:string-value="DDL-1.08-01.4" calcext:value-type="string">
            <text:p>DDL-1.08-01.4</text:p>
          </table:table-cell>
          <table:table-cell table:style-name="ce17"/>
          <table:table-cell table:formula="of:=[.L191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193])" office:value-type="string" office:string-value=" 5" calcext:value-type="string">
            <text:p><text:s/>5</text:p>
          </table:table-cell>
          <table:table-cell table:style-name="ce97" table:formula="of:=COM.MICROSOFT.CONCAT([.H$189];&quot;.&quot;;[.L193])" office:value-type="string" office:string-value="DDL-1.08-01.5" calcext:value-type="string">
            <text:p>DDL-1.08-01.5</text:p>
          </table:table-cell>
          <table:table-cell table:style-name="ce17"/>
          <table:table-cell table:formula="of:=[.L192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194])" office:value-type="string" office:string-value=" 6" calcext:value-type="string">
            <text:p><text:s/>6</text:p>
          </table:table-cell>
          <table:table-cell table:style-name="ce97" table:formula="of:=COM.MICROSOFT.CONCAT([.H$189];&quot;.&quot;;[.L194])" office:value-type="string" office:string-value="DDL-1.08-01.6" calcext:value-type="string">
            <text:p>DDL-1.08-01.6</text:p>
          </table:table-cell>
          <table:table-cell table:style-name="ce17"/>
          <table:table-cell table:formula="of:=[.L193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195])" office:value-type="string" office:string-value=" 7" calcext:value-type="string">
            <text:p><text:s/>7</text:p>
          </table:table-cell>
          <table:table-cell table:style-name="ce97" table:formula="of:=COM.MICROSOFT.CONCAT([.H$189];&quot;.&quot;;[.L195])" office:value-type="string" office:string-value="DDL-1.08-01.7" calcext:value-type="string">
            <text:p>DDL-1.08-01.7</text:p>
          </table:table-cell>
          <table:table-cell table:style-name="ce17"/>
          <table:table-cell table:formula="of:=[.L194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196])" office:value-type="string" office:string-value=" 8" calcext:value-type="string">
            <text:p><text:s/>8</text:p>
          </table:table-cell>
          <table:table-cell table:style-name="ce97" table:formula="of:=COM.MICROSOFT.CONCAT([.H$189];&quot;.&quot;;[.L196])" office:value-type="string" office:string-value="DDL-1.08-01.8" calcext:value-type="string">
            <text:p>DDL-1.08-01.8</text:p>
          </table:table-cell>
          <table:table-cell table:style-name="ce17"/>
          <table:table-cell table:formula="of:=[.L195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197])" office:value-type="string" office:string-value=" 9" calcext:value-type="string">
            <text:p><text:s/>9</text:p>
          </table:table-cell>
          <table:table-cell table:style-name="ce97" table:formula="of:=COM.MICROSOFT.CONCAT([.H$189];&quot;.&quot;;[.L197])" office:value-type="string" office:string-value="DDL-1.08-01.9" calcext:value-type="string">
            <text:p>DDL-1.08-01.9</text:p>
          </table:table-cell>
          <table:table-cell table:style-name="ce17"/>
          <table:table-cell table:formula="of:=[.L196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198])" office:value-type="string" office:string-value=" 10" calcext:value-type="string">
            <text:p><text:s/>10</text:p>
          </table:table-cell>
          <table:table-cell table:style-name="ce97" table:formula="of:=COM.MICROSOFT.CONCAT([.H$189];&quot;.&quot;;[.L198])" office:value-type="string" office:string-value="DDL-1.08-01.10" calcext:value-type="string">
            <text:p>DDL-1.08-01.10</text:p>
          </table:table-cell>
          <table:table-cell table:style-name="ce17"/>
          <table:table-cell table:formula="of:=[.L197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199])" office:value-type="string" office:string-value=" 11" calcext:value-type="string">
            <text:p><text:s/>11</text:p>
          </table:table-cell>
          <table:table-cell table:style-name="ce97" table:formula="of:=COM.MICROSOFT.CONCAT([.H$189];&quot;.&quot;;[.L199])" office:value-type="string" office:string-value="DDL-1.08-01.11" calcext:value-type="string">
            <text:p>DDL-1.08-01.11</text:p>
          </table:table-cell>
          <table:table-cell table:style-name="ce17"/>
          <table:table-cell table:formula="of:=[.L198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200])" office:value-type="string" office:string-value=" 12" calcext:value-type="string">
            <text:p><text:s/>12</text:p>
          </table:table-cell>
          <table:table-cell table:style-name="ce97" table:formula="of:=COM.MICROSOFT.CONCAT([.H$189];&quot;.&quot;;[.L200])" office:value-type="string" office:string-value="DDL-1.08-01.12" calcext:value-type="string">
            <text:p>DDL-1.08-01.12</text:p>
          </table:table-cell>
          <table:table-cell table:style-name="ce17"/>
          <table:table-cell table:formula="of:=[.L199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 office:value-type="string" calcext:value-type="string">
            <text:p>Carpet Tiles</text:p>
          </table:table-cell>
          <table:table-cell table:style-name="ce89" office:value-type="string" calcext:value-type="string">
            <text:p>DDL-1.08-02</text:p>
          </table:table-cell>
          <table:table-cell table:style-name="Default" table:formula="of:=COM.MICROSOFT.CONCAT([.I$10];&quot; &quot;;[.L201])" office:value-type="string" office:string-value=" 1" calcext:value-type="string">
            <text:p><text:s/>1</text:p>
          </table:table-cell>
          <table:table-cell table:style-name="ce97" table:formula="of:=COM.MICROSOFT.CONCAT([.H$201];&quot;.&quot;;[.L201])" office:value-type="string" office:string-value="DDL-1.08-02.1" calcext:value-type="string">
            <text:p>DDL-1.08-02.1</text:p>
          </table:table-cell>
          <table:table-cell table:style-name="ce17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22" office:value-type="string" calcext:value-type="string">
            <text:p>(12 Colour swatch)</text:p>
          </table:table-cell>
          <table:table-cell table:style-name="Default" table:formula="of:=COM.MICROSOFT.CONCAT([.I$10];&quot; &quot;;[.L202])" office:value-type="string" office:string-value=" 2" calcext:value-type="string">
            <text:p><text:s/>2</text:p>
          </table:table-cell>
          <table:table-cell table:style-name="ce97" table:formula="of:=COM.MICROSOFT.CONCAT([.H$201];&quot;.&quot;;[.L202])" office:value-type="string" office:string-value="DDL-1.08-02.2" calcext:value-type="string">
            <text:p>DDL-1.08-02.2</text:p>
          </table:table-cell>
          <table:table-cell table:style-name="ce17"/>
          <table:table-cell table:formula="of:=[.L201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203])" office:value-type="string" office:string-value=" 3" calcext:value-type="string">
            <text:p><text:s/>3</text:p>
          </table:table-cell>
          <table:table-cell table:style-name="ce97" table:formula="of:=COM.MICROSOFT.CONCAT([.H$201];&quot;.&quot;;[.L203])" office:value-type="string" office:string-value="DDL-1.08-02.3" calcext:value-type="string">
            <text:p>DDL-1.08-02.3</text:p>
          </table:table-cell>
          <table:table-cell table:style-name="ce17"/>
          <table:table-cell table:formula="of:=[.L202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204])" office:value-type="string" office:string-value=" 4" calcext:value-type="string">
            <text:p><text:s/>4</text:p>
          </table:table-cell>
          <table:table-cell table:style-name="ce97" table:formula="of:=COM.MICROSOFT.CONCAT([.H$201];&quot;.&quot;;[.L204])" office:value-type="string" office:string-value="DDL-1.08-02.4" calcext:value-type="string">
            <text:p>DDL-1.08-02.4</text:p>
          </table:table-cell>
          <table:table-cell table:style-name="ce17"/>
          <table:table-cell table:formula="of:=[.L203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205])" office:value-type="string" office:string-value=" 5" calcext:value-type="string">
            <text:p><text:s/>5</text:p>
          </table:table-cell>
          <table:table-cell table:style-name="ce97" table:formula="of:=COM.MICROSOFT.CONCAT([.H$201];&quot;.&quot;;[.L205])" office:value-type="string" office:string-value="DDL-1.08-02.5" calcext:value-type="string">
            <text:p>DDL-1.08-02.5</text:p>
          </table:table-cell>
          <table:table-cell table:style-name="ce17"/>
          <table:table-cell table:formula="of:=[.L204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206])" office:value-type="string" office:string-value=" 6" calcext:value-type="string">
            <text:p><text:s/>6</text:p>
          </table:table-cell>
          <table:table-cell table:style-name="ce97" table:formula="of:=COM.MICROSOFT.CONCAT([.H$201];&quot;.&quot;;[.L206])" office:value-type="string" office:string-value="DDL-1.08-02.6" calcext:value-type="string">
            <text:p>DDL-1.08-02.6</text:p>
          </table:table-cell>
          <table:table-cell table:style-name="ce17"/>
          <table:table-cell table:formula="of:=[.L205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207])" office:value-type="string" office:string-value=" 7" calcext:value-type="string">
            <text:p><text:s/>7</text:p>
          </table:table-cell>
          <table:table-cell table:style-name="ce97" table:formula="of:=COM.MICROSOFT.CONCAT([.H$201];&quot;.&quot;;[.L207])" office:value-type="string" office:string-value="DDL-1.08-02.7" calcext:value-type="string">
            <text:p>DDL-1.08-02.7</text:p>
          </table:table-cell>
          <table:table-cell table:style-name="ce17"/>
          <table:table-cell table:formula="of:=[.L206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208])" office:value-type="string" office:string-value=" 8" calcext:value-type="string">
            <text:p><text:s/>8</text:p>
          </table:table-cell>
          <table:table-cell table:style-name="ce97" table:formula="of:=COM.MICROSOFT.CONCAT([.H$201];&quot;.&quot;;[.L208])" office:value-type="string" office:string-value="DDL-1.08-02.8" calcext:value-type="string">
            <text:p>DDL-1.08-02.8</text:p>
          </table:table-cell>
          <table:table-cell table:style-name="ce17"/>
          <table:table-cell table:formula="of:=[.L207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209])" office:value-type="string" office:string-value=" 9" calcext:value-type="string">
            <text:p><text:s/>9</text:p>
          </table:table-cell>
          <table:table-cell table:style-name="ce97" table:formula="of:=COM.MICROSOFT.CONCAT([.H$201];&quot;.&quot;;[.L209])" office:value-type="string" office:string-value="DDL-1.08-02.9" calcext:value-type="string">
            <text:p>DDL-1.08-02.9</text:p>
          </table:table-cell>
          <table:table-cell table:style-name="ce17"/>
          <table:table-cell table:formula="of:=[.L208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210])" office:value-type="string" office:string-value=" 10" calcext:value-type="string">
            <text:p><text:s/>10</text:p>
          </table:table-cell>
          <table:table-cell table:style-name="ce97" table:formula="of:=COM.MICROSOFT.CONCAT([.H$201];&quot;.&quot;;[.L210])" office:value-type="string" office:string-value="DDL-1.08-02.10" calcext:value-type="string">
            <text:p>DDL-1.08-02.10</text:p>
          </table:table-cell>
          <table:table-cell table:style-name="ce17"/>
          <table:table-cell table:formula="of:=[.L209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211])" office:value-type="string" office:string-value=" 11" calcext:value-type="string">
            <text:p><text:s/>11</text:p>
          </table:table-cell>
          <table:table-cell table:style-name="ce97" table:formula="of:=COM.MICROSOFT.CONCAT([.H$201];&quot;.&quot;;[.L211])" office:value-type="string" office:string-value="DDL-1.08-02.11" calcext:value-type="string">
            <text:p>DDL-1.08-02.11</text:p>
          </table:table-cell>
          <table:table-cell table:style-name="ce17"/>
          <table:table-cell table:formula="of:=[.L210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212])" office:value-type="string" office:string-value=" 12" calcext:value-type="string">
            <text:p><text:s/>12</text:p>
          </table:table-cell>
          <table:table-cell table:style-name="ce97" table:formula="of:=COM.MICROSOFT.CONCAT([.H$201];&quot;.&quot;;[.L212])" office:value-type="string" office:string-value="DDL-1.08-02.12" calcext:value-type="string">
            <text:p>DDL-1.08-02.12</text:p>
          </table:table-cell>
          <table:table-cell table:style-name="ce17"/>
          <table:table-cell table:formula="of:=[.L211]+1" office:value-type="float" office:value="12" calcext:value-type="float">
            <text:p>12</text:p>
          </table:table-cell>
          <table:table-cell table:number-columns-repeated="6"/>
        </table:table-row>
        <table:table-row table:style-name="ro5">
          <table:table-cell table:number-columns-repeated="4"/>
          <table:table-cell table:style-name="ce2" table:number-columns-repeated="2"/>
          <table:table-cell office:value-type="string" calcext:value-type="string">
            <text:p>Laminate</text:p>
          </table:table-cell>
          <table:table-cell table:style-name="ce89" office:value-type="string" calcext:value-type="string">
            <text:p>DDL-1.08-03</text:p>
          </table:table-cell>
          <table:table-cell table:style-name="Default" table:formula="of:=COM.MICROSOFT.CONCAT([.I$10];&quot; &quot;;[.L213])" office:value-type="string" office:string-value=" 1" calcext:value-type="string">
            <text:p><text:s/>1</text:p>
          </table:table-cell>
          <table:table-cell table:style-name="ce97" table:formula="of:=COM.MICROSOFT.CONCAT([.H$213];&quot;.&quot;;[.L213])" office:value-type="string" office:string-value="DDL-1.08-03.1" calcext:value-type="string">
            <text:p>DDL-1.08-03.1</text:p>
          </table:table-cell>
          <table:table-cell table:style-name="ce17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22" office:value-type="string" calcext:value-type="string">
            <text:p>(12 Colour swatch)</text:p>
          </table:table-cell>
          <table:table-cell table:style-name="Default" table:formula="of:=COM.MICROSOFT.CONCAT([.I$10];&quot; &quot;;[.L214])" office:value-type="string" office:string-value=" 2" calcext:value-type="string">
            <text:p><text:s/>2</text:p>
          </table:table-cell>
          <table:table-cell table:style-name="ce97" table:formula="of:=COM.MICROSOFT.CONCAT([.H$213];&quot;.&quot;;[.L214])" office:value-type="string" office:string-value="DDL-1.08-03.2" calcext:value-type="string">
            <text:p>DDL-1.08-03.2</text:p>
          </table:table-cell>
          <table:table-cell table:style-name="ce17"/>
          <table:table-cell table:formula="of:=[.L213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215])" office:value-type="string" office:string-value=" 3" calcext:value-type="string">
            <text:p><text:s/>3</text:p>
          </table:table-cell>
          <table:table-cell table:style-name="ce97" table:formula="of:=COM.MICROSOFT.CONCAT([.H$213];&quot;.&quot;;[.L215])" office:value-type="string" office:string-value="DDL-1.08-03.3" calcext:value-type="string">
            <text:p>DDL-1.08-03.3</text:p>
          </table:table-cell>
          <table:table-cell table:style-name="ce17"/>
          <table:table-cell table:formula="of:=[.L214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216])" office:value-type="string" office:string-value=" 4" calcext:value-type="string">
            <text:p><text:s/>4</text:p>
          </table:table-cell>
          <table:table-cell table:style-name="ce97" table:formula="of:=COM.MICROSOFT.CONCAT([.H$213];&quot;.&quot;;[.L216])" office:value-type="string" office:string-value="DDL-1.08-03.4" calcext:value-type="string">
            <text:p>DDL-1.08-03.4</text:p>
          </table:table-cell>
          <table:table-cell table:style-name="ce17"/>
          <table:table-cell table:formula="of:=[.L215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217])" office:value-type="string" office:string-value=" 5" calcext:value-type="string">
            <text:p><text:s/>5</text:p>
          </table:table-cell>
          <table:table-cell table:style-name="ce97" table:formula="of:=COM.MICROSOFT.CONCAT([.H$213];&quot;.&quot;;[.L217])" office:value-type="string" office:string-value="DDL-1.08-03.5" calcext:value-type="string">
            <text:p>DDL-1.08-03.5</text:p>
          </table:table-cell>
          <table:table-cell table:style-name="ce17"/>
          <table:table-cell table:formula="of:=[.L216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218])" office:value-type="string" office:string-value=" 6" calcext:value-type="string">
            <text:p><text:s/>6</text:p>
          </table:table-cell>
          <table:table-cell table:style-name="ce97" table:formula="of:=COM.MICROSOFT.CONCAT([.H$213];&quot;.&quot;;[.L218])" office:value-type="string" office:string-value="DDL-1.08-03.6" calcext:value-type="string">
            <text:p>DDL-1.08-03.6</text:p>
          </table:table-cell>
          <table:table-cell table:style-name="ce17"/>
          <table:table-cell table:formula="of:=[.L217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219])" office:value-type="string" office:string-value=" 7" calcext:value-type="string">
            <text:p><text:s/>7</text:p>
          </table:table-cell>
          <table:table-cell table:style-name="ce97" table:formula="of:=COM.MICROSOFT.CONCAT([.H$213];&quot;.&quot;;[.L219])" office:value-type="string" office:string-value="DDL-1.08-03.7" calcext:value-type="string">
            <text:p>DDL-1.08-03.7</text:p>
          </table:table-cell>
          <table:table-cell table:style-name="ce17"/>
          <table:table-cell table:formula="of:=[.L218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220])" office:value-type="string" office:string-value=" 8" calcext:value-type="string">
            <text:p><text:s/>8</text:p>
          </table:table-cell>
          <table:table-cell table:style-name="ce97" table:formula="of:=COM.MICROSOFT.CONCAT([.H$213];&quot;.&quot;;[.L220])" office:value-type="string" office:string-value="DDL-1.08-03.8" calcext:value-type="string">
            <text:p>DDL-1.08-03.8</text:p>
          </table:table-cell>
          <table:table-cell table:style-name="ce17"/>
          <table:table-cell table:formula="of:=[.L219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221])" office:value-type="string" office:string-value=" 9" calcext:value-type="string">
            <text:p><text:s/>9</text:p>
          </table:table-cell>
          <table:table-cell table:style-name="ce97" table:formula="of:=COM.MICROSOFT.CONCAT([.H$213];&quot;.&quot;;[.L221])" office:value-type="string" office:string-value="DDL-1.08-03.9" calcext:value-type="string">
            <text:p>DDL-1.08-03.9</text:p>
          </table:table-cell>
          <table:table-cell table:style-name="ce17"/>
          <table:table-cell table:formula="of:=[.L220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222])" office:value-type="string" office:string-value=" 10" calcext:value-type="string">
            <text:p><text:s/>10</text:p>
          </table:table-cell>
          <table:table-cell table:style-name="ce97" table:formula="of:=COM.MICROSOFT.CONCAT([.H$213];&quot;.&quot;;[.L222])" office:value-type="string" office:string-value="DDL-1.08-03.10" calcext:value-type="string">
            <text:p>DDL-1.08-03.10</text:p>
          </table:table-cell>
          <table:table-cell table:style-name="ce17"/>
          <table:table-cell table:formula="of:=[.L221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223])" office:value-type="string" office:string-value=" 11" calcext:value-type="string">
            <text:p><text:s/>11</text:p>
          </table:table-cell>
          <table:table-cell table:style-name="ce97" table:formula="of:=COM.MICROSOFT.CONCAT([.H$213];&quot;.&quot;;[.L223])" office:value-type="string" office:string-value="DDL-1.08-03.11" calcext:value-type="string">
            <text:p>DDL-1.08-03.11</text:p>
          </table:table-cell>
          <table:table-cell table:style-name="ce17"/>
          <table:table-cell table:formula="of:=[.L198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224])" office:value-type="string" office:string-value=" 12" calcext:value-type="string">
            <text:p><text:s/>12</text:p>
          </table:table-cell>
          <table:table-cell table:style-name="ce97" table:formula="of:=COM.MICROSOFT.CONCAT([.H$213];&quot;.&quot;;[.L224])" office:value-type="string" office:string-value="DDL-1.08-03.12" calcext:value-type="string">
            <text:p>DDL-1.08-03.12</text:p>
          </table:table-cell>
          <table:table-cell table:style-name="ce17"/>
          <table:table-cell table:formula="of:=[.L223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 office:value-type="string" calcext:value-type="string">
            <text:p>Tiling</text:p>
          </table:table-cell>
          <table:table-cell table:style-name="ce89" office:value-type="string" calcext:value-type="string">
            <text:p>DDL-1.08-04</text:p>
          </table:table-cell>
          <table:table-cell table:style-name="Default" table:formula="of:=COM.MICROSOFT.CONCAT([.I$10];&quot; &quot;;[.L225])" office:value-type="string" office:string-value=" 1" calcext:value-type="string">
            <text:p><text:s/>1</text:p>
          </table:table-cell>
          <table:table-cell table:style-name="ce97" table:formula="of:=COM.MICROSOFT.CONCAT([.H$225];&quot;.&quot;;[.L225])" office:value-type="string" office:string-value="DDL-1.08-04.1" calcext:value-type="string">
            <text:p>DDL-1.08-04.1</text:p>
          </table:table-cell>
          <table:table-cell table:style-name="ce17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22" office:value-type="string" calcext:value-type="string">
            <text:p>(12 Colour swatch)</text:p>
          </table:table-cell>
          <table:table-cell table:style-name="Default" table:formula="of:=COM.MICROSOFT.CONCAT([.I$10];&quot; &quot;;[.L226])" office:value-type="string" office:string-value=" 2" calcext:value-type="string">
            <text:p><text:s/>2</text:p>
          </table:table-cell>
          <table:table-cell table:style-name="ce97" table:formula="of:=COM.MICROSOFT.CONCAT([.H$213];&quot;.&quot;;[.L226])" office:value-type="string" office:string-value="DDL-1.08-03.2" calcext:value-type="string">
            <text:p>DDL-1.08-03.2</text:p>
          </table:table-cell>
          <table:table-cell table:style-name="ce17"/>
          <table:table-cell table:formula="of:=[.L225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227])" office:value-type="string" office:string-value=" 3" calcext:value-type="string">
            <text:p><text:s/>3</text:p>
          </table:table-cell>
          <table:table-cell table:style-name="ce97" table:formula="of:=COM.MICROSOFT.CONCAT([.H$213];&quot;.&quot;;[.L227])" office:value-type="string" office:string-value="DDL-1.08-03.3" calcext:value-type="string">
            <text:p>DDL-1.08-03.3</text:p>
          </table:table-cell>
          <table:table-cell table:style-name="ce17"/>
          <table:table-cell table:formula="of:=[.L226]+1" office:value-type="float" office:value="3" calcext:value-type="float">
            <text:p>3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228])" office:value-type="string" office:string-value=" 4" calcext:value-type="string">
            <text:p><text:s/>4</text:p>
          </table:table-cell>
          <table:table-cell table:style-name="ce97" table:formula="of:=COM.MICROSOFT.CONCAT([.H$213];&quot;.&quot;;[.L228])" office:value-type="string" office:string-value="DDL-1.08-03.4" calcext:value-type="string">
            <text:p>DDL-1.08-03.4</text:p>
          </table:table-cell>
          <table:table-cell table:style-name="ce17"/>
          <table:table-cell table:formula="of:=[.L227]+1" office:value-type="float" office:value="4" calcext:value-type="float">
            <text:p>4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229])" office:value-type="string" office:string-value=" 5" calcext:value-type="string">
            <text:p><text:s/>5</text:p>
          </table:table-cell>
          <table:table-cell table:style-name="ce97" table:formula="of:=COM.MICROSOFT.CONCAT([.H$213];&quot;.&quot;;[.L229])" office:value-type="string" office:string-value="DDL-1.08-03.5" calcext:value-type="string">
            <text:p>DDL-1.08-03.5</text:p>
          </table:table-cell>
          <table:table-cell table:style-name="ce17"/>
          <table:table-cell table:formula="of:=[.L228]+1" office:value-type="float" office:value="5" calcext:value-type="float">
            <text:p>5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230])" office:value-type="string" office:string-value=" 6" calcext:value-type="string">
            <text:p><text:s/>6</text:p>
          </table:table-cell>
          <table:table-cell table:style-name="ce97" table:formula="of:=COM.MICROSOFT.CONCAT([.H$213];&quot;.&quot;;[.L230])" office:value-type="string" office:string-value="DDL-1.08-03.6" calcext:value-type="string">
            <text:p>DDL-1.08-03.6</text:p>
          </table:table-cell>
          <table:table-cell table:style-name="ce17"/>
          <table:table-cell table:formula="of:=[.L229]+1" office:value-type="float" office:value="6" calcext:value-type="float">
            <text:p>6</text:p>
          </table:table-cell>
          <table:table-cell/>
          <table:table-cell table:style-name="ce2"/>
          <table:table-cell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231])" office:value-type="string" office:string-value=" 7" calcext:value-type="string">
            <text:p><text:s/>7</text:p>
          </table:table-cell>
          <table:table-cell table:style-name="ce97" table:formula="of:=COM.MICROSOFT.CONCAT([.H$238];&quot;.&quot;;[.L231])" office:value-type="string" office:string-value="DDL-1.09-01.7" calcext:value-type="string">
            <text:p>DDL-1.09-01.7</text:p>
          </table:table-cell>
          <table:table-cell table:style-name="ce17"/>
          <table:table-cell table:formula="of:=[.L230]+1" office:value-type="float" office:value="7" calcext:value-type="float">
            <text:p>7</text:p>
          </table:table-cell>
          <table:table-cell/>
          <table:table-cell table:style-name="ce2"/>
          <table:table-cell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232])" office:value-type="string" office:string-value=" 8" calcext:value-type="string">
            <text:p><text:s/>8</text:p>
          </table:table-cell>
          <table:table-cell table:style-name="ce97" table:formula="of:=COM.MICROSOFT.CONCAT([.H$238];&quot;.&quot;;[.L232])" office:value-type="string" office:string-value="DDL-1.09-01.8" calcext:value-type="string">
            <text:p>DDL-1.09-01.8</text:p>
          </table:table-cell>
          <table:table-cell table:style-name="ce17"/>
          <table:table-cell table:formula="of:=[.L231]+1" office:value-type="float" office:value="8" calcext:value-type="float">
            <text:p>8</text:p>
          </table:table-cell>
          <table:table-cell/>
          <table:table-cell table:style-name="ce2"/>
          <table:table-cell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233])" office:value-type="string" office:string-value=" 9" calcext:value-type="string">
            <text:p><text:s/>9</text:p>
          </table:table-cell>
          <table:table-cell table:style-name="ce97" table:formula="of:=COM.MICROSOFT.CONCAT([.H$238];&quot;.&quot;;[.L233])" office:value-type="string" office:string-value="DDL-1.09-01.9" calcext:value-type="string">
            <text:p>DDL-1.09-01.9</text:p>
          </table:table-cell>
          <table:table-cell table:style-name="ce17"/>
          <table:table-cell table:formula="of:=[.L232]+1" office:value-type="float" office:value="9" calcext:value-type="float">
            <text:p>9</text:p>
          </table:table-cell>
          <table:table-cell/>
          <table:table-cell table:style-name="ce2"/>
          <table:table-cell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234])" office:value-type="string" office:string-value=" 10" calcext:value-type="string">
            <text:p><text:s/>10</text:p>
          </table:table-cell>
          <table:table-cell table:style-name="ce97" table:formula="of:=COM.MICROSOFT.CONCAT([.H$238];&quot;.&quot;;[.L234])" office:value-type="string" office:string-value="DDL-1.09-01.10" calcext:value-type="string">
            <text:p>DDL-1.09-01.10</text:p>
          </table:table-cell>
          <table:table-cell table:style-name="ce17"/>
          <table:table-cell table:formula="of:=[.L233]+1" office:value-type="float" office:value="10" calcext:value-type="float">
            <text:p>10</text:p>
          </table:table-cell>
          <table:table-cell/>
          <table:table-cell table:style-name="ce2"/>
          <table:table-cell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235])" office:value-type="string" office:string-value=" 11" calcext:value-type="string">
            <text:p><text:s/>11</text:p>
          </table:table-cell>
          <table:table-cell table:style-name="ce97" table:formula="of:=COM.MICROSOFT.CONCAT([.H$238];&quot;.&quot;;[.L235])" office:value-type="string" office:string-value="DDL-1.09-01.11" calcext:value-type="string">
            <text:p>DDL-1.09-01.11</text:p>
          </table:table-cell>
          <table:table-cell table:style-name="ce17"/>
          <table:table-cell table:formula="of:=[.L234]+1" office:value-type="float" office:value="11" calcext:value-type="float">
            <text:p>11</text:p>
          </table:table-cell>
          <table:table-cell/>
          <table:table-cell table:style-name="ce2"/>
          <table:table-cell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87"/>
          <table:table-cell table:style-name="Default" table:formula="of:=COM.MICROSOFT.CONCAT([.I$10];&quot; &quot;;[.L236])" office:value-type="string" office:string-value=" 12" calcext:value-type="string">
            <text:p><text:s/>12</text:p>
          </table:table-cell>
          <table:table-cell table:style-name="ce97" table:formula="of:=COM.MICROSOFT.CONCAT([.H$238];&quot;.&quot;;[.L236])" office:value-type="string" office:string-value="DDL-1.09-01.12" calcext:value-type="string">
            <text:p>DDL-1.09-01.12</text:p>
          </table:table-cell>
          <table:table-cell table:style-name="ce17"/>
          <table:table-cell table:formula="of:=[.L235]+1" office:value-type="float" office:value="12" calcext:value-type="float">
            <text:p>12</text:p>
          </table:table-cell>
          <table:table-cell/>
          <table:table-cell table:style-name="ce2"/>
          <table:table-cell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ce2" table:number-columns-repeated="2"/>
          <table:table-cell office:value-type="string" calcext:value-type="string">
            <text:p>None</text:p>
          </table:table-cell>
          <table:table-cell table:style-name="ce89"/>
          <table:table-cell/>
          <table:table-cell table:style-name="ce97" table:formula="of:=COM.MICROSOFT.CONCAT([.H$238];&quot;.&quot;;[.L237])" office:value-type="string" office:string-value="DDL-1.09-01." calcext:value-type="string">
            <text:p>DDL-1.09-01.</text:p>
          </table:table-cell>
          <table:table-cell table:number-columns-repeated="2"/>
          <table:table-cell table:style-name="ce2"/>
          <table:table-cell table:number-columns-repeated="2"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3"/>
          <table:table-cell office:value-type="string" calcext:value-type="string">
            <text:p>F02</text:p>
          </table:table-cell>
          <table:table-cell table:style-name="ce2" office:value-type="string" calcext:value-type="string">
            <text:p>Window Treatment</text:p>
          </table:table-cell>
          <table:table-cell table:style-name="ce89" office:value-type="string" calcext:value-type="string">
            <text:p>DDL-1.09</text:p>
          </table:table-cell>
          <table:table-cell office:value-type="string" calcext:value-type="string">
            <text:p>Horizontal Blinds</text:p>
          </table:table-cell>
          <table:table-cell table:style-name="ce89" office:value-type="string" calcext:value-type="string">
            <text:p>DDL-1.09-01</text:p>
          </table:table-cell>
          <table:table-cell table:style-name="Default" office:value-type="float" office:value="1" calcext:value-type="float">
            <text:p>1</text:p>
          </table:table-cell>
          <table:table-cell table:style-name="ce97" table:formula="of:=COM.MICROSOFT.CONCAT([.H$238];&quot;.&quot;;[.L238])" office:value-type="string" office:string-value="DDL-1.09-01.1" calcext:value-type="string">
            <text:p>DDL-1.09-01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style-name="ce17"/>
          <table:table-cell table:style-name="ce24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22" office:value-type="string" calcext:value-type="string">
            <text:p>(12 Colour swatch)</text:p>
          </table:table-cell>
          <table:table-cell table:style-name="Default" table:formula="of:=[.I238]+1" office:value-type="float" office:value="2" calcext:value-type="float">
            <text:p>2</text:p>
          </table:table-cell>
          <table:table-cell table:style-name="ce97" table:formula="of:=COM.MICROSOFT.CONCAT([.H$238];&quot;.&quot;;[.L239])" office:value-type="string" office:string-value="DDL-1.09-01.2" calcext:value-type="string">
            <text:p>DDL-1.09-01.2</text:p>
          </table:table-cell>
          <table:table-cell/>
          <table:table-cell table:formula="of:=[.L238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[.I239]+1" office:value-type="float" office:value="3" calcext:value-type="float">
            <text:p>3</text:p>
          </table:table-cell>
          <table:table-cell table:style-name="ce97" table:formula="of:=COM.MICROSOFT.CONCAT([.H$238];&quot;.&quot;;[.L240])" office:value-type="string" office:string-value="DDL-1.09-01.3" calcext:value-type="string">
            <text:p>DDL-1.09-01.3</text:p>
          </table:table-cell>
          <table:table-cell/>
          <table:table-cell table:formula="of:=[.L239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[.I240]+1" office:value-type="float" office:value="4" calcext:value-type="float">
            <text:p>4</text:p>
          </table:table-cell>
          <table:table-cell table:style-name="ce97" table:formula="of:=COM.MICROSOFT.CONCAT([.H$238];&quot;.&quot;;[.L241])" office:value-type="string" office:string-value="DDL-1.09-01.4" calcext:value-type="string">
            <text:p>DDL-1.09-01.4</text:p>
          </table:table-cell>
          <table:table-cell/>
          <table:table-cell table:formula="of:=[.L240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table:style-name="Default" table:formula="of:=[.I241]+1" office:value-type="float" office:value="5" calcext:value-type="float">
            <text:p>5</text:p>
          </table:table-cell>
          <table:table-cell table:style-name="ce97" table:formula="of:=COM.MICROSOFT.CONCAT([.H$238];&quot;.&quot;;[.L242])" office:value-type="string" office:string-value="DDL-1.09-01.5" calcext:value-type="string">
            <text:p>DDL-1.09-01.5</text:p>
          </table:table-cell>
          <table:table-cell/>
          <table:table-cell table:formula="of:=[.L241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87"/>
          <table:table-cell table:style-name="Default" table:formula="of:=[.I242]+1" office:value-type="float" office:value="6" calcext:value-type="float">
            <text:p>6</text:p>
          </table:table-cell>
          <table:table-cell table:style-name="ce97" table:formula="of:=COM.MICROSOFT.CONCAT([.H$238];&quot;.&quot;;[.L243])" office:value-type="string" office:string-value="DDL-1.09-01.6" calcext:value-type="string">
            <text:p>DDL-1.09-01.6</text:p>
          </table:table-cell>
          <table:table-cell/>
          <table:table-cell table:formula="of:=[.L242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87"/>
          <table:table-cell table:style-name="Default" table:formula="of:=[.I243]+1" office:value-type="float" office:value="7" calcext:value-type="float">
            <text:p>7</text:p>
          </table:table-cell>
          <table:table-cell table:style-name="ce97" table:formula="of:=COM.MICROSOFT.CONCAT([.H$238];&quot;.&quot;;[.L244])" office:value-type="string" office:string-value="DDL-1.09-01.7" calcext:value-type="string">
            <text:p>DDL-1.09-01.7</text:p>
          </table:table-cell>
          <table:table-cell/>
          <table:table-cell table:formula="of:=[.L243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87"/>
          <table:table-cell table:style-name="Default" table:formula="of:=[.I244]+1" office:value-type="float" office:value="8" calcext:value-type="float">
            <text:p>8</text:p>
          </table:table-cell>
          <table:table-cell table:style-name="ce97" table:formula="of:=COM.MICROSOFT.CONCAT([.H$238];&quot;.&quot;;[.L245])" office:value-type="string" office:string-value="DDL-1.09-01.8" calcext:value-type="string">
            <text:p>DDL-1.09-01.8</text:p>
          </table:table-cell>
          <table:table-cell/>
          <table:table-cell table:formula="of:=[.L244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87"/>
          <table:table-cell table:style-name="Default" table:formula="of:=[.I245]+1" office:value-type="float" office:value="9" calcext:value-type="float">
            <text:p>9</text:p>
          </table:table-cell>
          <table:table-cell table:style-name="ce97" table:formula="of:=COM.MICROSOFT.CONCAT([.H$238];&quot;.&quot;;[.L246])" office:value-type="string" office:string-value="DDL-1.09-01.9" calcext:value-type="string">
            <text:p>DDL-1.09-01.9</text:p>
          </table:table-cell>
          <table:table-cell/>
          <table:table-cell table:formula="of:=[.L245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87"/>
          <table:table-cell table:style-name="Default" table:formula="of:=[.I246]+1" office:value-type="float" office:value="10" calcext:value-type="float">
            <text:p>10</text:p>
          </table:table-cell>
          <table:table-cell table:style-name="ce97" table:formula="of:=COM.MICROSOFT.CONCAT([.H$238];&quot;.&quot;;[.L247])" office:value-type="string" office:string-value="DDL-1.09-01.10" calcext:value-type="string">
            <text:p>DDL-1.09-01.10</text:p>
          </table:table-cell>
          <table:table-cell/>
          <table:table-cell table:formula="of:=[.L246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87"/>
          <table:table-cell table:style-name="Default" table:formula="of:=[.I247]+1" office:value-type="float" office:value="11" calcext:value-type="float">
            <text:p>11</text:p>
          </table:table-cell>
          <table:table-cell table:style-name="ce97" table:formula="of:=COM.MICROSOFT.CONCAT([.H$238];&quot;.&quot;;[.L248])" office:value-type="string" office:string-value="DDL-1.09-01.11" calcext:value-type="string">
            <text:p>DDL-1.09-01.11</text:p>
          </table:table-cell>
          <table:table-cell/>
          <table:table-cell table:formula="of:=[.L247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87"/>
          <table:table-cell table:style-name="Default" table:formula="of:=[.I248]+1" office:value-type="float" office:value="12" calcext:value-type="float">
            <text:p>12</text:p>
          </table:table-cell>
          <table:table-cell table:style-name="ce97" table:formula="of:=COM.MICROSOFT.CONCAT([.H$238];&quot;.&quot;;[.L249])" office:value-type="string" office:string-value="DDL-1.09-01.12" calcext:value-type="string">
            <text:p>DDL-1.09-01.12</text:p>
          </table:table-cell>
          <table:table-cell/>
          <table:table-cell table:formula="of:=[.L248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ertical blinds</text:p>
          </table:table-cell>
          <table:table-cell table:style-name="ce89" office:value-type="string" calcext:value-type="string">
            <text:p>DDL-1.09-02</text:p>
          </table:table-cell>
          <table:table-cell table:style-name="Default" office:value-type="float" office:value="1" calcext:value-type="float">
            <text:p>1</text:p>
          </table:table-cell>
          <table:table-cell table:style-name="ce97" table:formula="of:=COM.MICROSOFT.CONCAT([.H$250];&quot;.&quot;;[.L250])" office:value-type="string" office:string-value="DDL-1.09-02.1" calcext:value-type="string">
            <text:p>DDL-1.09-02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22" office:value-type="string" calcext:value-type="string">
            <text:p>(12 Colour swatch)</text:p>
          </table:table-cell>
          <table:table-cell table:style-name="Default" table:formula="of:=[.I250]+1" office:value-type="float" office:value="2" calcext:value-type="float">
            <text:p>2</text:p>
          </table:table-cell>
          <table:table-cell table:style-name="ce97" table:formula="of:=COM.MICROSOFT.CONCAT([.H$250];&quot;.&quot;;[.L251])" office:value-type="string" office:string-value="DDL-1.09-02.2" calcext:value-type="string">
            <text:p>DDL-1.09-02.2</text:p>
          </table:table-cell>
          <table:table-cell/>
          <table:table-cell table:formula="of:=[.L250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87"/>
          <table:table-cell table:style-name="Default" table:formula="of:=[.I251]+1" office:value-type="float" office:value="3" calcext:value-type="float">
            <text:p>3</text:p>
          </table:table-cell>
          <table:table-cell table:style-name="ce97" table:formula="of:=COM.MICROSOFT.CONCAT([.H$250];&quot;.&quot;;[.L252])" office:value-type="string" office:string-value="DDL-1.09-02.3" calcext:value-type="string">
            <text:p>DDL-1.09-02.3</text:p>
          </table:table-cell>
          <table:table-cell/>
          <table:table-cell table:formula="of:=[.L251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87"/>
          <table:table-cell table:style-name="Default" table:formula="of:=[.I252]+1" office:value-type="float" office:value="4" calcext:value-type="float">
            <text:p>4</text:p>
          </table:table-cell>
          <table:table-cell table:style-name="ce97" table:formula="of:=COM.MICROSOFT.CONCAT([.H$250];&quot;.&quot;;[.L253])" office:value-type="string" office:string-value="DDL-1.09-02.4" calcext:value-type="string">
            <text:p>DDL-1.09-02.4</text:p>
          </table:table-cell>
          <table:table-cell/>
          <table:table-cell table:formula="of:=[.L252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87"/>
          <table:table-cell table:style-name="Default" table:formula="of:=[.I253]+1" office:value-type="float" office:value="5" calcext:value-type="float">
            <text:p>5</text:p>
          </table:table-cell>
          <table:table-cell table:style-name="ce97" table:formula="of:=COM.MICROSOFT.CONCAT([.H$250];&quot;.&quot;;[.L254])" office:value-type="string" office:string-value="DDL-1.09-02.5" calcext:value-type="string">
            <text:p>DDL-1.09-02.5</text:p>
          </table:table-cell>
          <table:table-cell/>
          <table:table-cell table:formula="of:=[.L253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87"/>
          <table:table-cell table:style-name="Default" table:formula="of:=[.I254]+1" office:value-type="float" office:value="6" calcext:value-type="float">
            <text:p>6</text:p>
          </table:table-cell>
          <table:table-cell table:style-name="ce97" table:formula="of:=COM.MICROSOFT.CONCAT([.H$250];&quot;.&quot;;[.L255])" office:value-type="string" office:string-value="DDL-1.09-02.6" calcext:value-type="string">
            <text:p>DDL-1.09-02.6</text:p>
          </table:table-cell>
          <table:table-cell/>
          <table:table-cell table:formula="of:=[.L254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87"/>
          <table:table-cell table:style-name="Default" table:formula="of:=[.I255]+1" office:value-type="float" office:value="7" calcext:value-type="float">
            <text:p>7</text:p>
          </table:table-cell>
          <table:table-cell table:style-name="ce97" table:formula="of:=COM.MICROSOFT.CONCAT([.H$250];&quot;.&quot;;[.L256])" office:value-type="string" office:string-value="DDL-1.09-02.7" calcext:value-type="string">
            <text:p>DDL-1.09-02.7</text:p>
          </table:table-cell>
          <table:table-cell/>
          <table:table-cell table:formula="of:=[.L255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87"/>
          <table:table-cell table:style-name="Default" table:formula="of:=[.I256]+1" office:value-type="float" office:value="8" calcext:value-type="float">
            <text:p>8</text:p>
          </table:table-cell>
          <table:table-cell table:style-name="ce97" table:formula="of:=COM.MICROSOFT.CONCAT([.H$250];&quot;.&quot;;[.L257])" office:value-type="string" office:string-value="DDL-1.09-02.8" calcext:value-type="string">
            <text:p>DDL-1.09-02.8</text:p>
          </table:table-cell>
          <table:table-cell/>
          <table:table-cell table:formula="of:=[.L256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87"/>
          <table:table-cell table:style-name="Default" table:formula="of:=[.I257]+1" office:value-type="float" office:value="9" calcext:value-type="float">
            <text:p>9</text:p>
          </table:table-cell>
          <table:table-cell table:style-name="ce97" table:formula="of:=COM.MICROSOFT.CONCAT([.H$250];&quot;.&quot;;[.L258])" office:value-type="string" office:string-value="DDL-1.09-02.9" calcext:value-type="string">
            <text:p>DDL-1.09-02.9</text:p>
          </table:table-cell>
          <table:table-cell/>
          <table:table-cell table:formula="of:=[.L257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87"/>
          <table:table-cell table:style-name="Default" table:formula="of:=[.I258]+1" office:value-type="float" office:value="10" calcext:value-type="float">
            <text:p>10</text:p>
          </table:table-cell>
          <table:table-cell table:style-name="ce97" table:formula="of:=COM.MICROSOFT.CONCAT([.H$250];&quot;.&quot;;[.L259])" office:value-type="string" office:string-value="DDL-1.09-02.10" calcext:value-type="string">
            <text:p>DDL-1.09-02.10</text:p>
          </table:table-cell>
          <table:table-cell/>
          <table:table-cell table:formula="of:=[.L258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87"/>
          <table:table-cell table:style-name="Default" table:formula="of:=[.I259]+1" office:value-type="float" office:value="11" calcext:value-type="float">
            <text:p>11</text:p>
          </table:table-cell>
          <table:table-cell table:style-name="ce97" table:formula="of:=COM.MICROSOFT.CONCAT([.H$250];&quot;.&quot;;[.L260])" office:value-type="string" office:string-value="DDL-1.09-02.11" calcext:value-type="string">
            <text:p>DDL-1.09-02.11</text:p>
          </table:table-cell>
          <table:table-cell/>
          <table:table-cell table:formula="of:=[.L259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87"/>
          <table:table-cell table:style-name="Default" table:formula="of:=[.I260]+1" office:value-type="float" office:value="12" calcext:value-type="float">
            <text:p>12</text:p>
          </table:table-cell>
          <table:table-cell table:style-name="ce97" table:formula="of:=COM.MICROSOFT.CONCAT([.H$250];&quot;.&quot;;[.L261])" office:value-type="string" office:string-value="DDL-1.09-02.12" calcext:value-type="string">
            <text:p>DDL-1.09-02.12</text:p>
          </table:table-cell>
          <table:table-cell/>
          <table:table-cell table:formula="of:=[.L260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87"/>
          <table:table-cell/>
          <table:table-cell table:style-name="ce97"/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oller Blinds</text:p>
          </table:table-cell>
          <table:table-cell table:style-name="ce89" office:value-type="string" calcext:value-type="string">
            <text:p>DDL-1.09-03</text:p>
          </table:table-cell>
          <table:table-cell table:style-name="Default" table:formula="of:=COM.MICROSOFT.CONCAT([.I$10];&quot; &quot;;[.L263])" office:value-type="string" office:string-value=" 1" calcext:value-type="string">
            <text:p><text:s/>1</text:p>
          </table:table-cell>
          <table:table-cell table:style-name="ce97" table:formula="of:=COM.MICROSOFT.CONCAT([.H$263];&quot;.&quot;;[.L263])" office:value-type="string" office:string-value="DDL-1.09-03.1" calcext:value-type="string">
            <text:p>DDL-1.09-03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22" office:value-type="string" calcext:value-type="string">
            <text:p>(12 Colour swatch)</text:p>
          </table:table-cell>
          <table:table-cell table:style-name="Default" table:formula="of:=COM.MICROSOFT.CONCAT([.I$10];&quot; &quot;;[.L264])" office:value-type="string" office:string-value=" 2" calcext:value-type="string">
            <text:p><text:s/>2</text:p>
          </table:table-cell>
          <table:table-cell table:style-name="ce97" table:formula="of:=COM.MICROSOFT.CONCAT([.H$263];&quot;.&quot;;[.L264])" office:value-type="string" office:string-value="DDL-1.09-03.2" calcext:value-type="string">
            <text:p>DDL-1.09-03.2</text:p>
          </table:table-cell>
          <table:table-cell/>
          <table:table-cell table:formula="of:=[.L263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87"/>
          <table:table-cell table:style-name="Default" table:formula="of:=COM.MICROSOFT.CONCAT([.I$10];&quot; &quot;;[.L265])" office:value-type="string" office:string-value=" 3" calcext:value-type="string">
            <text:p><text:s/>3</text:p>
          </table:table-cell>
          <table:table-cell table:style-name="ce97" table:formula="of:=COM.MICROSOFT.CONCAT([.H$263];&quot;.&quot;;[.L265])" office:value-type="string" office:string-value="DDL-1.09-03.3" calcext:value-type="string">
            <text:p>DDL-1.09-03.3</text:p>
          </table:table-cell>
          <table:table-cell/>
          <table:table-cell table:formula="of:=[.L264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87"/>
          <table:table-cell table:style-name="Default" table:formula="of:=COM.MICROSOFT.CONCAT([.I$10];&quot; &quot;;[.L266])" office:value-type="string" office:string-value=" 4" calcext:value-type="string">
            <text:p><text:s/>4</text:p>
          </table:table-cell>
          <table:table-cell table:style-name="ce97" table:formula="of:=COM.MICROSOFT.CONCAT([.H$263];&quot;.&quot;;[.L266])" office:value-type="string" office:string-value="DDL-1.09-03.4" calcext:value-type="string">
            <text:p>DDL-1.09-03.4</text:p>
          </table:table-cell>
          <table:table-cell/>
          <table:table-cell table:formula="of:=[.L265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87"/>
          <table:table-cell table:style-name="Default" table:formula="of:=COM.MICROSOFT.CONCAT([.I$10];&quot; &quot;;[.L267])" office:value-type="string" office:string-value=" 5" calcext:value-type="string">
            <text:p><text:s/>5</text:p>
          </table:table-cell>
          <table:table-cell table:style-name="ce97" table:formula="of:=COM.MICROSOFT.CONCAT([.H$263];&quot;.&quot;;[.L267])" office:value-type="string" office:string-value="DDL-1.09-03.5" calcext:value-type="string">
            <text:p>DDL-1.09-03.5</text:p>
          </table:table-cell>
          <table:table-cell/>
          <table:table-cell table:formula="of:=[.L266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87"/>
          <table:table-cell table:style-name="Default" table:formula="of:=COM.MICROSOFT.CONCAT([.I$10];&quot; &quot;;[.L268])" office:value-type="string" office:string-value=" 6" calcext:value-type="string">
            <text:p><text:s/>6</text:p>
          </table:table-cell>
          <table:table-cell table:style-name="ce97" table:formula="of:=COM.MICROSOFT.CONCAT([.H$263];&quot;.&quot;;[.L268])" office:value-type="string" office:string-value="DDL-1.09-03.6" calcext:value-type="string">
            <text:p>DDL-1.09-03.6</text:p>
          </table:table-cell>
          <table:table-cell/>
          <table:table-cell table:formula="of:=[.L267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87"/>
          <table:table-cell table:style-name="Default" table:formula="of:=COM.MICROSOFT.CONCAT([.I$10];&quot; &quot;;[.L269])" office:value-type="string" office:string-value=" 7" calcext:value-type="string">
            <text:p><text:s/>7</text:p>
          </table:table-cell>
          <table:table-cell table:style-name="ce97" table:formula="of:=COM.MICROSOFT.CONCAT([.H$263];&quot;.&quot;;[.L269])" office:value-type="string" office:string-value="DDL-1.09-03.7" calcext:value-type="string">
            <text:p>DDL-1.09-03.7</text:p>
          </table:table-cell>
          <table:table-cell/>
          <table:table-cell table:formula="of:=[.L268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87"/>
          <table:table-cell table:style-name="Default" table:formula="of:=COM.MICROSOFT.CONCAT([.I$10];&quot; &quot;;[.L270])" office:value-type="string" office:string-value=" 8" calcext:value-type="string">
            <text:p><text:s/>8</text:p>
          </table:table-cell>
          <table:table-cell table:style-name="ce97" table:formula="of:=COM.MICROSOFT.CONCAT([.H$263];&quot;.&quot;;[.L270])" office:value-type="string" office:string-value="DDL-1.09-03.8" calcext:value-type="string">
            <text:p>DDL-1.09-03.8</text:p>
          </table:table-cell>
          <table:table-cell/>
          <table:table-cell table:formula="of:=[.L269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87"/>
          <table:table-cell table:style-name="Default" table:formula="of:=COM.MICROSOFT.CONCAT([.I$10];&quot; &quot;;[.L271])" office:value-type="string" office:string-value=" 9" calcext:value-type="string">
            <text:p><text:s/>9</text:p>
          </table:table-cell>
          <table:table-cell table:style-name="ce97" table:formula="of:=COM.MICROSOFT.CONCAT([.H$263];&quot;.&quot;;[.L271])" office:value-type="string" office:string-value="DDL-1.09-03.9" calcext:value-type="string">
            <text:p>DDL-1.09-03.9</text:p>
          </table:table-cell>
          <table:table-cell/>
          <table:table-cell table:formula="of:=[.L270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87"/>
          <table:table-cell table:style-name="Default" table:formula="of:=COM.MICROSOFT.CONCAT([.I$10];&quot; &quot;;[.L272])" office:value-type="string" office:string-value=" 10" calcext:value-type="string">
            <text:p><text:s/>10</text:p>
          </table:table-cell>
          <table:table-cell table:style-name="ce97" table:formula="of:=COM.MICROSOFT.CONCAT([.H$263];&quot;.&quot;;[.L272])" office:value-type="string" office:string-value="DDL-1.09-03.10" calcext:value-type="string">
            <text:p>DDL-1.09-03.10</text:p>
          </table:table-cell>
          <table:table-cell/>
          <table:table-cell table:formula="of:=[.L271]+1" office:value-type="float" office:value="10" calcext:value-type="float">
            <text:p>10</text:p>
          </table:table-cell>
          <table:table-cell table:number-columns-repeated="6"/>
        </table:table-row>
        <table:table-row table:style-name="ro6">
          <table:table-cell table:number-columns-repeated="4"/>
          <table:table-cell table:style-name="Default" table:number-columns-repeated="2"/>
          <table:table-cell/>
          <table:table-cell table:style-name="ce87"/>
          <table:table-cell table:style-name="Default" table:formula="of:=COM.MICROSOFT.CONCAT([.I$10];&quot; &quot;;[.L273])" office:value-type="string" office:string-value=" 11" calcext:value-type="string">
            <text:p><text:s/>11</text:p>
          </table:table-cell>
          <table:table-cell table:style-name="ce97" table:formula="of:=COM.MICROSOFT.CONCAT([.H$263];&quot;.&quot;;[.L273])" office:value-type="string" office:string-value="DDL-1.09-03.11" calcext:value-type="string">
            <text:p>DDL-1.09-03.11</text:p>
          </table:table-cell>
          <table:table-cell/>
          <table:table-cell table:formula="of:=[.L272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87"/>
          <table:table-cell table:style-name="Default" table:formula="of:=COM.MICROSOFT.CONCAT([.I$10];&quot; &quot;;[.L274])" office:value-type="string" office:string-value=" 12" calcext:value-type="string">
            <text:p><text:s/>12</text:p>
          </table:table-cell>
          <table:table-cell table:style-name="ce97" table:formula="of:=COM.MICROSOFT.CONCAT([.H$263];&quot;.&quot;;[.L274])" office:value-type="string" office:string-value="DDL-1.09-03.12" calcext:value-type="string">
            <text:p>DDL-1.09-03.12</text:p>
          </table:table-cell>
          <table:table-cell/>
          <table:table-cell table:formula="of:=[.L273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03</text:p>
          </table:table-cell>
          <table:table-cell table:style-name="ce2" office:value-type="string" calcext:value-type="string">
            <text:p>Paint Finish</text:p>
          </table:table-cell>
          <table:table-cell table:style-name="ce2" office:value-type="string" calcext:value-type="string">
            <text:p>DDL-1.10</text:p>
          </table:table-cell>
          <table:table-cell office:value-type="string" calcext:value-type="string">
            <text:p>walls</text:p>
          </table:table-cell>
          <table:table-cell table:style-name="ce89" office:value-type="string" calcext:value-type="string">
            <text:p>DDL-1.10,01</text:p>
          </table:table-cell>
          <table:table-cell table:style-name="Default" office:value-type="string" calcext:value-type="string">
            <text:p>Johnsons</text:p>
          </table:table-cell>
          <table:table-cell table:style-name="ce97" table:formula="of:=COM.MICROSOFT.CONCAT([.H$275];&quot;.&quot;;[.L275])" office:value-type="string" office:string-value="DDL-1.10,01.1" calcext:value-type="string">
            <text:p>DDL-1.10,01.1</text:p>
          </table:table-cell>
          <table:table-cell office:value-type="string" calcext:value-type="string">
            <text:p>3500 items?</text:p>
          </table:table-cell>
          <table:table-cell table:formula="of:=[.L396]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 office:value-type="string" calcext:value-type="string">
            <text:p>(3 brands)</text:p>
          </table:table-cell>
          <table:table-cell office:value-type="string" calcext:value-type="string">
            <text:p>Dulux</text:p>
          </table:table-cell>
          <table:table-cell table:style-name="ce97" table:formula="of:=COM.MICROSOFT.CONCAT([.H$275];&quot;.&quot;;[.L276])" office:value-type="string" office:string-value="DDL-1.10,01.2" calcext:value-type="string">
            <text:p>DDL-1.10,01.2</text:p>
          </table:table-cell>
          <table:table-cell office:value-type="string" calcext:value-type="string">
            <text:p>4500 items?</text:p>
          </table:table-cell>
          <table:table-cell table:formula="of:=[.L275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office:value-type="string" calcext:value-type="string">
            <text:p>Clay</text:p>
          </table:table-cell>
          <table:table-cell table:style-name="ce97" table:formula="of:=COM.MICROSOFT.CONCAT([.H$275];&quot;.&quot;;[.L277])" office:value-type="string" office:string-value="DDL-1.10,01.3" calcext:value-type="string">
            <text:p>DDL-1.10,01.3</text:p>
          </table:table-cell>
          <table:table-cell office:value-type="string" calcext:value-type="string">
            <text:p>45 Items</text:p>
          </table:table-cell>
          <table:table-cell table:formula="of:=[.L276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office:value-type="string" calcext:value-type="string">
            <text:p>None</text:p>
          </table:table-cell>
          <table:table-cell table:style-name="ce97" table:formula="of:=COM.MICROSOFT.CONCAT([.H$275];&quot;.&quot;;[.L278])" office:value-type="string" office:string-value="DDL-1.10,01.4" calcext:value-type="string">
            <text:p>DDL-1.10,01.4</text:p>
          </table:table-cell>
          <table:table-cell office:value-type="string" calcext:value-type="string">
            <text:p>zero</text:p>
          </table:table-cell>
          <table:table-cell table:formula="of:=[.L277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woodwork</text:p>
          </table:table-cell>
          <table:table-cell table:style-name="ce89" office:value-type="string" calcext:value-type="string">
            <text:p>DDL-1.10,02</text:p>
          </table:table-cell>
          <table:table-cell table:style-name="Default" office:value-type="string" calcext:value-type="string">
            <text:p>Johnsons</text:p>
          </table:table-cell>
          <table:table-cell table:style-name="ce97" table:formula="of:=COM.MICROSOFT.CONCAT([.H$279];&quot;.&quot;;[.L279])" office:value-type="string" office:string-value="DDL-1.10,02.1" calcext:value-type="string">
            <text:p>DDL-1.10,02.1</text:p>
          </table:table-cell>
          <table:table-cell office:value-type="string" calcext:value-type="string">
            <text:p>3500 items?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 office:value-type="string" calcext:value-type="string">
            <text:p>(3 brands)</text:p>
          </table:table-cell>
          <table:table-cell office:value-type="string" calcext:value-type="string">
            <text:p>Dulux</text:p>
          </table:table-cell>
          <table:table-cell table:style-name="ce97" table:formula="of:=COM.MICROSOFT.CONCAT([.H$275];&quot;.&quot;;[.L280])" office:value-type="string" office:string-value="DDL-1.10,01.2" calcext:value-type="string">
            <text:p>DDL-1.10,01.2</text:p>
          </table:table-cell>
          <table:table-cell office:value-type="string" calcext:value-type="string">
            <text:p>4500 items?</text:p>
          </table:table-cell>
          <table:table-cell table:formula="of:=[.L279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office:value-type="string" calcext:value-type="string">
            <text:p>Clay</text:p>
          </table:table-cell>
          <table:table-cell table:style-name="ce97" table:formula="of:=COM.MICROSOFT.CONCAT([.H$279];&quot;.&quot;;[.L281])" office:value-type="string" office:string-value="DDL-1.10,02.3" calcext:value-type="string">
            <text:p>DDL-1.10,02.3</text:p>
          </table:table-cell>
          <table:table-cell office:value-type="string" calcext:value-type="string">
            <text:p>45 Items</text:p>
          </table:table-cell>
          <table:table-cell table:formula="of:=[.L280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office:value-type="string" calcext:value-type="string">
            <text:p>None</text:p>
          </table:table-cell>
          <table:table-cell table:style-name="ce97" table:formula="of:=COM.MICROSOFT.CONCAT([.H$279];&quot;.&quot;;[.L282])" office:value-type="string" office:string-value="DDL-1.10,02.4" calcext:value-type="string">
            <text:p>DDL-1.10,02.4</text:p>
          </table:table-cell>
          <table:table-cell office:value-type="string" calcext:value-type="string">
            <text:p>zero</text:p>
          </table:table-cell>
          <table:table-cell table:formula="of:=[.L281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ceiling</text:p>
          </table:table-cell>
          <table:table-cell table:style-name="ce89" office:value-type="string" calcext:value-type="string">
            <text:p>DDL-1.10,03</text:p>
          </table:table-cell>
          <table:table-cell table:style-name="Default" office:value-type="string" calcext:value-type="string">
            <text:p>Johnsons</text:p>
          </table:table-cell>
          <table:table-cell table:style-name="ce97" table:formula="of:=COM.MICROSOFT.CONCAT([.H$283];&quot;.&quot;;[.L283])" office:value-type="string" office:string-value="DDL-1.10,03.1" calcext:value-type="string">
            <text:p>DDL-1.10,03.1</text:p>
          </table:table-cell>
          <table:table-cell office:value-type="string" calcext:value-type="string">
            <text:p>3500 items?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 office:value-type="string" calcext:value-type="string">
            <text:p>(3 brands)</text:p>
          </table:table-cell>
          <table:table-cell office:value-type="string" calcext:value-type="string">
            <text:p>Dulux</text:p>
          </table:table-cell>
          <table:table-cell table:style-name="ce97" table:formula="of:=COM.MICROSOFT.CONCAT([.H$283];&quot;.&quot;;[.L284])" office:value-type="string" office:string-value="DDL-1.10,03.2" calcext:value-type="string">
            <text:p>DDL-1.10,03.2</text:p>
          </table:table-cell>
          <table:table-cell office:value-type="string" calcext:value-type="string">
            <text:p>4500 items?</text:p>
          </table:table-cell>
          <table:table-cell table:formula="of:=[.L283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office:value-type="string" calcext:value-type="string">
            <text:p>Clay</text:p>
          </table:table-cell>
          <table:table-cell table:style-name="ce97" table:formula="of:=COM.MICROSOFT.CONCAT([.H$283];&quot;.&quot;;[.L285])" office:value-type="string" office:string-value="DDL-1.10,03.3" calcext:value-type="string">
            <text:p>DDL-1.10,03.3</text:p>
          </table:table-cell>
          <table:table-cell office:value-type="string" calcext:value-type="string">
            <text:p>45 Items</text:p>
          </table:table-cell>
          <table:table-cell table:formula="of:=[.L284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7"/>
          <table:table-cell office:value-type="string" calcext:value-type="string">
            <text:p>None</text:p>
          </table:table-cell>
          <table:table-cell table:style-name="ce97" table:formula="of:=COM.MICROSOFT.CONCAT([.H$283];&quot;.&quot;;[.L286])" office:value-type="string" office:string-value="DDL-1.10,03.4" calcext:value-type="string">
            <text:p>DDL-1.10,03.4</text:p>
          </table:table-cell>
          <table:table-cell office:value-type="string" calcext:value-type="string">
            <text:p>zero</text:p>
          </table:table-cell>
          <table:table-cell table:formula="of:=[.L285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01</text:p>
          </table:table-cell>
          <table:table-cell table:style-name="ce2" office:value-type="string" calcext:value-type="string">
            <text:p>Guttering</text:p>
          </table:table-cell>
          <table:table-cell table:style-name="ce2" office:value-type="string" calcext:value-type="string">
            <text:p>DDL-1.11</text:p>
          </table:table-cell>
          <table:table-cell office:value-type="string" calcext:value-type="string">
            <text:p>round</text:p>
          </table:table-cell>
          <table:table-cell table:style-name="ce89" office:value-type="string" calcext:value-type="string">
            <text:p>DDL-1.11.01</text:p>
          </table:table-cell>
          <table:table-cell office:value-type="string" calcext:value-type="string">
            <text:p>Black</text:p>
          </table:table-cell>
          <table:table-cell table:style-name="ce97" table:formula="of:=COM.MICROSOFT.CONCAT([.H$287];&quot;.&quot;;[.L287])" office:value-type="string" office:string-value="DDL-1.11.01.1" calcext:value-type="string">
            <text:p>DDL-1.11.01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(4 styles)</text:p>
          </table:table-cell>
          <table:table-cell/>
          <table:table-cell table:style-name="ce89"/>
          <table:table-cell office:value-type="string" calcext:value-type="string">
            <text:p>white</text:p>
          </table:table-cell>
          <table:table-cell table:style-name="ce97" table:formula="of:=COM.MICROSOFT.CONCAT([.H$287];&quot;.&quot;;[.L288])" office:value-type="string" office:string-value="DDL-1.11.01.2" calcext:value-type="string">
            <text:p>DDL-1.11.01.2</text:p>
          </table:table-cell>
          <table:table-cell/>
          <table:table-cell table:formula="of:=[.L287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9"/>
          <table:table-cell office:value-type="string" calcext:value-type="string">
            <text:p>grey</text:p>
          </table:table-cell>
          <table:table-cell table:style-name="ce97" table:formula="of:=COM.MICROSOFT.CONCAT([.H$287];&quot;.&quot;;[.L289])" office:value-type="string" office:string-value="DDL-1.11.01.3" calcext:value-type="string">
            <text:p>DDL-1.11.01.3</text:p>
          </table:table-cell>
          <table:table-cell/>
          <table:table-cell table:formula="of:=[.L288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9"/>
          <table:table-cell office:value-type="string" calcext:value-type="string">
            <text:p>colour</text:p>
          </table:table-cell>
          <table:table-cell table:style-name="ce97" table:formula="of:=COM.MICROSOFT.CONCAT([.H$287];&quot;.&quot;;[.L290])" office:value-type="string" office:string-value="DDL-1.11.01.4" calcext:value-type="string">
            <text:p>DDL-1.11.01.4</text:p>
          </table:table-cell>
          <table:table-cell office:value-type="string" calcext:value-type="string">
            <text:p>colour swatch</text:p>
          </table:table-cell>
          <table:table-cell table:formula="of:=[.L289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9"/>
          <table:table-cell office:value-type="string" calcext:value-type="string">
            <text:p>nil</text:p>
          </table:table-cell>
          <table:table-cell table:style-name="ce97" table:formula="of:=COM.MICROSOFT.CONCAT([.H$287];&quot;.&quot;;[.L291])" office:value-type="string" office:string-value="DDL-1.11.01.5" calcext:value-type="string">
            <text:p>DDL-1.11.01.5</text:p>
          </table:table-cell>
          <table:table-cell/>
          <table:table-cell table:formula="of:=[.L290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square</text:p>
          </table:table-cell>
          <table:table-cell table:style-name="ce89" office:value-type="string" calcext:value-type="string">
            <text:p>DDL-1.11.02</text:p>
          </table:table-cell>
          <table:table-cell office:value-type="string" calcext:value-type="string">
            <text:p>Black</text:p>
          </table:table-cell>
          <table:table-cell table:style-name="ce97" table:formula="of:=COM.MICROSOFT.CONCAT([.H$292];&quot;.&quot;;[.L292])" office:value-type="string" office:string-value="DDL-1.11.02.1" calcext:value-type="string">
            <text:p>DDL-1.11.02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9"/>
          <table:table-cell office:value-type="string" calcext:value-type="string">
            <text:p>white</text:p>
          </table:table-cell>
          <table:table-cell table:style-name="ce97" table:formula="of:=COM.MICROSOFT.CONCAT([.H$292];&quot;.&quot;;[.L293])" office:value-type="string" office:string-value="DDL-1.11.02.2" calcext:value-type="string">
            <text:p>DDL-1.11.02.2</text:p>
          </table:table-cell>
          <table:table-cell/>
          <table:table-cell table:formula="of:=[.L292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9"/>
          <table:table-cell office:value-type="string" calcext:value-type="string">
            <text:p>grey</text:p>
          </table:table-cell>
          <table:table-cell table:style-name="ce97" table:formula="of:=COM.MICROSOFT.CONCAT([.H$292];&quot;.&quot;;[.L294])" office:value-type="string" office:string-value="DDL-1.11.02.3" calcext:value-type="string">
            <text:p>DDL-1.11.02.3</text:p>
          </table:table-cell>
          <table:table-cell/>
          <table:table-cell table:formula="of:=[.L293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9"/>
          <table:table-cell office:value-type="string" calcext:value-type="string">
            <text:p>colour</text:p>
          </table:table-cell>
          <table:table-cell table:style-name="ce97" table:formula="of:=COM.MICROSOFT.CONCAT([.H$292];&quot;.&quot;;[.L295])" office:value-type="string" office:string-value="DDL-1.11.02.4" calcext:value-type="string">
            <text:p>DDL-1.11.02.4</text:p>
          </table:table-cell>
          <table:table-cell office:value-type="string" calcext:value-type="string">
            <text:p>colour swatch</text:p>
          </table:table-cell>
          <table:table-cell table:formula="of:=[.L294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9"/>
          <table:table-cell office:value-type="string" calcext:value-type="string">
            <text:p>nil</text:p>
          </table:table-cell>
          <table:table-cell table:style-name="ce97" table:formula="of:=COM.MICROSOFT.CONCAT([.H$292];&quot;.&quot;;[.L296])" office:value-type="string" office:string-value="DDL-1.11.02.5" calcext:value-type="string">
            <text:p>DDL-1.11.02.5</text:p>
          </table:table-cell>
          <table:table-cell/>
          <table:table-cell table:formula="of:=[.L295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77"/>
          <table:table-cell office:value-type="string" calcext:value-type="string">
            <text:p>oveloname</text:p>
          </table:table-cell>
          <table:table-cell table:style-name="ce89" office:value-type="string" calcext:value-type="string">
            <text:p>DDL-1.11.03</text:p>
          </table:table-cell>
          <table:table-cell office:value-type="string" calcext:value-type="string">
            <text:p>Black</text:p>
          </table:table-cell>
          <table:table-cell table:style-name="ce97" table:formula="of:=COM.MICROSOFT.CONCAT([.H$297];&quot;.&quot;;[.L297])" office:value-type="string" office:string-value="DDL-1.11.03.1" calcext:value-type="string">
            <text:p>DDL-1.11.03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77"/>
          <table:table-cell/>
          <table:table-cell table:style-name="ce89"/>
          <table:table-cell office:value-type="string" calcext:value-type="string">
            <text:p>white</text:p>
          </table:table-cell>
          <table:table-cell table:style-name="ce97" table:formula="of:=COM.MICROSOFT.CONCAT([.H$297];&quot;.&quot;;[.L298])" office:value-type="string" office:string-value="DDL-1.11.03.2" calcext:value-type="string">
            <text:p>DDL-1.11.03.2</text:p>
          </table:table-cell>
          <table:table-cell/>
          <table:table-cell table:formula="of:=[.L297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9"/>
          <table:table-cell office:value-type="string" calcext:value-type="string">
            <text:p>grey</text:p>
          </table:table-cell>
          <table:table-cell table:style-name="ce97" table:formula="of:=COM.MICROSOFT.CONCAT([.H$297];&quot;.&quot;;[.L299])" office:value-type="string" office:string-value="DDL-1.11.03.3" calcext:value-type="string">
            <text:p>DDL-1.11.03.3</text:p>
          </table:table-cell>
          <table:table-cell/>
          <table:table-cell table:formula="of:=[.L298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9"/>
          <table:table-cell office:value-type="string" calcext:value-type="string">
            <text:p>colour</text:p>
          </table:table-cell>
          <table:table-cell table:style-name="ce97" table:formula="of:=COM.MICROSOFT.CONCAT([.H$297];&quot;.&quot;;[.L300])" office:value-type="string" office:string-value="DDL-1.11.03.4" calcext:value-type="string">
            <text:p>DDL-1.11.03.4</text:p>
          </table:table-cell>
          <table:table-cell office:value-type="string" calcext:value-type="string">
            <text:p>colour swatch</text:p>
          </table:table-cell>
          <table:table-cell table:formula="of:=[.L299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other</text:p>
          </table:table-cell>
          <table:table-cell table:style-name="ce89" office:value-type="string" calcext:value-type="string">
            <text:p>DDL-1.11.04</text:p>
          </table:table-cell>
          <table:table-cell office:value-type="string" calcext:value-type="string">
            <text:p>Black</text:p>
          </table:table-cell>
          <table:table-cell table:style-name="ce97" table:formula="of:=COM.MICROSOFT.CONCAT([.H$297];&quot;.&quot;;[.L301])" office:value-type="string" office:string-value="DDL-1.11.03.1" calcext:value-type="string">
            <text:p>DDL-1.11.03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9"/>
          <table:table-cell office:value-type="string" calcext:value-type="string">
            <text:p>white</text:p>
          </table:table-cell>
          <table:table-cell table:style-name="ce97" table:formula="of:=COM.MICROSOFT.CONCAT([.H$297];&quot;.&quot;;[.L302])" office:value-type="string" office:string-value="DDL-1.11.03.2" calcext:value-type="string">
            <text:p>DDL-1.11.03.2</text:p>
          </table:table-cell>
          <table:table-cell/>
          <table:table-cell table:formula="of:=[.L301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9"/>
          <table:table-cell office:value-type="string" calcext:value-type="string">
            <text:p>grey</text:p>
          </table:table-cell>
          <table:table-cell table:style-name="ce97" table:formula="of:=COM.MICROSOFT.CONCAT([.H$297];&quot;.&quot;;[.L303])" office:value-type="string" office:string-value="DDL-1.11.03.3" calcext:value-type="string">
            <text:p>DDL-1.11.03.3</text:p>
          </table:table-cell>
          <table:table-cell/>
          <table:table-cell table:formula="of:=[.L302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89"/>
          <table:table-cell office:value-type="string" calcext:value-type="string">
            <text:p>colour</text:p>
          </table:table-cell>
          <table:table-cell table:style-name="ce97" table:formula="of:=COM.MICROSOFT.CONCAT([.H$297];&quot;.&quot;;[.L304])" office:value-type="string" office:string-value="DDL-1.11.03.4" calcext:value-type="string">
            <text:p>DDL-1.11.03.4</text:p>
          </table:table-cell>
          <table:table-cell office:value-type="string" calcext:value-type="string">
            <text:p>colour swatch</text:p>
          </table:table-cell>
          <table:table-cell table:formula="of:=[.L303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92</text:p>
          </table:table-cell>
          <table:table-cell table:style-name="ce69" office:value-type="string" calcext:value-type="string">
            <text:p>Utility-Water</text:p>
          </table:table-cell>
          <table:table-cell table:style-name="ce78" office:value-type="string" calcext:value-type="string">
            <text:p>DDL-1.12</text:p>
          </table:table-cell>
          <table:table-cell table:style-name="ce78"/>
          <table:table-cell table:style-name="ce93"/>
          <table:table-cell table:style-name="ce71"/>
          <table:table-cell table:style-name="ce95" office:value-type="string" calcext:value-type="string">
            <text:p>DDL-1.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U03</text:p>
          </table:table-cell>
          <table:table-cell table:style-name="ce69" office:value-type="string" calcext:value-type="string">
            <text:p>Utility-Electric</text:p>
          </table:table-cell>
          <table:table-cell table:style-name="ce78" office:value-type="string" calcext:value-type="string">
            <text:p>DDL-1.13</text:p>
          </table:table-cell>
          <table:table-cell table:style-name="ce78"/>
          <table:table-cell table:style-name="ce93"/>
          <table:table-cell table:style-name="Default"/>
          <table:table-cell table:style-name="ce95" office:value-type="string" calcext:value-type="string">
            <text:p>DDL-1.1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U04</text:p>
          </table:table-cell>
          <table:table-cell table:style-name="ce69" office:value-type="string" calcext:value-type="string">
            <text:p>Drainage</text:p>
          </table:table-cell>
          <table:table-cell table:style-name="Default" office:value-type="string" calcext:value-type="string">
            <text:p>DDL-1.14</text:p>
          </table:table-cell>
          <table:table-cell/>
          <table:table-cell table:style-name="ce101"/>
          <table:table-cell table:style-name="Default"/>
          <table:table-cell table:style-name="ce95"/>
          <table:table-cell table:number-columns-repeated="8"/>
        </table:table-row>
        <table:table-row table:style-name="ro1" table:number-rows-repeated="5">
          <table:table-cell table:number-columns-repeated="4"/>
          <table:table-cell table:style-name="Default" table:number-columns-repeated="2"/>
          <table:table-cell/>
          <table:table-cell table:style-name="ce101"/>
          <table:table-cell table:style-name="Default"/>
          <table:table-cell table:style-name="ce95"/>
          <table:table-cell table:number-columns-repeated="8"/>
        </table:table-row>
        <table:table-row table:style-name="ro1" table:number-rows-repeated="36">
          <table:table-cell table:number-columns-repeated="4"/>
          <table:table-cell table:style-name="Default" table:number-columns-repeated="2"/>
          <table:table-cell/>
          <table:table-cell table:style-name="ce101"/>
          <table:table-cell table:style-name="Default" table:number-columns-repeated="2"/>
          <table:table-cell table:number-columns-repeated="8"/>
        </table:table-row>
        <table:table-row table:style-name="ro1" table:number-rows-repeated="46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 table:style-name="ce24"/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7"/>
          <table:table-cell table:style-name="Default" table:number-columns-repeated="2"/>
          <table:table-cell table:number-columns-repeated="8"/>
        </table:table-row>
        <table:table-row table:style-name="ro1" table:number-rows-repeated="29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ce24"/>
          <table:table-cell table:number-columns-repeated="8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2"/>
          <table:table-cell table:style-name="ce17"/>
          <table:table-cell/>
          <table:table-cell table:style-name="ce24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table:style-name="ce13"/>
          <table:table-cell table:style-name="ce17"/>
          <table:table-cell/>
          <table:table-cell table:style-name="ce24"/>
          <table:table-cell table:number-columns-repeated="8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2"/>
          <table:table-cell table:style-name="ce17"/>
          <table:table-cell/>
          <table:table-cell table:style-name="ce24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table:style-name="ce13"/>
          <table:table-cell table:style-name="ce17"/>
          <table:table-cell/>
          <table:table-cell table:style-name="ce24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table:style-name="ce14"/>
          <table:table-cell table:style-name="ce17"/>
          <table:table-cell/>
          <table:table-cell table:style-name="ce24"/>
          <table:table-cell table:number-columns-repeated="8"/>
        </table:table-row>
        <table:table-row table:style-name="ro1" table:number-rows-repeated="5">
          <table:table-cell table:number-columns-repeated="4"/>
          <table:table-cell table:style-name="Default"/>
          <table:table-cell/>
          <table:table-cell table:style-name="ce13"/>
          <table:table-cell table:style-name="ce17"/>
          <table:table-cell/>
          <table:table-cell table:style-name="ce24"/>
          <table:table-cell table:number-columns-repeated="8"/>
        </table:table-row>
        <table:table-row table:style-name="ro1" table:number-rows-repeated="16">
          <table:table-cell table:number-columns-repeated="4"/>
          <table:table-cell table:style-name="Default"/>
          <table:table-cell table:number-columns-repeated="2"/>
          <table:table-cell table:style-name="ce17"/>
          <table:table-cell/>
          <table:table-cell table:style-name="ce24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7"/>
          <table:table-cell table:number-columns-repeated="10"/>
        </table:table-row>
        <table:table-row table:style-name="ro1" table:number-rows-repeated="25">
          <table:table-cell table:number-columns-repeated="4"/>
          <table:table-cell table:style-name="Default"/>
          <table:table-cell table:number-columns-repeated="13"/>
        </table:table-row>
        <table:table-row table:style-name="ro1" table:number-rows-repeated="104809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Dimensions" table:style-name="ta1"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26" table:number-columns-repeated="3" table:default-cell-style-name="ce3"/>
        <table:table-column table:style-name="co30" table:default-cell-style-name="ce3"/>
        <table:table-column table:style-name="co26" table:default-cell-style-name="ce3"/>
        <table:table-column table:style-name="co31" table:default-cell-style-name="ce3"/>
        <table:table-column table:style-name="co26" table:number-columns-repeated="4" table:default-cell-style-name="ce3"/>
        <table:table-column table:style-name="co32" table:default-cell-style-name="ce3"/>
        <table:table-column table:style-name="co33" table:default-cell-style-name="ce3"/>
        <table:table-column table:style-name="co26" table:number-columns-repeated="30" table:default-cell-style-name="ce3"/>
        <table:table-column table:style-name="co22" table:number-columns-repeated="16330" table:default-cell-style-name="ce3"/>
        <table:table-column table:style-name="co2" table:number-columns-repeated="3" table:default-cell-style-name="Default"/>
        <table:table-row table:style-name="ro7">
          <table:table-cell table:style-name="ce116" office:value-type="string" calcext:value-type="string" table:number-columns-spanned="14" table:number-rows-spanned="3">
            <text:p>The SIP overall thickness, is determined by component, Walls, Roof/ceiling, and floor. The initial build provides the basic shell and the additional insulation option ssitional <text:s/>the fit-out option choices. <text:s/></text:p>
          </table:table-cell>
          <table:covered-table-cell table:number-columns-repeated="2" table:style-name="Default"/>
          <table:covered-table-cell table:number-columns-repeated="11"/>
          <table:table-cell table:number-columns-repeated="4"/>
          <table:table-cell table:style-name="Default" table:number-columns-repeated="3"/>
          <table:table-cell table:number-columns-repeated="16362"/>
        </table:table-row>
        <table:table-row table:style-name="ro8">
          <table:covered-table-cell table:number-columns-repeated="3" table:style-name="Default"/>
          <table:covered-table-cell table:number-columns-repeated="11"/>
          <table:table-cell table:number-columns-repeated="4"/>
          <table:table-cell table:style-name="Default" table:number-columns-repeated="3"/>
          <table:table-cell table:number-columns-repeated="16362"/>
        </table:table-row>
        <table:table-row table:style-name="ro9">
          <table:covered-table-cell table:number-columns-repeated="3" table:style-name="Default"/>
          <table:covered-table-cell table:number-columns-repeated="11"/>
          <table:table-cell table:number-columns-repeated="5"/>
          <table:table-cell table:style-name="Default" table:number-columns-repeated="2"/>
          <table:table-cell table:number-columns-repeated="16362"/>
        </table:table-row>
        <table:table-row table:style-name="ro1">
          <table:table-cell table:style-name="ce21" office:value-type="string" calcext:value-type="string" table:number-columns-spanned="14" table:number-rows-spanned="3">
            <text:p>SIP panels are prefabricated off site, and consist of an insulating expanded polystyrene (EPS) <text:s/>foam core sandwiched between two structural facings – typically structural grade OSB, 11mm <text:s/>thick. With other structures utilising and also 15mm or 18mm boards for structural applications.. The OSB3 panel has a cover width of 1220mm with standard lengths of 2440, 2700, 3050and 5100mm. EPS insulation does not deteriorate over time, which may be the case with other forms of insulation. <text:s text:c="5"/>EPS is 100% recyclable and has zero ODP (Ozone Depletion Potential) and GWP (Global Warming Potential).</text:p>
          </table:table-cell>
          <table:covered-table-cell table:number-columns-repeated="2" table:style-name="Default"/>
          <table:covered-table-cell table:number-columns-repeated="11"/>
          <table:table-cell table:number-columns-repeated="5"/>
          <table:table-cell table:style-name="Default" table:number-columns-repeated="2"/>
          <table:table-cell table:number-columns-repeated="16362"/>
        </table:table-row>
        <table:table-row table:style-name="ro1">
          <table:covered-table-cell table:number-columns-repeated="3" table:style-name="Default"/>
          <table:covered-table-cell table:number-columns-repeated="11"/>
          <table:table-cell table:style-name="Default"/>
          <table:table-cell/>
          <table:table-cell table:style-name="Default" table:number-columns-repeated="2"/>
          <table:table-cell table:number-columns-repeated="16365"/>
        </table:table-row>
        <table:table-row table:style-name="ro10">
          <table:covered-table-cell table:number-columns-repeated="3" table:style-name="Default"/>
          <table:covered-table-cell table:number-columns-repeated="11"/>
          <table:table-cell table:style-name="Default"/>
          <table:table-cell/>
          <table:table-cell table:style-name="Default" table:number-columns-repeated="2"/>
          <table:table-cell table:number-columns-repeated="16365"/>
        </table:table-row>
        <table:table-row table:style-name="ro11">
          <table:table-cell table:style-name="Default" table:number-columns-repeated="3"/>
          <table:table-cell table:number-columns-repeated="11"/>
          <table:table-cell table:style-name="Default"/>
          <table:table-cell/>
          <table:table-cell table:style-name="Default" table:number-columns-repeated="2"/>
          <table:table-cell table:number-columns-repeated="16365"/>
        </table:table-row>
        <table:table-row table:style-name="ro12">
          <table:table-cell table:style-name="ce118" office:value-type="string" calcext:value-type="string" table:number-columns-spanned="3" table:number-rows-spanned="1">
            <text:p>Design Dimensions</text:p>
          </table:table-cell>
          <table:covered-table-cell table:number-columns-repeated="2" table:style-name="ce130"/>
          <table:table-cell/>
          <table:table-cell table:style-name="ce4"/>
          <table:table-cell table:number-columns-repeated="2"/>
          <table:table-cell table:style-name="Default"/>
          <table:table-cell table:style-name="ce62" table:number-columns-repeated="2"/>
          <table:table-cell table:style-name="ce4" table:number-columns-repeated="2"/>
          <table:table-cell table:style-name="ce62" table:number-columns-repeated="3"/>
          <table:table-cell table:number-columns-repeated="16364"/>
          <table:table-cell table:style-name="Default"/>
          <table:table-cell table:number-columns-repeated="3"/>
        </table:table-row>
        <table:table-row table:style-name="ro13">
          <table:table-cell/>
          <table:table-cell office:value-type="string" calcext:value-type="string">
            <text:p>external width</text:p>
          </table:table-cell>
          <table:table-cell office:value-type="string" calcext:value-type="string">
            <text:p>external depth</text:p>
          </table:table-cell>
          <table:table-cell office:value-type="string" calcext:value-type="string">
            <text:p>external back height</text:p>
          </table:table-cell>
          <table:table-cell office:value-type="string" calcext:value-type="string">
            <text:p>external front height</text:p>
          </table:table-cell>
          <table:table-cell office:value-type="string" calcext:value-type="string">
            <text:p>Slope 1 in </text:p>
          </table:table-cell>
          <table:table-cell table:style-name="ce58" office:value-type="string" calcext:value-type="string">
            <text:p>slope length</text:p>
          </table:table-cell>
          <table:table-cell office:value-type="string" calcext:value-type="string">
            <text:p>Glazing area m2</text:p>
          </table:table-cell>
          <table:table-cell office:value-type="string" calcext:value-type="string">
            <text:p>wall perimeter </text:p>
          </table:table-cell>
          <table:table-cell office:value-type="string" calcext:value-type="string">
            <text:p>wall area (m2)</text:p>
          </table:table-cell>
          <table:table-cell office:value-type="string" calcext:value-type="string">
            <text:p>wall cover area (m2)</text:p>
          </table:table-cell>
          <table:table-cell office:value-type="string" calcext:value-type="string">
            <text:p>Ext perimeter</text:p>
          </table:table-cell>
          <table:table-cell office:value-type="string" calcext:value-type="string">
            <text:p>exterior cladding area (m2)</text:p>
          </table:table-cell>
          <table:table-cell table:style-name="Default" table:number-columns-repeated="7"/>
          <table:table-cell table:number-columns-repeated="16363"/>
        </table:table-row>
        <table:table-row table:style-name="ro1">
          <table:table-cell office:value-type="string" calcext:value-type="string">
            <text:p>Design 1 small</text:p>
          </table:table-cell>
          <table:table-cell table:style-name="ce34" office:value-type="float" office:value="4000" calcext:value-type="float">
            <text:p>4000</text:p>
          </table:table-cell>
          <table:table-cell table:style-name="ce34" office:value-type="float" office:value="3000" calcext:value-type="float">
            <text:p>3000</text:p>
          </table:table-cell>
          <table:table-cell table:style-name="ce52" table:formula="of:=[.E10]-([.C10]/1000)*[.F10]" office:value-type="float" office:value="2390" calcext:value-type="float">
            <text:p>2390</text:p>
          </table:table-cell>
          <table:table-cell table:style-name="ce34" office:value-type="float" office:value="2495" calcext:value-type="float">
            <text:p>2495</text:p>
          </table:table-cell>
          <table:table-cell table:style-name="ce57" office:value-type="float" office:value="35" calcext:value-type="float">
            <text:p>35</text:p>
          </table:table-cell>
          <table:table-cell table:style-name="ce59" office:value-type="float" office:value="3005" calcext:value-type="float">
            <text:p>3005</text:p>
          </table:table-cell>
          <table:table-cell table:style-name="ce159" table:formula="of:=[.B$25]" office:value-type="float" office:value="3.89" calcext:value-type="float">
            <text:p>3.890</text:p>
          </table:table-cell>
          <table:table-cell table:style-name="ce34" table:formula="of:=(([.B10]-(2*[.J26])*2)+([.C10]-(2*[.J26])))" office:value-type="float" office:value="7000" calcext:value-type="float">
            <text:p>7000</text:p>
          </table:table-cell>
          <table:table-cell table:style-name="ce55" table:formula="of:=([.I10]*(([.D10]+[.E10])/2))/1000000" office:value-type="float" office:value="17.0975" calcext:value-type="float">
            <text:p>17.10</text:p>
          </table:table-cell>
          <table:table-cell table:style-name="ce55" table:formula="of:=[.J10]-[.H10]" office:value-type="float" office:value="13.2075" calcext:value-type="float">
            <text:p>13.21</text:p>
          </table:table-cell>
          <table:table-cell table:style-name="ce60" table:formula="of:=(((2*[.L26])+([.B10])*2)+((2*[.L26])+([.C10])*2))" office:value-type="float" office:value="14000" calcext:value-type="float">
            <text:p>14000</text:p>
          </table:table-cell>
          <table:table-cell table:style-name="ce55" table:formula="of:=([.L10]*[.E10])/1000000-[.H10]" office:value-type="float" office:value="31.04" calcext:value-type="float">
            <text:p>31.04</text:p>
          </table:table-cell>
          <table:table-cell table:style-name="Default" table:number-columns-repeated="7"/>
          <table:table-cell table:number-columns-repeated="16363"/>
        </table:table-row>
        <table:table-row table:style-name="ro1">
          <table:table-cell office:value-type="string" calcext:value-type="string">
            <text:p>Design 1 medium</text:p>
          </table:table-cell>
          <table:table-cell table:style-name="ce34" office:value-type="float" office:value="4500" calcext:value-type="float">
            <text:p>4500</text:p>
          </table:table-cell>
          <table:table-cell table:style-name="ce34" office:value-type="float" office:value="3500" calcext:value-type="float">
            <text:p>3500</text:p>
          </table:table-cell>
          <table:table-cell table:style-name="ce52" table:formula="of:=[.E11]-([.C11]/1000)*[.F11]" office:value-type="float" office:value="2427.5" calcext:value-type="float">
            <text:p>2428</text:p>
          </table:table-cell>
          <table:table-cell table:style-name="ce34" office:value-type="float" office:value="2550" calcext:value-type="float">
            <text:p>2550</text:p>
          </table:table-cell>
          <table:table-cell table:style-name="ce34" office:value-type="float" office:value="35" calcext:value-type="float">
            <text:p>35</text:p>
          </table:table-cell>
          <table:table-cell table:style-name="ce59" office:value-type="float" office:value="3505" calcext:value-type="float">
            <text:p>3505</text:p>
          </table:table-cell>
          <table:table-cell table:style-name="ce159" table:formula="of:=[.B$25]" office:value-type="float" office:value="3.89" calcext:value-type="float">
            <text:p>3.890</text:p>
          </table:table-cell>
          <table:table-cell table:style-name="ce34" table:formula="of:=(([.B11]-(2*[.K27])*2)+([.C11]-(2*[.K27])))" office:value-type="float" office:value="8000" calcext:value-type="float">
            <text:p>8000</text:p>
          </table:table-cell>
          <table:table-cell table:style-name="ce55" table:formula="of:=([.I11]*(([.D11]+[.E11])/2))/1000000" office:value-type="float" office:value="19.91" calcext:value-type="float">
            <text:p>19.91</text:p>
          </table:table-cell>
          <table:table-cell table:style-name="ce55" table:formula="of:=[.J11]-[.H11]" office:value-type="float" office:value="16.02" calcext:value-type="float">
            <text:p>16.02</text:p>
          </table:table-cell>
          <table:table-cell table:style-name="ce60" table:formula="of:=(((2*[.M27])+([.B11])*2)+((2*[.M27])+([.C11])*2))" office:value-type="float" office:value="16000" calcext:value-type="float">
            <text:p>16000</text:p>
          </table:table-cell>
          <table:table-cell table:style-name="ce55" table:formula="of:=([.L11]*[.E11])/1000000-[.H11]" office:value-type="float" office:value="36.91" calcext:value-type="float">
            <text:p>36.91</text:p>
          </table:table-cell>
          <table:table-cell table:style-name="Default" table:number-columns-repeated="7"/>
          <table:table-cell table:number-columns-repeated="16363"/>
        </table:table-row>
        <table:table-row table:style-name="ro1">
          <table:table-cell office:value-type="string" calcext:value-type="string">
            <text:p>Design 1 Large</text:p>
          </table:table-cell>
          <table:table-cell table:style-name="ce34" office:value-type="float" office:value="5000" calcext:value-type="float">
            <text:p>5000</text:p>
          </table:table-cell>
          <table:table-cell table:style-name="ce34" office:value-type="float" office:value="4000" calcext:value-type="float">
            <text:p>4000</text:p>
          </table:table-cell>
          <table:table-cell table:style-name="ce52" table:formula="of:=[.E12]-([.C12]/1000)*[.F12]" office:value-type="float" office:value="2520" calcext:value-type="float">
            <text:p>2520</text:p>
          </table:table-cell>
          <table:table-cell table:style-name="ce34" office:value-type="float" office:value="2660" calcext:value-type="float">
            <text:p>2660</text:p>
          </table:table-cell>
          <table:table-cell table:style-name="ce34" office:value-type="float" office:value="35" calcext:value-type="float">
            <text:p>35</text:p>
          </table:table-cell>
          <table:table-cell table:style-name="ce59" office:value-type="float" office:value="4004" calcext:value-type="float">
            <text:p>4004</text:p>
          </table:table-cell>
          <table:table-cell table:style-name="ce159" table:formula="of:=[.B$25]" office:value-type="float" office:value="3.89" calcext:value-type="float">
            <text:p>3.890</text:p>
          </table:table-cell>
          <table:table-cell table:style-name="ce34" table:formula="of:=(([.B12]-(2*[.J28])*2)+([.C12]-(2*[.J28])))" office:value-type="float" office:value="9000" calcext:value-type="float">
            <text:p>9000</text:p>
          </table:table-cell>
          <table:table-cell table:style-name="ce55" table:formula="of:=([.I12]*(([.D12]+[.E12])/2))/1000000" office:value-type="float" office:value="23.31" calcext:value-type="float">
            <text:p>23.31</text:p>
          </table:table-cell>
          <table:table-cell table:style-name="ce55" table:formula="of:=[.J12]-[.H12]" office:value-type="float" office:value="19.42" calcext:value-type="float">
            <text:p>19.42</text:p>
          </table:table-cell>
          <table:table-cell table:style-name="ce60" table:formula="of:=(((2*[.L28])+([.B12])*2)+((2*[.L28])+([.C12])*2))" office:value-type="float" office:value="18000" calcext:value-type="float">
            <text:p>18000</text:p>
          </table:table-cell>
          <table:table-cell table:style-name="ce55" table:formula="of:=([.L12]*[.E12])/1000000-[.H12]" office:value-type="float" office:value="43.99" calcext:value-type="float">
            <text:p>43.99</text:p>
          </table:table-cell>
          <table:table-cell table:style-name="Default" table:number-columns-repeated="7"/>
          <table:table-cell table:number-columns-repeated="16363"/>
        </table:table-row>
        <table:table-row table:style-name="ro1">
          <table:table-cell table:style-name="ce4" office:value-type="string" calcext:value-type="string">
            <text:p>Design 1 Xtra Large</text:p>
          </table:table-cell>
          <table:table-cell table:style-name="ce49" office:value-type="float" office:value="5500" calcext:value-type="float">
            <text:p>5500</text:p>
          </table:table-cell>
          <table:table-cell table:style-name="ce49" office:value-type="float" office:value="4500" calcext:value-type="float">
            <text:p>4500</text:p>
          </table:table-cell>
          <table:table-cell table:style-name="ce52" table:formula="of:=[.E13]-([.C13]/1000)*[.F13]" office:value-type="float" office:value="2542.5" calcext:value-type="float">
            <text:p>2543</text:p>
          </table:table-cell>
          <table:table-cell table:style-name="ce49" office:value-type="float" office:value="2700" calcext:value-type="float">
            <text:p>2700</text:p>
          </table:table-cell>
          <table:table-cell table:style-name="ce49" office:value-type="float" office:value="35" calcext:value-type="float">
            <text:p>35</text:p>
          </table:table-cell>
          <table:table-cell table:style-name="ce60" office:value-type="float" office:value="4506" calcext:value-type="float">
            <text:p>4506</text:p>
          </table:table-cell>
          <table:table-cell table:style-name="ce159" table:formula="of:=[.H12]*1.1" office:value-type="float" office:value="4.279" calcext:value-type="float">
            <text:p>4.279</text:p>
          </table:table-cell>
          <table:table-cell table:style-name="ce49" table:formula="of:=(([.B13]-(2*[#REF!])*2)+([.C13]-(2*[#REF!])))" office:value-type="string" office:string-value="" calcext:value-type="error">
            <text:p>#REF!</text:p>
          </table:table-cell>
          <table:table-cell table:style-name="ce55" table:formula="of:=([.I13]*(([.D13]+[.E13])/2))/1000000" office:value-type="string" office:string-value="" calcext:value-type="error">
            <text:p>#REF!</text:p>
          </table:table-cell>
          <table:table-cell table:style-name="ce55" table:formula="of:=[.J13]-[.H13]" office:value-type="string" office:string-value="" calcext:value-type="error">
            <text:p>#REF!</text:p>
          </table:table-cell>
          <table:table-cell table:style-name="ce60" table:formula="of:=(((2*[#REF!])+([.B13])*2)+((2*[#REF!])+([.C13])*2))" office:value-type="string" office:string-value="" calcext:value-type="error">
            <text:p>#REF!</text:p>
          </table:table-cell>
          <table:table-cell table:style-name="ce55" table:formula="of:=([.L13]*[.E13])/1000000-[.H13]" office:value-type="string" office:string-value="" calcext:value-type="error">
            <text:p>#REF!</text:p>
          </table:table-cell>
          <table:table-cell table:style-name="Default" table:number-columns-repeated="7"/>
          <table:table-cell table:style-name="ce4" table:number-columns-repeated="16360"/>
          <table:table-cell table:number-columns-repeated="3"/>
        </table:table-row>
        <table:table-row table:style-name="ro1">
          <table:table-cell office:value-type="string" calcext:value-type="string">
            <text:p>Design 2 small</text:p>
          </table:table-cell>
          <table:table-cell table:style-name="ce34" office:value-type="float" office:value="4000" calcext:value-type="float">
            <text:p>4000</text:p>
          </table:table-cell>
          <table:table-cell table:style-name="ce34" office:value-type="float" office:value="3000" calcext:value-type="float">
            <text:p>3000</text:p>
          </table:table-cell>
          <table:table-cell table:style-name="ce52" table:formula="of:=[.E14]-([.C14]/1000)*[.F14]" office:value-type="float" office:value="2390" calcext:value-type="float">
            <text:p>2390</text:p>
          </table:table-cell>
          <table:table-cell table:style-name="ce34" office:value-type="float" office:value="2495" calcext:value-type="float">
            <text:p>2495</text:p>
          </table:table-cell>
          <table:table-cell table:style-name="ce57" office:value-type="float" office:value="35" calcext:value-type="float">
            <text:p>35</text:p>
          </table:table-cell>
          <table:table-cell table:style-name="ce59" office:value-type="float" office:value="4005" calcext:value-type="float">
            <text:p>4005</text:p>
          </table:table-cell>
          <table:table-cell table:style-name="ce159" table:formula="of:=[.B26]" office:value-type="float" office:value="5.78" calcext:value-type="float">
            <text:p>5.780</text:p>
          </table:table-cell>
          <table:table-cell table:style-name="ce34" table:formula="of:=(([.B14]-(2*[.H14])*2)+([.C14]-(2*[.H14])))" office:value-type="float" office:value="6965.32" calcext:value-type="float">
            <text:p>6965.32</text:p>
          </table:table-cell>
          <table:table-cell table:style-name="ce55" table:formula="of:=([.I14]*(([.D14]+[.E14])/2))/1000000" office:value-type="float" office:value="17.0127941" calcext:value-type="float">
            <text:p>17.01</text:p>
          </table:table-cell>
          <table:table-cell table:style-name="ce55" table:formula="of:=[.J14]-[.H14]" office:value-type="float" office:value="11.2327941" calcext:value-type="float">
            <text:p>11.23</text:p>
          </table:table-cell>
          <table:table-cell table:style-name="ce60" table:formula="of:=(((2*[.J14])+([.B14])*2)+((2*[.J14])+([.C14])*2))" office:value-type="float" office:value="14068.0511764" calcext:value-type="float">
            <text:p>14068</text:p>
          </table:table-cell>
          <table:table-cell table:style-name="ce55" table:formula="of:=([.L14]*[.E14])/1000000-[.H14]" office:value-type="float" office:value="29.319787685118" calcext:value-type="float">
            <text:p>29.32</text:p>
          </table:table-cell>
          <table:table-cell table:style-name="Default" table:number-columns-repeated="5"/>
          <table:table-cell table:style-name="ce4"/>
          <table:table-cell table:style-name="Default"/>
          <table:table-cell table:number-columns-repeated="16363"/>
        </table:table-row>
        <table:table-row table:style-name="ro1">
          <table:table-cell office:value-type="string" calcext:value-type="string">
            <text:p>Design 2 medium</text:p>
          </table:table-cell>
          <table:table-cell table:style-name="ce34" office:value-type="float" office:value="4500" calcext:value-type="float">
            <text:p>4500</text:p>
          </table:table-cell>
          <table:table-cell table:style-name="ce34" office:value-type="float" office:value="3500" calcext:value-type="float">
            <text:p>3500</text:p>
          </table:table-cell>
          <table:table-cell table:style-name="ce52" table:formula="of:=[.E15]-([.C15]/1000)*[.F15]" office:value-type="float" office:value="2427.5" calcext:value-type="float">
            <text:p>2428</text:p>
          </table:table-cell>
          <table:table-cell table:style-name="ce34" office:value-type="float" office:value="2550" calcext:value-type="float">
            <text:p>2550</text:p>
          </table:table-cell>
          <table:table-cell table:style-name="ce34" office:value-type="float" office:value="35" calcext:value-type="float">
            <text:p>35</text:p>
          </table:table-cell>
          <table:table-cell table:style-name="ce59" office:value-type="float" office:value="4505" calcext:value-type="float">
            <text:p>4505</text:p>
          </table:table-cell>
          <table:table-cell table:style-name="ce159" table:formula="of:=[.B$26]" office:value-type="float" office:value="5.78" calcext:value-type="float">
            <text:p>5.780</text:p>
          </table:table-cell>
          <table:table-cell table:style-name="ce34" table:formula="of:=(([.B15]-(2*[.H15])*2)+([.C15]-(2*[.H15])))" office:value-type="float" office:value="7965.32" calcext:value-type="float">
            <text:p>7965.32</text:p>
          </table:table-cell>
          <table:table-cell table:style-name="ce55" table:formula="of:=([.I15]*(([.D15]+[.E15])/2))/1000000" office:value-type="float" office:value="19.82369015" calcext:value-type="float">
            <text:p>19.82</text:p>
          </table:table-cell>
          <table:table-cell table:style-name="ce55" table:formula="of:=[.J15]-[.H15]" office:value-type="float" office:value="14.04369015" calcext:value-type="float">
            <text:p>14.04</text:p>
          </table:table-cell>
          <table:table-cell table:style-name="ce60" table:formula="of:=(((2*[.J15])+([.B15])*2)+((2*[.J15])+([.C15])*2))" office:value-type="float" office:value="16079.2947606" calcext:value-type="float">
            <text:p>16079</text:p>
          </table:table-cell>
          <table:table-cell table:style-name="ce55" table:formula="of:=([.L15]*[.E15])/1000000-[.H15]" office:value-type="float" office:value="35.22220163953" calcext:value-type="float">
            <text:p>35.22</text:p>
          </table:table-cell>
          <table:table-cell table:style-name="Default" table:number-columns-repeated="5"/>
          <table:table-cell table:style-name="ce4"/>
          <table:table-cell table:style-name="Default"/>
          <table:table-cell table:number-columns-repeated="16363"/>
        </table:table-row>
        <table:table-row table:style-name="ro14">
          <table:table-cell office:value-type="string" calcext:value-type="string">
            <text:p>Design 2 large</text:p>
          </table:table-cell>
          <table:table-cell table:style-name="ce34" office:value-type="float" office:value="5000" calcext:value-type="float">
            <text:p>5000</text:p>
          </table:table-cell>
          <table:table-cell table:style-name="ce34" office:value-type="float" office:value="4000" calcext:value-type="float">
            <text:p>4000</text:p>
          </table:table-cell>
          <table:table-cell table:style-name="ce52" table:formula="of:=[.E16]-([.C16]/1000)*[.F16]" office:value-type="float" office:value="2520" calcext:value-type="float">
            <text:p>2520</text:p>
          </table:table-cell>
          <table:table-cell table:style-name="ce34" office:value-type="float" office:value="2660" calcext:value-type="float">
            <text:p>2660</text:p>
          </table:table-cell>
          <table:table-cell table:style-name="ce34" office:value-type="float" office:value="35" calcext:value-type="float">
            <text:p>35</text:p>
          </table:table-cell>
          <table:table-cell table:style-name="ce59" office:value-type="float" office:value="5005" calcext:value-type="float">
            <text:p>5005</text:p>
          </table:table-cell>
          <table:table-cell table:style-name="ce159" table:formula="of:=[.B$26]" office:value-type="float" office:value="5.78" calcext:value-type="float">
            <text:p>5.780</text:p>
          </table:table-cell>
          <table:table-cell table:style-name="ce34" table:formula="of:=(([.B16]-(2*[.H16])*2)+([.C16]-(2*[.H16])))" office:value-type="float" office:value="8965.32" calcext:value-type="float">
            <text:p>8965.32</text:p>
          </table:table-cell>
          <table:table-cell table:style-name="ce55" table:formula="of:=([.I16]*(([.D16]+[.E16])/2))/1000000" office:value-type="float" office:value="23.2201788" calcext:value-type="float">
            <text:p>23.22</text:p>
          </table:table-cell>
          <table:table-cell table:style-name="ce55" table:formula="of:=[.J16]-[.H16]" office:value-type="float" office:value="17.4401788" calcext:value-type="float">
            <text:p>17.44</text:p>
          </table:table-cell>
          <table:table-cell table:style-name="ce60" table:formula="of:=(((2*[.J16])+([.B16])*2)+((2*[.J16])+([.C16])*2))" office:value-type="float" office:value="18092.8807152" calcext:value-type="float">
            <text:p>18093</text:p>
          </table:table-cell>
          <table:table-cell table:style-name="ce55" table:formula="of:=([.L16]*[.E16])/1000000-[.H16]" office:value-type="float" office:value="42.347062702432" calcext:value-type="float">
            <text:p>42.35</text:p>
          </table:table-cell>
          <table:table-cell table:style-name="Default" table:number-columns-repeated="5"/>
          <table:table-cell table:style-name="ce4"/>
          <table:table-cell table:style-name="Default"/>
          <table:table-cell table:number-columns-repeated="16363"/>
        </table:table-row>
        <table:table-row table:style-name="ro1">
          <table:table-cell table:style-name="ce4" office:value-type="string" calcext:value-type="string">
            <text:p>Design 2 Xtra Large</text:p>
          </table:table-cell>
          <table:table-cell table:style-name="ce49" office:value-type="float" office:value="5500" calcext:value-type="float">
            <text:p>5500</text:p>
          </table:table-cell>
          <table:table-cell table:style-name="ce49" office:value-type="float" office:value="4500" calcext:value-type="float">
            <text:p>4500</text:p>
          </table:table-cell>
          <table:table-cell table:style-name="ce52" table:formula="of:=[.E17]-([.C17]/1000)*[.F17]" office:value-type="float" office:value="2542.5" calcext:value-type="float">
            <text:p>2543</text:p>
          </table:table-cell>
          <table:table-cell table:style-name="ce49" office:value-type="float" office:value="2700" calcext:value-type="float">
            <text:p>2700</text:p>
          </table:table-cell>
          <table:table-cell table:style-name="ce49" office:value-type="float" office:value="35" calcext:value-type="float">
            <text:p>35</text:p>
          </table:table-cell>
          <table:table-cell table:style-name="ce60" office:value-type="float" office:value="5505" calcext:value-type="float">
            <text:p>5505</text:p>
          </table:table-cell>
          <table:table-cell table:style-name="ce159" table:formula="of:=[.B$26]" office:value-type="float" office:value="5.78" calcext:value-type="float">
            <text:p>5.780</text:p>
          </table:table-cell>
          <table:table-cell table:style-name="ce49" table:formula="of:=(([.B17]-(2*[.H17])*2)+([.C17]-(2*[.H17])))" office:value-type="float" office:value="9965.32" calcext:value-type="float">
            <text:p>9965</text:p>
          </table:table-cell>
          <table:table-cell table:style-name="ce55" table:formula="of:=([.I17]*(([.D17]+[.E17])/2))/1000000" office:value-type="float" office:value="26.12159505" calcext:value-type="float">
            <text:p>26.12</text:p>
          </table:table-cell>
          <table:table-cell table:style-name="ce55" table:formula="of:=[.J17]-[.H17]" office:value-type="float" office:value="20.34159505" calcext:value-type="float">
            <text:p>20.34</text:p>
          </table:table-cell>
          <table:table-cell table:style-name="ce60" table:formula="of:=(((2*[.J17])+([.B17])*2)+((2*[.J17])+([.C17])*2))" office:value-type="float" office:value="20104.4863802" calcext:value-type="float">
            <text:p>20104</text:p>
          </table:table-cell>
          <table:table-cell table:style-name="ce55" table:formula="of:=([.L17]*[.E17])/1000000-[.H17]" office:value-type="float" office:value="48.50211322654" calcext:value-type="float">
            <text:p>48.50</text:p>
          </table:table-cell>
          <table:table-cell table:style-name="Default" table:number-columns-repeated="5"/>
          <table:table-cell table:style-name="ce4"/>
          <table:table-cell table:style-name="Default"/>
          <table:table-cell table:style-name="ce4" table:number-columns-repeated="16360"/>
          <table:table-cell table:number-columns-repeated="3"/>
        </table:table-row>
        <table:table-row table:style-name="ro1">
          <table:table-cell office:value-type="string" calcext:value-type="string">
            <text:p>Design <text:s/>3 small</text:p>
          </table:table-cell>
          <table:table-cell table:style-name="ce34" office:value-type="float" office:value="4000" calcext:value-type="float">
            <text:p>4000</text:p>
          </table:table-cell>
          <table:table-cell table:style-name="ce34" office:value-type="float" office:value="3000" calcext:value-type="float">
            <text:p>3000</text:p>
          </table:table-cell>
          <table:table-cell table:style-name="ce52" table:formula="of:=[.E18]-([.C18]/1000)*[.F18]" office:value-type="float" office:value="2390" calcext:value-type="float">
            <text:p>2390</text:p>
          </table:table-cell>
          <table:table-cell table:style-name="ce34" office:value-type="float" office:value="2495" calcext:value-type="float">
            <text:p>2495</text:p>
          </table:table-cell>
          <table:table-cell table:style-name="ce57" office:value-type="float" office:value="35" calcext:value-type="float">
            <text:p>35</text:p>
          </table:table-cell>
          <table:table-cell table:style-name="ce59" office:value-type="float" office:value="4005" calcext:value-type="float">
            <text:p>4005</text:p>
          </table:table-cell>
          <table:table-cell table:style-name="ce159" table:formula="of:=[.B27]" office:value-type="float" office:value="7.67" calcext:value-type="float">
            <text:p>7.670</text:p>
          </table:table-cell>
          <table:table-cell table:style-name="ce34" table:formula="of:=(([.B18]-(2*[.H18])*2)+([.C18]-(2*[.H18])))" office:value-type="float" office:value="6953.98" calcext:value-type="float">
            <text:p>6953.98</text:p>
          </table:table-cell>
          <table:table-cell table:style-name="ce55" table:formula="of:=([.I18]*(([.D18]+[.E18])/2))/1000000" office:value-type="float" office:value="16.98509615" calcext:value-type="float">
            <text:p>16.99</text:p>
          </table:table-cell>
          <table:table-cell table:style-name="ce55" table:formula="of:=[.J18]-[.H18]" office:value-type="float" office:value="9.31509615" calcext:value-type="float">
            <text:p>9.32</text:p>
          </table:table-cell>
          <table:table-cell table:style-name="ce60" table:formula="of:=(((2*[.J18])+([.B18])*2)+((2*[.J18])+([.C18])*2))" office:value-type="float" office:value="14067.9403846" calcext:value-type="float">
            <text:p>14068</text:p>
          </table:table-cell>
          <table:table-cell table:style-name="ce55" table:formula="of:=([.L18]*[.E18])/1000000-[.H18]" office:value-type="float" office:value="27.429511259577" calcext:value-type="float">
            <text:p>27.43</text:p>
          </table:table-cell>
          <table:table-cell table:style-name="Default" table:number-columns-repeated="5"/>
          <table:table-cell table:style-name="ce4"/>
          <table:table-cell table:style-name="Default"/>
          <table:table-cell table:number-columns-repeated="16363"/>
        </table:table-row>
        <table:table-row table:style-name="ro1">
          <table:table-cell office:value-type="string" calcext:value-type="string">
            <text:p>Design <text:s/>3 <text:s/>medium</text:p>
          </table:table-cell>
          <table:table-cell table:style-name="ce34" office:value-type="float" office:value="4500" calcext:value-type="float">
            <text:p>4500</text:p>
          </table:table-cell>
          <table:table-cell table:style-name="ce34" office:value-type="float" office:value="3500" calcext:value-type="float">
            <text:p>3500</text:p>
          </table:table-cell>
          <table:table-cell table:style-name="ce52" table:formula="of:=[.E19]-([.C19]/1000)*[.F19]" office:value-type="float" office:value="2427.5" calcext:value-type="float">
            <text:p>2428</text:p>
          </table:table-cell>
          <table:table-cell table:style-name="ce34" office:value-type="float" office:value="2550" calcext:value-type="float">
            <text:p>2550</text:p>
          </table:table-cell>
          <table:table-cell table:style-name="ce34" office:value-type="float" office:value="35" calcext:value-type="float">
            <text:p>35</text:p>
          </table:table-cell>
          <table:table-cell table:style-name="ce59" office:value-type="float" office:value="4505" calcext:value-type="float">
            <text:p>4505</text:p>
          </table:table-cell>
          <table:table-cell table:style-name="ce159" table:formula="of:=[.B27]" office:value-type="float" office:value="7.67" calcext:value-type="float">
            <text:p>7.670</text:p>
          </table:table-cell>
          <table:table-cell table:style-name="ce34" table:formula="of:=(([.B19]-(2*[.H19])*2)+([.C19]-(2*[.H19])))" office:value-type="float" office:value="7953.98" calcext:value-type="float">
            <text:p>7953.98</text:p>
          </table:table-cell>
          <table:table-cell table:style-name="ce55" table:formula="of:=([.I19]*(([.D19]+[.E19])/2))/1000000" office:value-type="float" office:value="19.795467725" calcext:value-type="float">
            <text:p>19.80</text:p>
          </table:table-cell>
          <table:table-cell table:style-name="ce55" table:formula="of:=[.J19]-[.H19]" office:value-type="float" office:value="12.125467725" calcext:value-type="float">
            <text:p>12.13</text:p>
          </table:table-cell>
          <table:table-cell table:style-name="ce60" table:formula="of:=(((2*[.J19])+([.B19])*2)+((2*[.J19])+([.C19])*2))" office:value-type="float" office:value="16079.1818709" calcext:value-type="float">
            <text:p>16079</text:p>
          </table:table-cell>
          <table:table-cell table:style-name="ce55" table:formula="of:=([.L19]*[.E19])/1000000-[.H19]" office:value-type="float" office:value="33.331913770795" calcext:value-type="float">
            <text:p>33.33</text:p>
          </table:table-cell>
          <table:table-cell table:style-name="Default" table:number-columns-repeated="5"/>
          <table:table-cell table:style-name="ce4"/>
          <table:table-cell table:style-name="Default"/>
          <table:table-cell table:number-columns-repeated="16363"/>
        </table:table-row>
        <table:table-row table:style-name="ro1">
          <table:table-cell office:value-type="string" calcext:value-type="string">
            <text:p>Design <text:s/>2 <text:s/>Large</text:p>
          </table:table-cell>
          <table:table-cell table:style-name="ce34" office:value-type="float" office:value="5000" calcext:value-type="float">
            <text:p>5000</text:p>
          </table:table-cell>
          <table:table-cell table:style-name="ce34" office:value-type="float" office:value="4000" calcext:value-type="float">
            <text:p>4000</text:p>
          </table:table-cell>
          <table:table-cell table:style-name="ce52" table:formula="of:=[.E20]-([.C20]/1000)*[.F20]" office:value-type="float" office:value="2520" calcext:value-type="float">
            <text:p>2520</text:p>
          </table:table-cell>
          <table:table-cell table:style-name="ce34" office:value-type="float" office:value="2660" calcext:value-type="float">
            <text:p>2660</text:p>
          </table:table-cell>
          <table:table-cell table:style-name="ce34" office:value-type="float" office:value="35" calcext:value-type="float">
            <text:p>35</text:p>
          </table:table-cell>
          <table:table-cell table:style-name="ce59" table:formula="of:=[.C20]*1.1" office:value-type="float" office:value="4400" calcext:value-type="float">
            <text:p>4400</text:p>
          </table:table-cell>
          <table:table-cell table:style-name="ce159" table:formula="of:=[.B27]" office:value-type="float" office:value="7.67" calcext:value-type="float">
            <text:p>7.670</text:p>
          </table:table-cell>
          <table:table-cell table:style-name="ce34" table:formula="of:=(([.B20]-(2*[.H20])*2)+([.C20]-(2*[.H20])))" office:value-type="float" office:value="8953.98" calcext:value-type="float">
            <text:p>8953.98</text:p>
          </table:table-cell>
          <table:table-cell table:style-name="ce55" table:formula="of:=([.I20]*(([.D20]+[.E20])/2))/1000000" office:value-type="float" office:value="23.1908082" calcext:value-type="float">
            <text:p>23.19</text:p>
          </table:table-cell>
          <table:table-cell table:style-name="ce55" table:formula="of:=[.J20]-[.H20]" office:value-type="float" office:value="15.5208082" calcext:value-type="float">
            <text:p>15.52</text:p>
          </table:table-cell>
          <table:table-cell table:style-name="ce60" table:formula="of:=(((2*[.J20])+([.B20])*2)+((2*[.J20])+([.C20])*2))" office:value-type="float" office:value="18092.7632328" calcext:value-type="float">
            <text:p>18093</text:p>
          </table:table-cell>
          <table:table-cell table:style-name="ce55" table:formula="of:=([.L20]*[.E20])/1000000-[.H20]" office:value-type="float" office:value="40.456750199248" calcext:value-type="float">
            <text:p>40.46</text:p>
          </table:table-cell>
          <table:table-cell table:style-name="Default" table:number-columns-repeated="5"/>
          <table:table-cell table:style-name="ce4"/>
          <table:table-cell table:style-name="Default"/>
          <table:table-cell table:number-columns-repeated="16363"/>
        </table:table-row>
        <table:table-row table:style-name="ro1">
          <table:table-cell table:style-name="ce4" office:value-type="string" calcext:value-type="string">
            <text:p>Design <text:s/>3 <text:s/>Xtra Large</text:p>
          </table:table-cell>
          <table:table-cell table:style-name="ce49" office:value-type="float" office:value="5500" calcext:value-type="float">
            <text:p>5500</text:p>
          </table:table-cell>
          <table:table-cell table:style-name="ce49" office:value-type="float" office:value="4500" calcext:value-type="float">
            <text:p>4500</text:p>
          </table:table-cell>
          <table:table-cell table:style-name="ce52" table:formula="of:=[.E21]-([.C21]/1000)*[.F21]" office:value-type="float" office:value="2542.5" calcext:value-type="float">
            <text:p>2543</text:p>
          </table:table-cell>
          <table:table-cell table:style-name="ce49" office:value-type="float" office:value="2700" calcext:value-type="float">
            <text:p>2700</text:p>
          </table:table-cell>
          <table:table-cell table:style-name="ce49" office:value-type="float" office:value="35" calcext:value-type="float">
            <text:p>35</text:p>
          </table:table-cell>
          <table:table-cell table:style-name="ce60" office:value-type="float" office:value="5505" calcext:value-type="float">
            <text:p>5505</text:p>
          </table:table-cell>
          <table:table-cell table:style-name="ce159" table:formula="of:=[.H20]*1.075" office:value-type="float" office:value="8.24525" calcext:value-type="float">
            <text:p>8.245</text:p>
          </table:table-cell>
          <table:table-cell table:style-name="ce49" table:formula="of:=(([.B21]-(2*[.H21])*2)+([.C21]-(2*[.H21])))" office:value-type="float" office:value="9950.5285" calcext:value-type="float">
            <text:p>9951</text:p>
          </table:table-cell>
          <table:table-cell table:style-name="ce55" table:formula="of:=([.I21]*(([.D21]+[.E21])/2))/1000000" office:value-type="float" office:value="26.082822830625" calcext:value-type="float">
            <text:p>26.08</text:p>
          </table:table-cell>
          <table:table-cell table:style-name="ce55" table:formula="of:=[.J21]-[.H21]" office:value-type="float" office:value="17.837572830625" calcext:value-type="float">
            <text:p>17.84</text:p>
          </table:table-cell>
          <table:table-cell table:style-name="ce60" table:formula="of:=(((2*[.J21])+([.B21])*2)+((2*[.J21])+([.C21])*2))" office:value-type="float" office:value="20104.3312913225" calcext:value-type="float">
            <text:p>20104</text:p>
          </table:table-cell>
          <table:table-cell table:style-name="ce55" table:formula="of:=([.L21]*[.E21])/1000000-[.H21]" office:value-type="float" office:value="46.0364444865708" calcext:value-type="float">
            <text:p>46.04</text:p>
          </table:table-cell>
          <table:table-cell table:style-name="Default" table:number-columns-repeated="5"/>
          <table:table-cell table:style-name="ce4"/>
          <table:table-cell table:style-name="Default"/>
          <table:table-cell table:style-name="ce4" table:number-columns-repeated="16360"/>
          <table:table-cell table:number-columns-repeated="3"/>
        </table:table-row>
        <table:table-row table:style-name="ro1">
          <table:table-cell table:style-name="ce4"/>
          <table:table-cell table:number-columns-repeated="2"/>
          <table:table-cell table:style-name="ce53"/>
          <table:table-cell table:style-name="Default"/>
          <table:table-cell/>
          <table:table-cell table:style-name="ce58"/>
          <table:table-cell table:number-columns-repeated="4"/>
          <table:table-cell table:style-name="ce10"/>
          <table:table-cell table:number-columns-repeated="7"/>
          <table:table-cell table:style-name="ce58"/>
          <table:table-cell table:number-columns-repeated="16363"/>
        </table:table-row>
        <table:table-row table:style-name="ro1">
          <table:table-cell table:style-name="ce121" office:value-type="string" calcext:value-type="string" table:number-columns-spanned="4" table:number-rows-spanned="1">
            <text:p>Additional Design Dimensions</text:p>
          </table:table-cell>
          <table:covered-table-cell table:number-columns-repeated="2"/>
          <table:covered-table-cell table:style-name="ce53"/>
          <table:table-cell table:style-name="Default"/>
          <table:table-cell/>
          <table:table-cell table:style-name="ce58"/>
          <table:table-cell table:number-columns-repeated="4"/>
          <table:table-cell table:style-name="ce10"/>
          <table:table-cell table:number-columns-repeated="7"/>
          <table:table-cell table:style-name="ce58"/>
          <table:table-cell table:number-columns-repeated="16363"/>
        </table:table-row>
        <table:table-row table:style-name="ro15">
          <table:table-cell table:style-name="ce34" office:value-type="string" calcext:value-type="string">
            <text:p>Dimensions <text:s text:c="8"/>(linear mm) / (area m2)</text:p>
          </table:table-cell>
          <table:table-cell office:value-type="string" calcext:value-type="string">
            <text:p>glazing area (m2)</text:p>
          </table:table-cell>
          <table:table-cell office:value-type="string" calcext:value-type="string">
            <text:p>decking width </text:p>
          </table:table-cell>
          <table:table-cell office:value-type="string" calcext:value-type="string">
            <text:p>decking area (m2)</text:p>
          </table:table-cell>
          <table:table-cell office:value-type="string" calcext:value-type="string">
            <text:p>footprint A <text:s/>(m2)</text:p>
          </table:table-cell>
          <table:table-cell office:value-type="string" calcext:value-type="string">
            <text:p>roof front overhang</text:p>
          </table:table-cell>
          <table:table-cell office:value-type="string" calcext:value-type="string">
            <text:p>Sides &amp; rear roof overhang</text:p>
          </table:table-cell>
          <table:table-cell office:value-type="string" calcext:value-type="string">
            <text:p>roof area ( m2 )</text:p>
          </table:table-cell>
          <table:table-cell table:style-name="ce17" office:value-type="string" calcext:value-type="string" table:number-columns-spanned="5" table:number-rows-spanned="1">
            <text:p>note</text:p>
          </table:table-cell>
          <table:covered-table-cell table:number-columns-repeated="4" table:style-name="Default"/>
          <table:table-cell table:style-name="Default" table:number-columns-repeated="3"/>
          <table:table-cell table:number-columns-repeated="2"/>
          <table:table-cell table:style-name="ce165"/>
          <table:table-cell table:number-columns-repeated="16364"/>
        </table:table-row>
        <table:table-row table:style-name="ro1">
          <table:table-cell office:value-type="string" calcext:value-type="string">
            <text:p>small</text:p>
          </table:table-cell>
          <table:table-cell table:style-name="ce132" table:formula="of:=[.B50]+[.C50]+[.D50]+[.E50]" office:value-type="float" office:value="3.89" calcext:value-type="float">
            <text:p>3.89</text:p>
          </table:table-cell>
          <table:table-cell table:style-name="ce34" office:value-type="float" office:value="900" calcext:value-type="float">
            <text:p>900</text:p>
          </table:table-cell>
          <table:table-cell table:style-name="ce34" table:formula="of:=[.C25]*[.B10]/1000000" office:value-type="float" office:value="3.6" calcext:value-type="float">
            <text:p>3.6</text:p>
          </table:table-cell>
          <table:table-cell table:style-name="ce55" table:formula="of:=[.B10]*[.C10]/1000000" office:value-type="float" office:value="12" calcext:value-type="float">
            <text:p>12.00</text:p>
          </table:table-cell>
          <table:table-cell table:style-name="ce49" office:value-type="float" office:value="900" calcext:value-type="float">
            <text:p>900</text:p>
          </table:table-cell>
          <table:table-cell table:style-name="ce49" office:value-type="float" office:value="200" calcext:value-type="float">
            <text:p>200</text:p>
          </table:table-cell>
          <table:table-cell table:style-name="ce55" table:formula="of:=(([.B10]+[.G25]+[.G25])*([.G10]+[.F25]+[.G25]))/1000000" office:value-type="float" office:value="18.062" calcext:value-type="float">
            <text:p>18.06</text:p>
          </table:table-cell>
          <table:table-cell table:style-name="Default" table:number-columns-spanned="5" table:number-rows-spanned="1"/>
          <table:covered-table-cell table:number-columns-repeated="3"/>
          <table:covered-table-cell table:style-name="ce4"/>
          <table:table-cell table:style-name="ce62" table:number-columns-repeated="3"/>
          <table:table-cell table:number-columns-repeated="2"/>
          <table:table-cell table:style-name="ce158"/>
          <table:table-cell table:number-columns-repeated="16364"/>
        </table:table-row>
        <table:table-row table:style-name="ro1">
          <table:table-cell office:value-type="string" calcext:value-type="string">
            <text:p>medium</text:p>
          </table:table-cell>
          <table:table-cell table:style-name="ce132" table:formula="of:=[.B51]+[.C51]+[.D51]+[.E51]" office:value-type="float" office:value="5.78" calcext:value-type="float">
            <text:p>5.78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table:formula="of:=[.C26]*[.B11]/1000000" office:value-type="float" office:value="4.5" calcext:value-type="float">
            <text:p>4.5</text:p>
          </table:table-cell>
          <table:table-cell table:style-name="ce55" table:formula="of:=[.B11]*[.C11]/1000000" office:value-type="float" office:value="15.75" calcext:value-type="float">
            <text:p>15.75</text:p>
          </table:table-cell>
          <table:table-cell table:style-name="ce49" office:value-type="float" office:value="1000" calcext:value-type="float">
            <text:p>1000</text:p>
          </table:table-cell>
          <table:table-cell table:style-name="ce49" office:value-type="float" office:value="225" calcext:value-type="float">
            <text:p>225</text:p>
          </table:table-cell>
          <table:table-cell table:style-name="ce55" table:formula="of:=(([.B11]+[.G26]+[.G26])*([.G11]+[.F26]+[.G26]))/1000000" office:value-type="float" office:value="23.4135" calcext:value-type="float">
            <text:p>23.41</text:p>
          </table:table-cell>
          <table:table-cell table:style-name="Default" office:value-type="string" calcext:value-type="string" table:number-columns-spanned="5" table:number-rows-spanned="1">
            <text:p>BR applies if &lt; 1m from boandary.</text:p>
          </table:table-cell>
          <table:covered-table-cell table:number-columns-repeated="3" table:style-name="ce34"/>
          <table:covered-table-cell table:style-name="ce4"/>
          <table:table-cell table:style-name="ce62" table:number-columns-repeated="3"/>
          <table:table-cell table:number-columns-repeated="2"/>
          <table:table-cell table:style-name="ce158"/>
          <table:table-cell table:number-columns-repeated="16364"/>
        </table:table-row>
        <table:table-row table:style-name="ro1">
          <table:table-cell office:value-type="string" calcext:value-type="string">
            <text:p>large</text:p>
          </table:table-cell>
          <table:table-cell table:style-name="ce132" table:formula="of:=[.B52]+[.C52]+[.D52]+[.E52]" office:value-type="float" office:value="7.67" calcext:value-type="float">
            <text:p>7.67</text:p>
          </table:table-cell>
          <table:table-cell table:style-name="ce34" office:value-type="float" office:value="1250" calcext:value-type="float">
            <text:p>1250</text:p>
          </table:table-cell>
          <table:table-cell table:style-name="ce34" table:formula="of:=[.C27]*[.B12]/1000000" office:value-type="float" office:value="6.25" calcext:value-type="float">
            <text:p>6.25</text:p>
          </table:table-cell>
          <table:table-cell table:style-name="ce55" table:formula="of:=[.B12]*[.C12]/1000000" office:value-type="float" office:value="20" calcext:value-type="float">
            <text:p>20.00</text:p>
          </table:table-cell>
          <table:table-cell table:style-name="ce49" office:value-type="float" office:value="1100" calcext:value-type="float">
            <text:p>1100</text:p>
          </table:table-cell>
          <table:table-cell table:style-name="ce49" office:value-type="float" office:value="250" calcext:value-type="float">
            <text:p>250</text:p>
          </table:table-cell>
          <table:table-cell table:style-name="ce55" table:formula="of:=(([.B12]+[.G27]+[.G27])*([.G12]+[.F27]+[.G27]))/1000000" office:value-type="float" office:value="29.447" calcext:value-type="float">
            <text:p>29.45</text:p>
          </table:table-cell>
          <table:table-cell table:style-name="Default" office:value-type="string" calcext:value-type="string" table:number-columns-spanned="5" table:number-rows-spanned="1">
            <text:p>BR applies if &lt; 1m from boandary.</text:p>
          </table:table-cell>
          <table:covered-table-cell table:style-name="Default"/>
          <table:covered-table-cell table:number-columns-repeated="3" table:style-name="ce34"/>
          <table:table-cell table:style-name="ce62" table:number-columns-repeated="3"/>
          <table:table-cell table:number-columns-repeated="16367"/>
        </table:table-row>
        <table:table-row table:style-name="ro1">
          <table:table-cell office:value-type="string" calcext:value-type="string">
            <text:p>Xtra large</text:p>
          </table:table-cell>
          <table:table-cell table:style-name="ce133" table:formula="of:=[.B27]*(1+(15%))" office:value-type="float" office:value="8.8205" calcext:value-type="float">
            <text:p>8.82</text:p>
          </table:table-cell>
          <table:table-cell table:style-name="ce34" office:value-type="float" office:value="1500" calcext:value-type="float">
            <text:p>1500</text:p>
          </table:table-cell>
          <table:table-cell table:style-name="ce34" table:formula="of:=[.C28]*[.B13]/1000000" office:value-type="float" office:value="8.25" calcext:value-type="float">
            <text:p>8.25</text:p>
          </table:table-cell>
          <table:table-cell table:style-name="ce55" table:formula="of:=[.B13]*[.C13]/1000000" office:value-type="float" office:value="24.75" calcext:value-type="float">
            <text:p>24.75</text:p>
          </table:table-cell>
          <table:table-cell table:style-name="ce49" office:value-type="float" office:value="1200" calcext:value-type="float">
            <text:p>1200</text:p>
          </table:table-cell>
          <table:table-cell table:style-name="ce49" office:value-type="float" office:value="250" calcext:value-type="float">
            <text:p>250</text:p>
          </table:table-cell>
          <table:table-cell table:style-name="ce55" table:formula="of:=(([.B13]+[.G28]+[.G28])*([.G13]+[.F28]+[.G28]))/1000000" office:value-type="float" office:value="35.736" calcext:value-type="float">
            <text:p>35.74</text:p>
          </table:table-cell>
          <table:table-cell table:style-name="Default" office:value-type="string" calcext:value-type="string" table:number-columns-spanned="5" table:number-rows-spanned="1">
            <text:p>BR applies</text:p>
          </table:table-cell>
          <table:covered-table-cell table:number-columns-repeated="3" table:style-name="ce34"/>
          <table:covered-table-cell table:style-name="ce4"/>
          <table:table-cell table:style-name="ce62" table:number-columns-repeated="3"/>
          <table:table-cell table:number-columns-repeated="16367"/>
        </table:table-row>
        <table:table-row table:style-name="ro1">
          <table:table-cell table:style-name="ce4"/>
          <table:table-cell table:number-columns-repeated="2"/>
          <table:table-cell table:style-name="ce53"/>
          <table:table-cell table:style-name="Default"/>
          <table:table-cell/>
          <table:table-cell table:style-name="ce58"/>
          <table:table-cell table:number-columns-repeated="4"/>
          <table:table-cell table:style-name="ce10"/>
          <table:table-cell table:number-columns-repeated="7"/>
          <table:table-cell table:style-name="ce58"/>
          <table:table-cell table:number-columns-repeated="16363"/>
        </table:table-row>
        <table:table-row table:style-name="ro16">
          <table:table-cell table:style-name="ce123" office:value-type="string" calcext:value-type="string" table:number-columns-spanned="5" table:number-rows-spanned="1">
            <text:p>Design component Option thickness’s</text:p>
          </table:table-cell>
          <table:covered-table-cell table:style-name="ce124"/>
          <table:covered-table-cell table:number-columns-repeated="3"/>
          <table:table-cell table:number-columns-repeated="3"/>
          <table:table-cell table:style-name="ce161"/>
          <table:table-cell table:style-name="ce128"/>
          <table:table-cell table:style-name="ce145"/>
          <table:table-cell table:style-name="ce154"/>
          <table:table-cell table:style-name="ce145"/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16348"/>
          <table:table-cell table:style-name="Default" table:number-columns-repeated="10"/>
          <table:table-cell table:number-columns-repeated="3"/>
        </table:table-row>
        <table:table-row table:style-name="ro16">
          <table:table-cell/>
          <table:table-cell office:value-type="string" calcext:value-type="string">
            <text:p>SIP’s Shell</text:p>
          </table:table-cell>
          <table:table-cell table:style-name="ce137" office:value-type="string" calcext:value-type="string">
            <text:p>Board</text:p>
          </table:table-cell>
          <table:table-cell office:value-type="string" calcext:value-type="string">
            <text:p>Shell Boarded</text:p>
          </table:table-cell>
          <table:table-cell table:style-name="ce145" office:value-type="string" calcext:value-type="string">
            <text:p>Shell + Addn EPS</text:p>
          </table:table-cell>
          <table:table-cell table:style-name="ce153" office:value-type="string" calcext:value-type="string">
            <text:p>Shell + &amp; Boarded</text:p>
          </table:table-cell>
          <table:table-cell table:style-name="ce145" office:value-type="string" calcext:value-type="string">
            <text:p>Min BR SIP &amp; Boarded</text:p>
          </table:table-cell>
          <table:table-cell office:value-type="string" calcext:value-type="string">
            <text:p>SIP’s BR +_ Boarded</text:p>
          </table:table-cell>
          <table:table-cell table:style-name="ce161"/>
          <table:table-cell table:style-name="ce128"/>
          <table:table-cell table:style-name="ce145"/>
          <table:table-cell table:style-name="ce154"/>
          <table:table-cell table:style-name="ce145"/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16348"/>
          <table:table-cell table:style-name="Default" table:number-columns-repeated="10"/>
          <table:table-cell table:number-columns-repeated="3"/>
        </table:table-row>
        <table:table-row table:style-name="ro16">
          <table:table-cell table:number-columns-repeated="2"/>
          <table:table-cell table:style-name="ce138" office:value-type="string" calcext:value-type="string">
            <text:p>Spec 1 <text:s text:c="7"/>DDL-1.05.1</text:p>
          </table:table-cell>
          <table:table-cell table:style-name="ce138" office:value-type="string" calcext:value-type="string">
            <text:p>Spec 2 <text:s text:c="4"/>DDL-1.05.2</text:p>
          </table:table-cell>
          <table:table-cell table:style-name="ce145"/>
          <table:table-cell table:style-name="ce138" office:value-type="string" calcext:value-type="string">
            <text:p>Spec 3 <text:s text:c="3"/>DDL-1.05.3</text:p>
          </table:table-cell>
          <table:table-cell table:style-name="ce145"/>
          <table:table-cell table:style-name="ce138" office:value-type="string" calcext:value-type="string">
            <text:p>Spec 4 <text:s text:c="4"/>DDL-1.05.4</text:p>
          </table:table-cell>
          <table:table-cell table:style-name="ce161"/>
          <table:table-cell table:style-name="ce128"/>
          <table:table-cell table:style-name="ce145"/>
          <table:table-cell table:style-name="ce154"/>
          <table:table-cell table:style-name="ce145"/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16348"/>
          <table:table-cell table:style-name="Default" table:number-columns-repeated="10"/>
          <table:table-cell table:number-columns-repeated="3"/>
        </table:table-row>
        <table:table-row table:style-name="ro16">
          <table:table-cell office:value-type="string" calcext:value-type="string">
            <text:p>Walls thickness’s</text:p>
          </table:table-cell>
          <table:table-cell office:value-type="float" office:value="97" calcext:value-type="float">
            <text:p>97</text:p>
          </table:table-cell>
          <table:table-cell table:style-name="ce137" office:value-type="float" office:value="12" calcext:value-type="float">
            <text:p>12</text:p>
          </table:table-cell>
          <table:table-cell table:style-name="ce128" table:formula="of:=[.B33]+[.C33]" office:value-type="float" office:value="109" calcext:value-type="float">
            <text:p>109</text:p>
          </table:table-cell>
          <table:table-cell table:style-name="ce145" office:value-type="float" office:value="119" calcext:value-type="float">
            <text:p>119</text:p>
          </table:table-cell>
          <table:table-cell table:style-name="ce154" table:formula="of:=[.C33]+[.E33]" office:value-type="float" office:value="131" calcext:value-type="float">
            <text:p>131</text:p>
          </table:table-cell>
          <table:table-cell table:style-name="ce145" office:value-type="float" office:value="194" calcext:value-type="float">
            <text:p>194</text:p>
          </table:table-cell>
          <table:table-cell table:formula="of:=[.C33]+[.G33]" office:value-type="float" office:value="206" calcext:value-type="float">
            <text:p>206</text:p>
          </table:table-cell>
          <table:table-cell table:style-name="ce161"/>
          <table:table-cell table:style-name="ce128"/>
          <table:table-cell table:style-name="ce145"/>
          <table:table-cell table:style-name="ce154"/>
          <table:table-cell table:style-name="ce145"/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16348"/>
          <table:table-cell table:style-name="Default" table:number-columns-repeated="10"/>
          <table:table-cell table:number-columns-repeated="3"/>
        </table:table-row>
        <table:table-row table:style-name="ro16">
          <table:table-cell office:value-type="string" calcext:value-type="string">
            <text:p>Floors thickness’s</text:p>
          </table:table-cell>
          <table:table-cell office:value-type="float" office:value="97" calcext:value-type="float">
            <text:p>97</text:p>
          </table:table-cell>
          <table:table-cell table:style-name="ce137" office:value-type="float" office:value="12" calcext:value-type="float">
            <text:p>12</text:p>
          </table:table-cell>
          <table:table-cell table:style-name="ce128" table:formula="of:=[.B34]+[.C34]" office:value-type="float" office:value="109" calcext:value-type="float">
            <text:p>109</text:p>
          </table:table-cell>
          <table:table-cell table:style-name="ce145" office:value-type="float" office:value="119" calcext:value-type="float">
            <text:p>119</text:p>
          </table:table-cell>
          <table:table-cell table:style-name="ce154" table:formula="of:=[.C34]+[.E34]" office:value-type="float" office:value="131" calcext:value-type="float">
            <text:p>131</text:p>
          </table:table-cell>
          <table:table-cell table:style-name="ce145" office:value-type="float" office:value="169" calcext:value-type="float">
            <text:p>169</text:p>
          </table:table-cell>
          <table:table-cell table:formula="of:=[.C34]+[.G34]" office:value-type="float" office:value="181" calcext:value-type="float">
            <text:p>181</text:p>
          </table:table-cell>
          <table:table-cell table:style-name="ce161"/>
          <table:table-cell table:style-name="ce128"/>
          <table:table-cell table:style-name="ce145"/>
          <table:table-cell table:style-name="ce154"/>
          <table:table-cell table:style-name="ce145"/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16348"/>
          <table:table-cell table:style-name="Default" table:number-columns-repeated="10"/>
          <table:table-cell table:number-columns-repeated="3"/>
        </table:table-row>
        <table:table-row table:style-name="ro16">
          <table:table-cell office:value-type="string" calcext:value-type="string">
            <text:p>Roofs thickness’s</text:p>
          </table:table-cell>
          <table:table-cell office:value-type="float" office:value="97" calcext:value-type="float">
            <text:p>97</text:p>
          </table:table-cell>
          <table:table-cell table:style-name="ce137" office:value-type="float" office:value="12" calcext:value-type="float">
            <text:p>12</text:p>
          </table:table-cell>
          <table:table-cell table:style-name="ce128" table:formula="of:=[.B35]+[.C35]" office:value-type="float" office:value="109" calcext:value-type="float">
            <text:p>109</text:p>
          </table:table-cell>
          <table:table-cell table:style-name="ce145" office:value-type="float" office:value="119" calcext:value-type="float">
            <text:p>119</text:p>
          </table:table-cell>
          <table:table-cell table:style-name="ce154" table:formula="of:=[.C35]+[.E35]" office:value-type="float" office:value="131" calcext:value-type="float">
            <text:p>131</text:p>
          </table:table-cell>
          <table:table-cell table:style-name="ce145" office:value-type="float" office:value="169" calcext:value-type="float">
            <text:p>169</text:p>
          </table:table-cell>
          <table:table-cell table:formula="of:=[.C35]+[.G35]" office:value-type="float" office:value="181" calcext:value-type="float">
            <text:p>181</text:p>
          </table:table-cell>
          <table:table-cell table:style-name="ce161"/>
          <table:table-cell table:style-name="ce128"/>
          <table:table-cell table:style-name="ce145"/>
          <table:table-cell table:style-name="ce154"/>
          <table:table-cell table:style-name="ce145"/>
          <table:table-cell/>
          <table:table-cell table:style-name="Default"/>
          <table:table-cell table:style-name="ce104"/>
          <table:table-cell table:style-name="Default"/>
          <table:table-cell table:style-name="ce97" table:formula="of:=COM.MICROSOFT.CONCAT([.N$159];&quot;.&quot;;[.T35])" office:value-type="string" office:string-value="." calcext:value-type="string">
            <text:p>.</text:p>
          </table:table-cell>
          <table:table-cell table:number-columns-repeated="3"/>
          <table:table-cell table:style-name="Default"/>
          <table:table-cell table:number-columns-repeated="16348"/>
          <table:table-cell table:style-name="Default" table:number-columns-repeated="10"/>
          <table:table-cell table:number-columns-repeated="3"/>
        </table:table-row>
        <table:table-row table:style-name="ro16">
          <table:table-cell table:style-name="Default" table:number-columns-repeated="8"/>
          <table:table-cell table:style-name="ce161"/>
          <table:table-cell table:style-name="ce128"/>
          <table:table-cell table:style-name="ce145"/>
          <table:table-cell table:style-name="ce154"/>
          <table:table-cell table:style-name="ce145"/>
          <table:table-cell/>
          <table:table-cell table:style-name="Default"/>
          <table:table-cell table:style-name="ce104"/>
          <table:table-cell table:style-name="Default"/>
          <table:table-cell table:style-name="ce97" table:formula="of:=COM.MICROSOFT.CONCAT([.N$159];&quot;.&quot;;[.T36])" office:value-type="string" office:string-value="." calcext:value-type="string">
            <text:p>.</text:p>
          </table:table-cell>
          <table:table-cell table:number-columns-repeated="3"/>
          <table:table-cell table:style-name="Default"/>
          <table:table-cell table:number-columns-repeated="16348"/>
          <table:table-cell table:style-name="Default" table:number-columns-repeated="10"/>
          <table:table-cell table:number-columns-repeated="3"/>
        </table:table-row>
        <table:table-row table:style-name="ro16">
          <table:table-cell table:style-name="ce85" office:value-type="string" calcext:value-type="string" table:number-columns-spanned="3" table:number-rows-spanned="1">
            <text:p>SIP and Board Information</text:p>
          </table:table-cell>
          <table:covered-table-cell table:number-columns-repeated="2" table:style-name="ce124"/>
          <table:table-cell table:number-columns-repeated="5"/>
          <table:table-cell table:style-name="ce161"/>
          <table:table-cell table:style-name="ce128"/>
          <table:table-cell table:style-name="ce145"/>
          <table:table-cell table:style-name="ce154"/>
          <table:table-cell table:style-name="ce145"/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16348"/>
          <table:table-cell table:style-name="Default" table:number-columns-repeated="10"/>
          <table:table-cell table:number-columns-repeated="3"/>
        </table:table-row>
        <table:table-row table:style-name="ro17">
          <table:table-cell table:style-name="ce124"/>
          <table:table-cell table:style-name="ce124" office:value-type="string" calcext:value-type="string">
            <text:p>Thickness</text:p>
          </table:table-cell>
          <table:table-cell office:value-type="string" calcext:value-type="string">
            <text:p>11mm OSB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U Value</text:p>
          </table:table-cell>
          <table:table-cell table:number-columns-repeated="4"/>
          <table:table-cell table:style-name="ce145"/>
          <table:table-cell/>
          <table:table-cell table:style-name="ce145"/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16348"/>
          <table:table-cell table:style-name="Default" table:number-columns-repeated="10"/>
          <table:table-cell table:number-columns-repeated="3"/>
        </table:table-row>
        <table:table-row table:style-name="ro18">
          <table:table-cell table:style-name="ce124" office:value-type="string" calcext:value-type="string">
            <text:p>SIP</text:p>
          </table:table-cell>
          <table:table-cell table:style-name="ce134" office:value-type="float" office:value="97" calcext:value-type="float">
            <text:p>97</text:p>
          </table:table-cell>
          <table:table-cell table:style-name="ce139" office:value-type="float" office:value="22" calcext:value-type="float">
            <text:p>22</text:p>
          </table:table-cell>
          <table:table-cell table:style-name="ce139" table:formula="of:=[.B39]-[.C39]" office:value-type="float" office:value="75" calcext:value-type="float">
            <text:p>75</text:p>
          </table:table-cell>
          <table:table-cell table:style-name="ce146" table:formula="of:=[.E40]*(97/119)" office:value-type="float" office:value="12.4714285714286" calcext:value-type="float">
            <text:p>12.47</text:p>
          </table:table-cell>
          <table:table-cell table:style-name="ce146" table:formula="of:=[.F40]*([.B39]/[.B40])" office:value-type="float" office:value="0.252689075630252" calcext:value-type="float">
            <text:p>0.25</text:p>
          </table:table-cell>
          <table:table-cell table:style-name="ce158" table:number-columns-repeated="4"/>
          <table:table-cell table:number-columns-repeated="2"/>
          <table:table-cell table:style-name="ce145"/>
          <table:table-cell table:style-name="Default" table:number-columns-repeated="3"/>
          <table:table-cell table:number-columns-repeated="4"/>
          <table:table-cell table:style-name="Default"/>
          <table:table-cell table:number-columns-repeated="16348"/>
          <table:table-cell table:style-name="Default" table:number-columns-repeated="11"/>
          <table:table-cell table:number-columns-repeated="3"/>
        </table:table-row>
        <table:table-row table:style-name="ro18">
          <table:table-cell table:style-name="ce124" office:value-type="string" calcext:value-type="string">
            <text:p>SIP</text:p>
          </table:table-cell>
          <table:table-cell table:style-name="ce134" office:value-type="float" office:value="119" calcext:value-type="float">
            <text:p>119</text:p>
          </table:table-cell>
          <table:table-cell table:style-name="ce139" office:value-type="float" office:value="22" calcext:value-type="float">
            <text:p>22</text:p>
          </table:table-cell>
          <table:table-cell table:style-name="ce139" table:formula="of:=[.B40]-[.C40]" office:value-type="float" office:value="97" calcext:value-type="float">
            <text:p>97</text:p>
          </table:table-cell>
          <table:table-cell table:style-name="ce147" office:value-type="float" office:value="15.3" calcext:value-type="float">
            <text:p>15.30</text:p>
          </table:table-cell>
          <table:table-cell table:style-name="ce147" office:value-type="float" office:value="0.31" calcext:value-type="float">
            <text:p>0.31</text:p>
          </table:table-cell>
          <table:table-cell table:style-name="ce158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number-columns-repeated="16348"/>
          <table:table-cell table:style-name="Default" table:number-columns-repeated="13"/>
          <table:table-cell table:number-columns-repeated="3"/>
        </table:table-row>
        <table:table-row table:style-name="ro18">
          <table:table-cell table:style-name="ce124" office:value-type="string" calcext:value-type="string">
            <text:p>SIP</text:p>
          </table:table-cell>
          <table:table-cell table:style-name="ce134" office:value-type="float" office:value="144" calcext:value-type="float">
            <text:p>144</text:p>
          </table:table-cell>
          <table:table-cell table:style-name="ce139" office:value-type="float" office:value="22" calcext:value-type="float">
            <text:p>22</text:p>
          </table:table-cell>
          <table:table-cell table:style-name="ce139" table:formula="of:=[.B41]-[.C41]" office:value-type="float" office:value="122" calcext:value-type="float">
            <text:p>122</text:p>
          </table:table-cell>
          <table:table-cell table:style-name="ce148" office:value-type="float" office:value="16.3" calcext:value-type="float">
            <text:p>16.30</text:p>
          </table:table-cell>
          <table:table-cell table:style-name="ce148" office:value-type="float" office:value="0.25" calcext:value-type="float">
            <text:p>0.25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6348"/>
          <table:table-cell table:style-name="Default" table:number-columns-repeated="13"/>
          <table:table-cell table:number-columns-repeated="3"/>
        </table:table-row>
        <table:table-row table:style-name="ro18">
          <table:table-cell table:style-name="ce124" office:value-type="string" calcext:value-type="string">
            <text:p>SIP</text:p>
          </table:table-cell>
          <table:table-cell table:style-name="ce134" office:value-type="float" office:value="169" calcext:value-type="float">
            <text:p>169</text:p>
          </table:table-cell>
          <table:table-cell table:style-name="ce139" office:value-type="float" office:value="22" calcext:value-type="float">
            <text:p>22</text:p>
          </table:table-cell>
          <table:table-cell table:style-name="ce139" table:formula="of:=[.B42]-[.C42]" office:value-type="float" office:value="147" calcext:value-type="float">
            <text:p>147</text:p>
          </table:table-cell>
          <table:table-cell table:style-name="ce148" office:value-type="float" office:value="17.4" calcext:value-type="float">
            <text:p>17.40</text:p>
          </table:table-cell>
          <table:table-cell table:style-name="ce148" office:value-type="float" office:value="0.21" calcext:value-type="float">
            <text:p>0.21</text:p>
          </table:table-cell>
          <table:table-cell table:number-columns-repeated="3"/>
          <table:table-cell table:style-name="ce164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16348"/>
          <table:table-cell table:style-name="Default" table:number-columns-repeated="13"/>
          <table:table-cell table:number-columns-repeated="3"/>
        </table:table-row>
        <table:table-row table:style-name="ro18">
          <table:table-cell table:style-name="ce124" office:value-type="string" calcext:value-type="string">
            <text:p>SIP</text:p>
          </table:table-cell>
          <table:table-cell table:style-name="ce135" office:value-type="float" office:value="194" calcext:value-type="float">
            <text:p>194</text:p>
          </table:table-cell>
          <table:table-cell table:style-name="ce139" office:value-type="float" office:value="22" calcext:value-type="float">
            <text:p>22</text:p>
          </table:table-cell>
          <table:table-cell table:style-name="ce139" table:formula="of:=[.B43]-[.C43]" office:value-type="float" office:value="172" calcext:value-type="float">
            <text:p>172</text:p>
          </table:table-cell>
          <table:table-cell table:style-name="ce148" office:value-type="float" office:value="18.4" calcext:value-type="float">
            <text:p>18.40</text:p>
          </table:table-cell>
          <table:table-cell table:style-name="ce148" office:value-type="float" office:value="0.18" calcext:value-type="float">
            <text:p>0.18</text:p>
          </table:table-cell>
          <table:table-cell table:number-columns-repeated="3"/>
          <table:table-cell table:style-name="ce164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16348"/>
          <table:table-cell table:style-name="Default" table:number-columns-repeated="13"/>
          <table:table-cell table:number-columns-repeated="3"/>
        </table:table-row>
        <table:table-row table:style-name="ro18">
          <table:table-cell table:style-name="ce124" office:value-type="string" calcext:value-type="string">
            <text:p>SIP</text:p>
          </table:table-cell>
          <table:table-cell table:style-name="ce135" office:value-type="float" office:value="219" calcext:value-type="float">
            <text:p>219</text:p>
          </table:table-cell>
          <table:table-cell table:style-name="ce139" office:value-type="float" office:value="22" calcext:value-type="float">
            <text:p>22</text:p>
          </table:table-cell>
          <table:table-cell table:style-name="ce139" table:formula="of:=[.B44]-[.C44]" office:value-type="float" office:value="197" calcext:value-type="float">
            <text:p>197</text:p>
          </table:table-cell>
          <table:table-cell table:style-name="ce148" office:value-type="float" office:value="19.4" calcext:value-type="float">
            <text:p>19.40</text:p>
          </table:table-cell>
          <table:table-cell table:style-name="ce148" office:value-type="float" office:value="0.15" calcext:value-type="float">
            <text:p>0.15</text:p>
          </table:table-cell>
          <table:table-cell table:number-columns-repeated="3"/>
          <table:table-cell table:style-name="ce164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16348"/>
          <table:table-cell table:style-name="Default" table:number-columns-repeated="13"/>
          <table:table-cell table:number-columns-repeated="3"/>
        </table:table-row>
        <table:table-row table:style-name="ro18">
          <table:table-cell table:style-name="ce124" office:value-type="string" calcext:value-type="string">
            <text:p>SIP</text:p>
          </table:table-cell>
          <table:table-cell table:style-name="ce124" table:formula="of:=[.D45]+[.C45]"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  <table:table-cell office:value-type="float" office:value="21.01" calcext:value-type="float">
            <text:p>21.01</text:p>
          </table:table-cell>
          <table:table-cell table:style-name="ce148" office:value-type="float" office:value="0.11" calcext:value-type="float">
            <text:p>0.11</text:p>
          </table:table-cell>
          <table:table-cell table:number-columns-repeated="3"/>
          <table:table-cell table:style-name="ce165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16348"/>
          <table:table-cell table:style-name="Default" table:number-columns-repeated="13"/>
          <table:table-cell table:number-columns-repeated="3"/>
        </table:table-row>
        <table:table-row table:style-name="ro18">
          <table:table-cell table:style-name="ce124" office:value-type="string" calcext:value-type="string">
            <text:p>12mm plaster board</text:p>
          </table:table-cell>
          <table:table-cell table:style-name="ce124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1" calcext:value-type="float">
            <text:p>9.2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58"/>
          <table:table-cell table:number-columns-repeated="3"/>
          <table:table-cell table:style-name="Default"/>
          <table:table-cell table:number-columns-repeated="4"/>
          <table:table-cell table:style-name="ce164"/>
          <table:table-cell table:number-columns-repeated="16348"/>
          <table:table-cell table:style-name="Default" table:number-columns-repeated="13"/>
          <table:table-cell table:number-columns-repeated="3"/>
        </table:table-row>
        <table:table-row table:style-name="ro18">
          <table:table-cell table:style-name="ce124" table:number-columns-repeated="2"/>
          <table:table-cell table:number-columns-repeated="7"/>
          <table:table-cell table:style-name="ce165"/>
          <table:table-cell table:number-columns-repeated="3"/>
          <table:table-cell table:style-name="Default"/>
          <table:table-cell table:number-columns-repeated="4"/>
          <table:table-cell table:style-name="ce164"/>
          <table:table-cell table:number-columns-repeated="16348"/>
          <table:table-cell table:style-name="Default" table:number-columns-repeated="13"/>
          <table:table-cell table:number-columns-repeated="3"/>
        </table:table-row>
        <table:table-row table:style-name="ro18">
          <table:table-cell table:style-name="ce125" office:value-type="string" calcext:value-type="string" table:number-columns-spanned="6" table:number-rows-spanned="1">
            <text:p>Design Glazing Dimensions</text:p>
          </table:table-cell>
          <table:covered-table-cell table:style-name="ce124"/>
          <table:covered-table-cell table:number-columns-repeated="4"/>
          <table:table-cell table:number-columns-repeated="3"/>
          <table:table-cell table:style-name="ce158"/>
          <table:table-cell table:number-columns-repeated="3"/>
          <table:table-cell table:style-name="Default"/>
          <table:table-cell table:number-columns-repeated="4"/>
          <table:table-cell table:style-name="ce158"/>
          <table:table-cell table:number-columns-repeated="16348"/>
          <table:table-cell table:style-name="Default" table:number-columns-repeated="13"/>
          <table:table-cell table:number-columns-repeated="3"/>
        </table:table-row>
        <table:table-row table:style-name="ro19">
          <table:table-cell office:value-type="string" calcext:value-type="string">
            <text:p>Dimensions <text:s/>(area m2)</text:p>
          </table:table-cell>
          <table:table-cell office:value-type="string" calcext:value-type="string">
            <text:p>door area <text:s/>(m2)</text:p>
          </table:table-cell>
          <table:table-cell office:value-type="string" calcext:value-type="string">
            <text:p>Window Area (m2)</text:p>
          </table:table-cell>
          <table:table-cell office:value-type="string" calcext:value-type="string">
            <text:p>LHS window area (m2)</text:p>
          </table:table-cell>
          <table:table-cell office:value-type="string" calcext:value-type="string">
            <text:p>RHS window area (m2)</text:p>
          </table:table-cell>
          <table:table-cell table:style-name="ce17" office:value-type="string" calcext:value-type="string" table:number-columns-spanned="3" table:number-rows-spanned="1">
            <text:p>note</text:p>
          </table:table-cell>
          <table:covered-table-cell table:number-columns-repeated="2" table:style-name="Default"/>
          <table:table-cell table:style-name="Default"/>
          <table:table-cell table:style-name="ce165"/>
          <table:table-cell/>
          <table:table-cell table:style-name="Default" table:number-columns-repeated="6"/>
          <table:table-cell/>
          <table:table-cell table:style-name="ce158"/>
          <table:table-cell table:style-name="Default"/>
          <table:table-cell table:number-columns-repeated="16360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Design 1</text:p>
          </table:table-cell>
          <table:table-cell table:style-name="ce34" table:formula="of:=(2000*1000)/1000000" office:value-type="float" office:value="2" calcext:value-type="float">
            <text:p>2</text:p>
          </table:table-cell>
          <table:table-cell table:style-name="ce34" table:formula="of:=(2100*900)/1000000" office:value-type="float" office:value="1.89" calcext:value-type="float">
            <text:p>1.89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Default" table:number-columns-repeated="4"/>
          <table:table-cell table:style-name="ce158"/>
          <table:table-cell table:style-name="Default" table:number-columns-repeated="6"/>
          <table:table-cell table:number-columns-repeated="2"/>
          <table:table-cell table:style-name="ce165"/>
          <table:table-cell table:number-columns-repeated="16364"/>
        </table:table-row>
        <table:table-row table:style-name="ro1">
          <table:table-cell office:value-type="string" calcext:value-type="string">
            <text:p>Design 2</text:p>
          </table:table-cell>
          <table:table-cell table:style-name="ce34" table:formula="of:=(2000*1000)/1000000" office:value-type="float" office:value="2" calcext:value-type="float">
            <text:p>2</text:p>
          </table:table-cell>
          <table:table-cell table:number-columns-repeated="2" table:style-name="ce34" office:value-type="float" office:value="1.89" calcext:value-type="float">
            <text:p>1.89</text:p>
          </table:table-cell>
          <table:table-cell table:style-name="ce34" office:value-type="float" office:value="0" calcext:value-type="float">
            <text:p>0</text:p>
          </table:table-cell>
          <table:table-cell table:style-name="ce128" office:value-type="string" calcext:value-type="string" table:number-columns-spanned="3" table:number-rows-spanned="1">
            <text:p>either RHS or LHS</text:p>
          </table:table-cell>
          <table:covered-table-cell table:number-columns-repeated="2" table:style-name="Default"/>
          <table:table-cell table:style-name="Default"/>
          <table:table-cell table:style-name="ce158"/>
          <table:table-cell table:style-name="Default" table:number-columns-repeated="6"/>
          <table:table-cell table:number-columns-repeated="2"/>
          <table:table-cell table:style-name="ce158"/>
          <table:table-cell table:number-columns-repeated="16364"/>
        </table:table-row>
        <table:table-row table:style-name="ro1">
          <table:table-cell office:value-type="string" calcext:value-type="string">
            <text:p>Design 3</text:p>
          </table:table-cell>
          <table:table-cell table:style-name="ce34" table:formula="of:=(2000*1000)/1000000" office:value-type="float" office:value="2" calcext:value-type="float">
            <text:p>2</text:p>
          </table:table-cell>
          <table:table-cell table:number-columns-repeated="3" table:style-name="ce34" office:value-type="float" office:value="1.89" calcext:value-type="float">
            <text:p>1.89</text:p>
          </table:table-cell>
          <table:table-cell table:style-name="Default" table:number-columns-repeated="11"/>
          <table:table-cell table:number-columns-repeated="2"/>
          <table:table-cell table:style-name="ce158"/>
          <table:table-cell table:number-columns-repeated="16364"/>
        </table:table-row>
        <table:table-row table:style-name="ro20">
          <table:table-cell/>
          <table:table-cell table:style-name="ce34" table:number-columns-repeated="4"/>
          <table:table-cell table:style-name="Default" table:number-columns-repeated="11"/>
          <table:table-cell table:number-columns-repeated="2"/>
          <table:table-cell table:style-name="ce158"/>
          <table:table-cell table:number-columns-repeated="16364"/>
        </table:table-row>
        <table:table-row table:style-name="ro15">
          <table:table-cell table:style-name="ce126" office:value-type="string" calcext:value-type="string" table:number-columns-spanned="12" table:number-rows-spanned="1">
            <text:p>Size Constraints: If the floor area is under 15m2 , no regulations apply. For 15m2 <text:s/>–,30 m2 <text:s/>building regulations are not required if the structure is at least 1m from any boundary.</text:p>
          </table:table-cell>
          <table:covered-table-cell table:number-columns-repeated="11" table:style-name="Default"/>
          <table:table-cell table:style-name="Default" table:number-columns-repeated="16368"/>
          <table:table-cell table:number-columns-repeated="3"/>
        </table:table-row>
        <table:table-row table:style-name="ro1">
          <table:table-cell/>
          <table:table-cell table:style-name="ce136"/>
          <table:table-cell table:style-name="ce34" table:number-columns-repeated="3"/>
          <table:table-cell table:style-name="ce55"/>
          <table:table-cell table:style-name="ce49" table:number-columns-repeated="2"/>
          <table:table-cell table:style-name="ce55"/>
          <table:table-cell table:style-name="Default"/>
          <table:table-cell table:style-name="ce49" table:number-columns-repeated="3"/>
          <table:table-cell table:style-name="ce4"/>
          <table:table-cell table:style-name="ce62" table:number-columns-repeated="3"/>
          <table:table-cell table:number-columns-repeated="16363"/>
          <table:table-cell table:style-name="ce3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3" table:number-rows-spanned="1">
            <text:p>Glazing Options</text:p>
          </table:table-cell>
          <table:covered-table-cell table:style-name="ce136"/>
          <table:covered-table-cell table:style-name="ce34"/>
          <table:table-cell table:style-name="ce34" table:number-columns-repeated="2"/>
          <table:table-cell table:style-name="ce55"/>
          <table:table-cell table:style-name="ce49" table:number-columns-repeated="2"/>
          <table:table-cell table:style-name="ce55"/>
          <table:table-cell table:style-name="Default"/>
          <table:table-cell table:style-name="ce49" table:number-columns-repeated="3"/>
          <table:table-cell table:style-name="ce4"/>
          <table:table-cell table:style-name="ce62" table:number-columns-repeated="3"/>
          <table:table-cell table:number-columns-repeated="16363"/>
          <table:table-cell table:style-name="ce3"/>
          <table:table-cell table:number-columns-repeated="2"/>
        </table:table-row>
        <table:table-row table:style-name="ro17">
          <table:table-cell table:style-name="ce127"/>
          <table:table-cell table:style-name="ce127" office:value-type="string" calcext:value-type="string">
            <text:p>Glass 1 type</text:p>
          </table:table-cell>
          <table:table-cell table:style-name="ce127" office:value-type="string" calcext:value-type="string">
            <text:p>Glass 2 type</text:p>
          </table:table-cell>
          <table:table-cell table:style-name="ce127" office:value-type="string" calcext:value-type="string">
            <text:p>Glass 1 &amp; 2 thickness</text:p>
          </table:table-cell>
          <table:table-cell table:style-name="ce136" office:value-type="string" calcext:value-type="string">
            <text:p>glaze unit thickness</text:p>
          </table:table-cell>
          <table:table-cell table:style-name="ce34" office:value-type="string" calcext:value-type="string">
            <text:p>Gap (mm)</text:p>
          </table:table-cell>
          <table:table-cell table:style-name="ce34" office:value-type="string" calcext:value-type="string">
            <text:p>filled</text:p>
          </table:table-cell>
          <table:table-cell table:style-name="ce55" office:value-type="string" calcext:value-type="string">
            <text:p>U value</text:p>
          </table:table-cell>
          <table:table-cell table:style-name="ce49" table:number-columns-repeated="2"/>
          <table:table-cell table:style-name="ce55"/>
          <table:table-cell table:style-name="ce128"/>
          <table:table-cell table:style-name="ce49" table:number-columns-repeated="3"/>
          <table:table-cell table:style-name="ce4"/>
          <table:table-cell table:style-name="ce62" table:number-columns-repeated="3"/>
          <table:table-cell table:number-columns-repeated="16361"/>
          <table:table-cell table:style-name="ce3" table:number-columns-repeated="3"/>
        </table:table-row>
        <table:table-row table:style-name="ro1">
          <table:table-cell office:value-type="string" calcext:value-type="string">
            <text:p>Shell Standard</text:p>
          </table:table-cell>
          <table:table-cell table:style-name="ce34" office:value-type="string" calcext:value-type="string">
            <text:p>Clear</text:p>
          </table:table-cell>
          <table:table-cell table:style-name="ce34" office:value-type="string" calcext:value-type="string">
            <text:p>Hardcoat low-E</text:p>
          </table:table-cell>
          <table:table-cell table:style-name="ce34" office:value-type="float" office:value="8" calcext:value-type="float">
            <text:p>8</text:p>
          </table:table-cell>
          <table:table-cell table:style-name="ce149" office:value-type="float" office:value="20" calcext:value-type="float">
            <text:p>2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string" calcext:value-type="string">
            <text:p>Air</text:p>
          </table:table-cell>
          <table:table-cell table:style-name="ce55" office:value-type="float" office:value="1.9" calcext:value-type="float">
            <text:p>1.90</text:p>
          </table:table-cell>
          <table:table-cell table:style-name="ce162" office:value-type="string" calcext:value-type="string" table:number-columns-spanned="6" table:number-rows-spanned="1">
            <text:p>Standard Double glazes</text:p>
          </table:table-cell>
          <table:covered-table-cell table:style-name="ce162"/>
          <table:covered-table-cell table:style-name="ce166"/>
          <table:covered-table-cell table:style-name="ce163"/>
          <table:covered-table-cell table:number-columns-repeated="2" table:style-name="ce162"/>
          <table:table-cell table:style-name="ce49"/>
          <table:table-cell table:style-name="ce4"/>
          <table:table-cell table:style-name="ce62" table:number-columns-repeated="3"/>
          <table:table-cell table:number-columns-repeated="16361"/>
          <table:table-cell table:style-name="ce3" table:number-columns-repeated="3"/>
        </table:table-row>
        <table:table-row table:style-name="ro21">
          <table:table-cell table:style-name="ce128" office:value-type="string" calcext:value-type="string">
            <text:p>DG01- Upgraded</text:p>
          </table:table-cell>
          <table:table-cell table:style-name="ce34" office:value-type="string" calcext:value-type="string">
            <text:p>Clear</text:p>
          </table:table-cell>
          <table:table-cell table:style-name="ce34" office:value-type="string" calcext:value-type="string">
            <text:p>Standard Softcoat low-E</text:p>
          </table:table-cell>
          <table:table-cell table:style-name="ce142" office:value-type="float" office:value="8" calcext:value-type="float">
            <text:p>8</text:p>
          </table:table-cell>
          <table:table-cell table:style-name="ce150" office:value-type="float" office:value="22" calcext:value-type="float">
            <text:p>22</text:p>
          </table:table-cell>
          <table:table-cell table:style-name="ce142" office:value-type="float" office:value="16" calcext:value-type="float">
            <text:p>16</text:p>
          </table:table-cell>
          <table:table-cell table:style-name="ce142" office:value-type="string" calcext:value-type="string">
            <text:p>Air</text:p>
          </table:table-cell>
          <table:table-cell table:style-name="ce142" office:value-type="float" office:value="1.5" calcext:value-type="float">
            <text:p>1.5</text:p>
          </table:table-cell>
          <table:table-cell table:style-name="ce163" office:value-type="string" calcext:value-type="string" table:number-columns-spanned="6" table:number-rows-spanned="1">
            <text:p>efficient double glazed</text:p>
          </table:table-cell>
          <table:covered-table-cell table:number-columns-repeated="3" table:style-name="ce163"/>
          <table:covered-table-cell table:number-columns-repeated="2" table:style-name="ce162"/>
          <table:table-cell table:style-name="ce49"/>
          <table:table-cell table:style-name="ce4"/>
          <table:table-cell table:style-name="ce62" table:number-columns-repeated="3"/>
          <table:table-cell table:number-columns-repeated="16361"/>
          <table:table-cell table:style-name="ce3" table:number-columns-repeated="3"/>
        </table:table-row>
        <table:table-row table:style-name="ro12">
          <table:table-cell table:style-name="ce128" office:value-type="string" calcext:value-type="string">
            <text:p>DG02 -minimal BR</text:p>
          </table:table-cell>
          <table:table-cell table:style-name="ce34" office:value-type="string" calcext:value-type="string">
            <text:p>Clear</text:p>
          </table:table-cell>
          <table:table-cell table:style-name="ce34" office:value-type="string" calcext:value-type="string">
            <text:p>HP Softcoat low-E </text:p>
          </table:table-cell>
          <table:table-cell table:style-name="ce142" office:value-type="float" office:value="8" calcext:value-type="float">
            <text:p>8</text:p>
          </table:table-cell>
          <table:table-cell table:style-name="ce150" office:value-type="float" office:value="24" calcext:value-type="float">
            <text:p>24</text:p>
          </table:table-cell>
          <table:table-cell table:style-name="ce142" office:value-type="float" office:value="18" calcext:value-type="float">
            <text:p>18</text:p>
          </table:table-cell>
          <table:table-cell table:style-name="ce142" office:value-type="string" calcext:value-type="string">
            <text:p>Air</text:p>
          </table:table-cell>
          <table:table-cell table:style-name="ce142" office:value-type="float" office:value="1.4" calcext:value-type="float">
            <text:p>1.4</text:p>
          </table:table-cell>
          <table:table-cell table:style-name="ce163" office:value-type="string" calcext:value-type="string" table:number-columns-spanned="6" table:number-rows-spanned="1">
            <text:p>BR double glazed</text:p>
          </table:table-cell>
          <table:covered-table-cell table:number-columns-repeated="5" table:style-name="ce163"/>
          <table:table-cell table:style-name="ce128"/>
          <table:table-cell table:style-name="Default" table:number-columns-repeated="16365"/>
          <table:table-cell table:number-columns-repeated="3"/>
        </table:table-row>
        <table:table-row table:style-name="ro22">
          <table:table-cell table:style-name="ce128" office:value-type="string" calcext:value-type="string">
            <text:p>DG03 – BR</text:p>
          </table:table-cell>
          <table:table-cell table:style-name="ce34" office:value-type="string" calcext:value-type="string">
            <text:p>Clear</text:p>
          </table:table-cell>
          <table:table-cell table:style-name="ce34" office:value-type="string" calcext:value-type="string">
            <text:p>HP Softcoat low-E </text:p>
          </table:table-cell>
          <table:table-cell table:style-name="ce142" office:value-type="float" office:value="8" calcext:value-type="float">
            <text:p>8</text:p>
          </table:table-cell>
          <table:table-cell table:style-name="ce150" office:value-type="float" office:value="28" calcext:value-type="float">
            <text:p>28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string" calcext:value-type="string">
            <text:p>Argon</text:p>
          </table:table-cell>
          <table:table-cell table:style-name="ce142" office:value-type="float" office:value="1.1" calcext:value-type="float">
            <text:p>1.1</text:p>
          </table:table-cell>
          <table:table-cell table:style-name="ce163" office:value-type="string" calcext:value-type="string" table:number-columns-spanned="6" table:number-rows-spanned="1">
            <text:p>high efficient duoble glazed</text:p>
          </table:table-cell>
          <table:covered-table-cell table:number-columns-repeated="5" table:style-name="ce163"/>
          <table:table-cell table:style-name="ce128"/>
          <table:table-cell table:style-name="Default" table:number-columns-repeated="16365"/>
          <table:table-cell table:number-columns-repeated="3"/>
        </table:table-row>
        <table:table-row table:style-name="ro1">
          <table:table-cell table:style-name="ce128" table:number-columns-repeated="4"/>
          <table:table-cell table:style-name="ce151"/>
          <table:table-cell table:style-name="Default" table:number-columns-repeated="16375"/>
          <table:table-cell table:number-columns-repeated="3"/>
        </table:table-row>
        <table:table-row table:style-name="ro1">
          <table:table-cell table:style-name="ce129" office:value-type="string" calcext:value-type="string">
            <text:p>nomenclature</text:p>
          </table:table-cell>
          <table:table-cell table:style-name="Default" table:number-columns-repeated="16379"/>
          <table:table-cell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All linear dims mm</text:p>
          </table:table-cell>
          <table:covered-table-cell table:style-name="Default"/>
          <table:table-cell table:style-name="Default" table:number-columns-repeated="16378"/>
          <table:table-cell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All area dim m2</text:p>
          </table:table-cell>
          <table:covered-table-cell table:style-name="Default"/>
          <table:table-cell table:style-name="Default" table:number-columns-repeated="16378"/>
          <table:table-cell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RHS = right hand side</text:p>
          </table:table-cell>
          <table:covered-table-cell table:style-name="Default"/>
          <table:table-cell table:style-name="Default" table:number-columns-repeated="16378"/>
          <table:table-cell table:number-columns-repeated="3"/>
        </table:table-row>
        <table:table-row table:style-name="ro23">
          <table:table-cell office:value-type="string" calcext:value-type="string" table:number-columns-spanned="2" table:number-rows-spanned="1">
            <text:p>LHS = left hand side</text:p>
          </table:table-cell>
          <table:covered-table-cell table:style-name="Default"/>
          <table:table-cell table:style-name="Default" table:number-columns-repeated="16378"/>
          <table:table-cell table:number-columns-repeated="3"/>
        </table:table-row>
        <table:table-row table:style-name="ro1" table:number-rows-repeated="5">
          <table:table-cell table:style-name="Default" table:number-columns-repeated="16380"/>
          <table:table-cell table:number-columns-repeated="3"/>
        </table:table-row>
        <table:table-row table:style-name="ro1">
          <table:table-cell table:style-name="Default" table:number-columns-repeated="19"/>
          <table:table-cell table:style-name="ce168"/>
          <table:table-cell table:style-name="Default" table:number-columns-repeated="16360"/>
          <table:table-cell table:number-columns-repeated="3"/>
        </table:table-row>
        <table:table-row table:style-name="ro1">
          <table:table-cell table:number-columns-repeated="3"/>
          <table:table-cell table:style-name="ce54" table:number-columns-repeated="3"/>
          <table:table-cell table:style-name="ce128" table:number-columns-repeated="9"/>
          <table:table-cell table:style-name="Default"/>
          <table:table-cell table:number-columns-repeated="3"/>
          <table:table-cell table:style-name="ce58"/>
          <table:table-cell table:number-columns-repeated="16363"/>
        </table:table-row>
        <table:table-row table:style-name="ro1">
          <table:table-cell table:number-columns-repeated="4"/>
          <table:table-cell table:style-name="ce128"/>
          <table:table-cell/>
          <table:table-cell table:style-name="ce128" table:number-columns-repeated="3"/>
          <table:table-cell table:number-columns-repeated="2"/>
          <table:table-cell table:style-name="ce58"/>
          <table:table-cell table:style-name="ce128" table:number-columns-repeated="2"/>
          <table:table-cell table:number-columns-repeated="5"/>
          <table:table-cell table:style-name="ce58"/>
          <table:table-cell table:number-columns-repeated="16363"/>
        </table:table-row>
        <table:table-row table:style-name="ro1" table:number-rows-repeated="2">
          <table:table-cell/>
          <table:table-cell table:style-name="ce128" table:number-columns-repeated="13"/>
          <table:table-cell table:number-columns-repeated="5"/>
          <table:table-cell table:style-name="ce58"/>
          <table:table-cell table:number-columns-repeated="16363"/>
        </table:table-row>
        <table:table-row table:style-name="ro1">
          <table:table-cell table:style-name="ce4"/>
          <table:table-cell table:style-name="ce128" table:number-columns-repeated="13"/>
          <table:table-cell table:number-columns-repeated="5"/>
          <table:table-cell table:style-name="ce58"/>
          <table:table-cell table:number-columns-repeated="16363"/>
        </table:table-row>
        <table:table-row table:style-name="ro1">
          <table:table-cell/>
          <table:table-cell table:style-name="ce128" table:number-columns-repeated="13"/>
          <table:table-cell table:number-columns-repeated="5"/>
          <table:table-cell table:style-name="ce58"/>
          <table:table-cell table:number-columns-repeated="16363"/>
        </table:table-row>
        <table:table-row table:style-name="ro1" table:number-rows-repeated="2">
          <table:table-cell/>
          <table:table-cell table:style-name="ce128" table:number-columns-repeated="14"/>
          <table:table-cell table:style-name="Default" table:number-columns-repeated="8"/>
          <table:table-cell table:number-columns-repeated="16360"/>
        </table:table-row>
        <table:table-row table:style-name="ro1">
          <table:table-cell table:style-name="ce4"/>
          <table:table-cell table:style-name="ce128" table:number-columns-repeated="14"/>
          <table:table-cell table:style-name="Default" table:number-columns-repeated="5"/>
          <table:table-cell table:number-columns-repeated="16363"/>
        </table:table-row>
        <table:table-row table:style-name="ro1">
          <table:table-cell/>
          <table:table-cell table:style-name="ce128" table:number-columns-repeated="14"/>
          <table:table-cell table:style-name="Default" table:number-columns-repeated="5"/>
          <table:table-cell table:number-columns-repeated="16363"/>
        </table:table-row>
        <table:table-row table:style-name="ro1">
          <table:table-cell/>
          <table:table-cell table:style-name="ce128" table:number-columns-repeated="14"/>
          <table:table-cell table:style-name="Default" table:number-columns-repeated="4"/>
          <table:table-cell table:style-name="ce58"/>
          <table:table-cell table:number-columns-repeated="16363"/>
        </table:table-row>
        <table:table-row table:style-name="ro1">
          <table:table-cell/>
          <table:table-cell table:style-name="ce128" table:number-columns-repeated="14"/>
          <table:table-cell table:style-name="Default" table:number-columns-repeated="3"/>
          <table:table-cell/>
          <table:table-cell table:style-name="ce58"/>
          <table:table-cell table:number-columns-repeated="16363"/>
        </table:table-row>
        <table:table-row table:style-name="ro1" table:number-rows-repeated="2">
          <table:table-cell table:style-name="ce4"/>
          <table:table-cell table:style-name="ce128" table:number-columns-repeated="14"/>
          <table:table-cell table:style-name="Default" table:number-columns-repeated="2"/>
          <table:table-cell table:number-columns-repeated="16366"/>
        </table:table-row>
        <table:table-row table:style-name="ro1">
          <table:table-cell/>
          <table:table-cell table:style-name="ce128" table:number-columns-repeated="12"/>
          <table:table-cell/>
          <table:table-cell table:style-name="ce128"/>
          <table:table-cell/>
          <table:table-cell table:style-name="Default"/>
          <table:table-cell table:number-columns-repeated="16366"/>
        </table:table-row>
        <table:table-row table:style-name="ro1">
          <table:table-cell table:number-columns-repeated="2"/>
          <table:table-cell table:style-name="ce128" table:number-columns-repeated="8"/>
          <table:table-cell/>
          <table:table-cell table:style-name="ce128" table:number-columns-repeated="2"/>
          <table:table-cell table:number-columns-repeated="3"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ce128" table:number-columns-repeated="14"/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ce128" table:number-columns-repeated="14"/>
          <table:table-cell table:number-columns-repeated="16368"/>
        </table:table-row>
        <table:table-row table:style-name="ro1">
          <table:table-cell table:style-name="ce4"/>
          <table:table-cell table:style-name="ce128" table:number-columns-repeated="14"/>
          <table:table-cell table:number-columns-repeated="16368"/>
        </table:table-row>
        <table:table-row table:style-name="ro1" table:number-rows-repeated="3">
          <table:table-cell/>
          <table:table-cell table:style-name="ce128" table:number-columns-repeated="14"/>
          <table:table-cell table:number-columns-repeated="16368"/>
        </table:table-row>
        <table:table-row table:style-name="ro1">
          <table:table-cell table:style-name="ce4"/>
          <table:table-cell table:style-name="ce128" table:number-columns-repeated="14"/>
          <table:table-cell table:number-columns-repeated="16368"/>
        </table:table-row>
        <table:table-row table:style-name="ro1">
          <table:table-cell/>
          <table:table-cell table:style-name="ce128" table:number-columns-repeated="14"/>
          <table:table-cell table:number-columns-repeated="16368"/>
        </table:table-row>
        <table:table-row table:style-name="ro1" table:number-rows-repeated="2">
          <table:table-cell/>
          <table:table-cell table:style-name="ce128" table:number-columns-repeated="5"/>
          <table:table-cell/>
          <table:table-cell table:style-name="ce128" table:number-columns-repeated="2"/>
          <table:table-cell table:number-columns-repeated="16374"/>
        </table:table-row>
        <table:table-row table:style-name="ro1">
          <table:table-cell table:style-name="ce4"/>
          <table:table-cell table:style-name="Default" table:number-columns-repeated="13"/>
          <table:table-cell table:number-columns-repeated="16369"/>
        </table:table-row>
        <table:table-row table:style-name="ro1">
          <table:table-cell table:style-name="ce4"/>
          <table:table-cell table:style-name="ce128" table:number-columns-repeated="6"/>
          <table:table-cell table:style-name="ce54" table:number-columns-repeated="5"/>
          <table:table-cell table:style-name="ce128"/>
          <table:table-cell table:number-columns-repeated="16370"/>
        </table:table-row>
        <table:table-row table:style-name="ro1">
          <table:table-cell/>
          <table:table-cell table:style-name="ce128" table:number-columns-repeated="6"/>
          <table:table-cell table:style-name="ce54" table:number-columns-repeated="5"/>
          <table:table-cell table:style-name="ce128"/>
          <table:table-cell table:number-columns-repeated="16370"/>
        </table:table-row>
        <table:table-row table:style-name="ro1" table:number-rows-repeated="3">
          <table:table-cell/>
          <table:table-cell table:style-name="ce128" table:number-columns-repeated="13"/>
          <table:table-cell table:number-columns-repeated="16369"/>
        </table:table-row>
        <table:table-row table:style-name="ro1">
          <table:table-cell table:style-name="ce4"/>
          <table:table-cell table:style-name="ce128" table:number-columns-repeated="8"/>
          <table:table-cell table:number-columns-repeated="2"/>
          <table:table-cell table:style-name="ce128" table:number-columns-repeated="3"/>
          <table:table-cell table:number-columns-repeated="16369"/>
        </table:table-row>
        <table:table-row table:style-name="ro1" table:number-rows-repeated="2">
          <table:table-cell/>
          <table:table-cell table:style-name="ce128" table:number-columns-repeated="13"/>
          <table:table-cell table:number-columns-repeated="16369"/>
        </table:table-row>
        <table:table-row table:style-name="ro1">
          <table:table-cell table:number-columns-repeated="16383"/>
        </table:table-row>
        <table:table-row table:style-name="ro1">
          <table:table-cell table:style-name="ce4"/>
          <table:table-cell table:number-columns-repeated="16382"/>
        </table:table-row>
        <table:table-row table:style-name="ro1" table:number-rows-repeated="3">
          <table:table-cell table:number-columns-repeated="16383"/>
        </table:table-row>
        <table:table-row table:style-name="ro1">
          <table:table-cell table:style-name="ce4"/>
          <table:table-cell table:style-name="Default" table:number-columns-repeated="12"/>
          <table:table-cell table:number-columns-repeated="16370"/>
        </table:table-row>
        <table:table-row table:style-name="ro1">
          <table:table-cell table:style-name="ce4"/>
          <table:table-cell table:number-columns-repeated="16382"/>
        </table:table-row>
        <table:table-row table:style-name="ro1">
          <table:table-cell table:number-columns-repeated="16383"/>
        </table:table-row>
        <table:table-row table:style-name="ro1">
          <table:table-cell/>
          <table:table-cell table:style-name="ce128" table:number-columns-repeated="12"/>
          <table:table-cell table:number-columns-repeated="16370"/>
        </table:table-row>
        <table:table-row table:style-name="ro1" table:number-rows-repeated="2">
          <table:table-cell table:number-columns-repeated="16383"/>
        </table:table-row>
        <table:table-row table:style-name="ro1">
          <table:table-cell table:style-name="ce4"/>
          <table:table-cell table:number-columns-repeated="16382"/>
        </table:table-row>
        <table:table-row table:style-name="ro1" table:number-rows-repeated="3">
          <table:table-cell table:number-columns-repeated="16383"/>
        </table:table-row>
        <table:table-row table:style-name="ro1">
          <table:table-cell table:style-name="ce4"/>
          <table:table-cell table:number-columns-repeated="16382"/>
        </table:table-row>
        <table:table-row table:style-name="ro1" table:number-rows-repeated="3">
          <table:table-cell table:number-columns-repeated="16383"/>
        </table:table-row>
        <table:table-row table:style-name="ro1">
          <table:table-cell table:style-name="ce4"/>
          <table:table-cell table:style-name="Default" table:number-columns-repeated="9"/>
          <table:table-cell/>
          <table:table-cell table:style-name="ce128"/>
          <table:table-cell table:number-columns-repeated="16371"/>
        </table:table-row>
        <table:table-row table:style-name="ro1">
          <table:table-cell table:style-name="ce4"/>
          <table:table-cell table:number-columns-repeated="10"/>
          <table:table-cell table:style-name="ce128"/>
          <table:table-cell table:number-columns-repeated="16371"/>
        </table:table-row>
        <table:table-row table:style-name="ro1" table:number-rows-repeated="4">
          <table:table-cell table:number-columns-repeated="16383"/>
        </table:table-row>
        <table:table-row table:style-name="ro1">
          <table:table-cell table:style-name="ce4"/>
          <table:table-cell table:number-columns-repeated="16382"/>
        </table:table-row>
        <table:table-row table:style-name="ro1" table:number-rows-repeated="3">
          <table:table-cell table:number-columns-repeated="16383"/>
        </table:table-row>
        <table:table-row table:style-name="ro1">
          <table:table-cell table:style-name="ce4"/>
          <table:table-cell table:number-columns-repeated="16382"/>
        </table:table-row>
        <table:table-row table:style-name="ro1" table:number-rows-repeated="3">
          <table:table-cell table:number-columns-repeated="16383"/>
        </table:table-row>
        <table:table-row table:style-name="ro1">
          <table:table-cell table:style-name="ce4"/>
          <table:table-cell table:number-columns-repeated="16382"/>
        </table:table-row>
        <table:table-row table:style-name="ro1" table:number-rows-repeated="1048433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Sheet3" table:style-name="ta1">
        <table:table-column table:style-name="co2" table:default-cell-style-name="ce37"/>
        <table:table-column table:style-name="co2" table:number-columns-repeated="23" table:default-cell-style-name="Default"/>
        <table:table-row table:style-name="ro1">
          <table:table-cell table:style-name="ce35" office:value-type="string" calcext:value-type="string">
            <text:p>All linear dims mm</text:p>
          </table:table-cell>
          <table:table-cell table:style-name="ce3"/>
          <table:table-cell table:style-name="ce34" office:value-type="string" calcext:value-type="string">
            <text:p>RHS = right hand side</text:p>
          </table:table-cell>
          <table:table-cell table:style-name="ce3" table:number-columns-repeated="17"/>
          <table:table-cell table:style-name="ce33"/>
          <table:table-cell table:style-name="ce3" table:number-columns-repeated="3"/>
        </table:table-row>
        <table:table-row table:style-name="ro1">
          <table:table-cell table:style-name="ce35" office:value-type="string" calcext:value-type="string">
            <text:p>All area dim m2</text:p>
          </table:table-cell>
          <table:table-cell table:style-name="ce3"/>
          <table:table-cell table:style-name="ce34" office:value-type="string" calcext:value-type="string">
            <text:p>LHS = left hand side</text:p>
          </table:table-cell>
          <table:table-cell table:style-name="ce3" table:number-columns-repeated="21"/>
        </table:table-row>
        <table:table-row table:style-name="ro1">
          <table:table-cell table:style-name="ce35"/>
          <table:table-cell table:style-name="ce3"/>
          <table:table-cell table:style-name="ce34" office:value-type="string" calcext:value-type="string">
            <text:p>Ext = external</text:p>
          </table:table-cell>
          <table:table-cell table:style-name="ce3" table:number-columns-repeated="21"/>
        </table:table-row>
        <table:table-row table:style-name="ro17">
          <table:table-cell table:style-name="ce35"/>
          <table:table-cell table:style-name="ce35" office:value-type="string" calcext:value-type="string">
            <text:p>door area <text:s/>(m2)</text:p>
          </table:table-cell>
          <table:table-cell table:style-name="ce35" office:value-type="string" calcext:value-type="string">
            <text:p>Window Area (m2)</text:p>
          </table:table-cell>
          <table:table-cell table:style-name="ce35" office:value-type="string" calcext:value-type="string">
            <text:p>LHS window area (m2)</text:p>
          </table:table-cell>
          <table:table-cell table:style-name="ce35" office:value-type="string" calcext:value-type="string">
            <text:p>RHS window area (m2)</text:p>
          </table:table-cell>
          <table:table-cell table:style-name="ce35" office:value-type="string" calcext:value-type="string">
            <text:p>glazing area (m2)</text:p>
          </table:table-cell>
          <table:table-cell table:style-name="ce35" office:value-type="string" calcext:value-type="string">
            <text:p>decking width </text:p>
          </table:table-cell>
          <table:table-cell table:style-name="ce35" office:value-type="string" calcext:value-type="string">
            <text:p>decking area (m2)</text:p>
          </table:table-cell>
          <table:table-cell table:style-name="ce3" table:number-columns-repeated="16"/>
        </table:table-row>
        <table:table-row table:style-name="ro1">
          <table:table-cell table:style-name="ce35" office:value-type="string" calcext:value-type="string">
            <text:p>Design 1</text:p>
          </table:table-cell>
          <table:table-cell table:style-name="ce3" table:formula="of:=(2000*1000)/1000000" office:value-type="float" office:value="2" calcext:value-type="float">
            <text:p>2</text:p>
          </table:table-cell>
          <table:table-cell table:style-name="ce3" table:formula="of:=(2100*900)/1000000" office:value-type="float" office:value="1.89" calcext:value-type="float">
            <text:p>1.8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table:formula="of:=[.B5]+[.C5]+[.D5]+[.E5]" office:value-type="float" office:value="3.89" calcext:value-type="float">
            <text:p>3.89</text:p>
          </table:table-cell>
          <table:table-cell table:style-name="ce3" office:value-type="float" office:value="900" calcext:value-type="float">
            <text:p>900</text:p>
          </table:table-cell>
          <table:table-cell table:style-name="ce3" table:formula="of:=[.G5]*[.B10]/1000000" office:value-type="float" office:value="3.6" calcext:value-type="float">
            <text:p>3.6</text:p>
          </table:table-cell>
          <table:table-cell table:style-name="ce3" table:number-columns-repeated="16"/>
        </table:table-row>
        <table:table-row table:style-name="ro1">
          <table:table-cell table:style-name="ce35" office:value-type="string" calcext:value-type="string">
            <text:p>Design 2</text:p>
          </table:table-cell>
          <table:table-cell table:style-name="ce3" table:formula="of:=(2000*1000)/1000000" office:value-type="float" office:value="2" calcext:value-type="float">
            <text:p>2</text:p>
          </table:table-cell>
          <table:table-cell table:number-columns-repeated="2" table:style-name="ce3" office:value-type="float" office:value="1.89" calcext:value-type="float">
            <text:p>1.89</text:p>
          </table:table-cell>
          <table:table-cell table:style-name="ce3" office:value-type="float" office:value="0" calcext:value-type="float">
            <text:p>0</text:p>
          </table:table-cell>
          <table:table-cell table:style-name="ce6" table:formula="of:=[.B6]+[.C6]+[.D6]+[.E6]" office:value-type="float" office:value="5.78" calcext:value-type="float">
            <text:p>5.78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table:formula="of:=[.G6]*[.B11]/1000000" office:value-type="float" office:value="4.5" calcext:value-type="float">
            <text:p>4.5</text:p>
          </table:table-cell>
          <table:table-cell table:style-name="ce3" table:number-columns-repeated="16"/>
        </table:table-row>
        <table:table-row table:style-name="ro1">
          <table:table-cell table:style-name="ce35" office:value-type="string" calcext:value-type="string">
            <text:p>Design 3</text:p>
          </table:table-cell>
          <table:table-cell table:style-name="ce3" table:formula="of:=(2000*1000)/1000000" office:value-type="float" office:value="2" calcext:value-type="float">
            <text:p>2</text:p>
          </table:table-cell>
          <table:table-cell table:number-columns-repeated="3" table:style-name="ce3" office:value-type="float" office:value="1.89" calcext:value-type="float">
            <text:p>1.89</text:p>
          </table:table-cell>
          <table:table-cell table:style-name="ce6" table:formula="of:=[.B7]+[.C7]+[.D7]+[.E7]" office:value-type="float" office:value="7.67" calcext:value-type="float">
            <text:p>7.67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table:formula="of:=[.G7]*[.B12]/1000000" office:value-type="float" office:value="6.25" calcext:value-type="float">
            <text:p>6.25</text:p>
          </table:table-cell>
          <table:table-cell table:style-name="ce3" table:number-columns-repeated="16"/>
        </table:table-row>
        <table:table-row table:style-name="ro1">
          <table:table-cell table:style-name="ce35"/>
          <table:table-cell table:style-name="ce3" table:number-columns-repeated="4"/>
          <table:table-cell table:style-name="ce56" office:value-type="percentage" office:value="0.15" calcext:value-type="percentage">
            <text:p>15.00%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table:formula="of:=[.G8]*[.B13]/1000000" office:value-type="float" office:value="8.25" calcext:value-type="float">
            <text:p>8.25</text:p>
          </table:table-cell>
          <table:table-cell table:style-name="ce3" table:number-columns-repeated="16"/>
        </table:table-row>
        <table:table-row table:style-name="ro1">
          <table:table-cell table:style-name="ce35"/>
          <table:table-cell table:style-name="ce35" office:value-type="string" calcext:value-type="string">
            <text:p>external width</text:p>
          </table:table-cell>
          <table:table-cell table:style-name="ce35" office:value-type="string" calcext:value-type="string">
            <text:p>external depth</text:p>
          </table:table-cell>
          <table:table-cell table:style-name="ce35" office:value-type="string" calcext:value-type="string">
            <text:p>external back height</text:p>
          </table:table-cell>
          <table:table-cell table:style-name="ce35" office:value-type="string" calcext:value-type="string">
            <text:p>external front height</text:p>
          </table:table-cell>
          <table:table-cell table:style-name="ce35" office:value-type="string" calcext:value-type="string">
            <text:p>Slope 1 in </text:p>
          </table:table-cell>
          <table:table-cell table:style-name="ce39" office:value-type="string" calcext:value-type="string">
            <text:p>slope length</text:p>
          </table:table-cell>
          <table:table-cell table:style-name="ce35" office:value-type="string" calcext:value-type="string">
            <text:p>Wall SIP thick</text:p>
          </table:table-cell>
          <table:table-cell table:style-name="ce35" office:value-type="string" calcext:value-type="string">
            <text:p>Floor SIP thick</text:p>
          </table:table-cell>
          <table:table-cell table:style-name="ce35" office:value-type="string" calcext:value-type="string">
            <text:p>Roof SIP thick</text:p>
          </table:table-cell>
          <table:table-cell table:style-name="ce35" office:value-type="string" calcext:value-type="string">
            <text:p>footprint A <text:s/>(m2)</text:p>
          </table:table-cell>
          <table:table-cell table:number-columns-repeated="10"/>
          <table:table-cell table:style-name="ce3" table:number-columns-repeated="3"/>
        </table:table-row>
        <table:table-row table:style-name="ro1">
          <table:table-cell table:style-name="ce35" office:value-type="string" calcext:value-type="string">
            <text:p>Design 1 small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000" calcext:value-type="float">
            <text:p>3000</text:p>
          </table:table-cell>
          <table:table-cell table:style-name="ce53" table:formula="of:=[.E10]-([.C10]/1000)*[.F10]" office:value-type="float" office:value="2390" calcext:value-type="float">
            <text:p>2390</text:p>
          </table:table-cell>
          <table:table-cell table:style-name="ce3" office:value-type="float" office:value="2495" calcext:value-type="float">
            <text:p>2495</text:p>
          </table:table-cell>
          <table:table-cell table:style-name="ce8" office:value-type="float" office:value="35" calcext:value-type="float">
            <text:p>35</text:p>
          </table:table-cell>
          <table:table-cell table:style-name="ce58" office:value-type="float" office:value="3005" calcext:value-type="float">
            <text:p>3005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120" calcext:value-type="float">
            <text:p>120</text:p>
          </table:table-cell>
          <table:table-cell table:style-name="ce4" table:formula="of:=[.B10]*[.C10]/1000000" office:value-type="float" office:value="12" calcext:value-type="float">
            <text:p>12.00</text:p>
          </table:table-cell>
          <table:table-cell table:number-columns-repeated="10"/>
          <table:table-cell table:style-name="ce3" table:number-columns-repeated="3"/>
        </table:table-row>
        <table:table-row table:style-name="ro1">
          <table:table-cell table:style-name="ce35" office:value-type="string" calcext:value-type="string">
            <text:p>Design 1 medium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3500" calcext:value-type="float">
            <text:p>3500</text:p>
          </table:table-cell>
          <table:table-cell table:style-name="ce53" table:formula="of:=[.E11]-([.C11]/1000)*[.F11]" office:value-type="float" office:value="2427.5" calcext:value-type="float">
            <text:p>2428</text:p>
          </table:table-cell>
          <table:table-cell table:style-name="ce3" office:value-type="float" office:value="2550" calcext:value-type="float">
            <text:p>2550</text:p>
          </table:table-cell>
          <table:table-cell table:style-name="ce3" office:value-type="float" office:value="35" calcext:value-type="float">
            <text:p>35</text:p>
          </table:table-cell>
          <table:table-cell table:style-name="ce58" office:value-type="float" office:value="3505" calcext:value-type="float">
            <text:p>3505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120" calcext:value-type="float">
            <text:p>120</text:p>
          </table:table-cell>
          <table:table-cell table:style-name="ce4" table:formula="of:=[.B11]*[.C11]/1000000" office:value-type="float" office:value="15.75" calcext:value-type="float">
            <text:p>15.75</text:p>
          </table:table-cell>
          <table:table-cell table:number-columns-repeated="10"/>
          <table:table-cell table:style-name="ce3" table:number-columns-repeated="3"/>
        </table:table-row>
        <table:table-row table:style-name="ro1">
          <table:table-cell table:style-name="ce35" office:value-type="string" calcext:value-type="string">
            <text:p>Design 1 Large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4000" calcext:value-type="float">
            <text:p>4000</text:p>
          </table:table-cell>
          <table:table-cell table:style-name="ce53" table:formula="of:=[.E12]-([.C12]/1000)*[.F12]" office:value-type="float" office:value="2520" calcext:value-type="float">
            <text:p>2520</text:p>
          </table:table-cell>
          <table:table-cell table:style-name="ce3" office:value-type="float" office:value="2660" calcext:value-type="float">
            <text:p>2660</text:p>
          </table:table-cell>
          <table:table-cell table:style-name="ce3" office:value-type="float" office:value="35" calcext:value-type="float">
            <text:p>35</text:p>
          </table:table-cell>
          <table:table-cell table:style-name="ce58" office:value-type="float" office:value="4004" calcext:value-type="float">
            <text:p>4004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120" calcext:value-type="float">
            <text:p>120</text:p>
          </table:table-cell>
          <table:table-cell table:style-name="ce4" table:formula="of:=[.B12]*[.C12]/1000000" office:value-type="float" office:value="20" calcext:value-type="float">
            <text:p>20.00</text:p>
          </table:table-cell>
          <table:table-cell table:number-columns-repeated="10"/>
          <table:table-cell table:style-name="ce3" table:number-columns-repeated="3"/>
        </table:table-row>
        <table:table-row table:style-name="ro1">
          <table:table-cell table:style-name="ce36" office:value-type="string" calcext:value-type="string">
            <text:p>Design 1 Xtra Large</text:p>
          </table:table-cell>
          <table:table-cell table:style-name="ce62" office:value-type="float" office:value="5500" calcext:value-type="float">
            <text:p>5500</text:p>
          </table:table-cell>
          <table:table-cell table:style-name="ce62" office:value-type="float" office:value="4500" calcext:value-type="float">
            <text:p>4500</text:p>
          </table:table-cell>
          <table:table-cell table:style-name="ce53" table:formula="of:=[.E13]-([.C13]/1000)*[.F13]" office:value-type="float" office:value="2542.5" calcext:value-type="float">
            <text:p>2543</text:p>
          </table:table-cell>
          <table:table-cell table:style-name="ce62" office:value-type="float" office:value="2700" calcext:value-type="float">
            <text:p>2700</text:p>
          </table:table-cell>
          <table:table-cell table:style-name="ce62" office:value-type="float" office:value="35" calcext:value-type="float">
            <text:p>35</text:p>
          </table:table-cell>
          <table:table-cell table:style-name="ce10" office:value-type="float" office:value="4506" calcext:value-type="float">
            <text:p>4506</text:p>
          </table:table-cell>
          <table:table-cell table:number-columns-repeated="3" table:style-name="ce62" office:value-type="float" office:value="162" calcext:value-type="float">
            <text:p>162</text:p>
          </table:table-cell>
          <table:table-cell table:style-name="ce4" table:formula="of:=[.B13]*[.C13]/1000000" office:value-type="float" office:value="24.75" calcext:value-type="float">
            <text:p>24.75</text:p>
          </table:table-cell>
          <table:table-cell table:number-columns-repeated="10"/>
          <table:table-cell table:style-name="ce4" table:number-columns-repeated="3"/>
        </table:table-row>
        <table:table-row table:style-name="ro1">
          <table:table-cell table:style-name="ce35" office:value-type="string" calcext:value-type="string">
            <text:p>Design 2 small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000" calcext:value-type="float">
            <text:p>3000</text:p>
          </table:table-cell>
          <table:table-cell table:style-name="ce53" table:formula="of:=[.E14]-([.C14]/1000)*[.F14]" office:value-type="float" office:value="2390" calcext:value-type="float">
            <text:p>2390</text:p>
          </table:table-cell>
          <table:table-cell table:style-name="ce3" office:value-type="float" office:value="2495" calcext:value-type="float">
            <text:p>2495</text:p>
          </table:table-cell>
          <table:table-cell table:style-name="ce8" office:value-type="float" office:value="35" calcext:value-type="float">
            <text:p>35</text:p>
          </table:table-cell>
          <table:table-cell table:style-name="ce58" office:value-type="float" office:value="4005" calcext:value-type="float">
            <text:p>4005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120" calcext:value-type="float">
            <text:p>120</text:p>
          </table:table-cell>
          <table:table-cell table:style-name="ce4" table:formula="of:=[.B14]*[.C14]/1000000" office:value-type="float" office:value="12" calcext:value-type="float">
            <text:p>12.00</text:p>
          </table:table-cell>
          <table:table-cell table:number-columns-repeated="10"/>
          <table:table-cell table:style-name="ce3" table:number-columns-repeated="3"/>
        </table:table-row>
        <table:table-row table:style-name="ro1">
          <table:table-cell table:style-name="ce35" office:value-type="string" calcext:value-type="string">
            <text:p>Design 2 medium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3500" calcext:value-type="float">
            <text:p>3500</text:p>
          </table:table-cell>
          <table:table-cell table:style-name="ce53" table:formula="of:=[.E15]-([.C15]/1000)*[.F15]" office:value-type="float" office:value="2427.5" calcext:value-type="float">
            <text:p>2428</text:p>
          </table:table-cell>
          <table:table-cell table:style-name="ce3" office:value-type="float" office:value="2550" calcext:value-type="float">
            <text:p>2550</text:p>
          </table:table-cell>
          <table:table-cell table:style-name="ce3" office:value-type="float" office:value="35" calcext:value-type="float">
            <text:p>35</text:p>
          </table:table-cell>
          <table:table-cell table:style-name="ce58" office:value-type="float" office:value="4505" calcext:value-type="float">
            <text:p>4505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120" calcext:value-type="float">
            <text:p>120</text:p>
          </table:table-cell>
          <table:table-cell table:style-name="ce4" table:formula="of:=[.B15]*[.C15]/1000000" office:value-type="float" office:value="15.75" calcext:value-type="float">
            <text:p>15.75</text:p>
          </table:table-cell>
          <table:table-cell table:number-columns-repeated="10"/>
          <table:table-cell table:style-name="ce3" table:number-columns-repeated="3"/>
        </table:table-row>
        <table:table-row table:style-name="ro1">
          <table:table-cell table:style-name="ce35" office:value-type="string" calcext:value-type="string">
            <text:p>Design 2 large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4000" calcext:value-type="float">
            <text:p>4000</text:p>
          </table:table-cell>
          <table:table-cell table:style-name="ce53" table:formula="of:=[.E16]-([.C16]/1000)*[.F16]" office:value-type="float" office:value="2520" calcext:value-type="float">
            <text:p>2520</text:p>
          </table:table-cell>
          <table:table-cell table:style-name="ce3" office:value-type="float" office:value="2660" calcext:value-type="float">
            <text:p>2660</text:p>
          </table:table-cell>
          <table:table-cell table:style-name="ce3" office:value-type="float" office:value="35" calcext:value-type="float">
            <text:p>35</text:p>
          </table:table-cell>
          <table:table-cell table:style-name="ce58" office:value-type="float" office:value="5005" calcext:value-type="float">
            <text:p>5005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0"/>
          <table:table-cell table:style-name="ce3" table:number-columns-repeated="3"/>
        </table:table-row>
        <table:table-row table:style-name="ro1">
          <table:table-cell table:style-name="ce36" office:value-type="string" calcext:value-type="string">
            <text:p>Design 2 Xtra Large</text:p>
          </table:table-cell>
          <table:table-cell table:style-name="ce62" office:value-type="float" office:value="5500" calcext:value-type="float">
            <text:p>5500</text:p>
          </table:table-cell>
          <table:table-cell table:style-name="ce62" office:value-type="float" office:value="4500" calcext:value-type="float">
            <text:p>4500</text:p>
          </table:table-cell>
          <table:table-cell table:style-name="ce53" table:formula="of:=[.E17]-([.C17]/1000)*[.F17]" office:value-type="float" office:value="2542.5" calcext:value-type="float">
            <text:p>2543</text:p>
          </table:table-cell>
          <table:table-cell table:style-name="ce62" office:value-type="float" office:value="2700" calcext:value-type="float">
            <text:p>2700</text:p>
          </table:table-cell>
          <table:table-cell table:style-name="ce62" office:value-type="float" office:value="35" calcext:value-type="float">
            <text:p>35</text:p>
          </table:table-cell>
          <table:table-cell table:style-name="ce10" office:value-type="float" office:value="5505" calcext:value-type="float">
            <text:p>5505</text:p>
          </table:table-cell>
          <table:table-cell table:number-columns-repeated="3" table:style-name="ce62" office:value-type="float" office:value="162" calcext:value-type="float">
            <text:p>162</text:p>
          </table:table-cell>
          <table:table-cell table:style-name="ce62" office:value-type="float" office:value="36" calcext:value-type="float">
            <text:p>36</text:p>
          </table:table-cell>
          <table:table-cell table:number-columns-repeated="10"/>
          <table:table-cell table:style-name="ce4" table:number-columns-repeated="3"/>
        </table:table-row>
        <table:table-row table:style-name="ro1">
          <table:table-cell table:style-name="ce35" office:value-type="string" calcext:value-type="string">
            <text:p>Design <text:s/>3 small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000" calcext:value-type="float">
            <text:p>3000</text:p>
          </table:table-cell>
          <table:table-cell table:style-name="ce53" table:formula="of:=[.E18]-([.C18]/1000)*[.F18]" office:value-type="float" office:value="2390" calcext:value-type="float">
            <text:p>2390</text:p>
          </table:table-cell>
          <table:table-cell table:style-name="ce3" office:value-type="float" office:value="2495" calcext:value-type="float">
            <text:p>2495</text:p>
          </table:table-cell>
          <table:table-cell table:style-name="ce8" office:value-type="float" office:value="35" calcext:value-type="float">
            <text:p>35</text:p>
          </table:table-cell>
          <table:table-cell table:style-name="ce58" office:value-type="float" office:value="4005" calcext:value-type="float">
            <text:p>4005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120" calcext:value-type="float">
            <text:p>120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"/>
          <table:table-cell table:style-name="ce3" table:number-columns-repeated="3"/>
        </table:table-row>
        <table:table-row table:style-name="ro1">
          <table:table-cell table:style-name="ce35" office:value-type="string" calcext:value-type="string">
            <text:p>Design <text:s/>3 <text:s/>medium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3500" calcext:value-type="float">
            <text:p>3500</text:p>
          </table:table-cell>
          <table:table-cell table:style-name="ce53" table:formula="of:=[.E19]-([.C19]/1000)*[.F19]" office:value-type="float" office:value="2427.5" calcext:value-type="float">
            <text:p>2428</text:p>
          </table:table-cell>
          <table:table-cell table:style-name="ce3" office:value-type="float" office:value="2550" calcext:value-type="float">
            <text:p>2550</text:p>
          </table:table-cell>
          <table:table-cell table:style-name="ce3" office:value-type="float" office:value="35" calcext:value-type="float">
            <text:p>35</text:p>
          </table:table-cell>
          <table:table-cell table:style-name="ce58" office:value-type="float" office:value="4505" calcext:value-type="float">
            <text:p>4505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0"/>
          <table:table-cell table:style-name="ce3" table:number-columns-repeated="3"/>
        </table:table-row>
        <table:table-row table:style-name="ro1">
          <table:table-cell table:style-name="ce35" office:value-type="string" calcext:value-type="string">
            <text:p>Design <text:s/>2 <text:s/>Large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4000" calcext:value-type="float">
            <text:p>4000</text:p>
          </table:table-cell>
          <table:table-cell table:style-name="ce53" table:formula="of:=[.E20]-([.C20]/1000)*[.F20]" office:value-type="float" office:value="2520" calcext:value-type="float">
            <text:p>2520</text:p>
          </table:table-cell>
          <table:table-cell table:style-name="ce3" office:value-type="float" office:value="2660" calcext:value-type="float">
            <text:p>2660</text:p>
          </table:table-cell>
          <table:table-cell table:style-name="ce3" office:value-type="float" office:value="35" calcext:value-type="float">
            <text:p>35</text:p>
          </table:table-cell>
          <table:table-cell table:style-name="ce58" table:formula="of:=[.C20]*1.1" office:value-type="float" office:value="4400" calcext:value-type="float">
            <text:p>4400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0"/>
          <table:table-cell table:style-name="ce3" table:number-columns-repeated="3"/>
        </table:table-row>
        <table:table-row table:style-name="ro17">
          <table:table-cell table:style-name="ce36" office:value-type="string" calcext:value-type="string">
            <text:p>Design <text:s/>3 <text:s/>Xtra Large</text:p>
          </table:table-cell>
          <table:table-cell table:style-name="ce62" office:value-type="float" office:value="5500" calcext:value-type="float">
            <text:p>5500</text:p>
          </table:table-cell>
          <table:table-cell table:style-name="ce62" office:value-type="float" office:value="4500" calcext:value-type="float">
            <text:p>4500</text:p>
          </table:table-cell>
          <table:table-cell table:style-name="ce53" table:formula="of:=[.E21]-([.C21]/1000)*[.F21]" office:value-type="float" office:value="2542.5" calcext:value-type="float">
            <text:p>2543</text:p>
          </table:table-cell>
          <table:table-cell table:style-name="ce62" office:value-type="float" office:value="2700" calcext:value-type="float">
            <text:p>2700</text:p>
          </table:table-cell>
          <table:table-cell table:style-name="ce62" office:value-type="float" office:value="35" calcext:value-type="float">
            <text:p>35</text:p>
          </table:table-cell>
          <table:table-cell table:style-name="ce10" office:value-type="float" office:value="5505" calcext:value-type="float">
            <text:p>5505</text:p>
          </table:table-cell>
          <table:table-cell table:number-columns-repeated="3" table:style-name="ce62" office:value-type="float" office:value="162" calcext:value-type="float">
            <text:p>162</text:p>
          </table:table-cell>
          <table:table-cell table:style-name="ce62" office:value-type="float" office:value="36" calcext:value-type="float">
            <text:p>36</text:p>
          </table:table-cell>
          <table:table-cell table:number-columns-repeated="10"/>
          <table:table-cell table:style-name="ce4" table:number-columns-repeated="3"/>
        </table:table-row>
        <table:table-row table:style-name="ro17">
          <table:table-cell table:style-name="ce35"/>
          <table:table-cell table:style-name="ce35" office:value-type="string" calcext:value-type="string">
            <text:p>floor area</text:p>
          </table:table-cell>
          <table:table-cell table:style-name="ce35" office:value-type="string" calcext:value-type="string">
            <text:p>Glazing area m2</text:p>
          </table:table-cell>
          <table:table-cell table:style-name="ce35" office:value-type="string" calcext:value-type="string">
            <text:p>wall perimeter </text:p>
          </table:table-cell>
          <table:table-cell table:style-name="ce35" office:value-type="string" calcext:value-type="string">
            <text:p>wall area (m2)</text:p>
          </table:table-cell>
          <table:table-cell table:style-name="ce35" office:value-type="string" calcext:value-type="string">
            <text:p>wall cover area (m2)</text:p>
          </table:table-cell>
          <table:table-cell table:style-name="ce35" office:value-type="string" calcext:value-type="string">
            <text:p>roof front overhang</text:p>
          </table:table-cell>
          <table:table-cell table:style-name="ce35" office:value-type="string" calcext:value-type="string">
            <text:p>Sides &amp; rear roof overhang</text:p>
          </table:table-cell>
          <table:table-cell table:style-name="ce35" office:value-type="string" calcext:value-type="string">
            <text:p>roof area ( m2 )</text:p>
          </table:table-cell>
          <table:table-cell table:style-name="ce35" office:value-type="string" calcext:value-type="string">
            <text:p>Ext perimeter</text:p>
          </table:table-cell>
          <table:table-cell table:style-name="ce35" office:value-type="string" calcext:value-type="string">
            <text:p>exterior cladding area (m2)</text:p>
          </table:table-cell>
          <table:table-cell table:style-name="ce58"/>
          <table:table-cell table:style-name="ce3" table:number-columns-repeated="7"/>
          <table:table-cell table:style-name="ce58"/>
          <table:table-cell table:style-name="ce3" table:number-columns-repeated="4"/>
        </table:table-row>
        <table:table-row table:style-name="ro1">
          <table:table-cell table:style-name="ce35" office:value-type="string" calcext:value-type="string">
            <text:p>Design 1 small</text:p>
          </table:table-cell>
          <table:table-cell table:style-name="ce3" table:formula="of:=(([.B10]-[.H10])*([.C10]-[.H10]))/1000000" office:value-type="float" office:value="11.31" calcext:value-type="float">
            <text:p>11.31</text:p>
          </table:table-cell>
          <table:table-cell table:style-name="ce32" table:formula="of:=[.F$5]" office:value-type="float" office:value="3.89" calcext:value-type="float">
            <text:p>3.890</text:p>
          </table:table-cell>
          <table:table-cell table:style-name="ce3" table:formula="of:=(([.B10]-(2*[.H10])*2)+([.C10]-(2*[.H10])))" office:value-type="float" office:value="6400" calcext:value-type="float">
            <text:p>6400</text:p>
          </table:table-cell>
          <table:table-cell table:style-name="ce4" table:formula="of:=([.D23]*(([.D10]+[.E10])/2))/1000000" office:value-type="float" office:value="15.632" calcext:value-type="float">
            <text:p>15.63</text:p>
          </table:table-cell>
          <table:table-cell table:style-name="ce4" table:formula="of:=[.E23]-[.C23]" office:value-type="float" office:value="11.742" calcext:value-type="float">
            <text:p>11.74</text:p>
          </table:table-cell>
          <table:table-cell table:style-name="ce62" office:value-type="float" office:value="900" calcext:value-type="float">
            <text:p>900</text:p>
          </table:table-cell>
          <table:table-cell table:style-name="ce62" office:value-type="float" office:value="200" calcext:value-type="float">
            <text:p>200</text:p>
          </table:table-cell>
          <table:table-cell table:style-name="ce4" table:formula="of:=(([.B10]+[.H23]+[.H23])*([.G10]+[.G23]+[.H23]))/1000000" office:value-type="float" office:value="18.062" calcext:value-type="float">
            <text:p>18.06</text:p>
          </table:table-cell>
          <table:table-cell table:style-name="ce58" table:formula="of:=(((2*[.J10])+([.B10])*2)+((2*[.J10])+([.C10])*2))" office:value-type="float" office:value="14480" calcext:value-type="float">
            <text:p>14480</text:p>
          </table:table-cell>
          <table:table-cell table:style-name="ce4" table:formula="of:=([.J23]*[.E10])/1000000-[.C23]" office:value-type="float" office:value="32.2376" calcext:value-type="float">
            <text:p>32.24</text:p>
          </table:table-cell>
          <table:table-cell table:style-name="ce58"/>
          <table:table-cell table:style-name="ce3" table:number-columns-repeated="7"/>
          <table:table-cell table:style-name="ce58"/>
          <table:table-cell table:style-name="ce3" table:number-columns-repeated="4"/>
        </table:table-row>
        <table:table-row table:style-name="ro1">
          <table:table-cell table:style-name="ce35" office:value-type="string" calcext:value-type="string">
            <text:p>Design 1 medium</text:p>
          </table:table-cell>
          <table:table-cell table:style-name="ce3" table:formula="of:=(([.B11]-[.H11])*([.C11]-[.H11]))/1000000" office:value-type="float" office:value="14.96" calcext:value-type="float">
            <text:p>14.96</text:p>
          </table:table-cell>
          <table:table-cell table:style-name="ce32" table:formula="of:=[.F$5]" office:value-type="float" office:value="3.89" calcext:value-type="float">
            <text:p>3.890</text:p>
          </table:table-cell>
          <table:table-cell table:style-name="ce3" table:formula="of:=(([.B11]-(2*[.H11])*2)+([.C11]-(2*[.H11])))" office:value-type="float" office:value="7400" calcext:value-type="float">
            <text:p>7400</text:p>
          </table:table-cell>
          <table:table-cell table:style-name="ce4" table:formula="of:=([.D24]*(([.D11]+[.E11])/2))/1000000" office:value-type="float" office:value="18.41675" calcext:value-type="float">
            <text:p>18.42</text:p>
          </table:table-cell>
          <table:table-cell table:style-name="ce4" table:formula="of:=[.E24]-[.C24]" office:value-type="float" office:value="14.52675" calcext:value-type="float">
            <text:p>14.53</text:p>
          </table:table-cell>
          <table:table-cell table:style-name="ce62" office:value-type="float" office:value="1000" calcext:value-type="float">
            <text:p>1000</text:p>
          </table:table-cell>
          <table:table-cell table:style-name="ce62" office:value-type="float" office:value="225" calcext:value-type="float">
            <text:p>225</text:p>
          </table:table-cell>
          <table:table-cell table:style-name="ce4" table:formula="of:=(([.B11]+[.H24]+[.H24])*([.G11]+[.G24]+[.H24]))/1000000" office:value-type="float" office:value="23.4135" calcext:value-type="float">
            <text:p>23.41</text:p>
          </table:table-cell>
          <table:table-cell table:style-name="ce58" table:formula="of:=(((2*[.J11])+([.B11])*2)+((2*[.J11])+([.C11])*2))" office:value-type="float" office:value="16480" calcext:value-type="float">
            <text:p>16480</text:p>
          </table:table-cell>
          <table:table-cell table:style-name="ce4" table:formula="of:=([.J24]*[.E11])/1000000-[.C24]" office:value-type="float" office:value="38.134" calcext:value-type="float">
            <text:p>38.13</text:p>
          </table:table-cell>
          <table:table-cell table:style-name="ce58"/>
          <table:table-cell table:style-name="ce3" table:number-columns-repeated="7"/>
          <table:table-cell table:style-name="ce58"/>
          <table:table-cell table:style-name="ce3" table:number-columns-repeated="4"/>
        </table:table-row>
        <table:table-row table:style-name="ro1">
          <table:table-cell table:style-name="ce35" office:value-type="string" calcext:value-type="string">
            <text:p>Design 1 Large</text:p>
          </table:table-cell>
          <table:table-cell table:style-name="ce3" table:formula="of:=(([.B12]-[.H12])*([.C12]-[.H12]))/1000000" office:value-type="float" office:value="19.11" calcext:value-type="float">
            <text:p>19.11</text:p>
          </table:table-cell>
          <table:table-cell table:style-name="ce32" table:formula="of:=[.F$5]" office:value-type="float" office:value="3.89" calcext:value-type="float">
            <text:p>3.890</text:p>
          </table:table-cell>
          <table:table-cell table:style-name="ce3" table:formula="of:=(([.B12]-(2*[.H12])*2)+([.C12]-(2*[.H12])))" office:value-type="float" office:value="8400" calcext:value-type="float">
            <text:p>8400</text:p>
          </table:table-cell>
          <table:table-cell table:style-name="ce4" table:formula="of:=([.D25]*(([.D12]+[.E12])/2))/1000000" office:value-type="float" office:value="21.756" calcext:value-type="float">
            <text:p>21.76</text:p>
          </table:table-cell>
          <table:table-cell table:style-name="ce4" table:formula="of:=[.E25]-[.C25]" office:value-type="float" office:value="17.866" calcext:value-type="float">
            <text:p>17.87</text:p>
          </table:table-cell>
          <table:table-cell table:style-name="ce62" office:value-type="float" office:value="1100" calcext:value-type="float">
            <text:p>1100</text:p>
          </table:table-cell>
          <table:table-cell table:style-name="ce62" office:value-type="float" office:value="250" calcext:value-type="float">
            <text:p>250</text:p>
          </table:table-cell>
          <table:table-cell table:style-name="ce4" table:formula="of:=(([.B12]+[.H25]+[.H25])*([.G12]+[.G25]+[.H25]))/1000000" office:value-type="float" office:value="29.447" calcext:value-type="float">
            <text:p>29.45</text:p>
          </table:table-cell>
          <table:table-cell table:style-name="ce58" table:formula="of:=(((2*[.J12])+([.B12])*2)+((2*[.J12])+([.C12])*2))" office:value-type="float" office:value="18480" calcext:value-type="float">
            <text:p>18480</text:p>
          </table:table-cell>
          <table:table-cell table:style-name="ce4" table:formula="of:=([.J25]*[.E12])/1000000-[.C25]" office:value-type="float" office:value="45.2668" calcext:value-type="float">
            <text:p>45.27</text:p>
          </table:table-cell>
          <table:table-cell table:style-name="ce3" table:number-columns-repeated="8"/>
          <table:table-cell table:style-name="ce58"/>
          <table:table-cell table:style-name="ce3" table:number-columns-repeated="4"/>
        </table:table-row>
        <table:table-row table:style-name="ro1">
          <table:table-cell table:style-name="ce36" office:value-type="string" calcext:value-type="string">
            <text:p>Design 1 Xtra Large</text:p>
          </table:table-cell>
          <table:table-cell table:style-name="ce4" table:formula="of:=(([.B13]-[.H13])*([.C13]-[.H13]))/1000000" office:value-type="float" office:value="23.156244" calcext:value-type="float">
            <text:p>23.16</text:p>
          </table:table-cell>
          <table:table-cell table:style-name="ce32" table:formula="of:=[.C25]*1.1" office:value-type="float" office:value="4.279" calcext:value-type="float">
            <text:p>4.279</text:p>
          </table:table-cell>
          <table:table-cell table:style-name="ce62" table:formula="of:=(([.B13]-(2*[.H13])*2)+([.C13]-(2*[.H13])))" office:value-type="float" office:value="9028" calcext:value-type="float">
            <text:p>9028</text:p>
          </table:table-cell>
          <table:table-cell table:style-name="ce4" table:formula="of:=([.D26]*(([.D13]+[.E13])/2))/1000000" office:value-type="float" office:value="23.664645" calcext:value-type="float">
            <text:p>23.66</text:p>
          </table:table-cell>
          <table:table-cell table:style-name="ce4" table:formula="of:=[.E26]-[.C26]" office:value-type="float" office:value="19.385645" calcext:value-type="float">
            <text:p>19.39</text:p>
          </table:table-cell>
          <table:table-cell table:style-name="ce62" office:value-type="float" office:value="1200" calcext:value-type="float">
            <text:p>1200</text:p>
          </table:table-cell>
          <table:table-cell table:style-name="ce62" office:value-type="float" office:value="250" calcext:value-type="float">
            <text:p>250</text:p>
          </table:table-cell>
          <table:table-cell table:style-name="ce4" table:formula="of:=(([.B13]+[.H26]+[.H26])*([.G13]+[.G26]+[.H26]))/1000000" office:value-type="float" office:value="35.736" calcext:value-type="float">
            <text:p>35.74</text:p>
          </table:table-cell>
          <table:table-cell table:style-name="ce10" table:formula="of:=(((2*[.J13])+([.B13])*2)+((2*[.J13])+([.C13])*2))" office:value-type="float" office:value="20648" calcext:value-type="float">
            <text:p>20648</text:p>
          </table:table-cell>
          <table:table-cell table:style-name="ce4" table:formula="of:=([.J26]*[.E13])/1000000-[.C26]" office:value-type="float" office:value="51.4706" calcext:value-type="float">
            <text:p>51.47</text:p>
          </table:table-cell>
          <table:table-cell table:style-name="ce3" table:number-columns-repeated="8"/>
          <table:table-cell table:style-name="ce58"/>
          <table:table-cell table:style-name="ce3" table:number-columns-repeated="4"/>
        </table:table-row>
        <table:table-row table:style-name="ro1">
          <table:table-cell table:style-name="ce35" office:value-type="string" calcext:value-type="string">
            <text:p>Design 2 small</text:p>
          </table:table-cell>
          <table:table-cell table:style-name="ce3" table:formula="of:=(([.B14]-[.H14])*([.C14]-[.H14]))/1000000" office:value-type="float" office:value="11.31" calcext:value-type="float">
            <text:p>11.31</text:p>
          </table:table-cell>
          <table:table-cell table:style-name="ce32" table:formula="of:=[.F6]" office:value-type="float" office:value="5.78" calcext:value-type="float">
            <text:p>5.780</text:p>
          </table:table-cell>
          <table:table-cell table:style-name="ce3" table:formula="of:=(([.B14]-(2*[.H14])*2)+([.C14]-(2*[.H14])))" office:value-type="float" office:value="6400" calcext:value-type="float">
            <text:p>6400</text:p>
          </table:table-cell>
          <table:table-cell table:style-name="ce4" table:formula="of:=([.D27]*(([.D14]+[.E14])/2))/1000000" office:value-type="float" office:value="15.632" calcext:value-type="float">
            <text:p>15.63</text:p>
          </table:table-cell>
          <table:table-cell table:style-name="ce4" table:formula="of:=[.E27]-[.C27]" office:value-type="float" office:value="9.852" calcext:value-type="float">
            <text:p>9.85</text:p>
          </table:table-cell>
          <table:table-cell table:style-name="ce62" office:value-type="float" office:value="900" calcext:value-type="float">
            <text:p>900</text:p>
          </table:table-cell>
          <table:table-cell table:style-name="ce62" office:value-type="float" office:value="200" calcext:value-type="float">
            <text:p>200</text:p>
          </table:table-cell>
          <table:table-cell table:style-name="ce4" table:formula="of:=(([.B14]+[.H27]+[.H27])*([.G14]+[.G27]+[.H27]))/1000000" office:value-type="float" office:value="22.462" calcext:value-type="float">
            <text:p>22.46</text:p>
          </table:table-cell>
          <table:table-cell table:style-name="ce58" table:formula="of:=(((2*[.J14])+([.B14])*2)+((2*[.J14])+([.C14])*2))" office:value-type="float" office:value="14480" calcext:value-type="float">
            <text:p>14480</text:p>
          </table:table-cell>
          <table:table-cell table:style-name="ce4" table:formula="of:=([.J27]*[.E14])/1000000-[.C27]" office:value-type="float" office:value="30.3476" calcext:value-type="float">
            <text:p>30.35</text:p>
          </table:table-cell>
          <table:table-cell table:style-name="ce3" table:number-columns-repeated="8"/>
          <table:table-cell table:style-name="ce58"/>
          <table:table-cell table:style-name="ce3" table:number-columns-repeated="4"/>
        </table:table-row>
        <table:table-row table:style-name="ro1">
          <table:table-cell table:style-name="ce35" office:value-type="string" calcext:value-type="string">
            <text:p>Design 2 medium</text:p>
          </table:table-cell>
          <table:table-cell table:style-name="ce3" table:formula="of:=(([.B15]-[.H15])*([.C15]-[.H15]))/1000000" office:value-type="float" office:value="14.96" calcext:value-type="float">
            <text:p>14.96</text:p>
          </table:table-cell>
          <table:table-cell table:style-name="ce32" table:formula="of:=[.F$6]" office:value-type="float" office:value="5.78" calcext:value-type="float">
            <text:p>5.780</text:p>
          </table:table-cell>
          <table:table-cell table:style-name="ce3" table:formula="of:=(([.B15]-(2*[.H15])*2)+([.C15]-(2*[.H15])))" office:value-type="float" office:value="7400" calcext:value-type="float">
            <text:p>7400</text:p>
          </table:table-cell>
          <table:table-cell table:style-name="ce4" table:formula="of:=([.D28]*(([.D15]+[.E15])/2))/1000000" office:value-type="float" office:value="18.41675" calcext:value-type="float">
            <text:p>18.42</text:p>
          </table:table-cell>
          <table:table-cell table:style-name="ce4" table:formula="of:=[.E28]-[.C28]" office:value-type="float" office:value="12.63675" calcext:value-type="float">
            <text:p>12.64</text:p>
          </table:table-cell>
          <table:table-cell table:style-name="ce62" office:value-type="float" office:value="1000" calcext:value-type="float">
            <text:p>1000</text:p>
          </table:table-cell>
          <table:table-cell table:style-name="ce62" office:value-type="float" office:value="225" calcext:value-type="float">
            <text:p>225</text:p>
          </table:table-cell>
          <table:table-cell table:style-name="ce4" table:formula="of:=(([.B15]+[.H28]+[.H28])*([.G15]+[.G28]+[.H28]))/1000000" office:value-type="float" office:value="28.3635" calcext:value-type="float">
            <text:p>28.36</text:p>
          </table:table-cell>
          <table:table-cell table:style-name="ce58" table:formula="of:=(((2*[.J15])+([.B15])*2)+((2*[.J15])+([.C15])*2))" office:value-type="float" office:value="16480" calcext:value-type="float">
            <text:p>16480</text:p>
          </table:table-cell>
          <table:table-cell table:style-name="ce4" table:formula="of:=([.J28]*[.E15])/1000000-[.C28]" office:value-type="float" office:value="36.244" calcext:value-type="float">
            <text:p>36.24</text:p>
          </table:table-cell>
          <table:table-cell table:number-columns-repeated="13"/>
        </table:table-row>
        <table:table-row table:style-name="ro1">
          <table:table-cell table:style-name="ce35" office:value-type="string" calcext:value-type="string">
            <text:p>Design 2 large</text:p>
          </table:table-cell>
          <table:table-cell table:style-name="ce58" office:value-type="float" office:value="5006" calcext:value-type="float">
            <text:p>5006</text:p>
          </table:table-cell>
          <table:table-cell table:style-name="ce32" table:formula="of:=[.F$6]" office:value-type="float" office:value="5.78" calcext:value-type="float">
            <text:p>5.780</text:p>
          </table:table-cell>
          <table:table-cell table:style-name="ce3" table:formula="of:=(([.B16]-(2*[.H16])*2)+([.C16]-(2*[.H16])))" office:value-type="float" office:value="8400" calcext:value-type="float">
            <text:p>8400</text:p>
          </table:table-cell>
          <table:table-cell table:style-name="ce4" table:formula="of:=([.D29]*(([.D16]+[.E16])/2))/1000000" office:value-type="float" office:value="21.756" calcext:value-type="float">
            <text:p>21.76</text:p>
          </table:table-cell>
          <table:table-cell table:style-name="ce4" table:formula="of:=[.E29]-[.C29]" office:value-type="float" office:value="15.976" calcext:value-type="float">
            <text:p>15.98</text:p>
          </table:table-cell>
          <table:table-cell table:style-name="ce62" office:value-type="float" office:value="1250" calcext:value-type="float">
            <text:p>1250</text:p>
          </table:table-cell>
          <table:table-cell table:style-name="ce62" office:value-type="float" office:value="250" calcext:value-type="float">
            <text:p>250</text:p>
          </table:table-cell>
          <table:table-cell table:style-name="ce4" table:formula="of:=(([.B16]+[.H29]+[.H29])*([.G16]+[.G29]+[.H29]))/1000000" office:value-type="float" office:value="35.7775" calcext:value-type="float">
            <text:p>35.78</text:p>
          </table:table-cell>
          <table:table-cell table:style-name="ce58" table:formula="of:=(((2*[.J16])+([.B16])*2)+((2*[.J16])+([.C16])*2))" office:value-type="float" office:value="18480" calcext:value-type="float">
            <text:p>18480</text:p>
          </table:table-cell>
          <table:table-cell table:style-name="ce4" table:formula="of:=([.J29]*[.E16])/1000000-[.C29]" office:value-type="float" office:value="43.3768" calcext:value-type="float">
            <text:p>43.38</text:p>
          </table:table-cell>
          <table:table-cell table:number-columns-repeated="13"/>
        </table:table-row>
        <table:table-row table:style-name="ro1">
          <table:table-cell table:style-name="ce36" office:value-type="string" calcext:value-type="string">
            <text:p>Design 2 Xtra Large</text:p>
          </table:table-cell>
          <table:table-cell table:style-name="ce10" office:value-type="float" office:value="5506" calcext:value-type="float">
            <text:p>5506</text:p>
          </table:table-cell>
          <table:table-cell table:style-name="ce32" table:formula="of:=[.F$6]" office:value-type="float" office:value="5.78" calcext:value-type="float">
            <text:p>5.780</text:p>
          </table:table-cell>
          <table:table-cell table:style-name="ce62" table:formula="of:=(([.B17]-(2*[.H17])*2)+([.C17]-(2*[.H17])))" office:value-type="float" office:value="9028" calcext:value-type="float">
            <text:p>9028</text:p>
          </table:table-cell>
          <table:table-cell table:style-name="ce4" table:formula="of:=([.D30]*(([.D17]+[.E17])/2))/1000000" office:value-type="float" office:value="23.664645" calcext:value-type="float">
            <text:p>23.66</text:p>
          </table:table-cell>
          <table:table-cell table:style-name="ce4" table:formula="of:=[.E30]-[.C30]" office:value-type="float" office:value="17.884645" calcext:value-type="float">
            <text:p>17.88</text:p>
          </table:table-cell>
          <table:table-cell table:style-name="ce62" office:value-type="float" office:value="1200" calcext:value-type="float">
            <text:p>1200</text:p>
          </table:table-cell>
          <table:table-cell table:style-name="ce62" office:value-type="float" office:value="250" calcext:value-type="float">
            <text:p>250</text:p>
          </table:table-cell>
          <table:table-cell table:style-name="ce4" table:formula="of:=(([.B17]+[.H30]+[.H30])*([.G17]+[.G30]+[.H30]))/1000000" office:value-type="float" office:value="41.73" calcext:value-type="float">
            <text:p>41.73</text:p>
          </table:table-cell>
          <table:table-cell table:style-name="ce10" table:formula="of:=(((2*[.J17])+([.B17])*2)+((2*[.J17])+([.C17])*2))" office:value-type="float" office:value="20648" calcext:value-type="float">
            <text:p>20648</text:p>
          </table:table-cell>
          <table:table-cell table:style-name="ce4" table:formula="of:=([.J30]*[.E17])/1000000-[.C30]" office:value-type="float" office:value="49.9696" calcext:value-type="float">
            <text:p>49.97</text:p>
          </table:table-cell>
          <table:table-cell table:number-columns-repeated="13"/>
        </table:table-row>
        <table:table-row table:style-name="ro1">
          <table:table-cell table:style-name="ce35" office:value-type="string" calcext:value-type="string">
            <text:p>Design <text:s/>3 small</text:p>
          </table:table-cell>
          <table:table-cell table:style-name="ce58" office:value-type="float" office:value="4006" calcext:value-type="float">
            <text:p>4006</text:p>
          </table:table-cell>
          <table:table-cell table:style-name="ce32" table:formula="of:=[.F7]" office:value-type="float" office:value="7.67" calcext:value-type="float">
            <text:p>7.670</text:p>
          </table:table-cell>
          <table:table-cell table:style-name="ce3" table:formula="of:=(([.B18]-(2*[.H18])*2)+([.C18]-(2*[.H18])))" office:value-type="float" office:value="6400" calcext:value-type="float">
            <text:p>6400</text:p>
          </table:table-cell>
          <table:table-cell table:style-name="ce4" table:formula="of:=([.D31]*(([.D18]+[.E18])/2))/1000000" office:value-type="float" office:value="15.632" calcext:value-type="float">
            <text:p>15.63</text:p>
          </table:table-cell>
          <table:table-cell table:style-name="ce4" table:formula="of:=[.E31]-[.C31]" office:value-type="float" office:value="7.962" calcext:value-type="float">
            <text:p>7.96</text:p>
          </table:table-cell>
          <table:table-cell table:style-name="ce62" office:value-type="float" office:value="900" calcext:value-type="float">
            <text:p>900</text:p>
          </table:table-cell>
          <table:table-cell table:style-name="ce62" office:value-type="float" office:value="200" calcext:value-type="float">
            <text:p>200</text:p>
          </table:table-cell>
          <table:table-cell table:style-name="ce4" table:formula="of:=(([.B18]+[.H31]+[.H31])*([.G18]+[.G31]+[.H31]))/1000000" office:value-type="float" office:value="22.462" calcext:value-type="float">
            <text:p>22.46</text:p>
          </table:table-cell>
          <table:table-cell table:style-name="ce58" table:formula="of:=(((2*[.J18])+([.B18])*2)+((2*[.J18])+([.C18])*2))" office:value-type="float" office:value="14480" calcext:value-type="float">
            <text:p>14480</text:p>
          </table:table-cell>
          <table:table-cell table:style-name="ce4" table:formula="of:=([.J31]*[.E18])/1000000-[.C31]" office:value-type="float" office:value="28.4576" calcext:value-type="float">
            <text:p>28.46</text:p>
          </table:table-cell>
          <table:table-cell table:number-columns-repeated="13"/>
        </table:table-row>
        <table:table-row table:style-name="ro1">
          <table:table-cell table:style-name="ce35" office:value-type="string" calcext:value-type="string">
            <text:p>Design <text:s/>3 <text:s/>medium</text:p>
          </table:table-cell>
          <table:table-cell table:style-name="ce58" office:value-type="float" office:value="4506" calcext:value-type="float">
            <text:p>4506</text:p>
          </table:table-cell>
          <table:table-cell table:style-name="ce32" table:formula="of:=[.F7]" office:value-type="float" office:value="7.67" calcext:value-type="float">
            <text:p>7.670</text:p>
          </table:table-cell>
          <table:table-cell table:style-name="ce3" table:formula="of:=(([.B19]-(2*[.H19])*2)+([.C19]-(2*[.H19])))" office:value-type="float" office:value="7400" calcext:value-type="float">
            <text:p>7400</text:p>
          </table:table-cell>
          <table:table-cell table:style-name="ce4" table:formula="of:=([.D32]*(([.D19]+[.E19])/2))/1000000" office:value-type="float" office:value="18.41675" calcext:value-type="float">
            <text:p>18.42</text:p>
          </table:table-cell>
          <table:table-cell table:style-name="ce4" table:formula="of:=[.E32]-[.C32]" office:value-type="float" office:value="10.74675" calcext:value-type="float">
            <text:p>10.75</text:p>
          </table:table-cell>
          <table:table-cell table:style-name="ce62" office:value-type="float" office:value="1000" calcext:value-type="float">
            <text:p>1000</text:p>
          </table:table-cell>
          <table:table-cell table:style-name="ce62" office:value-type="float" office:value="225" calcext:value-type="float">
            <text:p>225</text:p>
          </table:table-cell>
          <table:table-cell table:style-name="ce4" table:formula="of:=(([.B19]+[.H32]+[.H32])*([.G19]+[.G32]+[.H32]))/1000000" office:value-type="float" office:value="28.3635" calcext:value-type="float">
            <text:p>28.36</text:p>
          </table:table-cell>
          <table:table-cell table:style-name="ce58" table:formula="of:=(((2*[.J19])+([.B19])*2)+((2*[.J19])+([.C19])*2))" office:value-type="float" office:value="16480" calcext:value-type="float">
            <text:p>16480</text:p>
          </table:table-cell>
          <table:table-cell table:style-name="ce4" table:formula="of:=([.J32]*[.E19])/1000000-[.C32]" office:value-type="float" office:value="34.354" calcext:value-type="float">
            <text:p>34.35</text:p>
          </table:table-cell>
          <table:table-cell table:number-columns-repeated="13"/>
        </table:table-row>
        <table:table-row table:style-name="ro1">
          <table:table-cell table:style-name="ce35" office:value-type="string" calcext:value-type="string">
            <text:p>Design <text:s/>2 <text:s/>Large</text:p>
          </table:table-cell>
          <table:table-cell table:style-name="ce58" table:formula="of:=[.H20]*1.1" office:value-type="float" office:value="110" calcext:value-type="float">
            <text:p>110</text:p>
          </table:table-cell>
          <table:table-cell table:style-name="ce32" table:formula="of:=[.F7]" office:value-type="float" office:value="7.67" calcext:value-type="float">
            <text:p>7.670</text:p>
          </table:table-cell>
          <table:table-cell table:style-name="ce3" table:formula="of:=(([.B20]-(2*[.H20])*2)+([.C20]-(2*[.H20])))" office:value-type="float" office:value="8400" calcext:value-type="float">
            <text:p>8400</text:p>
          </table:table-cell>
          <table:table-cell table:style-name="ce4" table:formula="of:=([.D33]*(([.D20]+[.E20])/2))/1000000" office:value-type="float" office:value="21.756" calcext:value-type="float">
            <text:p>21.76</text:p>
          </table:table-cell>
          <table:table-cell table:style-name="ce4" table:formula="of:=[.E33]-[.C33]" office:value-type="float" office:value="14.086" calcext:value-type="float">
            <text:p>14.09</text:p>
          </table:table-cell>
          <table:table-cell table:style-name="ce62" office:value-type="float" office:value="1100" calcext:value-type="float">
            <text:p>1100</text:p>
          </table:table-cell>
          <table:table-cell table:style-name="ce62" office:value-type="float" office:value="250" calcext:value-type="float">
            <text:p>250</text:p>
          </table:table-cell>
          <table:table-cell table:style-name="ce4" table:formula="of:=(([.B20]+[.H33]+[.H33])*([.G20]+[.G33]+[.H33]))/1000000" office:value-type="float" office:value="31.625" calcext:value-type="float">
            <text:p>31.63</text:p>
          </table:table-cell>
          <table:table-cell table:style-name="ce58" table:formula="of:=(((2*[.J20])+([.B20])*2)+((2*[.J20])+([.C20])*2))" office:value-type="float" office:value="18480" calcext:value-type="float">
            <text:p>18480</text:p>
          </table:table-cell>
          <table:table-cell table:style-name="ce4" table:formula="of:=([.J33]*[.E20])/1000000-[.C33]" office:value-type="float" office:value="41.4868" calcext:value-type="float">
            <text:p>41.49</text:p>
          </table:table-cell>
          <table:table-cell table:number-columns-repeated="13"/>
        </table:table-row>
        <table:table-row table:style-name="ro17">
          <table:table-cell table:style-name="ce36" office:value-type="string" calcext:value-type="string">
            <text:p>Design <text:s/>3 <text:s/>Xtra Large</text:p>
          </table:table-cell>
          <table:table-cell table:style-name="ce10" office:value-type="float" office:value="5506" calcext:value-type="float">
            <text:p>5506</text:p>
          </table:table-cell>
          <table:table-cell table:style-name="ce32" table:formula="of:=[.C33]*1.075" office:value-type="float" office:value="8.24525" calcext:value-type="float">
            <text:p>8.245</text:p>
          </table:table-cell>
          <table:table-cell table:style-name="ce62" table:formula="of:=(([.B21]-(2*[.H21])*2)+([.C21]-(2*[.H21])))" office:value-type="float" office:value="9028" calcext:value-type="float">
            <text:p>9028</text:p>
          </table:table-cell>
          <table:table-cell table:style-name="ce4" table:formula="of:=([.D34]*(([.D21]+[.E21])/2))/1000000" office:value-type="float" office:value="23.664645" calcext:value-type="float">
            <text:p>23.66</text:p>
          </table:table-cell>
          <table:table-cell table:style-name="ce4" table:formula="of:=[.E34]-[.C34]" office:value-type="float" office:value="15.419395" calcext:value-type="float">
            <text:p>15.42</text:p>
          </table:table-cell>
          <table:table-cell table:style-name="ce62" office:value-type="float" office:value="1200" calcext:value-type="float">
            <text:p>1200</text:p>
          </table:table-cell>
          <table:table-cell table:style-name="ce62" office:value-type="float" office:value="250" calcext:value-type="float">
            <text:p>250</text:p>
          </table:table-cell>
          <table:table-cell table:style-name="ce4" table:formula="of:=(([.B21]+[.H34]+[.H34])*([.G21]+[.G34]+[.H34]))/1000000" office:value-type="float" office:value="41.73" calcext:value-type="float">
            <text:p>41.73</text:p>
          </table:table-cell>
          <table:table-cell table:style-name="ce10" table:formula="of:=(((2*[.J21])+([.B21])*2)+((2*[.J21])+([.C21])*2))" office:value-type="float" office:value="20648" calcext:value-type="float">
            <text:p>20648</text:p>
          </table:table-cell>
          <table:table-cell table:style-name="ce4" table:formula="of:=([.J34]*[.E21])/1000000-[.C34]" office:value-type="float" office:value="47.50435" calcext:value-type="float">
            <text:p>47.5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style-name="ce35" office:value-type="string" calcext:value-type="string">
            <text:p>Design 1 small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Design 1 medium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Design 1 Large</text:p>
          </table:table-cell>
          <table:table-cell table:number-columns-repeated="23"/>
        </table:table-row>
        <table:table-row table:style-name="ro1">
          <table:table-cell table:style-name="ce36" office:value-type="string" calcext:value-type="string">
            <text:p>Design 1 Xtra Large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Design 2 small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Design 2 medium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Design 2 large</text:p>
          </table:table-cell>
          <table:table-cell table:number-columns-repeated="23"/>
        </table:table-row>
        <table:table-row table:style-name="ro1">
          <table:table-cell table:style-name="ce36" office:value-type="string" calcext:value-type="string">
            <text:p>Design 2 Xtra Large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Design <text:s/>3 small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Design <text:s/>3 <text:s/>medium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Design <text:s/>2 <text:s/>Large</text:p>
          </table:table-cell>
          <table:table-cell table:number-columns-repeated="23"/>
        </table:table-row>
        <table:table-row table:style-name="ro17">
          <table:table-cell table:style-name="ce36" office:value-type="string" calcext:value-type="string">
            <text:p>Design <text:s/>3 <text:s/>Xtra Large</text:p>
          </table:table-cell>
          <table:table-cell table:number-columns-repeated="23"/>
        </table:table-row>
        <table:table-row table:style-name="ro1">
          <table:table-cell/>
          <table:table-cell table:formula="of:=[.B35]+12" office:value-type="float" office:value="13" calcext:value-type="float">
            <text:p>13</text:p>
          </table:table-cell>
          <table:table-cell table:formula="of:=[.C35]+12" office:value-type="float" office:value="14" calcext:value-type="float">
            <text:p>14</text:p>
          </table:table-cell>
          <table:table-cell table:formula="of:=[.D35]+12" office:value-type="float" office:value="15" calcext:value-type="float">
            <text:p>15</text:p>
          </table:table-cell>
          <table:table-cell table:formula="of:=[.E35]+12" office:value-type="float" office:value="16" calcext:value-type="float">
            <text:p>16</text:p>
          </table:table-cell>
          <table:table-cell table:formula="of:=[.F35]+12" office:value-type="float" office:value="17" calcext:value-type="float">
            <text:p>17</text:p>
          </table:table-cell>
          <table:table-cell table:formula="of:=[.G35]+12" office:value-type="float" office:value="18" calcext:value-type="float">
            <text:p>18</text:p>
          </table:table-cell>
          <table:table-cell table:formula="of:=[.H35]+12" office:value-type="float" office:value="19" calcext:value-type="float">
            <text:p>19</text:p>
          </table:table-cell>
          <table:table-cell table:formula="of:=[.I35]+12" office:value-type="float" office:value="20" calcext:value-type="float">
            <text:p>20</text:p>
          </table:table-cell>
          <table:table-cell table:formula="of:=[.J35]+12" office:value-type="float" office:value="22" calcext:value-type="float">
            <text:p>22</text:p>
          </table:table-cell>
          <table:table-cell table:formula="of:=[.K35]+12" office:value-type="float" office:value="23" calcext:value-type="float">
            <text:p>23</text:p>
          </table:table-cell>
          <table:table-cell table:formula="of:=[.L35]+12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table:style-name="ce35" office:value-type="string" calcext:value-type="string">
            <text:p>Design 1 small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Design 1 medium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Design 1 Large</text:p>
          </table:table-cell>
          <table:table-cell table:number-columns-repeated="23"/>
        </table:table-row>
        <table:table-row table:style-name="ro1">
          <table:table-cell table:style-name="ce36" office:value-type="string" calcext:value-type="string">
            <text:p>Design 1 Xtra Large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Design 2 small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Design 2 medium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Design 2 large</text:p>
          </table:table-cell>
          <table:table-cell table:number-columns-repeated="23"/>
        </table:table-row>
        <table:table-row table:style-name="ro1">
          <table:table-cell table:style-name="ce36" office:value-type="string" calcext:value-type="string">
            <text:p>Design 2 Xtra Large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Design <text:s/>3 small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Design <text:s/>3 <text:s/>medium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Design <text:s/>2 <text:s/>Large</text:p>
          </table:table-cell>
          <table:table-cell table:number-columns-repeated="23"/>
        </table:table-row>
        <table:table-row table:style-name="ro17">
          <table:table-cell table:style-name="ce36" office:value-type="string" calcext:value-type="string">
            <text:p>Design <text:s/>3 <text:s/>Xtra Large</text:p>
          </table:table-cell>
          <table:table-cell table:number-columns-repeated="23"/>
        </table:table-row>
        <table:table-row table:style-name="ro1">
          <table:table-cell/>
          <table:table-cell table:formula="of:=[.B48]+12" office:value-type="float" office:value="25" calcext:value-type="float">
            <text:p>25</text:p>
          </table:table-cell>
          <table:table-cell table:formula="of:=[.C48]+12" office:value-type="float" office:value="26" calcext:value-type="float">
            <text:p>26</text:p>
          </table:table-cell>
          <table:table-cell table:formula="of:=[.D48]+12" office:value-type="float" office:value="27" calcext:value-type="float">
            <text:p>27</text:p>
          </table:table-cell>
          <table:table-cell table:formula="of:=[.E48]+12" office:value-type="float" office:value="28" calcext:value-type="float">
            <text:p>28</text:p>
          </table:table-cell>
          <table:table-cell table:formula="of:=[.F48]+12" office:value-type="float" office:value="29" calcext:value-type="float">
            <text:p>29</text:p>
          </table:table-cell>
          <table:table-cell table:formula="of:=[.G48]+12" office:value-type="float" office:value="30" calcext:value-type="float">
            <text:p>30</text:p>
          </table:table-cell>
          <table:table-cell table:formula="of:=[.H48]+12" office:value-type="float" office:value="31" calcext:value-type="float">
            <text:p>31</text:p>
          </table:table-cell>
          <table:table-cell table:formula="of:=[.I48]+12" office:value-type="float" office:value="32" calcext:value-type="float">
            <text:p>32</text:p>
          </table:table-cell>
          <table:table-cell table:formula="of:=[.J48]+12" office:value-type="float" office:value="34" calcext:value-type="float">
            <text:p>34</text:p>
          </table:table-cell>
          <table:table-cell table:formula="of:=[.K48]+12" office:value-type="float" office:value="35" calcext:value-type="float">
            <text:p>35</text:p>
          </table:table-cell>
          <table:table-cell table:formula="of:=[.L48]+12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table:style-name="ce35" office:value-type="string" calcext:value-type="string">
            <text:p>Design 1 small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Design 1 medium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Design 1 Large</text:p>
          </table:table-cell>
          <table:table-cell table:number-columns-repeated="23"/>
        </table:table-row>
        <table:table-row table:style-name="ro1">
          <table:table-cell table:style-name="ce36" office:value-type="string" calcext:value-type="string">
            <text:p>Design 1 Xtra Large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Design 2 small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Design 2 medium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Design 2 large</text:p>
          </table:table-cell>
          <table:table-cell table:number-columns-repeated="23"/>
        </table:table-row>
        <table:table-row table:style-name="ro1">
          <table:table-cell table:style-name="ce36" office:value-type="string" calcext:value-type="string">
            <text:p>Design 2 Xtra Large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Design <text:s/>3 small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Design <text:s/>3 <text:s/>medium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Design <text:s/>2 <text:s/>Large</text:p>
          </table:table-cell>
          <table:table-cell table:number-columns-repeated="23"/>
        </table:table-row>
        <table:table-row table:style-name="ro17">
          <table:table-cell table:style-name="ce36" office:value-type="string" calcext:value-type="string">
            <text:p>Design <text:s/>3 <text:s/>Xtra Large</text:p>
          </table:table-cell>
          <table:table-cell table:number-columns-repeated="23"/>
        </table:table-row>
        <table:table-row table:style-name="ro1">
          <table:table-cell/>
          <table:table-cell table:formula="of:=[.B61]+12" office:value-type="float" office:value="37" calcext:value-type="float">
            <text:p>37</text:p>
          </table:table-cell>
          <table:table-cell table:formula="of:=[.C61]+12" office:value-type="float" office:value="38" calcext:value-type="float">
            <text:p>38</text:p>
          </table:table-cell>
          <table:table-cell table:formula="of:=[.D61]+12" office:value-type="float" office:value="39" calcext:value-type="float">
            <text:p>39</text:p>
          </table:table-cell>
          <table:table-cell table:formula="of:=[.E61]+12" office:value-type="float" office:value="40" calcext:value-type="float">
            <text:p>40</text:p>
          </table:table-cell>
          <table:table-cell table:formula="of:=[.F61]+12" office:value-type="float" office:value="41" calcext:value-type="float">
            <text:p>41</text:p>
          </table:table-cell>
          <table:table-cell table:formula="of:=[.G61]+12" office:value-type="float" office:value="42" calcext:value-type="float">
            <text:p>42</text:p>
          </table:table-cell>
          <table:table-cell table:formula="of:=[.H61]+12" office:value-type="float" office:value="43" calcext:value-type="float">
            <text:p>43</text:p>
          </table:table-cell>
          <table:table-cell table:formula="of:=[.I61]+12" office:value-type="float" office:value="44" calcext:value-type="float">
            <text:p>44</text:p>
          </table:table-cell>
          <table:table-cell table:formula="of:=[.J61]+12" office:value-type="float" office:value="46" calcext:value-type="float">
            <text:p>46</text:p>
          </table:table-cell>
          <table:table-cell table:formula="of:=[.K61]+12" office:value-type="float" office:value="47" calcext:value-type="float">
            <text:p>47</text:p>
          </table:table-cell>
          <table:table-cell table:formula="of:=[.L61]+12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table:style-name="ce35" office:value-type="string" calcext:value-type="string">
            <text:p>Design 1 small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Design 1 medium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Design 1 Large</text:p>
          </table:table-cell>
          <table:table-cell table:number-columns-repeated="23"/>
        </table:table-row>
        <table:table-row table:style-name="ro1">
          <table:table-cell table:style-name="ce36" office:value-type="string" calcext:value-type="string">
            <text:p>Design 1 Xtra Large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Design 2 small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Design 2 medium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Design 2 large</text:p>
          </table:table-cell>
          <table:table-cell table:number-columns-repeated="23"/>
        </table:table-row>
        <table:table-row table:style-name="ro1">
          <table:table-cell table:style-name="ce36" office:value-type="string" calcext:value-type="string">
            <text:p>Design 2 Xtra Large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Design <text:s/>3 small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Design <text:s/>3 <text:s/>medium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Design <text:s/>2 <text:s/>Large</text:p>
          </table:table-cell>
          <table:table-cell table:number-columns-repeated="23"/>
        </table:table-row>
        <table:table-row table:style-name="ro17">
          <table:table-cell table:style-name="ce36" office:value-type="string" calcext:value-type="string">
            <text:p>Design <text:s/>3 <text:s/>Xtra Large</text:p>
          </table:table-cell>
          <table:table-cell table:number-columns-repeated="23"/>
        </table:table-row>
        <table:table-row table:style-name="ro1" table:number-rows-repeated="1048489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IP's, etc &amp;  sizes" table:style-name="ta1">
        <table:table-column table:style-name="co34" table:default-cell-style-name="ce178"/>
        <table:table-column table:style-name="co2" table:default-cell-style-name="ce17"/>
        <table:table-column table:style-name="co35" table:default-cell-style-name="ce17"/>
        <table:table-column table:style-name="co2" table:number-columns-repeated="10" table:default-cell-style-name="ce17"/>
        <table:table-column table:style-name="co36" table:default-cell-style-name="ce17"/>
        <table:table-column table:style-name="co2" table:number-columns-repeated="16370" table:default-cell-style-name="ce17"/>
        <table:table-row table:style-name="ro1" table:number-rows-repeated="2">
          <table:table-cell table:number-columns-repeated="16384"/>
        </table:table-row>
        <table:table-row table:style-name="ro24">
          <table:table-cell table:style-name="ce179" office:value-type="string" calcext:value-type="string">
            <text:p>Standard Timber sizes (mm)</text:p>
          </table:table-cell>
          <table:table-cell table:style-name="ce178"/>
          <table:table-cell table:number-columns-repeated="16382"/>
        </table:table-row>
        <table:table-row table:style-name="ro1">
          <table:table-cell table:style-name="ce17" office:value-type="string" calcext:value-type="string">
            <text:p>type</text:p>
          </table:table-cell>
          <table:table-cell table:style-name="ce88" office:value-type="string" calcext:value-type="string">
            <text:p>raw/treated</text:p>
          </table:table-cell>
          <table:table-cell table:style-name="ce88" office:value-type="string" calcext:value-type="string">
            <text:p>Width</text:p>
          </table:table-cell>
          <table:table-cell table:style-name="ce88" office:value-type="string" calcext:value-type="string">
            <text:p>Thickness</text:p>
          </table:table-cell>
          <table:table-cell table:style-name="ce88" office:value-type="string" calcext:value-type="string">
            <text:p>CSA</text:p>
          </table:table-cell>
          <table:table-cell table:style-name="ce88" office:value-type="string" calcext:value-type="string">
            <text:p>size</text:p>
          </table:table-cell>
          <table:table-cell table:number-columns-repeated="16378"/>
        </table:table-row>
        <table:table-row table:style-name="ro25">
          <table:table-cell table:style-name="ce17" office:value-type="string" calcext:value-type="string">
            <text:p>redwood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ce81" table:formula="of:=[.C5]*[.D5]" office:value-type="float" office:value="1250" calcext:value-type="float">
            <text:p>1250</text:p>
          </table:table-cell>
          <table:table-cell table:style-name="ce81" table:formula="of:=COM.MICROSOFT.CONCAT([.C5];&quot; X &quot;;[.D5])" office:value-type="string" office:string-value="25 X 50" calcext:value-type="string">
            <text:p>25 X 50</text:p>
          </table:table-cell>
          <table:table-cell table:number-columns-repeated="16378"/>
        </table:table-row>
        <table:table-row table:style-name="ro25">
          <table:table-cell table:style-name="ce17" office:value-type="string" calcext:value-type="string">
            <text:p>redwood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 table:style-name="ce81" table:formula="of:=[.C6]*[.D6]" office:value-type="float" office:value="2209" calcext:value-type="float">
            <text:p>2209</text:p>
          </table:table-cell>
          <table:table-cell table:style-name="ce81" table:formula="of:=COM.MICROSOFT.CONCAT([.C6];&quot; X &quot;;[.D6])" office:value-type="string" office:string-value="47 X 47" calcext:value-type="string">
            <text:p>47 X 47</text:p>
          </table:table-cell>
          <table:table-cell table:number-columns-repeated="16378"/>
        </table:table-row>
        <table:table-row table:style-name="ro25">
          <table:table-cell table:style-name="ce17" office:value-type="string" calcext:value-type="string">
            <text:p>redwood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table:style-name="ce81" table:formula="of:=[.C7]*[.D7]" office:value-type="float" office:value="3525" calcext:value-type="float">
            <text:p>3525</text:p>
          </table:table-cell>
          <table:table-cell table:style-name="ce81" table:formula="of:=COM.MICROSOFT.CONCAT([.C7];&quot; X &quot;;[.D7])" office:value-type="string" office:string-value="47 X 75" calcext:value-type="string">
            <text:p>47 X 75</text:p>
          </table:table-cell>
          <table:table-cell table:number-columns-repeated="16378"/>
        </table:table-row>
        <table:table-row table:style-name="ro25">
          <table:table-cell table:style-name="ce17" office:value-type="string" calcext:value-type="string">
            <text:p>redwood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table:style-name="ce81" table:formula="of:=[.C8]*[.D8]" office:value-type="float" office:value="4700" calcext:value-type="float">
            <text:p>4700</text:p>
          </table:table-cell>
          <table:table-cell table:style-name="ce81" table:formula="of:=COM.MICROSOFT.CONCAT([.C8];&quot; X &quot;;[.D8])" office:value-type="string" office:string-value="47 X 100" calcext:value-type="string">
            <text:p>47 X 100</text:p>
          </table:table-cell>
          <table:table-cell table:number-columns-repeated="2"/>
          <table:table-cell table:style-name="ce80"/>
          <table:table-cell table:number-columns-repeated="16375"/>
        </table:table-row>
        <table:table-row table:style-name="ro25">
          <table:table-cell table:style-name="ce17" office:value-type="string" calcext:value-type="string">
            <text:p>redwood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style-name="ce81" table:formula="of:=[.C9]*[.D9]" office:value-type="float" office:value="5875" calcext:value-type="float">
            <text:p>5875</text:p>
          </table:table-cell>
          <table:table-cell table:style-name="ce81" table:formula="of:=COM.MICROSOFT.CONCAT([.C9];&quot; X &quot;;[.D9])" office:value-type="string" office:string-value="47 X 125" calcext:value-type="string">
            <text:p>47 X 125</text:p>
          </table:table-cell>
          <table:table-cell table:style-name="ce82"/>
          <table:table-cell/>
          <table:table-cell table:style-name="ce81"/>
          <table:table-cell table:number-columns-repeated="16375"/>
        </table:table-row>
        <table:table-row table:style-name="ro25">
          <table:table-cell table:style-name="ce17" office:value-type="string" calcext:value-type="string">
            <text:p>redwood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50" calcext:value-type="float">
            <text:p>150</text:p>
          </table:table-cell>
          <table:table-cell table:style-name="ce81" table:formula="of:=[.C10]*[.D10]" office:value-type="float" office:value="7050" calcext:value-type="float">
            <text:p>7050</text:p>
          </table:table-cell>
          <table:table-cell table:style-name="ce81" table:formula="of:=COM.MICROSOFT.CONCAT([.C10];&quot; X &quot;;[.D10])" office:value-type="string" office:string-value="47 X 150" calcext:value-type="string">
            <text:p>47 X 150</text:p>
          </table:table-cell>
          <table:table-cell table:style-name="ce82"/>
          <table:table-cell/>
          <table:table-cell table:style-name="ce81"/>
          <table:table-cell table:number-columns-repeated="16375"/>
        </table:table-row>
        <table:table-row table:style-name="ro25">
          <table:table-cell table:style-name="ce17" office:value-type="string" calcext:value-type="string">
            <text:p>redwood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75" calcext:value-type="float">
            <text:p>175</text:p>
          </table:table-cell>
          <table:table-cell table:style-name="ce81" table:formula="of:=[.C11]*[.D11]" office:value-type="float" office:value="8225" calcext:value-type="float">
            <text:p>8225</text:p>
          </table:table-cell>
          <table:table-cell table:style-name="ce81" table:formula="of:=COM.MICROSOFT.CONCAT([.C11];&quot; X &quot;;[.D11])" office:value-type="string" office:string-value="47 X 175" calcext:value-type="string">
            <text:p>47 X 175</text:p>
          </table:table-cell>
          <table:table-cell table:style-name="ce82"/>
          <table:table-cell/>
          <table:table-cell table:style-name="ce81"/>
          <table:table-cell table:number-columns-repeated="16375"/>
        </table:table-row>
        <table:table-row table:style-name="ro25">
          <table:table-cell table:style-name="ce17" office:value-type="string" calcext:value-type="string">
            <text:p>redwood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00" calcext:value-type="float">
            <text:p>200</text:p>
          </table:table-cell>
          <table:table-cell table:style-name="ce81" table:formula="of:=[.C12]*[.D12]" office:value-type="float" office:value="9400" calcext:value-type="float">
            <text:p>9400</text:p>
          </table:table-cell>
          <table:table-cell table:style-name="ce81" table:formula="of:=COM.MICROSOFT.CONCAT([.C12];&quot; X &quot;;[.D12])" office:value-type="string" office:string-value="47 X 200" calcext:value-type="string">
            <text:p>47 X 200</text:p>
          </table:table-cell>
          <table:table-cell table:style-name="ce82"/>
          <table:table-cell/>
          <table:table-cell table:style-name="ce81"/>
          <table:table-cell table:number-columns-repeated="16375"/>
        </table:table-row>
        <table:table-row table:style-name="ro25">
          <table:table-cell table:style-name="ce17" office:value-type="string" calcext:value-type="string">
            <text:p>redwood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25" calcext:value-type="float">
            <text:p>225</text:p>
          </table:table-cell>
          <table:table-cell table:style-name="ce81" table:formula="of:=[.C13]*[.D13]" office:value-type="float" office:value="10575" calcext:value-type="float">
            <text:p>10575</text:p>
          </table:table-cell>
          <table:table-cell table:style-name="ce81" table:formula="of:=COM.MICROSOFT.CONCAT([.C13];&quot; X &quot;;[.D13])" office:value-type="string" office:string-value="47 X 225" calcext:value-type="string">
            <text:p>47 X 225</text:p>
          </table:table-cell>
          <table:table-cell table:style-name="ce82"/>
          <table:table-cell/>
          <table:table-cell table:style-name="ce81"/>
          <table:table-cell table:number-columns-repeated="16375"/>
        </table:table-row>
        <table:table-row table:style-name="ro25">
          <table:table-cell table:style-name="ce17" office:value-type="string" calcext:value-type="string">
            <text:p>redwood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table:style-name="ce81" table:formula="of:=[.C14]*[.D14]" office:value-type="float" office:value="11750" calcext:value-type="float">
            <text:p>11750</text:p>
          </table:table-cell>
          <table:table-cell table:style-name="ce81" table:formula="of:=COM.MICROSOFT.CONCAT([.C14];&quot; X &quot;;[.D14])" office:value-type="string" office:string-value="47 X 250" calcext:value-type="string">
            <text:p>47 X 250</text:p>
          </table:table-cell>
          <table:table-cell table:style-name="ce82"/>
          <table:table-cell/>
          <table:table-cell table:style-name="ce81"/>
          <table:table-cell table:number-columns-repeated="16375"/>
        </table:table-row>
        <table:table-row table:style-name="ro25">
          <table:table-cell table:style-name="ce17" office:value-type="string" calcext:value-type="string">
            <text:p>redwood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table:style-name="ce81" table:formula="of:=[.C15]*[.D15]" office:value-type="float" office:value="5625" calcext:value-type="float">
            <text:p>5625</text:p>
          </table:table-cell>
          <table:table-cell table:style-name="ce81" table:formula="of:=COM.MICROSOFT.CONCAT([.C15];&quot; X &quot;;[.D15])" office:value-type="string" office:string-value="75 X 75" calcext:value-type="string">
            <text:p>75 X 75</text:p>
          </table:table-cell>
          <table:table-cell table:style-name="ce82"/>
          <table:table-cell/>
          <table:table-cell table:style-name="ce81"/>
          <table:table-cell table:number-columns-repeated="16375"/>
        </table:table-row>
        <table:table-row table:style-name="ro25">
          <table:table-cell table:style-name="ce17" office:value-type="string" calcext:value-type="string">
            <text:p>redwood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style-name="ce81" table:formula="of:=[.C16]*[.D16]" office:value-type="float" office:value="7500" calcext:value-type="float">
            <text:p>7500</text:p>
          </table:table-cell>
          <table:table-cell table:style-name="ce81" table:formula="of:=COM.MICROSOFT.CONCAT([.C16];&quot; X &quot;;[.D16])" office:value-type="string" office:string-value="75 X 100" calcext:value-type="string">
            <text:p>75 X 100</text:p>
          </table:table-cell>
          <table:table-cell table:style-name="ce82"/>
          <table:table-cell/>
          <table:table-cell table:style-name="ce81"/>
          <table:table-cell table:number-columns-repeated="16375"/>
        </table:table-row>
        <table:table-row table:style-name="ro25">
          <table:table-cell table:style-name="ce17" office:value-type="string" calcext:value-type="string">
            <text:p>redwood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table:style-name="ce81" table:formula="of:=[.C17]*[.D17]" office:value-type="float" office:value="11250" calcext:value-type="float">
            <text:p>11250</text:p>
          </table:table-cell>
          <table:table-cell table:style-name="ce81" table:formula="of:=COM.MICROSOFT.CONCAT([.C17];&quot; X &quot;;[.D17])" office:value-type="string" office:string-value="75 X 150" calcext:value-type="string">
            <text:p>75 X 150</text:p>
          </table:table-cell>
          <table:table-cell table:style-name="ce82"/>
          <table:table-cell/>
          <table:table-cell table:style-name="ce81"/>
          <table:table-cell table:number-columns-repeated="16375"/>
        </table:table-row>
        <table:table-row table:style-name="ro25">
          <table:table-cell table:style-name="ce17" office:value-type="string" calcext:value-type="string">
            <text:p>redwood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style-name="ce81" table:formula="of:=[.C18]*[.D18]" office:value-type="float" office:value="10000" calcext:value-type="float">
            <text:p>10000</text:p>
          </table:table-cell>
          <table:table-cell table:style-name="ce81" table:formula="of:=COM.MICROSOFT.CONCAT([.C18];&quot; X &quot;;[.D18])" office:value-type="string" office:string-value="100 X 100" calcext:value-type="string">
            <text:p>100 X 100</text:p>
          </table:table-cell>
          <table:table-cell table:style-name="ce82"/>
          <table:table-cell/>
          <table:table-cell table:style-name="ce81"/>
          <table:table-cell table:style-name="ce80"/>
          <table:table-cell table:number-columns-repeated="16374"/>
        </table:table-row>
        <table:table-row table:style-name="ro25">
          <table:table-cell table:style-name="ce17"/>
          <table:table-cell/>
          <table:table-cell table:style-name="ce81"/>
          <table:table-cell/>
          <table:table-cell table:style-name="ce81" table:number-columns-repeated="2"/>
          <table:table-cell table:style-name="ce82"/>
          <table:table-cell/>
          <table:table-cell table:style-name="ce81" table:number-columns-repeated="3"/>
          <table:table-cell table:number-columns-repeated="16373"/>
        </table:table-row>
        <table:table-row table:style-name="ro25">
          <table:table-cell table:style-name="ce17"/>
          <table:table-cell/>
          <table:table-cell table:style-name="ce81"/>
          <table:table-cell/>
          <table:table-cell table:style-name="ce81" table:number-columns-repeated="2"/>
          <table:table-cell table:style-name="ce82"/>
          <table:table-cell table:number-columns-repeated="2"/>
          <table:table-cell table:style-name="ce81" table:number-columns-repeated="2"/>
          <table:table-cell table:number-columns-repeated="16373"/>
        </table:table-row>
        <table:table-row table:style-name="ro25">
          <table:table-cell table:style-name="ce17"/>
          <table:table-cell/>
          <table:table-cell table:style-name="ce81"/>
          <table:table-cell/>
          <table:table-cell table:style-name="ce81" table:number-columns-repeated="2"/>
          <table:table-cell table:style-name="ce82"/>
          <table:table-cell table:number-columns-repeated="3"/>
          <table:table-cell table:style-name="ce81"/>
          <table:table-cell table:number-columns-repeated="16373"/>
        </table:table-row>
        <table:table-row table:style-name="ro26">
          <table:table-cell table:style-name="ce179" office:value-type="string" calcext:value-type="string">
            <text:p>SIP Standard Dimensions</text:p>
          </table:table-cell>
          <table:table-cell table:style-name="ce181" office:value-type="string" calcext:value-type="string" table:number-columns-spanned="6" table:number-rows-spanned="1">
            <text:p>Structured Insulated Panels (SIP)</text:p>
          </table:table-cell>
          <table:covered-table-cell table:number-columns-repeated="5" table:style-name="ce183"/>
          <table:table-cell table:style-name="ce183"/>
          <table:table-cell table:number-columns-repeated="2"/>
          <table:table-cell table:style-name="ce81"/>
          <table:table-cell table:number-columns-repeated="16373"/>
        </table:table-row>
        <table:table-row table:style-name="ro27">
          <table:table-cell table:style-name="ce179"/>
          <table:table-cell table:style-name="ce181"/>
          <table:table-cell table:style-name="ce183" table:number-columns-repeated="6"/>
          <table:table-cell table:number-columns-repeated="2"/>
          <table:table-cell table:style-name="ce81"/>
          <table:table-cell table:number-columns-repeated="16373"/>
        </table:table-row>
        <table:table-row table:style-name="ro1">
          <table:table-cell table:style-name="ce180" office:value-type="string" calcext:value-type="string">
            <text:p>SIP width</text:p>
          </table:table-cell>
          <table:table-cell table:style-name="ce88" office:value-type="string" calcext:value-type="string">
            <text:p>SIP lengths</text:p>
          </table:table-cell>
          <table:table-cell table:style-name="ce123" office:value-type="string" calcext:value-type="string">
            <text:p>Thickness</text:p>
          </table:table-cell>
          <table:table-cell table:style-name="ce189" office:value-type="string" calcext:value-type="string">
            <text:p>11mm OSB</text:p>
          </table:table-cell>
          <table:table-cell table:style-name="ce189" office:value-type="string" calcext:value-type="string">
            <text:p>ESP</text:p>
          </table:table-cell>
          <table:table-cell table:style-name="ce189" office:value-type="string" calcext:value-type="string">
            <text:p>kg</text:p>
          </table:table-cell>
          <table:table-cell table:style-name="ce189" office:value-type="string" calcext:value-type="string">
            <text:p>U Value</text:p>
          </table:table-cell>
          <table:table-cell table:style-name="ce130"/>
          <table:table-cell table:style-name="ce124"/>
          <table:table-cell table:style-name="ce134"/>
          <table:table-cell table:style-name="ce139" table:number-columns-repeated="2"/>
          <table:table-cell table:style-name="ce146" table:number-columns-repeated="2"/>
          <table:table-cell table:style-name="ce158"/>
          <table:table-cell table:number-columns-repeated="16369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2440" calcext:value-type="float">
            <text:p>2440</text:p>
          </table:table-cell>
          <table:table-cell table:style-name="ce184" office:value-type="float" office:value="97" calcext:value-type="float">
            <text:p>97</text:p>
          </table:table-cell>
          <table:table-cell table:style-name="ce190" office:value-type="float" office:value="22" calcext:value-type="float">
            <text:p>22</text:p>
          </table:table-cell>
          <table:table-cell table:style-name="ce190" table:formula="of:=[.C25]-[.D25]" office:value-type="float" office:value="75" calcext:value-type="float">
            <text:p>75</text:p>
          </table:table-cell>
          <table:table-cell table:style-name="ce193" table:formula="of:=[.F26]*(97/119)" office:value-type="float" office:value="12.4714285714286" calcext:value-type="float">
            <text:p>12.47</text:p>
          </table:table-cell>
          <table:table-cell table:style-name="ce193" table:formula="of:=[.G26]*([.C25]/[.C26])" office:value-type="float" office:value="0.252689075630252" calcext:value-type="float">
            <text:p>0.25</text:p>
          </table:table-cell>
          <table:table-cell table:style-name="ce158"/>
          <table:table-cell table:style-name="ce124"/>
          <table:table-cell table:style-name="ce134"/>
          <table:table-cell table:style-name="ce139" table:number-columns-repeated="2"/>
          <table:table-cell table:style-name="ce147" table:number-columns-repeated="2"/>
          <table:table-cell table:style-name="ce158"/>
          <table:table-cell table:number-columns-repeated="16369"/>
        </table:table-row>
        <table:table-row table:style-name="ro25">
          <table:table-cell/>
          <table:table-cell office:value-type="float" office:value="3050" calcext:value-type="float">
            <text:p>3050</text:p>
          </table:table-cell>
          <table:table-cell table:style-name="ce184" office:value-type="float" office:value="119" calcext:value-type="float">
            <text:p>119</text:p>
          </table:table-cell>
          <table:table-cell table:style-name="ce190" office:value-type="float" office:value="22" calcext:value-type="float">
            <text:p>22</text:p>
          </table:table-cell>
          <table:table-cell table:style-name="ce190" table:formula="of:=[.C26]-[.D26]" office:value-type="float" office:value="97" calcext:value-type="float">
            <text:p>97</text:p>
          </table:table-cell>
          <table:table-cell table:style-name="ce194" office:value-type="float" office:value="15.3" calcext:value-type="float">
            <text:p>15.30</text:p>
          </table:table-cell>
          <table:table-cell table:style-name="ce194" office:value-type="float" office:value="0.31" calcext:value-type="float">
            <text:p>0.31</text:p>
          </table:table-cell>
          <table:table-cell table:style-name="ce158"/>
          <table:table-cell table:style-name="ce124"/>
          <table:table-cell table:style-name="ce134"/>
          <table:table-cell table:style-name="ce139" table:number-columns-repeated="2"/>
          <table:table-cell table:style-name="ce148" table:number-columns-repeated="2"/>
          <table:table-cell table:style-name="ce3"/>
          <table:table-cell/>
          <table:table-cell table:style-name="ce81" table:number-columns-repeated="3"/>
          <table:table-cell table:number-columns-repeated="16365"/>
        </table:table-row>
        <table:table-row table:style-name="ro25">
          <table:table-cell table:number-columns-repeated="2"/>
          <table:table-cell table:style-name="ce184" office:value-type="float" office:value="144" calcext:value-type="float">
            <text:p>144</text:p>
          </table:table-cell>
          <table:table-cell table:style-name="ce190" office:value-type="float" office:value="22" calcext:value-type="float">
            <text:p>22</text:p>
          </table:table-cell>
          <table:table-cell table:style-name="ce190" table:formula="of:=[.C27]-[.D27]" office:value-type="float" office:value="122" calcext:value-type="float">
            <text:p>122</text:p>
          </table:table-cell>
          <table:table-cell table:style-name="ce195" office:value-type="float" office:value="16.3" calcext:value-type="float">
            <text:p>16.30</text:p>
          </table:table-cell>
          <table:table-cell table:style-name="ce195" office:value-type="float" office:value="0.25" calcext:value-type="float">
            <text:p>0.25</text:p>
          </table:table-cell>
          <table:table-cell table:style-name="ce130"/>
          <table:table-cell table:style-name="ce124"/>
          <table:table-cell table:style-name="ce134"/>
          <table:table-cell table:style-name="ce139" table:number-columns-repeated="2"/>
          <table:table-cell table:style-name="ce148" table:number-columns-repeated="2"/>
          <table:table-cell table:style-name="ce3"/>
          <table:table-cell/>
          <table:table-cell table:style-name="ce81" table:number-columns-repeated="3"/>
          <table:table-cell table:number-columns-repeated="16365"/>
        </table:table-row>
        <table:table-row table:style-name="ro25">
          <table:table-cell table:number-columns-repeated="2"/>
          <table:table-cell table:style-name="ce184" office:value-type="float" office:value="169" calcext:value-type="float">
            <text:p>169</text:p>
          </table:table-cell>
          <table:table-cell table:style-name="ce190" office:value-type="float" office:value="22" calcext:value-type="float">
            <text:p>22</text:p>
          </table:table-cell>
          <table:table-cell table:style-name="ce190" table:formula="of:=[.C28]-[.D28]" office:value-type="float" office:value="147" calcext:value-type="float">
            <text:p>147</text:p>
          </table:table-cell>
          <table:table-cell table:style-name="ce195" office:value-type="float" office:value="17.4" calcext:value-type="float">
            <text:p>17.40</text:p>
          </table:table-cell>
          <table:table-cell table:style-name="ce195" office:value-type="float" office:value="0.21" calcext:value-type="float">
            <text:p>0.21</text:p>
          </table:table-cell>
          <table:table-cell table:style-name="ce130"/>
          <table:table-cell table:style-name="ce124"/>
          <table:table-cell table:style-name="ce135"/>
          <table:table-cell table:style-name="ce139" table:number-columns-repeated="2"/>
          <table:table-cell table:style-name="ce148" table:number-columns-repeated="2"/>
          <table:table-cell table:style-name="ce3"/>
          <table:table-cell/>
          <table:table-cell table:style-name="ce81" table:number-columns-repeated="3"/>
          <table:table-cell table:number-columns-repeated="16365"/>
        </table:table-row>
        <table:table-row table:style-name="ro25">
          <table:table-cell table:number-columns-repeated="2"/>
          <table:table-cell table:style-name="ce185" office:value-type="float" office:value="194" calcext:value-type="float">
            <text:p>194</text:p>
          </table:table-cell>
          <table:table-cell table:style-name="ce190" office:value-type="float" office:value="22" calcext:value-type="float">
            <text:p>22</text:p>
          </table:table-cell>
          <table:table-cell table:style-name="ce190" table:formula="of:=[.C29]-[.D29]" office:value-type="float" office:value="172" calcext:value-type="float">
            <text:p>172</text:p>
          </table:table-cell>
          <table:table-cell table:style-name="ce195" office:value-type="float" office:value="18.4" calcext:value-type="float">
            <text:p>18.40</text:p>
          </table:table-cell>
          <table:table-cell table:style-name="ce195" office:value-type="float" office:value="0.18" calcext:value-type="float">
            <text:p>0.18</text:p>
          </table:table-cell>
          <table:table-cell table:style-name="ce130"/>
          <table:table-cell table:style-name="ce124"/>
          <table:table-cell table:style-name="ce135"/>
          <table:table-cell table:style-name="ce139" table:number-columns-repeated="2"/>
          <table:table-cell table:style-name="ce148" table:number-columns-repeated="2"/>
          <table:table-cell table:style-name="ce3"/>
          <table:table-cell/>
          <table:table-cell table:style-name="ce81" table:number-columns-repeated="3"/>
          <table:table-cell table:number-columns-repeated="16365"/>
        </table:table-row>
        <table:table-row table:style-name="ro25">
          <table:table-cell table:style-name="ce17"/>
          <table:table-cell/>
          <table:table-cell table:style-name="ce185" office:value-type="float" office:value="219" calcext:value-type="float">
            <text:p>219</text:p>
          </table:table-cell>
          <table:table-cell table:style-name="ce190" office:value-type="float" office:value="22" calcext:value-type="float">
            <text:p>22</text:p>
          </table:table-cell>
          <table:table-cell table:style-name="ce190" table:formula="of:=[.C30]-[.D30]" office:value-type="float" office:value="197" calcext:value-type="float">
            <text:p>197</text:p>
          </table:table-cell>
          <table:table-cell table:style-name="ce195" office:value-type="float" office:value="19.4" calcext:value-type="float">
            <text:p>19.40</text:p>
          </table:table-cell>
          <table:table-cell table:style-name="ce195" office:value-type="float" office:value="0.15" calcext:value-type="float">
            <text:p>0.15</text:p>
          </table:table-cell>
          <table:table-cell table:style-name="ce130"/>
          <table:table-cell table:style-name="ce124" table:number-columns-repeated="2"/>
          <table:table-cell table:style-name="ce3" table:number-columns-repeated="3"/>
          <table:table-cell table:style-name="ce148"/>
          <table:table-cell table:style-name="ce3"/>
          <table:table-cell table:number-columns-repeated="2"/>
          <table:table-cell table:style-name="ce81" table:number-columns-repeated="2"/>
          <table:table-cell table:number-columns-repeated="16365"/>
        </table:table-row>
        <table:table-row table:style-name="ro25">
          <table:table-cell table:style-name="ce17"/>
          <table:table-cell/>
          <table:table-cell table:style-name="ce186" table:formula="of:=[.E31]+[.D31]" office:value-type="float" office:value="229" calcext:value-type="float">
            <text:p>229</text:p>
          </table:table-cell>
          <table:table-cell table:style-name="ce187" office:value-type="float" office:value="22" calcext:value-type="float">
            <text:p>22</text:p>
          </table:table-cell>
          <table:table-cell table:style-name="ce187" office:value-type="float" office:value="207" calcext:value-type="float">
            <text:p>207</text:p>
          </table:table-cell>
          <table:table-cell table:style-name="ce187" office:value-type="float" office:value="21.01" calcext:value-type="float">
            <text:p>21.01</text:p>
          </table:table-cell>
          <table:table-cell table:style-name="ce195" office:value-type="float" office:value="0.11" calcext:value-type="float">
            <text:p>0.11</text:p>
          </table:table-cell>
          <table:table-cell table:style-name="ce130"/>
          <table:table-cell table:style-name="ce124" table:number-columns-repeated="2"/>
          <table:table-cell table:style-name="ce3" table:number-columns-repeated="5"/>
          <table:table-cell table:number-columns-repeated="2"/>
          <table:table-cell table:style-name="ce81" table:number-columns-repeated="2"/>
          <table:table-cell table:number-columns-repeated="16365"/>
        </table:table-row>
        <table:table-row table:style-name="ro25">
          <table:table-cell table:style-name="ce17"/>
          <table:table-cell/>
          <table:table-cell table:style-name="ce187"/>
          <table:table-cell table:style-name="ce183"/>
          <table:table-cell table:style-name="ce192" table:number-columns-repeated="2"/>
          <table:table-cell table:style-name="ce191"/>
          <table:table-cell table:style-name="ce183"/>
          <table:table-cell table:number-columns-repeated="2"/>
          <table:table-cell table:style-name="ce81"/>
          <table:table-cell/>
          <table:table-cell table:style-name="ce81" table:number-columns-repeated="2"/>
          <table:table-cell table:style-name="ce82"/>
          <table:table-cell table:number-columns-repeated="3"/>
          <table:table-cell table:style-name="ce81"/>
          <table:table-cell table:number-columns-repeated="16365"/>
        </table:table-row>
        <table:table-row table:style-name="ro25">
          <table:table-cell table:style-name="ce17"/>
          <table:table-cell table:style-name="ce178"/>
          <table:table-cell table:style-name="ce183"/>
          <table:table-cell table:style-name="ce191"/>
          <table:table-cell table:style-name="ce192" table:number-columns-repeated="2"/>
          <table:table-cell table:style-name="ce183" table:number-columns-repeated="2"/>
          <table:table-cell table:number-columns-repeated="2"/>
          <table:table-cell table:style-name="ce81"/>
          <table:table-cell/>
          <table:table-cell table:style-name="ce81" table:number-columns-repeated="2"/>
          <table:table-cell table:style-name="ce82"/>
          <table:table-cell table:number-columns-repeated="3"/>
          <table:table-cell table:style-name="ce81"/>
          <table:table-cell table:number-columns-repeated="16365"/>
        </table:table-row>
        <table:table-row table:style-name="ro25">
          <table:table-cell table:style-name="ce17"/>
          <table:table-cell table:style-name="ce178"/>
          <table:table-cell/>
          <table:table-cell table:style-name="ce82"/>
          <table:table-cell table:style-name="ce81" table:number-columns-repeated="2"/>
          <table:table-cell table:number-columns-repeated="4"/>
          <table:table-cell table:style-name="ce81"/>
          <table:table-cell/>
          <table:table-cell table:style-name="ce81" table:number-columns-repeated="2"/>
          <table:table-cell table:style-name="ce82"/>
          <table:table-cell table:number-columns-repeated="3"/>
          <table:table-cell table:style-name="ce82"/>
          <table:table-cell table:number-columns-repeated="16365"/>
        </table:table-row>
        <table:table-row table:style-name="ro25">
          <table:table-cell table:style-name="ce17"/>
          <table:table-cell table:style-name="ce178"/>
          <table:table-cell/>
          <table:table-cell table:style-name="ce82"/>
          <table:table-cell table:style-name="ce81" table:number-columns-repeated="2"/>
          <table:table-cell table:number-columns-repeated="4"/>
          <table:table-cell table:style-name="ce81"/>
          <table:table-cell/>
          <table:table-cell table:style-name="ce81" table:number-columns-repeated="2"/>
          <table:table-cell table:style-name="ce82"/>
          <table:table-cell table:number-columns-repeated="3"/>
          <table:table-cell table:style-name="ce81"/>
          <table:table-cell table:number-columns-repeated="16365"/>
        </table:table-row>
        <table:table-row table:style-name="ro25">
          <table:table-cell table:style-name="ce17"/>
          <table:table-cell table:style-name="ce178"/>
          <table:table-cell/>
          <table:table-cell table:style-name="ce82"/>
          <table:table-cell table:style-name="ce81" table:number-columns-repeated="2"/>
          <table:table-cell table:number-columns-repeated="4"/>
          <table:table-cell table:style-name="ce81"/>
          <table:table-cell/>
          <table:table-cell table:style-name="ce81" table:number-columns-repeated="2"/>
          <table:table-cell table:style-name="ce82"/>
          <table:table-cell table:number-columns-repeated="2"/>
          <table:table-cell table:style-name="ce80"/>
          <table:table-cell table:style-name="ce81"/>
          <table:table-cell table:number-columns-repeated="16365"/>
        </table:table-row>
        <table:table-row table:style-name="ro25" table:number-rows-repeated="2">
          <table:table-cell table:style-name="ce17"/>
          <table:table-cell table:style-name="ce178"/>
          <table:table-cell/>
          <table:table-cell table:style-name="ce82"/>
          <table:table-cell table:style-name="ce81" table:number-columns-repeated="2"/>
          <table:table-cell table:number-columns-repeated="4"/>
          <table:table-cell table:style-name="ce81"/>
          <table:table-cell/>
          <table:table-cell table:style-name="ce81" table:number-columns-repeated="2"/>
          <table:table-cell table:style-name="ce82"/>
          <table:table-cell table:number-columns-repeated="2"/>
          <table:table-cell table:style-name="ce81" table:number-columns-repeated="2"/>
          <table:table-cell table:number-columns-repeated="16365"/>
        </table:table-row>
        <table:table-row table:style-name="ro25">
          <table:table-cell table:number-columns-repeated="2"/>
          <table:table-cell table:style-name="ce82"/>
          <table:table-cell/>
          <table:table-cell table:style-name="ce81" table:number-columns-repeated="2"/>
          <table:table-cell table:number-columns-repeated="4"/>
          <table:table-cell table:style-name="ce81"/>
          <table:table-cell/>
          <table:table-cell table:style-name="ce81" table:number-columns-repeated="2"/>
          <table:table-cell table:style-name="ce82"/>
          <table:table-cell table:number-columns-repeated="2"/>
          <table:table-cell table:style-name="ce81" table:number-columns-repeated="2"/>
          <table:table-cell table:number-columns-repeated="16365"/>
        </table:table-row>
        <table:table-row table:style-name="ro25">
          <table:table-cell table:number-columns-repeated="2"/>
          <table:table-cell table:style-name="ce82"/>
          <table:table-cell/>
          <table:table-cell table:style-name="ce81" table:number-columns-repeated="2"/>
          <table:table-cell table:number-columns-repeated="4"/>
          <table:table-cell table:style-name="ce178"/>
          <table:table-cell/>
          <table:table-cell table:style-name="ce81" table:number-columns-repeated="2"/>
          <table:table-cell table:style-name="ce82"/>
          <table:table-cell table:style-name="ce178"/>
          <table:table-cell/>
          <table:table-cell table:style-name="ce81"/>
          <table:table-cell table:number-columns-repeated="16366"/>
        </table:table-row>
        <table:table-row table:style-name="ro25" table:number-rows-repeated="2">
          <table:table-cell table:number-columns-repeated="10"/>
          <table:table-cell table:style-name="ce178"/>
          <table:table-cell/>
          <table:table-cell table:style-name="ce81" table:number-columns-repeated="2"/>
          <table:table-cell table:style-name="ce82"/>
          <table:table-cell table:number-columns-repeated="2"/>
          <table:table-cell table:style-name="ce81"/>
          <table:table-cell table:number-columns-repeated="16366"/>
        </table:table-row>
        <table:table-row table:style-name="ro25" table:number-rows-repeated="4">
          <table:table-cell table:number-columns-repeated="9"/>
          <table:table-cell table:style-name="ce178"/>
          <table:table-cell/>
          <table:table-cell table:style-name="ce82"/>
          <table:table-cell table:style-name="ce81" table:number-columns-repeated="2"/>
          <table:table-cell table:number-columns-repeated="3"/>
          <table:table-cell table:style-name="ce81"/>
          <table:table-cell table:number-columns-repeated="16366"/>
        </table:table-row>
        <table:table-row table:style-name="ro25" table:number-rows-repeated="2">
          <table:table-cell table:number-columns-repeated="9"/>
          <table:table-cell table:style-name="ce178"/>
          <table:table-cell/>
          <table:table-cell table:style-name="ce82"/>
          <table:table-cell table:style-name="ce81" table:number-columns-repeated="2"/>
          <table:table-cell table:number-columns-repeated="2"/>
          <table:table-cell table:style-name="ce82"/>
          <table:table-cell table:style-name="ce81"/>
          <table:table-cell table:number-columns-repeated="16366"/>
        </table:table-row>
        <table:table-row table:style-name="ro25" table:number-rows-repeated="2">
          <table:table-cell table:number-columns-repeated="8"/>
          <table:table-cell table:style-name="ce178"/>
          <table:table-cell/>
          <table:table-cell table:style-name="ce82"/>
          <table:table-cell/>
          <table:table-cell table:style-name="ce81" table:number-columns-repeated="2"/>
          <table:table-cell table:number-columns-repeated="2"/>
          <table:table-cell table:style-name="ce82"/>
          <table:table-cell table:style-name="ce81"/>
          <table:table-cell table:number-columns-repeated="16366"/>
        </table:table-row>
        <table:table-row table:style-name="ro25" table:number-rows-repeated="2">
          <table:table-cell table:number-columns-repeated="8"/>
          <table:table-cell table:style-name="ce178"/>
          <table:table-cell table:number-columns-repeated="7"/>
          <table:table-cell table:style-name="ce82"/>
          <table:table-cell table:number-columns-repeated="3"/>
          <table:table-cell table:style-name="ce82"/>
          <table:table-cell table:number-columns-repeated="16363"/>
        </table:table-row>
        <table:table-row table:style-name="ro25" table:number-rows-repeated="7">
          <table:table-cell table:number-columns-repeated="8"/>
          <table:table-cell table:style-name="ce178"/>
          <table:table-cell table:number-columns-repeated="11"/>
          <table:table-cell table:style-name="ce82"/>
          <table:table-cell table:number-columns-repeated="16363"/>
        </table:table-row>
        <table:table-row table:style-name="ro25">
          <table:table-cell table:number-columns-repeated="10"/>
          <table:table-cell table:style-name="ce178"/>
          <table:table-cell/>
          <table:table-cell table:style-name="ce81" table:number-columns-repeated="2"/>
          <table:table-cell table:style-name="ce82"/>
          <table:table-cell table:number-columns-repeated="2"/>
          <table:table-cell table:style-name="ce81"/>
          <table:table-cell table:number-columns-repeated="16366"/>
        </table:table-row>
        <table:table-row table:style-name="ro25" table:number-rows-repeated="4">
          <table:table-cell table:number-columns-repeated="9"/>
          <table:table-cell table:style-name="ce178"/>
          <table:table-cell/>
          <table:table-cell table:style-name="ce82"/>
          <table:table-cell table:style-name="ce81" table:number-columns-repeated="2"/>
          <table:table-cell table:number-columns-repeated="3"/>
          <table:table-cell table:style-name="ce81"/>
          <table:table-cell table:number-columns-repeated="16366"/>
        </table:table-row>
        <table:table-row table:style-name="ro25" table:number-rows-repeated="2">
          <table:table-cell table:number-columns-repeated="9"/>
          <table:table-cell table:style-name="ce178"/>
          <table:table-cell/>
          <table:table-cell table:style-name="ce82"/>
          <table:table-cell table:style-name="ce81" table:number-columns-repeated="2"/>
          <table:table-cell table:number-columns-repeated="2"/>
          <table:table-cell table:style-name="ce82"/>
          <table:table-cell table:style-name="ce81"/>
          <table:table-cell table:number-columns-repeated="16366"/>
        </table:table-row>
        <table:table-row table:style-name="ro25" table:number-rows-repeated="2">
          <table:table-cell table:number-columns-repeated="8"/>
          <table:table-cell table:style-name="ce178"/>
          <table:table-cell/>
          <table:table-cell table:style-name="ce82"/>
          <table:table-cell/>
          <table:table-cell table:style-name="ce81" table:number-columns-repeated="2"/>
          <table:table-cell table:number-columns-repeated="2"/>
          <table:table-cell table:style-name="ce82"/>
          <table:table-cell table:style-name="ce81"/>
          <table:table-cell table:number-columns-repeated="16366"/>
        </table:table-row>
        <table:table-row table:style-name="ro25" table:number-rows-repeated="2">
          <table:table-cell table:number-columns-repeated="8"/>
          <table:table-cell table:style-name="ce178"/>
          <table:table-cell table:number-columns-repeated="7"/>
          <table:table-cell table:style-name="ce82"/>
          <table:table-cell table:number-columns-repeated="3"/>
          <table:table-cell table:style-name="ce82"/>
          <table:table-cell table:number-columns-repeated="16363"/>
        </table:table-row>
        <table:table-row table:style-name="ro25" table:number-rows-repeated="7">
          <table:table-cell table:number-columns-repeated="8"/>
          <table:table-cell table:style-name="ce178"/>
          <table:table-cell table:number-columns-repeated="11"/>
          <table:table-cell table:style-name="ce82"/>
          <table:table-cell table:number-columns-repeated="16363"/>
        </table:table-row>
        <table:table-row table:style-name="ro1" table:number-rows-repeated="104849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7" table:style-name="ta1">
        <table:table-column table:style-name="co37" table:default-cell-style-name="ce158"/>
        <table:table-column table:style-name="co2" table:number-columns-repeated="5" table:default-cell-style-name="ce158"/>
        <table:table-row table:style-name="ro28">
          <table:table-cell table:style-name="ce164" office:value-type="string" calcext:value-type="string">
            <text:p>Sips Panel Thickness: (mm)</text:p>
          </table:table-cell>
          <table:table-cell table:style-name="ce164" office:value-type="float" office:value="119" calcext:value-type="float">
            <text:p>119</text:p>
          </table:table-cell>
          <table:table-cell table:style-name="ce164" office:value-type="float" office:value="144" calcext:value-type="float">
            <text:p>144</text:p>
          </table:table-cell>
          <table:table-cell table:style-name="ce164" office:value-type="float" office:value="169" calcext:value-type="float">
            <text:p>169</text:p>
          </table:table-cell>
          <table:table-cell table:style-name="ce164" office:value-type="float" office:value="194" calcext:value-type="float">
            <text:p>194</text:p>
          </table:table-cell>
          <table:table-cell table:style-name="ce164" office:value-type="float" office:value="219" calcext:value-type="float">
            <text:p>219</text:p>
          </table:table-cell>
        </table:table-row>
        <table:table-row table:style-name="ro29">
          <table:table-cell office:value-type="string" calcext:value-type="string">
            <text:p>Internal &amp; External OSB Thickness; (mm)</text:p>
          </table:table-cell>
          <table:table-cell table:number-columns-repeated="5" office:value-type="float" office:value="11" calcext:value-type="float">
            <text:p>11</text:p>
          </table:table-cell>
        </table:table-row>
        <table:table-row table:style-name="ro28">
          <table:table-cell office:value-type="string" calcext:value-type="string">
            <text:p>Foam Core Thickness: (mm) </text:p>
          </table:table-cell>
          <table:table-cell office:value-type="float" office:value="97" calcext:value-type="float">
            <text:p>97</text:p>
          </table:table-cell>
          <table:table-cell office:value-type="float" office:value="122" calcext:value-type="float">
            <text:p>122</text:p>
          </table:table-cell>
          <table:table-cell office:value-type="float" office:value="147" calcext:value-type="float">
            <text:p>147</text:p>
          </table:table-cell>
          <table:table-cell office:value-type="float" office:value="172" calcext:value-type="float">
            <text:p>172</text:p>
          </table:table-cell>
          <table:table-cell office:value-type="float" office:value="197" calcext:value-type="float">
            <text:p>197</text:p>
          </table:table-cell>
        </table:table-row>
        <table:table-row table:style-name="ro30">
          <table:table-cell office:value-type="string" calcext:value-type="string">
            <text:p>Weight: (kg/m2) </text:p>
          </table:table-cell>
          <table:table-cell office:value-type="float" office:value="15.3" calcext:value-type="float">
            <text:p>15.3</text:p>
          </table:table-cell>
          <table:table-cell office:value-type="float" office:value="16.3" calcext:value-type="float">
            <text:p>16.3</text:p>
          </table:table-cell>
          <table:table-cell office:value-type="float" office:value="17.4" calcext:value-type="float">
            <text:p>17.4</text:p>
          </table:table-cell>
          <table:table-cell office:value-type="float" office:value="18.4" calcext:value-type="float">
            <text:p>18.4</text:p>
          </table:table-cell>
          <table:table-cell office:value-type="float" office:value="19.4" calcext:value-type="float">
            <text:p>19.4</text:p>
          </table:table-cell>
        </table:table-row>
        <table:table-row table:style-name="ro30">
          <table:table-cell office:value-type="string" calcext:value-type="string">
            <text:p>U-Value as Panel Only</text:p>
          </table:table-cell>
          <table:table-cell office:value-type="float" office:value="0.31" calcext:value-type="float">
            <text:p>0.31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</table:table-row>
        <table:table-row table:style-name="ro28">
          <table:table-cell office:value-type="string" calcext:value-type="string">
            <text:p>U-Value as Wall Type 1: (W/m2) 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</table:table-row>
        <table:table-row table:style-name="ro28">
          <table:table-cell office:value-type="string" calcext:value-type="string">
            <text:p>U-Value as Wall Type 2: (W/m2) 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</table:table-row>
        <table:table-row table:style-name="ro28">
          <table:table-cell office:value-type="string" calcext:value-type="string">
            <text:p>U-Value as Wall Type 3: (W/m2)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8">
          <table:table-cell office:value-type="string" calcext:value-type="string">
            <text:p>U-Value as Roof Type 1: (W/m2)</text:p>
          </table:table-cell>
          <table:table-cell table:style-name="ce197"/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</table:table-row>
        <table:table-row table:style-name="ro28">
          <table:table-cell office:value-type="string" calcext:value-type="string">
            <text:p>U-Value as Roof Type 2: (W/m2) </text:p>
          </table:table-cell>
          <table:table-cell table:style-name="ce197"/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31">
          <table:table-cell table:style-name="ce164" office:value-type="string" calcext:value-type="string">
            <text:p>Sips Panel Thickness: (mm)</text:p>
          </table:table-cell>
          <table:table-cell table:style-name="ce164" office:value-type="float" office:value="119" calcext:value-type="float">
            <text:p>119</text:p>
          </table:table-cell>
          <table:table-cell table:style-name="ce164" office:value-type="float" office:value="144" calcext:value-type="float">
            <text:p>144</text:p>
          </table:table-cell>
          <table:table-cell table:style-name="ce164" office:value-type="float" office:value="169" calcext:value-type="float">
            <text:p>169</text:p>
          </table:table-cell>
          <table:table-cell table:style-name="ce164" office:value-type="float" office:value="194" calcext:value-type="float">
            <text:p>194</text:p>
          </table:table-cell>
          <table:table-cell table:style-name="ce164" office:value-type="float" office:value="219" calcext:value-type="float">
            <text:p>219</text:p>
          </table:table-cell>
        </table:table-row>
        <table:table-row table:style-name="ro32">
          <table:table-cell office:value-type="string" calcext:value-type="string">
            <text:p>Internal &amp; External OSB Thickness; (mm)</text:p>
          </table:table-cell>
          <table:table-cell table:number-columns-repeated="5" office:value-type="float" office:value="11" calcext:value-type="float">
            <text:p>11</text:p>
          </table:table-cell>
        </table:table-row>
        <table:table-row table:style-name="ro31">
          <table:table-cell office:value-type="string" calcext:value-type="string">
            <text:p>Foam Core Thickness: (mm) </text:p>
          </table:table-cell>
          <table:table-cell office:value-type="float" office:value="97" calcext:value-type="float">
            <text:p>97</text:p>
          </table:table-cell>
          <table:table-cell office:value-type="float" office:value="122" calcext:value-type="float">
            <text:p>122</text:p>
          </table:table-cell>
          <table:table-cell office:value-type="float" office:value="147" calcext:value-type="float">
            <text:p>147</text:p>
          </table:table-cell>
          <table:table-cell office:value-type="float" office:value="172" calcext:value-type="float">
            <text:p>172</text:p>
          </table:table-cell>
          <table:table-cell office:value-type="float" office:value="197" calcext:value-type="float">
            <text:p>197</text:p>
          </table:table-cell>
        </table:table-row>
        <table:table-row table:style-name="ro33">
          <table:table-cell office:value-type="string" calcext:value-type="string">
            <text:p>Weight: (kg/m2) </text:p>
          </table:table-cell>
          <table:table-cell office:value-type="float" office:value="15.3" calcext:value-type="float">
            <text:p>15.3</text:p>
          </table:table-cell>
          <table:table-cell office:value-type="float" office:value="16.3" calcext:value-type="float">
            <text:p>16.3</text:p>
          </table:table-cell>
          <table:table-cell office:value-type="float" office:value="17.4" calcext:value-type="float">
            <text:p>17.4</text:p>
          </table:table-cell>
          <table:table-cell office:value-type="float" office:value="18.4" calcext:value-type="float">
            <text:p>18.4</text:p>
          </table:table-cell>
          <table:table-cell office:value-type="float" office:value="19.4" calcext:value-type="float">
            <text:p>19.4</text:p>
          </table:table-cell>
        </table:table-row>
        <table:table-row table:style-name="ro33">
          <table:table-cell office:value-type="string" calcext:value-type="string">
            <text:p>U-Value as Panel Only</text:p>
          </table:table-cell>
          <table:table-cell office:value-type="float" office:value="31" calcext:value-type="float">
            <text:p>31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97"/>
          <table:table-cell table:number-columns-repeated="4"/>
        </table:table-row>
        <table:table-row table:style-name="ro1">
          <table:table-cell/>
          <table:table-cell table:style-name="ce197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0" number:min-decimal-places="0" number:min-integer-digits="0"/>
    </number:number-style>
    <number:number-style style:name="N120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10mm" fo:margin-right="10mm" style:scale-to="70%" style:writing-mode="lr-tb" style:print="charts drawings grid header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2">00/00/0000</text:date>, <text:time style:data-style-name="N2" text:time-value="14:22:26.0829972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2T20:15:49.989496593</meta:creation-date>
    <dc:date>2026-03-12T20:13:55.082115776</dc:date>
    <meta:editing-duration>PT3H42M3S</meta:editing-duration>
    <meta:editing-cycles>21</meta:editing-cycles>
    <meta:generator>LibreOffice/24.2.7.2$Linux_X86_64 LibreOffice_project/420$Build-2</meta:generator>
    <meta:print-date>2026-03-12T20:02:24.898354233</meta:print-date>
    <meta:printed-by>PDF files</meta:printed-by>
    <meta:document-statistic meta:table-count="7" meta:cell-count="3239" meta:object-count="0"/>
  </office:meta>
</office:document-meta>
</file>